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07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35.49mm"/>
    </style:style>
    <style:style style:name="co5" style:family="table-column">
      <style:table-column-properties fo:break-before="auto" style:column-width="30.85mm"/>
    </style:style>
    <style:style style:name="co6" style:family="table-column">
      <style:table-column-properties fo:break-before="auto" style:column-width="12.61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inApproxSorted" table:style-name="ta1">
        <table:shapes>
          <draw:frame draw:z-index="0" draw:style-name="gr1" draw:text-style-name="P1" svg:width="285.07mm" svg:height="196.89mm" svg:x="245.48mm" svg:y="2246.56mm">
            <loext:p draw:notify-on-update-of-ranges="linApproxSorted.I233:linApproxSorted.I541 linApproxSorted.J233:linApproxSorted.J5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R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RF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office:value-type="float" office:value="9.9979731306" calcext:value-type="float">
            <text:p>9.9979731306</text:p>
          </table:table-cell>
          <table:table-cell office:value-type="float" office:value="-0.00000129992684688" calcext:value-type="float">
            <text:p>-1.29992684688E-06</text:p>
          </table:table-cell>
          <table:table-cell office:value-type="float" office:value="0.3535533906" calcext:value-type="float">
            <text:p>0.3535533906</text:p>
          </table:table-cell>
          <table:table-cell office:value-type="float" office:value="0.25" calcext:value-type="float">
            <text:p>0.25</text:p>
          </table:table-cell>
          <table:table-cell office:value-type="float" office:value="9.9979731306" calcext:value-type="float">
            <text:p>9.9979731306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9.9979441096" calcext:value-type="float">
            <text:p>9.9979441096</text:p>
          </table:table-cell>
          <table:table-cell office:value-type="float" office:value="-0.0000000597755862661" calcext:value-type="float">
            <text:p>-5.97755862661E-08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9.9979441096" calcext:value-type="float">
            <text:p>9.997944109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9.997896157" calcext:value-type="float">
            <text:p>9.997896157</text:p>
          </table:table-cell>
          <table:table-cell office:value-type="float" office:value="-0.0000038444091587" calcext:value-type="float">
            <text:p>-3.8444091587E-06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0.5" calcext:value-type="float">
            <text:p>0.5</text:p>
          </table:table-cell>
          <table:table-cell office:value-type="float" office:value="9.997896157" calcext:value-type="float">
            <text:p>9.997896157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.9978749407" calcext:value-type="float">
            <text:p>9.9978749407</text:p>
          </table:table-cell>
          <table:table-cell office:value-type="float" office:value="0.00000850088091984" calcext:value-type="float">
            <text:p>8.50088091984E-06</text:p>
          </table:table-cell>
          <table:table-cell office:value-type="float" office:value="0.7071067812" calcext:value-type="float">
            <text:p>0.7071067812</text:p>
          </table:table-cell>
          <table:table-cell office:value-type="float" office:value="1" calcext:value-type="float">
            <text:p>1</text:p>
          </table:table-cell>
          <table:table-cell office:value-type="float" office:value="9.9978749407" calcext:value-type="float">
            <text:p>9.997874940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.997780566" calcext:value-type="float">
            <text:p>9.997780566</text:p>
          </table:table-cell>
          <table:table-cell office:value-type="float" office:value="-0.000015370802278" calcext:value-type="float">
            <text:p>-1.5370802278E-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997780566" calcext:value-type="float">
            <text:p>9.997780566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9.9977588907" calcext:value-type="float">
            <text:p>9.9977588907</text:p>
          </table:table-cell>
          <table:table-cell office:value-type="float" office:value="-0.000003537" calcext:value-type="float">
            <text:p>-0.0000035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977588907" calcext:value-type="float">
            <text:p>9.9977588907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9.9976603783" calcext:value-type="float">
            <text:p>9.9976603783</text:p>
          </table:table-cell>
          <table:table-cell office:value-type="float" office:value="-0.0000433885287187" calcext:value-type="float">
            <text:p>-4.33885287187E-05</text:p>
          </table:table-cell>
          <table:table-cell office:value-type="float" office:value="1.2247448714" calcext:value-type="float">
            <text:p>1.2247448714</text:p>
          </table:table-cell>
          <table:table-cell office:value-type="float" office:value="3" calcext:value-type="float">
            <text:p>3</text:p>
          </table:table-cell>
          <table:table-cell office:value-type="float" office:value="9.9976603783" calcext:value-type="float">
            <text:p>9.997660378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9.9975407811" calcext:value-type="float">
            <text:p>9.9975407811</text:p>
          </table:table-cell>
          <table:table-cell office:value-type="float" office:value="0.0000334796571792" calcext:value-type="float">
            <text:p>3.34796571792E-05</text:p>
          </table:table-cell>
          <table:table-cell office:value-type="float" office:value="1.4142135624" calcext:value-type="float">
            <text:p>1.4142135624</text:p>
          </table:table-cell>
          <table:table-cell office:value-type="float" office:value="1" calcext:value-type="float">
            <text:p>1</text:p>
          </table:table-cell>
          <table:table-cell office:value-type="float" office:value="9.9975407811" calcext:value-type="float">
            <text:p>9.997540781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.9975199294" calcext:value-type="float">
            <text:p>9.9975199294</text:p>
          </table:table-cell>
          <table:table-cell office:value-type="float" office:value="-0.000011446364973" calcext:value-type="float">
            <text:p>-1.1446364973E-05</text:p>
          </table:table-cell>
          <table:table-cell office:value-type="float" office:value="1.4142135624" calcext:value-type="float">
            <text:p>1.4142135624</text:p>
          </table:table-cell>
          <table:table-cell office:value-type="float" office:value="2" calcext:value-type="float">
            <text:p>2</text:p>
          </table:table-cell>
          <table:table-cell office:value-type="float" office:value="9.9975199294" calcext:value-type="float">
            <text:p>9.9975199294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9.9975177632" calcext:value-type="float">
            <text:p>9.9975177632</text:p>
          </table:table-cell>
          <table:table-cell office:value-type="float" office:value="-0.0000105137662022" calcext:value-type="float">
            <text:p>-1.05137662022E-05</text:p>
          </table:table-cell>
          <table:table-cell office:value-type="float" office:value="1.4142135624" calcext:value-type="float">
            <text:p>1.4142135624</text:p>
          </table:table-cell>
          <table:table-cell office:value-type="float" office:value="4" calcext:value-type="float">
            <text:p>4</text:p>
          </table:table-cell>
          <table:table-cell office:value-type="float" office:value="9.9975177632" calcext:value-type="float">
            <text:p>9.9975177632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9.9973989145" calcext:value-type="float">
            <text:p>9.9973989145</text:p>
          </table:table-cell>
          <table:table-cell office:value-type="float" office:value="0.00000654978972519" calcext:value-type="float">
            <text:p>6.54978972519E-06</text:p>
          </table:table-cell>
          <table:table-cell office:value-type="float" office:value="1.5811388301" calcext:value-type="float">
            <text:p>1.5811388301</text:p>
          </table:table-cell>
          <table:table-cell office:value-type="float" office:value="5" calcext:value-type="float">
            <text:p>5</text:p>
          </table:table-cell>
          <table:table-cell office:value-type="float" office:value="9.9973989145" calcext:value-type="float">
            <text:p>9.9973989145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office:value-type="float" office:value="9.9972495691" calcext:value-type="float">
            <text:p>9.9972495691</text:p>
          </table:table-cell>
          <table:table-cell office:value-type="float" office:value="0.0000168722458113" calcext:value-type="float">
            <text:p>1.68722458113E-05</text:p>
          </table:table-cell>
          <table:table-cell office:value-type="float" office:value="1.7320508076" calcext:value-type="float">
            <text:p>1.7320508076</text:p>
          </table:table-cell>
          <table:table-cell office:value-type="float" office:value="6" calcext:value-type="float">
            <text:p>6</text:p>
          </table:table-cell>
          <table:table-cell office:value-type="float" office:value="9.9972495691" calcext:value-type="float">
            <text:p>9.997249569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.997075222" calcext:value-type="float">
            <text:p>9.997075222</text:p>
          </table:table-cell>
          <table:table-cell office:value-type="float" office:value="0.0000073678978195" calcext:value-type="float">
            <text:p>7.3678978195E-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.997075222" calcext:value-type="float">
            <text:p>9.99707522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.9970653382" calcext:value-type="float">
            <text:p>9.9970653382</text:p>
          </table:table-cell>
          <table:table-cell office:value-type="float" office:value="-0.000077758474975" calcext:value-type="float">
            <text:p>-7.7758474975E-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.9970653382" calcext:value-type="float">
            <text:p>9.9970653382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6" calcext:value-type="float">
            <text:p>16</text:p>
          </table:table-cell>
          <table:table-cell office:value-type="float" office:value="9.9970071052" calcext:value-type="float">
            <text:p>9.9970071052</text:p>
          </table:table-cell>
          <table:table-cell office:value-type="float" office:value="0.00000129952864122" calcext:value-type="float">
            <text:p>1.29952864122E-0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.9970071052" calcext:value-type="float">
            <text:p>9.9970071052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9.9968735327" calcext:value-type="float">
            <text:p>9.9968735327</text:p>
          </table:table-cell>
          <table:table-cell office:value-type="float" office:value="-0.0000571108842717" calcext:value-type="float">
            <text:p>-5.71108842717E-05</text:p>
          </table:table-cell>
          <table:table-cell office:value-type="float" office:value="2.2360679775" calcext:value-type="float">
            <text:p>2.2360679775</text:p>
          </table:table-cell>
          <table:table-cell office:value-type="float" office:value="10" calcext:value-type="float">
            <text:p>10</text:p>
          </table:table-cell>
          <table:table-cell office:value-type="float" office:value="9.9968735327" calcext:value-type="float">
            <text:p>9.996873532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.9965729325" calcext:value-type="float">
            <text:p>9.9965729325</text:p>
          </table:table-cell>
          <table:table-cell office:value-type="float" office:value="-0.0000714854870305" calcext:value-type="float">
            <text:p>-7.14854870305E-05</text:p>
          </table:table-cell>
          <table:table-cell office:value-type="float" office:value="2.4494897428" calcext:value-type="float">
            <text:p>2.4494897428</text:p>
          </table:table-cell>
          <table:table-cell office:value-type="float" office:value="6" calcext:value-type="float">
            <text:p>6</text:p>
          </table:table-cell>
          <table:table-cell office:value-type="float" office:value="9.9965729325" calcext:value-type="float">
            <text:p>9.9965729325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4" calcext:value-type="float">
            <text:p>24</text:p>
          </table:table-cell>
          <table:table-cell office:value-type="float" office:value="9.9965735888" calcext:value-type="float">
            <text:p>9.9965735888</text:p>
          </table:table-cell>
          <table:table-cell office:value-type="float" office:value="-0.0000175423627884" calcext:value-type="float">
            <text:p>-1.75423627884E-05</text:p>
          </table:table-cell>
          <table:table-cell office:value-type="float" office:value="2.4494897428" calcext:value-type="float">
            <text:p>2.4494897428</text:p>
          </table:table-cell>
          <table:table-cell office:value-type="float" office:value="12" calcext:value-type="float">
            <text:p>12</text:p>
          </table:table-cell>
          <table:table-cell office:value-type="float" office:value="9.9965735888" calcext:value-type="float">
            <text:p>9.996573588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9.9963045626" calcext:value-type="float">
            <text:p>9.9963045626</text:p>
          </table:table-cell>
          <table:table-cell office:value-type="float" office:value="-0.0001351043" calcext:value-type="float">
            <text:p>-0.0001351043</text:p>
          </table:table-cell>
          <table:table-cell office:value-type="float" office:value="2.8284271247" calcext:value-type="float">
            <text:p>2.8284271247</text:p>
          </table:table-cell>
          <table:table-cell office:value-type="float" office:value="2" calcext:value-type="float">
            <text:p>2</text:p>
          </table:table-cell>
          <table:table-cell office:value-type="float" office:value="9.9963045626" calcext:value-type="float">
            <text:p>9.996304562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9.9961509644" calcext:value-type="float">
            <text:p>9.9961509644</text:p>
          </table:table-cell>
          <table:table-cell office:value-type="float" office:value="-0.0000353447903739" calcext:value-type="float">
            <text:p>-3.53447903739E-05</text:p>
          </table:table-cell>
          <table:table-cell office:value-type="float" office:value="2.8284271247" calcext:value-type="float">
            <text:p>2.8284271247</text:p>
          </table:table-cell>
          <table:table-cell office:value-type="float" office:value="4" calcext:value-type="float">
            <text:p>4</text:p>
          </table:table-cell>
          <table:table-cell office:value-type="float" office:value="9.9961509644" calcext:value-type="float">
            <text:p>9.996150964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.996102247" calcext:value-type="float">
            <text:p>9.996102247</text:p>
          </table:table-cell>
          <table:table-cell office:value-type="float" office:value="-0.0001261728" calcext:value-type="float">
            <text:p>-0.0001261728</text:p>
          </table:table-cell>
          <table:table-cell office:value-type="float" office:value="2.8284271247" calcext:value-type="float">
            <text:p>2.8284271247</text:p>
          </table:table-cell>
          <table:table-cell office:value-type="float" office:value="8" calcext:value-type="float">
            <text:p>8</text:p>
          </table:table-cell>
          <table:table-cell office:value-type="float" office:value="9.996102247" calcext:value-type="float">
            <text:p>9.996102247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2" calcext:value-type="float">
            <text:p>32</text:p>
          </table:table-cell>
          <table:table-cell office:value-type="float" office:value="9.9962285165" calcext:value-type="float">
            <text:p>9.9962285165</text:p>
          </table:table-cell>
          <table:table-cell office:value-type="float" office:value="-0.000125742" calcext:value-type="float">
            <text:p>-0.000125742</text:p>
          </table:table-cell>
          <table:table-cell office:value-type="float" office:value="2.8284271247" calcext:value-type="float">
            <text:p>2.8284271247</text:p>
          </table:table-cell>
          <table:table-cell office:value-type="float" office:value="16" calcext:value-type="float">
            <text:p>16</text:p>
          </table:table-cell>
          <table:table-cell office:value-type="float" office:value="9.9962285165" calcext:value-type="float">
            <text:p>9.996228516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.9956701877" calcext:value-type="float">
            <text:p>9.9956701877</text:p>
          </table:table-cell>
          <table:table-cell office:value-type="float" office:value="-0.00012866" calcext:value-type="float">
            <text:p>-0.00012866</text:p>
          </table:table-cell>
          <table:table-cell office:value-type="float" office:value="3.1622776602" calcext:value-type="float">
            <text:p>3.1622776602</text:p>
          </table:table-cell>
          <table:table-cell office:value-type="float" office:value="10" calcext:value-type="float">
            <text:p>10</text:p>
          </table:table-cell>
          <table:table-cell office:value-type="float" office:value="9.9956701877" calcext:value-type="float">
            <text:p>9.9956701877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0" calcext:value-type="float">
            <text:p>40</text:p>
          </table:table-cell>
          <table:table-cell office:value-type="float" office:value="9.9956411184" calcext:value-type="float">
            <text:p>9.9956411184</text:p>
          </table:table-cell>
          <table:table-cell office:value-type="float" office:value="-0.000017647719666" calcext:value-type="float">
            <text:p>-1.7647719666E-05</text:p>
          </table:table-cell>
          <table:table-cell office:value-type="float" office:value="3.1622776602" calcext:value-type="float">
            <text:p>3.1622776602</text:p>
          </table:table-cell>
          <table:table-cell office:value-type="float" office:value="20" calcext:value-type="float">
            <text:p>20</text:p>
          </table:table-cell>
          <table:table-cell office:value-type="float" office:value="9.9956411184" calcext:value-type="float">
            <text:p>9.995641118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.9950417481" calcext:value-type="float">
            <text:p>9.9950417481</text:p>
          </table:table-cell>
          <table:table-cell office:value-type="float" office:value="0.0000620674183791" calcext:value-type="float">
            <text:p>6.20674183791E-05</text:p>
          </table:table-cell>
          <table:table-cell office:value-type="float" office:value="3.4641016151" calcext:value-type="float">
            <text:p>3.4641016151</text:p>
          </table:table-cell>
          <table:table-cell office:value-type="float" office:value="12" calcext:value-type="float">
            <text:p>12</text:p>
          </table:table-cell>
          <table:table-cell office:value-type="float" office:value="9.9950417481" calcext:value-type="float">
            <text:p>9.9950417481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8" calcext:value-type="float">
            <text:p>48</text:p>
          </table:table-cell>
          <table:table-cell office:value-type="float" office:value="9.9952492462" calcext:value-type="float">
            <text:p>9.9952492462</text:p>
          </table:table-cell>
          <table:table-cell office:value-type="float" office:value="-0.0001546544" calcext:value-type="float">
            <text:p>-0.0001546544</text:p>
          </table:table-cell>
          <table:table-cell office:value-type="float" office:value="3.4641016151" calcext:value-type="float">
            <text:p>3.4641016151</text:p>
          </table:table-cell>
          <table:table-cell office:value-type="float" office:value="24" calcext:value-type="float">
            <text:p>24</text:p>
          </table:table-cell>
          <table:table-cell office:value-type="float" office:value="9.9952492462" calcext:value-type="float">
            <text:p>9.9952492462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6" calcext:value-type="float">
            <text:p>56</text:p>
          </table:table-cell>
          <table:table-cell office:value-type="float" office:value="9.9946102874" calcext:value-type="float">
            <text:p>9.9946102874</text:p>
          </table:table-cell>
          <table:table-cell office:value-type="float" office:value="-0.0001957059" calcext:value-type="float">
            <text:p>-0.0001957059</text:p>
          </table:table-cell>
          <table:table-cell office:value-type="float" office:value="3.7416573868" calcext:value-type="float">
            <text:p>3.7416573868</text:p>
          </table:table-cell>
          <table:table-cell office:value-type="float" office:value="28" calcext:value-type="float">
            <text:p>28</text:p>
          </table:table-cell>
          <table:table-cell office:value-type="float" office:value="9.9946102874" calcext:value-type="float">
            <text:p>9.994610287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.9942744597" calcext:value-type="float">
            <text:p>9.9942744597</text:p>
          </table:table-cell>
          <table:table-cell office:value-type="float" office:value="0.0002104642" calcext:value-type="float">
            <text:p>0.00021046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.9942744597" calcext:value-type="float">
            <text:p>9.994274459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.9943302815" calcext:value-type="float">
            <text:p>9.9943302815</text:p>
          </table:table-cell>
          <table:table-cell office:value-type="float" office:value="-0.0002536451" calcext:value-type="float">
            <text:p>-0.000253645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.9943302815" calcext:value-type="float">
            <text:p>9.99433028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9.9939916438" calcext:value-type="float">
            <text:p>9.9939916438</text:p>
          </table:table-cell>
          <table:table-cell office:value-type="float" office:value="0.0000753589018583" calcext:value-type="float">
            <text:p>7.53589018583E-0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.9939916438" calcext:value-type="float">
            <text:p>9.9939916438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4" calcext:value-type="float">
            <text:p>64</text:p>
          </table:table-cell>
          <table:table-cell office:value-type="float" office:value="9.9943702025" calcext:value-type="float">
            <text:p>9.9943702025</text:p>
          </table:table-cell>
          <table:table-cell office:value-type="float" office:value="-0.0002718598" calcext:value-type="float">
            <text:p>-0.000271859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9.9943702025" calcext:value-type="float">
            <text:p>9.994370202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.9931768043" calcext:value-type="float">
            <text:p>9.9931768043</text:p>
          </table:table-cell>
          <table:table-cell office:value-type="float" office:value="0.0000968587421058" calcext:value-type="float">
            <text:p>9.68587421058E-05</text:p>
          </table:table-cell>
          <table:table-cell office:value-type="float" office:value="4.472135955" calcext:value-type="float">
            <text:p>4.472135955</text:p>
          </table:table-cell>
          <table:table-cell office:value-type="float" office:value="20" calcext:value-type="float">
            <text:p>20</text:p>
          </table:table-cell>
          <table:table-cell office:value-type="float" office:value="9.9931768043" calcext:value-type="float">
            <text:p>9.9931768043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0" calcext:value-type="float">
            <text:p>80</text:p>
          </table:table-cell>
          <table:table-cell office:value-type="float" office:value="9.9932582478" calcext:value-type="float">
            <text:p>9.9932582478</text:p>
          </table:table-cell>
          <table:table-cell office:value-type="float" office:value="0.0001347995" calcext:value-type="float">
            <text:p>0.0001347995</text:p>
          </table:table-cell>
          <table:table-cell office:value-type="float" office:value="4.472135955" calcext:value-type="float">
            <text:p>4.472135955</text:p>
          </table:table-cell>
          <table:table-cell office:value-type="float" office:value="40" calcext:value-type="float">
            <text:p>40</text:p>
          </table:table-cell>
          <table:table-cell office:value-type="float" office:value="9.9932582478" calcext:value-type="float">
            <text:p>9.993258247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.9924335386" calcext:value-type="float">
            <text:p>9.9924335386</text:p>
          </table:table-cell>
          <table:table-cell office:value-type="float" office:value="-0.000171974" calcext:value-type="float">
            <text:p>-0.000171974</text:p>
          </table:table-cell>
          <table:table-cell office:value-type="float" office:value="4.8989794856" calcext:value-type="float">
            <text:p>4.8989794856</text:p>
          </table:table-cell>
          <table:table-cell office:value-type="float" office:value="12" calcext:value-type="float">
            <text:p>12</text:p>
          </table:table-cell>
          <table:table-cell office:value-type="float" office:value="9.9924335386" calcext:value-type="float">
            <text:p>9.992433538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.9919089218" calcext:value-type="float">
            <text:p>9.9919089218</text:p>
          </table:table-cell>
          <table:table-cell office:value-type="float" office:value="0.0004321365" calcext:value-type="float">
            <text:p>0.0004321365</text:p>
          </table:table-cell>
          <table:table-cell office:value-type="float" office:value="4.8989794856" calcext:value-type="float">
            <text:p>4.8989794856</text:p>
          </table:table-cell>
          <table:table-cell office:value-type="float" office:value="24" calcext:value-type="float">
            <text:p>24</text:p>
          </table:table-cell>
          <table:table-cell office:value-type="float" office:value="9.9919089218" calcext:value-type="float">
            <text:p>9.9919089218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96" calcext:value-type="float">
            <text:p>96</text:p>
          </table:table-cell>
          <table:table-cell office:value-type="float" office:value="9.9927108557" calcext:value-type="float">
            <text:p>9.9927108557</text:p>
          </table:table-cell>
          <table:table-cell office:value-type="float" office:value="-0.0002563347" calcext:value-type="float">
            <text:p>-0.0002563347</text:p>
          </table:table-cell>
          <table:table-cell office:value-type="float" office:value="4.8989794856" calcext:value-type="float">
            <text:p>4.8989794856</text:p>
          </table:table-cell>
          <table:table-cell office:value-type="float" office:value="48" calcext:value-type="float">
            <text:p>48</text:p>
          </table:table-cell>
          <table:table-cell office:value-type="float" office:value="9.9927108557" calcext:value-type="float">
            <text:p>9.9927108557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12" calcext:value-type="float">
            <text:p>112</text:p>
          </table:table-cell>
          <table:table-cell office:value-type="float" office:value="9.9914500289" calcext:value-type="float">
            <text:p>9.9914500289</text:p>
          </table:table-cell>
          <table:table-cell office:value-type="float" office:value="-0.0002457809" calcext:value-type="float">
            <text:p>-0.0002457809</text:p>
          </table:table-cell>
          <table:table-cell office:value-type="float" office:value="5.2915026221" calcext:value-type="float">
            <text:p>5.2915026221</text:p>
          </table:table-cell>
          <table:table-cell office:value-type="float" office:value="56" calcext:value-type="float">
            <text:p>56</text:p>
          </table:table-cell>
          <table:table-cell office:value-type="float" office:value="9.9914500289" calcext:value-type="float">
            <text:p>9.991450028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9.9913424021" calcext:value-type="float">
            <text:p>9.9913424021</text:p>
          </table:table-cell>
          <table:table-cell office:value-type="float" office:value="-0.0006524961" calcext:value-type="float">
            <text:p>-0.0006524961</text:p>
          </table:table-cell>
          <table:table-cell office:value-type="float" office:value="5.6568542495" calcext:value-type="float">
            <text:p>5.6568542495</text:p>
          </table:table-cell>
          <table:table-cell office:value-type="float" office:value="4" calcext:value-type="float">
            <text:p>4</text:p>
          </table:table-cell>
          <table:table-cell office:value-type="float" office:value="9.9913424021" calcext:value-type="float">
            <text:p>9.991342402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.9900219326" calcext:value-type="float">
            <text:p>9.9900219326</text:p>
          </table:table-cell>
          <table:table-cell office:value-type="float" office:value="0.0000595467968305" calcext:value-type="float">
            <text:p>5.95467968305E-05</text:p>
          </table:table-cell>
          <table:table-cell office:value-type="float" office:value="5.6568542495" calcext:value-type="float">
            <text:p>5.6568542495</text:p>
          </table:table-cell>
          <table:table-cell office:value-type="float" office:value="8" calcext:value-type="float">
            <text:p>8</text:p>
          </table:table-cell>
          <table:table-cell office:value-type="float" office:value="9.9900219326" calcext:value-type="float">
            <text:p>9.990021932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.9907046142" calcext:value-type="float">
            <text:p>9.9907046142</text:p>
          </table:table-cell>
          <table:table-cell office:value-type="float" office:value="-0.0005915962" calcext:value-type="float">
            <text:p>-0.0005915962</text:p>
          </table:table-cell>
          <table:table-cell office:value-type="float" office:value="5.6568542495" calcext:value-type="float">
            <text:p>5.6568542495</text:p>
          </table:table-cell>
          <table:table-cell office:value-type="float" office:value="16" calcext:value-type="float">
            <text:p>16</text:p>
          </table:table-cell>
          <table:table-cell office:value-type="float" office:value="9.9907046142" calcext:value-type="float">
            <text:p>9.990704614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9.9898771885" calcext:value-type="float">
            <text:p>9.9898771885</text:p>
          </table:table-cell>
          <table:table-cell office:value-type="float" office:value="0.0003825316" calcext:value-type="float">
            <text:p>0.0003825316</text:p>
          </table:table-cell>
          <table:table-cell office:value-type="float" office:value="5.6568542495" calcext:value-type="float">
            <text:p>5.6568542495</text:p>
          </table:table-cell>
          <table:table-cell office:value-type="float" office:value="32" calcext:value-type="float">
            <text:p>32</text:p>
          </table:table-cell>
          <table:table-cell office:value-type="float" office:value="9.9898771885" calcext:value-type="float">
            <text:p>9.9898771885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8" calcext:value-type="float">
            <text:p>128</text:p>
          </table:table-cell>
          <table:table-cell office:value-type="float" office:value="9.9904639461" calcext:value-type="float">
            <text:p>9.9904639461</text:p>
          </table:table-cell>
          <table:table-cell office:value-type="float" office:value="0.0001665418" calcext:value-type="float">
            <text:p>0.0001665418</text:p>
          </table:table-cell>
          <table:table-cell office:value-type="float" office:value="5.6568542495" calcext:value-type="float">
            <text:p>5.6568542495</text:p>
          </table:table-cell>
          <table:table-cell office:value-type="float" office:value="64" calcext:value-type="float">
            <text:p>64</text:p>
          </table:table-cell>
          <table:table-cell office:value-type="float" office:value="9.9904639461" calcext:value-type="float">
            <text:p>9.990463946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.9879377579" calcext:value-type="float">
            <text:p>9.9879377579</text:p>
          </table:table-cell>
          <table:table-cell office:value-type="float" office:value="0.000398065" calcext:value-type="float">
            <text:p>0.000398065</text:p>
          </table:table-cell>
          <table:table-cell office:value-type="float" office:value="6.3245553203" calcext:value-type="float">
            <text:p>6.3245553203</text:p>
          </table:table-cell>
          <table:table-cell office:value-type="float" office:value="20" calcext:value-type="float">
            <text:p>20</text:p>
          </table:table-cell>
          <table:table-cell office:value-type="float" office:value="9.9879377579" calcext:value-type="float">
            <text:p>9.987937757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.9879743157" calcext:value-type="float">
            <text:p>9.9879743157</text:p>
          </table:table-cell>
          <table:table-cell office:value-type="float" office:value="0.000417432" calcext:value-type="float">
            <text:p>0.000417432</text:p>
          </table:table-cell>
          <table:table-cell office:value-type="float" office:value="6.3245553203" calcext:value-type="float">
            <text:p>6.3245553203</text:p>
          </table:table-cell>
          <table:table-cell office:value-type="float" office:value="40" calcext:value-type="float">
            <text:p>40</text:p>
          </table:table-cell>
          <table:table-cell office:value-type="float" office:value="9.9879743157" calcext:value-type="float">
            <text:p>9.9879743157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60" calcext:value-type="float">
            <text:p>160</text:p>
          </table:table-cell>
          <table:table-cell office:value-type="float" office:value="9.9897649623" calcext:value-type="float">
            <text:p>9.9897649623</text:p>
          </table:table-cell>
          <table:table-cell office:value-type="float" office:value="-0.0003392999" calcext:value-type="float">
            <text:p>-0.0003392999</text:p>
          </table:table-cell>
          <table:table-cell office:value-type="float" office:value="6.3245553203" calcext:value-type="float">
            <text:p>6.3245553203</text:p>
          </table:table-cell>
          <table:table-cell office:value-type="float" office:value="80" calcext:value-type="float">
            <text:p>80</text:p>
          </table:table-cell>
          <table:table-cell office:value-type="float" office:value="9.9897649623" calcext:value-type="float">
            <text:p>9.989764962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.9851938132" calcext:value-type="float">
            <text:p>9.9851938132</text:p>
          </table:table-cell>
          <table:table-cell office:value-type="float" office:value="0.0010179456" calcext:value-type="float">
            <text:p>0.0010179456</text:p>
          </table:table-cell>
          <table:table-cell office:value-type="float" office:value="6.9282032303" calcext:value-type="float">
            <text:p>6.9282032303</text:p>
          </table:table-cell>
          <table:table-cell office:value-type="float" office:value="24" calcext:value-type="float">
            <text:p>24</text:p>
          </table:table-cell>
          <table:table-cell office:value-type="float" office:value="9.9851938132" calcext:value-type="float">
            <text:p>9.985193813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9.9868618753" calcext:value-type="float">
            <text:p>9.9868618753</text:p>
          </table:table-cell>
          <table:table-cell office:value-type="float" office:value="-0.0008092133" calcext:value-type="float">
            <text:p>-0.0008092133</text:p>
          </table:table-cell>
          <table:table-cell office:value-type="float" office:value="6.9282032303" calcext:value-type="float">
            <text:p>6.9282032303</text:p>
          </table:table-cell>
          <table:table-cell office:value-type="float" office:value="48" calcext:value-type="float">
            <text:p>48</text:p>
          </table:table-cell>
          <table:table-cell office:value-type="float" office:value="9.9868618753" calcext:value-type="float">
            <text:p>9.9868618753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92" calcext:value-type="float">
            <text:p>192</text:p>
          </table:table-cell>
          <table:table-cell office:value-type="float" office:value="9.9877988638" calcext:value-type="float">
            <text:p>9.9877988638</text:p>
          </table:table-cell>
          <table:table-cell office:value-type="float" office:value="-0.0000029432520549" calcext:value-type="float">
            <text:p>-2.9432520549E-06</text:p>
          </table:table-cell>
          <table:table-cell office:value-type="float" office:value="6.9282032303" calcext:value-type="float">
            <text:p>6.9282032303</text:p>
          </table:table-cell>
          <table:table-cell office:value-type="float" office:value="96" calcext:value-type="float">
            <text:p>96</text:p>
          </table:table-cell>
          <table:table-cell office:value-type="float" office:value="9.9877988638" calcext:value-type="float">
            <text:p>9.987798863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9.9849382687" calcext:value-type="float">
            <text:p>9.9849382687</text:p>
          </table:table-cell>
          <table:table-cell office:value-type="float" office:value="-0.0005154168" calcext:value-type="float">
            <text:p>-0.0005154168</text:p>
          </table:table-cell>
          <table:table-cell office:value-type="float" office:value="7.4833147735" calcext:value-type="float">
            <text:p>7.4833147735</text:p>
          </table:table-cell>
          <table:table-cell office:value-type="float" office:value="56" calcext:value-type="float">
            <text:p>56</text:p>
          </table:table-cell>
          <table:table-cell office:value-type="float" office:value="9.9849382687" calcext:value-type="float">
            <text:p>9.9849382687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24" calcext:value-type="float">
            <text:p>224</text:p>
          </table:table-cell>
          <table:table-cell office:value-type="float" office:value="9.9859169334" calcext:value-type="float">
            <text:p>9.9859169334</text:p>
          </table:table-cell>
          <table:table-cell office:value-type="float" office:value="-0.0001075823" calcext:value-type="float">
            <text:p>-0.0001075823</text:p>
          </table:table-cell>
          <table:table-cell office:value-type="float" office:value="7.4833147735" calcext:value-type="float">
            <text:p>7.4833147735</text:p>
          </table:table-cell>
          <table:table-cell office:value-type="float" office:value="112" calcext:value-type="float">
            <text:p>112</text:p>
          </table:table-cell>
          <table:table-cell office:value-type="float" office:value="9.9859169334" calcext:value-type="float">
            <text:p>9.985916933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.9830432438" calcext:value-type="float">
            <text:p>9.9830432438</text:p>
          </table:table-cell>
          <table:table-cell office:value-type="float" office:value="0.0006486793" calcext:value-type="float">
            <text:p>0.000648679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.9830432438" calcext:value-type="float">
            <text:p>9.983043243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.9830101258" calcext:value-type="float">
            <text:p>9.9830101258</text:p>
          </table:table-cell>
          <table:table-cell office:value-type="float" office:value="-0.0010471821" calcext:value-type="float">
            <text:p>-0.001047182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.9830101258" calcext:value-type="float">
            <text:p>9.983010125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9.9826662298" calcext:value-type="float">
            <text:p>9.9826662298</text:p>
          </table:table-cell>
          <table:table-cell office:value-type="float" office:value="0.00016721" calcext:value-type="float">
            <text:p>0.0001672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9.9826662298" calcext:value-type="float">
            <text:p>9.982666229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9.9827933477" calcext:value-type="float">
            <text:p>9.9827933477</text:p>
          </table:table-cell>
          <table:table-cell office:value-type="float" office:value="-0.000270972" calcext:value-type="float">
            <text:p>-0.000270972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9.9827933477" calcext:value-type="float">
            <text:p>9.9827933477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6" calcext:value-type="float">
            <text:p>256</text:p>
          </table:table-cell>
          <table:table-cell office:value-type="float" office:value="9.982817833" calcext:value-type="float">
            <text:p>9.982817833</text:p>
          </table:table-cell>
          <table:table-cell office:value-type="float" office:value="0.0006257465" calcext:value-type="float">
            <text:p>0.000625746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9.982817833" calcext:value-type="float">
            <text:p>9.98281783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.9792529317" calcext:value-type="float">
            <text:p>9.9792529317</text:p>
          </table:table-cell>
          <table:table-cell office:value-type="float" office:value="-0.0005406783" calcext:value-type="float">
            <text:p>-0.0005406783</text:p>
          </table:table-cell>
          <table:table-cell office:value-type="float" office:value="8.94427191" calcext:value-type="float">
            <text:p>8.94427191</text:p>
          </table:table-cell>
          <table:table-cell office:value-type="float" office:value="40" calcext:value-type="float">
            <text:p>40</text:p>
          </table:table-cell>
          <table:table-cell office:value-type="float" office:value="9.9792529317" calcext:value-type="float">
            <text:p>9.979252931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.9802033408" calcext:value-type="float">
            <text:p>9.9802033408</text:p>
          </table:table-cell>
          <table:table-cell office:value-type="float" office:value="-0.0016147027" calcext:value-type="float">
            <text:p>-0.0016147027</text:p>
          </table:table-cell>
          <table:table-cell office:value-type="float" office:value="8.94427191" calcext:value-type="float">
            <text:p>8.94427191</text:p>
          </table:table-cell>
          <table:table-cell office:value-type="float" office:value="80" calcext:value-type="float">
            <text:p>80</text:p>
          </table:table-cell>
          <table:table-cell office:value-type="float" office:value="9.9802033408" calcext:value-type="float">
            <text:p>9.9802033408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20" calcext:value-type="float">
            <text:p>320</text:p>
          </table:table-cell>
          <table:table-cell office:value-type="float" office:value="9.9823864194" calcext:value-type="float">
            <text:p>9.9823864194</text:p>
          </table:table-cell>
          <table:table-cell office:value-type="float" office:value="-0.0000994162838724" calcext:value-type="float">
            <text:p>-9.94162838724E-05</text:p>
          </table:table-cell>
          <table:table-cell office:value-type="float" office:value="8.94427191" calcext:value-type="float">
            <text:p>8.94427191</text:p>
          </table:table-cell>
          <table:table-cell office:value-type="float" office:value="160" calcext:value-type="float">
            <text:p>160</text:p>
          </table:table-cell>
          <table:table-cell office:value-type="float" office:value="9.9823864194" calcext:value-type="float">
            <text:p>9.982386419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.9747179652" calcext:value-type="float">
            <text:p>9.9747179652</text:p>
          </table:table-cell>
          <table:table-cell office:value-type="float" office:value="-0.0001927717" calcext:value-type="float">
            <text:p>-0.0001927717</text:p>
          </table:table-cell>
          <table:table-cell office:value-type="float" office:value="9.7979589711" calcext:value-type="float">
            <text:p>9.7979589711</text:p>
          </table:table-cell>
          <table:table-cell office:value-type="float" office:value="24" calcext:value-type="float">
            <text:p>24</text:p>
          </table:table-cell>
          <table:table-cell office:value-type="float" office:value="9.9747179652" calcext:value-type="float">
            <text:p>9.974717965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9.9749611618" calcext:value-type="float">
            <text:p>9.9749611618</text:p>
          </table:table-cell>
          <table:table-cell office:value-type="float" office:value="-0.0008377808" calcext:value-type="float">
            <text:p>-0.0008377808</text:p>
          </table:table-cell>
          <table:table-cell office:value-type="float" office:value="9.7979589711" calcext:value-type="float">
            <text:p>9.7979589711</text:p>
          </table:table-cell>
          <table:table-cell office:value-type="float" office:value="48" calcext:value-type="float">
            <text:p>48</text:p>
          </table:table-cell>
          <table:table-cell office:value-type="float" office:value="9.9749611618" calcext:value-type="float">
            <text:p>9.974961161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9.9760116806" calcext:value-type="float">
            <text:p>9.9760116806</text:p>
          </table:table-cell>
          <table:table-cell office:value-type="float" office:value="0.0000800458580688" calcext:value-type="float">
            <text:p>8.00458580688E-05</text:p>
          </table:table-cell>
          <table:table-cell office:value-type="float" office:value="9.7979589711" calcext:value-type="float">
            <text:p>9.7979589711</text:p>
          </table:table-cell>
          <table:table-cell office:value-type="float" office:value="96" calcext:value-type="float">
            <text:p>96</text:p>
          </table:table-cell>
          <table:table-cell office:value-type="float" office:value="9.9760116806" calcext:value-type="float">
            <text:p>9.9760116806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84" calcext:value-type="float">
            <text:p>384</text:p>
          </table:table-cell>
          <table:table-cell office:value-type="float" office:value="9.9776693712" calcext:value-type="float">
            <text:p>9.9776693712</text:p>
          </table:table-cell>
          <table:table-cell office:value-type="float" office:value="-0.0000477264345134" calcext:value-type="float">
            <text:p>-4.77264345134E-05</text:p>
          </table:table-cell>
          <table:table-cell office:value-type="float" office:value="9.7979589711" calcext:value-type="float">
            <text:p>9.7979589711</text:p>
          </table:table-cell>
          <table:table-cell office:value-type="float" office:value="192" calcext:value-type="float">
            <text:p>192</text:p>
          </table:table-cell>
          <table:table-cell office:value-type="float" office:value="9.9776693712" calcext:value-type="float">
            <text:p>9.97766937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9.9714823251" calcext:value-type="float">
            <text:p>9.9714823251</text:p>
          </table:table-cell>
          <table:table-cell office:value-type="float" office:value="-0.0009148011" calcext:value-type="float">
            <text:p>-0.0009148011</text:p>
          </table:table-cell>
          <table:table-cell office:value-type="float" office:value="10.5830052443" calcext:value-type="float">
            <text:p>10.5830052443</text:p>
          </table:table-cell>
          <table:table-cell office:value-type="float" office:value="112" calcext:value-type="float">
            <text:p>112</text:p>
          </table:table-cell>
          <table:table-cell office:value-type="float" office:value="9.9714823251" calcext:value-type="float">
            <text:p>9.971482325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9.9686710997" calcext:value-type="float">
            <text:p>9.9686710997</text:p>
          </table:table-cell>
          <table:table-cell office:value-type="float" office:value="0.0021445199" calcext:value-type="float">
            <text:p>0.0021445199</text:p>
          </table:table-cell>
          <table:table-cell office:value-type="float" office:value="11.313708499" calcext:value-type="float">
            <text:p>11.313708499</text:p>
          </table:table-cell>
          <table:table-cell office:value-type="float" office:value="8" calcext:value-type="float">
            <text:p>8</text:p>
          </table:table-cell>
          <table:table-cell office:value-type="float" office:value="9.9686710997" calcext:value-type="float">
            <text:p>9.968671099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.9677408886" calcext:value-type="float">
            <text:p>9.9677408886</text:p>
          </table:table-cell>
          <table:table-cell office:value-type="float" office:value="-0.0007089892" calcext:value-type="float">
            <text:p>-0.0007089892</text:p>
          </table:table-cell>
          <table:table-cell office:value-type="float" office:value="11.313708499" calcext:value-type="float">
            <text:p>11.313708499</text:p>
          </table:table-cell>
          <table:table-cell office:value-type="float" office:value="16" calcext:value-type="float">
            <text:p>16</text:p>
          </table:table-cell>
          <table:table-cell office:value-type="float" office:value="9.9677408886" calcext:value-type="float">
            <text:p>9.967740888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.9661118054" calcext:value-type="float">
            <text:p>9.9661118054</text:p>
          </table:table-cell>
          <table:table-cell office:value-type="float" office:value="0.0011897313" calcext:value-type="float">
            <text:p>0.0011897313</text:p>
          </table:table-cell>
          <table:table-cell office:value-type="float" office:value="11.313708499" calcext:value-type="float">
            <text:p>11.313708499</text:p>
          </table:table-cell>
          <table:table-cell office:value-type="float" office:value="32" calcext:value-type="float">
            <text:p>32</text:p>
          </table:table-cell>
          <table:table-cell office:value-type="float" office:value="9.9661118054" calcext:value-type="float">
            <text:p>9.966111805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.9679970902" calcext:value-type="float">
            <text:p>9.9679970902</text:p>
          </table:table-cell>
          <table:table-cell office:value-type="float" office:value="-0.0006064199" calcext:value-type="float">
            <text:p>-0.0006064199</text:p>
          </table:table-cell>
          <table:table-cell office:value-type="float" office:value="11.313708499" calcext:value-type="float">
            <text:p>11.313708499</text:p>
          </table:table-cell>
          <table:table-cell office:value-type="float" office:value="64" calcext:value-type="float">
            <text:p>64</text:p>
          </table:table-cell>
          <table:table-cell office:value-type="float" office:value="9.9679970902" calcext:value-type="float">
            <text:p>9.967997090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9.9680414586" calcext:value-type="float">
            <text:p>9.9680414586</text:p>
          </table:table-cell>
          <table:table-cell office:value-type="float" office:value="0.0012104586" calcext:value-type="float">
            <text:p>0.0012104586</text:p>
          </table:table-cell>
          <table:table-cell office:value-type="float" office:value="11.313708499" calcext:value-type="float">
            <text:p>11.313708499</text:p>
          </table:table-cell>
          <table:table-cell office:value-type="float" office:value="128" calcext:value-type="float">
            <text:p>128</text:p>
          </table:table-cell>
          <table:table-cell office:value-type="float" office:value="9.9680414586" calcext:value-type="float">
            <text:p>9.9680414586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12" calcext:value-type="float">
            <text:p>512</text:p>
          </table:table-cell>
          <table:table-cell office:value-type="float" office:value="9.9664268208" calcext:value-type="float">
            <text:p>9.9664268208</text:p>
          </table:table-cell>
          <table:table-cell office:value-type="float" office:value="0.0007535548" calcext:value-type="float">
            <text:p>0.0007535548</text:p>
          </table:table-cell>
          <table:table-cell office:value-type="float" office:value="11.313708499" calcext:value-type="float">
            <text:p>11.313708499</text:p>
          </table:table-cell>
          <table:table-cell office:value-type="float" office:value="256" calcext:value-type="float">
            <text:p>256</text:p>
          </table:table-cell>
          <table:table-cell office:value-type="float" office:value="9.9664268208" calcext:value-type="float">
            <text:p>9.966426820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.9591613419" calcext:value-type="float">
            <text:p>9.9591613419</text:p>
          </table:table-cell>
          <table:table-cell office:value-type="float" office:value="-0.0008775081" calcext:value-type="float">
            <text:p>-0.0008775081</text:p>
          </table:table-cell>
          <table:table-cell office:value-type="float" office:value="12.6491106407" calcext:value-type="float">
            <text:p>12.6491106407</text:p>
          </table:table-cell>
          <table:table-cell office:value-type="float" office:value="40" calcext:value-type="float">
            <text:p>40</text:p>
          </table:table-cell>
          <table:table-cell office:value-type="float" office:value="9.9591613419" calcext:value-type="float">
            <text:p>9.959161341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9.9609296247" calcext:value-type="float">
            <text:p>9.9609296247</text:p>
          </table:table-cell>
          <table:table-cell office:value-type="float" office:value="-0.0002195407" calcext:value-type="float">
            <text:p>-0.0002195407</text:p>
          </table:table-cell>
          <table:table-cell office:value-type="float" office:value="12.6491106407" calcext:value-type="float">
            <text:p>12.6491106407</text:p>
          </table:table-cell>
          <table:table-cell office:value-type="float" office:value="80" calcext:value-type="float">
            <text:p>80</text:p>
          </table:table-cell>
          <table:table-cell office:value-type="float" office:value="9.9609296247" calcext:value-type="float">
            <text:p>9.960929624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9.9626980052" calcext:value-type="float">
            <text:p>9.9626980052</text:p>
          </table:table-cell>
          <table:table-cell office:value-type="float" office:value="-0.0000212273951127" calcext:value-type="float">
            <text:p>-2.12273951127E-05</text:p>
          </table:table-cell>
          <table:table-cell office:value-type="float" office:value="12.6491106407" calcext:value-type="float">
            <text:p>12.6491106407</text:p>
          </table:table-cell>
          <table:table-cell office:value-type="float" office:value="160" calcext:value-type="float">
            <text:p>160</text:p>
          </table:table-cell>
          <table:table-cell office:value-type="float" office:value="9.9626980052" calcext:value-type="float">
            <text:p>9.962698005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9.9521806585" calcext:value-type="float">
            <text:p>9.9521806585</text:p>
          </table:table-cell>
          <table:table-cell office:value-type="float" office:value="-0.0003011349" calcext:value-type="float">
            <text:p>-0.0003011349</text:p>
          </table:table-cell>
          <table:table-cell office:value-type="float" office:value="13.8564064606" calcext:value-type="float">
            <text:p>13.8564064606</text:p>
          </table:table-cell>
          <table:table-cell office:value-type="float" office:value="48" calcext:value-type="float">
            <text:p>48</text:p>
          </table:table-cell>
          <table:table-cell office:value-type="float" office:value="9.9521806585" calcext:value-type="float">
            <text:p>9.952180658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9.9526334571" calcext:value-type="float">
            <text:p>9.9526334571</text:p>
          </table:table-cell>
          <table:table-cell office:value-type="float" office:value="-0.0014097552" calcext:value-type="float">
            <text:p>-0.0014097552</text:p>
          </table:table-cell>
          <table:table-cell office:value-type="float" office:value="13.8564064606" calcext:value-type="float">
            <text:p>13.8564064606</text:p>
          </table:table-cell>
          <table:table-cell office:value-type="float" office:value="96" calcext:value-type="float">
            <text:p>96</text:p>
          </table:table-cell>
          <table:table-cell office:value-type="float" office:value="9.9526334571" calcext:value-type="float">
            <text:p>9.952633457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9.9558756549" calcext:value-type="float">
            <text:p>9.9558756549</text:p>
          </table:table-cell>
          <table:table-cell office:value-type="float" office:value="-0.0002525251" calcext:value-type="float">
            <text:p>-0.0002525251</text:p>
          </table:table-cell>
          <table:table-cell office:value-type="float" office:value="13.8564064606" calcext:value-type="float">
            <text:p>13.8564064606</text:p>
          </table:table-cell>
          <table:table-cell office:value-type="float" office:value="192" calcext:value-type="float">
            <text:p>192</text:p>
          </table:table-cell>
          <table:table-cell office:value-type="float" office:value="9.9558756549" calcext:value-type="float">
            <text:p>9.955875654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9.9446790369" calcext:value-type="float">
            <text:p>9.9446790369</text:p>
          </table:table-cell>
          <table:table-cell office:value-type="float" office:value="-0.001226809" calcext:value-type="float">
            <text:p>-0.001226809</text:p>
          </table:table-cell>
          <table:table-cell office:value-type="float" office:value="14.9666295471" calcext:value-type="float">
            <text:p>14.9666295471</text:p>
          </table:table-cell>
          <table:table-cell office:value-type="float" office:value="112" calcext:value-type="float">
            <text:p>112</text:p>
          </table:table-cell>
          <table:table-cell office:value-type="float" office:value="9.9446790369" calcext:value-type="float">
            <text:p>9.944679036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9.9498590399" calcext:value-type="float">
            <text:p>9.9498590399</text:p>
          </table:table-cell>
          <table:table-cell office:value-type="float" office:value="0.0011200299" calcext:value-type="float">
            <text:p>0.0011200299</text:p>
          </table:table-cell>
          <table:table-cell office:value-type="float" office:value="14.9666295471" calcext:value-type="float">
            <text:p>14.9666295471</text:p>
          </table:table-cell>
          <table:table-cell office:value-type="float" office:value="224" calcext:value-type="float">
            <text:p>224</text:p>
          </table:table-cell>
          <table:table-cell office:value-type="float" office:value="9.9498590399" calcext:value-type="float">
            <text:p>9.949859039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.9445549856" calcext:value-type="float">
            <text:p>9.9445549856</text:p>
          </table:table-cell>
          <table:table-cell office:value-type="float" office:value="-0.0043967585" calcext:value-type="float">
            <text:p>-0.004396758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9.9445549856" calcext:value-type="float">
            <text:p>9.944554985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.9330806462" calcext:value-type="float">
            <text:p>9.9330806462</text:p>
          </table:table-cell>
          <table:table-cell office:value-type="float" office:value="0.0009937548" calcext:value-type="float">
            <text:p>0.000993754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9.9330806462" calcext:value-type="float">
            <text:p>9.933080646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9.9367293948" calcext:value-type="float">
            <text:p>9.9367293948</text:p>
          </table:table-cell>
          <table:table-cell office:value-type="float" office:value="0.0018209927" calcext:value-type="float">
            <text:p>0.0018209927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9.9367293948" calcext:value-type="float">
            <text:p>9.936729394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9.9413555985" calcext:value-type="float">
            <text:p>9.9413555985</text:p>
          </table:table-cell>
          <table:table-cell office:value-type="float" office:value="-0.0046426508" calcext:value-type="float">
            <text:p>-0.004642650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9.9413555985" calcext:value-type="float">
            <text:p>9.941355598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9.9401807259" calcext:value-type="float">
            <text:p>9.9401807259</text:p>
          </table:table-cell>
          <table:table-cell office:value-type="float" office:value="-0.0029043801" calcext:value-type="float">
            <text:p>-0.0029043801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9.9401807259" calcext:value-type="float">
            <text:p>9.940180725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.5</text:p>
          </table:table-cell>
          <table:table-cell office:value-type="float" office:value="9.9346889776" calcext:value-type="float">
            <text:p>9.9346889776</text:p>
          </table:table-cell>
          <table:table-cell office:value-type="float" office:value="0.000186635" calcext:value-type="float">
            <text:p>0.000186635</text:p>
          </table:table-cell>
          <table:table-cell office:value-type="float" office:value="16.9705627485" calcext:value-type="float">
            <text:p>16.9705627485</text:p>
          </table:table-cell>
          <table:table-cell office:value-type="float" office:value="12" calcext:value-type="float">
            <text:p>12</text:p>
          </table:table-cell>
          <table:table-cell office:value-type="float" office:value="9.9346889776" calcext:value-type="float">
            <text:p>9.934688977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9.9196265421" calcext:value-type="float">
            <text:p>9.9196265421</text:p>
          </table:table-cell>
          <table:table-cell office:value-type="float" office:value="0.0044427497" calcext:value-type="float">
            <text:p>0.0044427497</text:p>
          </table:table-cell>
          <table:table-cell office:value-type="float" office:value="17.88854382" calcext:value-type="float">
            <text:p>17.88854382</text:p>
          </table:table-cell>
          <table:table-cell office:value-type="float" office:value="80" calcext:value-type="float">
            <text:p>80</text:p>
          </table:table-cell>
          <table:table-cell office:value-type="float" office:value="9.9196265421" calcext:value-type="float">
            <text:p>9.919626542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.9253827006" calcext:value-type="float">
            <text:p>9.9253827006</text:p>
          </table:table-cell>
          <table:table-cell office:value-type="float" office:value="-0.0027726904" calcext:value-type="float">
            <text:p>-0.0027726904</text:p>
          </table:table-cell>
          <table:table-cell office:value-type="float" office:value="17.88854382" calcext:value-type="float">
            <text:p>17.88854382</text:p>
          </table:table-cell>
          <table:table-cell office:value-type="float" office:value="160" calcext:value-type="float">
            <text:p>160</text:p>
          </table:table-cell>
          <table:table-cell office:value-type="float" office:value="9.9253827006" calcext:value-type="float">
            <text:p>9.925382700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 office:value-type="float" office:value="9.9370654524" calcext:value-type="float">
            <text:p>9.9370654524</text:p>
          </table:table-cell>
          <table:table-cell office:value-type="float" office:value="-0.0019437095" calcext:value-type="float">
            <text:p>-0.0019437095</text:p>
          </table:table-cell>
          <table:table-cell office:value-type="float" office:value="17.88854382" calcext:value-type="float">
            <text:p>17.88854382</text:p>
          </table:table-cell>
          <table:table-cell office:value-type="float" office:value="320" calcext:value-type="float">
            <text:p>320</text:p>
          </table:table-cell>
          <table:table-cell office:value-type="float" office:value="9.9370654524" calcext:value-type="float">
            <text:p>9.937065452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.9100270227" calcext:value-type="float">
            <text:p>9.9100270227</text:p>
          </table:table-cell>
          <table:table-cell office:value-type="float" office:value="-0.0074134088" calcext:value-type="float">
            <text:p>-0.0074134088</text:p>
          </table:table-cell>
          <table:table-cell office:value-type="float" office:value="19.5959179423" calcext:value-type="float">
            <text:p>19.5959179423</text:p>
          </table:table-cell>
          <table:table-cell office:value-type="float" office:value="48" calcext:value-type="float">
            <text:p>48</text:p>
          </table:table-cell>
          <table:table-cell office:value-type="float" office:value="9.9100270227" calcext:value-type="float">
            <text:p>9.910027022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9.9041481786" calcext:value-type="float">
            <text:p>9.9041481786</text:p>
          </table:table-cell>
          <table:table-cell office:value-type="float" office:value="0.0008332192" calcext:value-type="float">
            <text:p>0.0008332192</text:p>
          </table:table-cell>
          <table:table-cell office:value-type="float" office:value="19.5959179423" calcext:value-type="float">
            <text:p>19.5959179423</text:p>
          </table:table-cell>
          <table:table-cell office:value-type="float" office:value="96" calcext:value-type="float">
            <text:p>96</text:p>
          </table:table-cell>
          <table:table-cell office:value-type="float" office:value="9.9041481786" calcext:value-type="float">
            <text:p>9.904148178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9.913014108" calcext:value-type="float">
            <text:p>9.913014108</text:p>
          </table:table-cell>
          <table:table-cell office:value-type="float" office:value="-0.0052413004" calcext:value-type="float">
            <text:p>-0.0052413004</text:p>
          </table:table-cell>
          <table:table-cell office:value-type="float" office:value="19.5959179423" calcext:value-type="float">
            <text:p>19.5959179423</text:p>
          </table:table-cell>
          <table:table-cell office:value-type="float" office:value="192" calcext:value-type="float">
            <text:p>192</text:p>
          </table:table-cell>
          <table:table-cell office:value-type="float" office:value="9.913014108" calcext:value-type="float">
            <text:p>9.91301410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4" calcext:value-type="float">
            <text:p>384</text:p>
          </table:table-cell>
          <table:table-cell office:value-type="float" office:value="9.919521431" calcext:value-type="float">
            <text:p>9.919521431</text:p>
          </table:table-cell>
          <table:table-cell office:value-type="float" office:value="-0.0008111727" calcext:value-type="float">
            <text:p>-0.0008111727</text:p>
          </table:table-cell>
          <table:table-cell office:value-type="float" office:value="19.5959179423" calcext:value-type="float">
            <text:p>19.5959179423</text:p>
          </table:table-cell>
          <table:table-cell office:value-type="float" office:value="384" calcext:value-type="float">
            <text:p>384</text:p>
          </table:table-cell>
          <table:table-cell office:value-type="float" office:value="9.919521431" calcext:value-type="float">
            <text:p>9.9195214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9.8947578693" calcext:value-type="float">
            <text:p>9.8947578693</text:p>
          </table:table-cell>
          <table:table-cell office:value-type="float" office:value="-0.0093649233" calcext:value-type="float">
            <text:p>-0.0093649233</text:p>
          </table:table-cell>
          <table:table-cell office:value-type="float" office:value="21.1660104885" calcext:value-type="float">
            <text:p>21.1660104885</text:p>
          </table:table-cell>
          <table:table-cell office:value-type="float" office:value="224" calcext:value-type="float">
            <text:p>224</text:p>
          </table:table-cell>
          <table:table-cell office:value-type="float" office:value="9.8947578693" calcext:value-type="float">
            <text:p>9.894757869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9.8918094719" calcext:value-type="float">
            <text:p>9.8918094719</text:p>
          </table:table-cell>
          <table:table-cell office:value-type="float" office:value="-0.0058146366" calcext:value-type="float">
            <text:p>-0.0058146366</text:p>
          </table:table-cell>
          <table:table-cell office:value-type="float" office:value="22.627416998" calcext:value-type="float">
            <text:p>22.627416998</text:p>
          </table:table-cell>
          <table:table-cell office:value-type="float" office:value="16" calcext:value-type="float">
            <text:p>16</text:p>
          </table:table-cell>
          <table:table-cell office:value-type="float" office:value="9.8918094719" calcext:value-type="float">
            <text:p>9.891809471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9.8713650885" calcext:value-type="float">
            <text:p>9.8713650885</text:p>
          </table:table-cell>
          <table:table-cell office:value-type="float" office:value="0.0051644643" calcext:value-type="float">
            <text:p>0.0051644643</text:p>
          </table:table-cell>
          <table:table-cell office:value-type="float" office:value="22.627416998" calcext:value-type="float">
            <text:p>22.627416998</text:p>
          </table:table-cell>
          <table:table-cell office:value-type="float" office:value="32" calcext:value-type="float">
            <text:p>32</text:p>
          </table:table-cell>
          <table:table-cell office:value-type="float" office:value="9.8713650885" calcext:value-type="float">
            <text:p>9.871365088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9.8733293734" calcext:value-type="float">
            <text:p>9.8733293734</text:p>
          </table:table-cell>
          <table:table-cell office:value-type="float" office:value="0.0040693213" calcext:value-type="float">
            <text:p>0.0040693213</text:p>
          </table:table-cell>
          <table:table-cell office:value-type="float" office:value="22.627416998" calcext:value-type="float">
            <text:p>22.627416998</text:p>
          </table:table-cell>
          <table:table-cell office:value-type="float" office:value="64" calcext:value-type="float">
            <text:p>64</text:p>
          </table:table-cell>
          <table:table-cell office:value-type="float" office:value="9.8733293734" calcext:value-type="float">
            <text:p>9.873329373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9.8798409365" calcext:value-type="float">
            <text:p>9.8798409365</text:p>
          </table:table-cell>
          <table:table-cell office:value-type="float" office:value="0.0015818996" calcext:value-type="float">
            <text:p>0.0015818996</text:p>
          </table:table-cell>
          <table:table-cell office:value-type="float" office:value="22.627416998" calcext:value-type="float">
            <text:p>22.627416998</text:p>
          </table:table-cell>
          <table:table-cell office:value-type="float" office:value="128" calcext:value-type="float">
            <text:p>128</text:p>
          </table:table-cell>
          <table:table-cell office:value-type="float" office:value="9.8798409365" calcext:value-type="float">
            <text:p>9.879840936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9.8777822652" calcext:value-type="float">
            <text:p>9.8777822652</text:p>
          </table:table-cell>
          <table:table-cell office:value-type="float" office:value="-0.0016097354" calcext:value-type="float">
            <text:p>-0.0016097354</text:p>
          </table:table-cell>
          <table:table-cell office:value-type="float" office:value="22.627416998" calcext:value-type="float">
            <text:p>22.627416998</text:p>
          </table:table-cell>
          <table:table-cell office:value-type="float" office:value="256" calcext:value-type="float">
            <text:p>256</text:p>
          </table:table-cell>
          <table:table-cell office:value-type="float" office:value="9.8777822652" calcext:value-type="float">
            <text:p>9.877782265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9.8715468945" calcext:value-type="float">
            <text:p>9.8715468945</text:p>
          </table:table-cell>
          <table:table-cell office:value-type="float" office:value="0.0123519858" calcext:value-type="float">
            <text:p>0.0123519858</text:p>
          </table:table-cell>
          <table:table-cell office:value-type="float" office:value="22.627416998" calcext:value-type="float">
            <text:p>22.627416998</text:p>
          </table:table-cell>
          <table:table-cell office:value-type="float" office:value="512" calcext:value-type="float">
            <text:p>512</text:p>
          </table:table-cell>
          <table:table-cell office:value-type="float" office:value="9.8715468945" calcext:value-type="float">
            <text:p>9.871546894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9.8707318867" calcext:value-type="float">
            <text:p>9.8707318867</text:p>
          </table:table-cell>
          <table:table-cell office:value-type="float" office:value="-0.003272326" calcext:value-type="float">
            <text:p>-0.00327232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9.8707318867" calcext:value-type="float">
            <text:p>9.870731886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.8382348743" calcext:value-type="float">
            <text:p>9.8382348743</text:p>
          </table:table-cell>
          <table:table-cell office:value-type="float" office:value="-0.0014939322" calcext:value-type="float">
            <text:p>-0.0014939322</text:p>
          </table:table-cell>
          <table:table-cell office:value-type="float" office:value="25.2982212813" calcext:value-type="float">
            <text:p>25.2982212813</text:p>
          </table:table-cell>
          <table:table-cell office:value-type="float" office:value="80" calcext:value-type="float">
            <text:p>80</text:p>
          </table:table-cell>
          <table:table-cell office:value-type="float" office:value="9.8382348743" calcext:value-type="float">
            <text:p>9.838234874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9.841944607" calcext:value-type="float">
            <text:p>9.841944607</text:p>
          </table:table-cell>
          <table:table-cell office:value-type="float" office:value="0.0116328803" calcext:value-type="float">
            <text:p>0.0116328803</text:p>
          </table:table-cell>
          <table:table-cell office:value-type="float" office:value="25.2982212813" calcext:value-type="float">
            <text:p>25.2982212813</text:p>
          </table:table-cell>
          <table:table-cell office:value-type="float" office:value="160" calcext:value-type="float">
            <text:p>160</text:p>
          </table:table-cell>
          <table:table-cell office:value-type="float" office:value="9.841944607" calcext:value-type="float">
            <text:p>9.84194460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office:value-type="float" office:value="9.8685173357" calcext:value-type="float">
            <text:p>9.8685173357</text:p>
          </table:table-cell>
          <table:table-cell office:value-type="float" office:value="-0.0122322885" calcext:value-type="float">
            <text:p>-0.0122322885</text:p>
          </table:table-cell>
          <table:table-cell office:value-type="float" office:value="25.2982212813" calcext:value-type="float">
            <text:p>25.2982212813</text:p>
          </table:table-cell>
          <table:table-cell office:value-type="float" office:value="320" calcext:value-type="float">
            <text:p>320</text:p>
          </table:table-cell>
          <table:table-cell office:value-type="float" office:value="9.8685173357" calcext:value-type="float">
            <text:p>9.868517335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.8196631997" calcext:value-type="float">
            <text:p>9.8196631997</text:p>
          </table:table-cell>
          <table:table-cell office:value-type="float" office:value="-0.0091651063" calcext:value-type="float">
            <text:p>-0.0091651063</text:p>
          </table:table-cell>
          <table:table-cell office:value-type="float" office:value="27.7128129211" calcext:value-type="float">
            <text:p>27.7128129211</text:p>
          </table:table-cell>
          <table:table-cell office:value-type="float" office:value="96" calcext:value-type="float">
            <text:p>96</text:p>
          </table:table-cell>
          <table:table-cell office:value-type="float" office:value="9.8196631997" calcext:value-type="float">
            <text:p>9.819663199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9.8234759383" calcext:value-type="float">
            <text:p>9.8234759383</text:p>
          </table:table-cell>
          <table:table-cell office:value-type="float" office:value="-0.0104388223" calcext:value-type="float">
            <text:p>-0.0104388223</text:p>
          </table:table-cell>
          <table:table-cell office:value-type="float" office:value="27.7128129211" calcext:value-type="float">
            <text:p>27.7128129211</text:p>
          </table:table-cell>
          <table:table-cell office:value-type="float" office:value="192" calcext:value-type="float">
            <text:p>192</text:p>
          </table:table-cell>
          <table:table-cell office:value-type="float" office:value="9.8234759383" calcext:value-type="float">
            <text:p>9.823475938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9.8308509026" calcext:value-type="float">
            <text:p>9.8308509026</text:p>
          </table:table-cell>
          <table:table-cell office:value-type="float" office:value="0.0130337146" calcext:value-type="float">
            <text:p>0.0130337146</text:p>
          </table:table-cell>
          <table:table-cell office:value-type="float" office:value="27.7128129211" calcext:value-type="float">
            <text:p>27.7128129211</text:p>
          </table:table-cell>
          <table:table-cell office:value-type="float" office:value="384" calcext:value-type="float">
            <text:p>384</text:p>
          </table:table-cell>
          <table:table-cell office:value-type="float" office:value="9.8308509026" calcext:value-type="float">
            <text:p>9.830850902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office:value-type="float" office:value="9.824205574" calcext:value-type="float">
            <text:p>9.824205574</text:p>
          </table:table-cell>
          <table:table-cell office:value-type="float" office:value="0.004565521" calcext:value-type="float">
            <text:p>0.004565521</text:p>
          </table:table-cell>
          <table:table-cell office:value-type="float" office:value="28.2842712475" calcext:value-type="float">
            <text:p>28.2842712475</text:p>
          </table:table-cell>
          <table:table-cell office:value-type="float" office:value="20" calcext:value-type="float">
            <text:p>20</text:p>
          </table:table-cell>
          <table:table-cell office:value-type="float" office:value="9.824205574" calcext:value-type="float">
            <text:p>9.82420557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9.7912290073" calcext:value-type="float">
            <text:p>9.7912290073</text:p>
          </table:table-cell>
          <table:table-cell office:value-type="float" office:value="-0.0085578927" calcext:value-type="float">
            <text:p>-0.0085578927</text:p>
          </table:table-cell>
          <table:table-cell office:value-type="float" office:value="29.9332590942" calcext:value-type="float">
            <text:p>29.9332590942</text:p>
          </table:table-cell>
          <table:table-cell office:value-type="float" office:value="224" calcext:value-type="float">
            <text:p>224</text:p>
          </table:table-cell>
          <table:table-cell office:value-type="float" office:value="9.7912290073" calcext:value-type="float">
            <text:p>9.791229007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9.7981835254" calcext:value-type="float">
            <text:p>9.7981835254</text:p>
          </table:table-cell>
          <table:table-cell office:value-type="float" office:value="0.0095199786" calcext:value-type="float">
            <text:p>0.0095199786</text:p>
          </table:table-cell>
          <table:table-cell office:value-type="float" office:value="29.9332590942" calcext:value-type="float">
            <text:p>29.9332590942</text:p>
          </table:table-cell>
          <table:table-cell office:value-type="float" office:value="448" calcext:value-type="float">
            <text:p>448</text:p>
          </table:table-cell>
          <table:table-cell office:value-type="float" office:value="9.7981835254" calcext:value-type="float">
            <text:p>9.798183525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.7689532343" calcext:value-type="float">
            <text:p>9.7689532343</text:p>
          </table:table-cell>
          <table:table-cell office:value-type="float" office:value="0.0073273889" calcext:value-type="float">
            <text:p>0.007327388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.7689532343" calcext:value-type="float">
            <text:p>9.768953234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9.7678748253" calcext:value-type="float">
            <text:p>9.7678748253</text:p>
          </table:table-cell>
          <table:table-cell office:value-type="float" office:value="-0.0134273544" calcext:value-type="float">
            <text:p>-0.013427354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9.7678748253" calcext:value-type="float">
            <text:p>9.767874825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9.7545795668" calcext:value-type="float">
            <text:p>9.7545795668</text:p>
          </table:table-cell>
          <table:table-cell office:value-type="float" office:value="0.0047969274" calcext:value-type="float">
            <text:p>0.0047969274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9.7545795668" calcext:value-type="float">
            <text:p>9.754579566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9.758628004" calcext:value-type="float">
            <text:p>9.758628004</text:p>
          </table:table-cell>
          <table:table-cell office:value-type="float" office:value="-0.0077891534" calcext:value-type="float">
            <text:p>-0.0077891534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9.758628004" calcext:value-type="float">
            <text:p>9.75862800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9.7655441336" calcext:value-type="float">
            <text:p>9.7655441336</text:p>
          </table:table-cell>
          <table:table-cell office:value-type="float" office:value="-0.0062041639" calcext:value-type="float">
            <text:p>-0.0062041639</text:p>
          </table:table-cell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9.7655441336" calcext:value-type="float">
            <text:p>9.765544133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" calcext:value-type="float">
            <text:p>0.5</text:p>
          </table:table-cell>
          <table:table-cell office:value-type="float" office:value="9.7415241942" calcext:value-type="float">
            <text:p>9.7415241942</text:p>
          </table:table-cell>
          <table:table-cell office:value-type="float" office:value="0.0082787982" calcext:value-type="float">
            <text:p>0.0082787982</text:p>
          </table:table-cell>
          <table:table-cell office:value-type="float" office:value="33.941125497" calcext:value-type="float">
            <text:p>33.941125497</text:p>
          </table:table-cell>
          <table:table-cell office:value-type="float" office:value="24" calcext:value-type="float">
            <text:p>24</text:p>
          </table:table-cell>
          <table:table-cell office:value-type="float" office:value="9.7415241942" calcext:value-type="float">
            <text:p>9.741524194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9.7222751527" calcext:value-type="float">
            <text:p>9.7222751527</text:p>
          </table:table-cell>
          <table:table-cell office:value-type="float" office:value="0.0101233632" calcext:value-type="float">
            <text:p>0.0101233632</text:p>
          </table:table-cell>
          <table:table-cell office:value-type="float" office:value="33.941125497" calcext:value-type="float">
            <text:p>33.941125497</text:p>
          </table:table-cell>
          <table:table-cell office:value-type="float" office:value="48" calcext:value-type="float">
            <text:p>48</text:p>
          </table:table-cell>
          <table:table-cell office:value-type="float" office:value="9.7222751527" calcext:value-type="float">
            <text:p>9.722275152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9.7071517554" calcext:value-type="float">
            <text:p>9.7071517554</text:p>
          </table:table-cell>
          <table:table-cell office:value-type="float" office:value="-0.0052439186" calcext:value-type="float">
            <text:p>-0.0052439186</text:p>
          </table:table-cell>
          <table:table-cell office:value-type="float" office:value="35.77708764" calcext:value-type="float">
            <text:p>35.77708764</text:p>
          </table:table-cell>
          <table:table-cell office:value-type="float" office:value="160" calcext:value-type="float">
            <text:p>160</text:p>
          </table:table-cell>
          <table:table-cell office:value-type="float" office:value="9.7071517554" calcext:value-type="float">
            <text:p>9.707151755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9.7131108475" calcext:value-type="float">
            <text:p>9.7131108475</text:p>
          </table:table-cell>
          <table:table-cell office:value-type="float" office:value="-0.0109445621" calcext:value-type="float">
            <text:p>-0.0109445621</text:p>
          </table:table-cell>
          <table:table-cell office:value-type="float" office:value="35.77708764" calcext:value-type="float">
            <text:p>35.77708764</text:p>
          </table:table-cell>
          <table:table-cell office:value-type="float" office:value="320" calcext:value-type="float">
            <text:p>320</text:p>
          </table:table-cell>
          <table:table-cell office:value-type="float" office:value="9.7131108475" calcext:value-type="float">
            <text:p>9.713110847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0" calcext:value-type="float">
            <text:p>320</text:p>
          </table:table-cell>
          <table:table-cell office:value-type="float" office:value="9.7596412415" calcext:value-type="float">
            <text:p>9.7596412415</text:p>
          </table:table-cell>
          <table:table-cell office:value-type="float" office:value="-0.0027792107" calcext:value-type="float">
            <text:p>-0.0027792107</text:p>
          </table:table-cell>
          <table:table-cell office:value-type="float" office:value="35.77708764" calcext:value-type="float">
            <text:p>35.77708764</text:p>
          </table:table-cell>
          <table:table-cell office:value-type="float" office:value="640" calcext:value-type="float">
            <text:p>640</text:p>
          </table:table-cell>
          <table:table-cell office:value-type="float" office:value="9.7596412415" calcext:value-type="float">
            <text:p>9.75964124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.636118575" calcext:value-type="float">
            <text:p>9.636118575</text:p>
          </table:table-cell>
          <table:table-cell office:value-type="float" office:value="-0.0101603541" calcext:value-type="float">
            <text:p>-0.0101603541</text:p>
          </table:table-cell>
          <table:table-cell office:value-type="float" office:value="39.1918358845" calcext:value-type="float">
            <text:p>39.1918358845</text:p>
          </table:table-cell>
          <table:table-cell office:value-type="float" office:value="96" calcext:value-type="float">
            <text:p>96</text:p>
          </table:table-cell>
          <table:table-cell office:value-type="float" office:value="9.636118575" calcext:value-type="float">
            <text:p>9.63611857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9.6217432379" calcext:value-type="float">
            <text:p>9.6217432379</text:p>
          </table:table-cell>
          <table:table-cell office:value-type="float" office:value="0.0210707915" calcext:value-type="float">
            <text:p>0.0210707915</text:p>
          </table:table-cell>
          <table:table-cell office:value-type="float" office:value="39.1918358845" calcext:value-type="float">
            <text:p>39.1918358845</text:p>
          </table:table-cell>
          <table:table-cell office:value-type="float" office:value="192" calcext:value-type="float">
            <text:p>192</text:p>
          </table:table-cell>
          <table:table-cell office:value-type="float" office:value="9.6217432379" calcext:value-type="float">
            <text:p>9.621743237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9.6325205631" calcext:value-type="float">
            <text:p>9.6325205631</text:p>
          </table:table-cell>
          <table:table-cell office:value-type="float" office:value="0.0155779762" calcext:value-type="float">
            <text:p>0.0155779762</text:p>
          </table:table-cell>
          <table:table-cell office:value-type="float" office:value="39.1918358845" calcext:value-type="float">
            <text:p>39.1918358845</text:p>
          </table:table-cell>
          <table:table-cell office:value-type="float" office:value="384" calcext:value-type="float">
            <text:p>384</text:p>
          </table:table-cell>
          <table:table-cell office:value-type="float" office:value="9.6325205631" calcext:value-type="float">
            <text:p>9.63252056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4" calcext:value-type="float">
            <text:p>384</text:p>
          </table:table-cell>
          <table:table-cell office:value-type="float" office:value="9.6792384173" calcext:value-type="float">
            <text:p>9.6792384173</text:p>
          </table:table-cell>
          <table:table-cell office:value-type="float" office:value="0.010892955" calcext:value-type="float">
            <text:p>0.010892955</text:p>
          </table:table-cell>
          <table:table-cell office:value-type="float" office:value="39.1918358845" calcext:value-type="float">
            <text:p>39.1918358845</text:p>
          </table:table-cell>
          <table:table-cell office:value-type="float" office:value="768" calcext:value-type="float">
            <text:p>768</text:p>
          </table:table-cell>
          <table:table-cell office:value-type="float" office:value="9.6792384173" calcext:value-type="float">
            <text:p>9.6792384173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.5</text:p>
          </table:table-cell>
          <table:table-cell office:value-type="float" office:value="9.6866221408" calcext:value-type="float">
            <text:p>9.6866221408</text:p>
          </table:table-cell>
          <table:table-cell office:value-type="float" office:value="-0.0262071654" calcext:value-type="float">
            <text:p>-0.0262071654</text:p>
          </table:table-cell>
          <table:table-cell office:value-type="float" office:value="39.5979797464" calcext:value-type="float">
            <text:p>39.5979797464</text:p>
          </table:table-cell>
          <table:table-cell office:value-type="float" office:value="28" calcext:value-type="float">
            <text:p>28</text:p>
          </table:table-cell>
          <table:table-cell office:value-type="float" office:value="9.6866221408" calcext:value-type="float">
            <text:p>9.686622140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9.6450847668" calcext:value-type="float">
            <text:p>9.6450847668</text:p>
          </table:table-cell>
          <table:table-cell office:value-type="float" office:value="0.0073294638" calcext:value-type="float">
            <text:p>0.007329463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.6450847668" calcext:value-type="float">
            <text:p>9.645084766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9.5850964021" calcext:value-type="float">
            <text:p>9.5850964021</text:p>
          </table:table-cell>
          <table:table-cell office:value-type="float" office:value="0.0043397694" calcext:value-type="float">
            <text:p>0.0043397694</text:p>
          </table:table-cell>
          <table:table-cell office:value-type="float" office:value="42.332020977" calcext:value-type="float">
            <text:p>42.332020977</text:p>
          </table:table-cell>
          <table:table-cell office:value-type="float" office:value="448" calcext:value-type="float">
            <text:p>448</text:p>
          </table:table-cell>
          <table:table-cell office:value-type="float" office:value="9.5850964021" calcext:value-type="float">
            <text:p>9.5850964021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9.5794257293" calcext:value-type="float">
            <text:p>9.5794257293</text:p>
          </table:table-cell>
          <table:table-cell office:value-type="float" office:value="-0.0199835975" calcext:value-type="float">
            <text:p>-0.0199835975</text:p>
          </table:table-cell>
          <table:table-cell office:value-type="float" office:value="45.2548339959" calcext:value-type="float">
            <text:p>45.2548339959</text:p>
          </table:table-cell>
          <table:table-cell office:value-type="float" office:value="32" calcext:value-type="float">
            <text:p>32</text:p>
          </table:table-cell>
          <table:table-cell office:value-type="float" office:value="9.5794257293" calcext:value-type="float">
            <text:p>9.579425729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9.5220969239" calcext:value-type="float">
            <text:p>9.5220969239</text:p>
          </table:table-cell>
          <table:table-cell office:value-type="float" office:value="0.0129224424" calcext:value-type="float">
            <text:p>0.0129224424</text:p>
          </table:table-cell>
          <table:table-cell office:value-type="float" office:value="45.2548339959" calcext:value-type="float">
            <text:p>45.2548339959</text:p>
          </table:table-cell>
          <table:table-cell office:value-type="float" office:value="64" calcext:value-type="float">
            <text:p>64</text:p>
          </table:table-cell>
          <table:table-cell office:value-type="float" office:value="9.5220969239" calcext:value-type="float">
            <text:p>9.522096923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.5387735428" calcext:value-type="float">
            <text:p>9.5387735428</text:p>
          </table:table-cell>
          <table:table-cell office:value-type="float" office:value="-0.0328373817" calcext:value-type="float">
            <text:p>-0.0328373817</text:p>
          </table:table-cell>
          <table:table-cell office:value-type="float" office:value="45.2548339959" calcext:value-type="float">
            <text:p>45.2548339959</text:p>
          </table:table-cell>
          <table:table-cell office:value-type="float" office:value="128" calcext:value-type="float">
            <text:p>128</text:p>
          </table:table-cell>
          <table:table-cell office:value-type="float" office:value="9.5387735428" calcext:value-type="float">
            <text:p>9.538773542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9.5203534668" calcext:value-type="float">
            <text:p>9.5203534668</text:p>
          </table:table-cell>
          <table:table-cell office:value-type="float" office:value="0.0087716404" calcext:value-type="float">
            <text:p>0.0087716404</text:p>
          </table:table-cell>
          <table:table-cell office:value-type="float" office:value="45.2548339959" calcext:value-type="float">
            <text:p>45.2548339959</text:p>
          </table:table-cell>
          <table:table-cell office:value-type="float" office:value="256" calcext:value-type="float">
            <text:p>256</text:p>
          </table:table-cell>
          <table:table-cell office:value-type="float" office:value="9.5203534668" calcext:value-type="float">
            <text:p>9.520353466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9.5485919631" calcext:value-type="float">
            <text:p>9.5485919631</text:p>
          </table:table-cell>
          <table:table-cell office:value-type="float" office:value="-0.0352100647" calcext:value-type="float">
            <text:p>-0.0352100647</text:p>
          </table:table-cell>
          <table:table-cell office:value-type="float" office:value="45.2548339959" calcext:value-type="float">
            <text:p>45.2548339959</text:p>
          </table:table-cell>
          <table:table-cell office:value-type="float" office:value="512" calcext:value-type="float">
            <text:p>512</text:p>
          </table:table-cell>
          <table:table-cell office:value-type="float" office:value="9.5485919631" calcext:value-type="float">
            <text:p>9.548591963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2" calcext:value-type="float">
            <text:p>512</text:p>
          </table:table-cell>
          <table:table-cell office:value-type="float" office:value="9.5483055814" calcext:value-type="float">
            <text:p>9.5483055814</text:p>
          </table:table-cell>
          <table:table-cell office:value-type="float" office:value="-0.0146851555" calcext:value-type="float">
            <text:p>-0.0146851555</text:p>
          </table:table-cell>
          <table:table-cell office:value-type="float" office:value="45.2548339959" calcext:value-type="float">
            <text:p>45.2548339959</text:p>
          </table:table-cell>
          <table:table-cell office:value-type="float" office:value="1024" calcext:value-type="float">
            <text:p>1024</text:p>
          </table:table-cell>
          <table:table-cell office:value-type="float" office:value="9.5483055814" calcext:value-type="float">
            <text:p>9.5483055814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9.499226795" calcext:value-type="float">
            <text:p>9.499226795</text:p>
          </table:table-cell>
          <table:table-cell office:value-type="float" office:value="0.0055121645" calcext:value-type="float">
            <text:p>0.0055121645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9.499226795" calcext:value-type="float">
            <text:p>9.49922679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9.4408029209" calcext:value-type="float">
            <text:p>9.4408029209</text:p>
          </table:table-cell>
          <table:table-cell office:value-type="float" office:value="0.0231279966" calcext:value-type="float">
            <text:p>0.0231279966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9.4408029209" calcext:value-type="float">
            <text:p>9.4408029209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.4072535945" calcext:value-type="float">
            <text:p>9.4072535945</text:p>
          </table:table-cell>
          <table:table-cell office:value-type="float" office:value="-0.003909271" calcext:value-type="float">
            <text:p>-0.003909271</text:p>
          </table:table-cell>
          <table:table-cell office:value-type="float" office:value="50.5964425627" calcext:value-type="float">
            <text:p>50.5964425627</text:p>
          </table:table-cell>
          <table:table-cell office:value-type="float" office:value="160" calcext:value-type="float">
            <text:p>160</text:p>
          </table:table-cell>
          <table:table-cell office:value-type="float" office:value="9.4072535945" calcext:value-type="float">
            <text:p>9.407253594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9.4027464987" calcext:value-type="float">
            <text:p>9.4027464987</text:p>
          </table:table-cell>
          <table:table-cell office:value-type="float" office:value="0.0058511562" calcext:value-type="float">
            <text:p>0.0058511562</text:p>
          </table:table-cell>
          <table:table-cell office:value-type="float" office:value="50.5964425627" calcext:value-type="float">
            <text:p>50.5964425627</text:p>
          </table:table-cell>
          <table:table-cell office:value-type="float" office:value="320" calcext:value-type="float">
            <text:p>320</text:p>
          </table:table-cell>
          <table:table-cell office:value-type="float" office:value="9.4027464987" calcext:value-type="float">
            <text:p>9.402746498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office:value-type="float" office:value="9.4676509042" calcext:value-type="float">
            <text:p>9.4676509042</text:p>
          </table:table-cell>
          <table:table-cell office:value-type="float" office:value="-0.0056020523" calcext:value-type="float">
            <text:p>-0.0056020523</text:p>
          </table:table-cell>
          <table:table-cell office:value-type="float" office:value="50.5964425627" calcext:value-type="float">
            <text:p>50.5964425627</text:p>
          </table:table-cell>
          <table:table-cell office:value-type="float" office:value="640" calcext:value-type="float">
            <text:p>640</text:p>
          </table:table-cell>
          <table:table-cell office:value-type="float" office:value="9.4676509042" calcext:value-type="float">
            <text:p>9.4676509042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5" calcext:value-type="float">
            <text:p>0.5</text:p>
          </table:table-cell>
          <table:table-cell office:value-type="float" office:value="9.4323128908" calcext:value-type="float">
            <text:p>9.4323128908</text:p>
          </table:table-cell>
          <table:table-cell office:value-type="float" office:value="0.022362522" calcext:value-type="float">
            <text:p>0.022362522</text:p>
          </table:table-cell>
          <table:table-cell office:value-type="float" office:value="50.9116882454" calcext:value-type="float">
            <text:p>50.9116882454</text:p>
          </table:table-cell>
          <table:table-cell office:value-type="float" office:value="36" calcext:value-type="float">
            <text:p>36</text:p>
          </table:table-cell>
          <table:table-cell office:value-type="float" office:value="9.4323128908" calcext:value-type="float">
            <text:p>9.4323128908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.3174138587" calcext:value-type="float">
            <text:p>9.3174138587</text:p>
          </table:table-cell>
          <table:table-cell office:value-type="float" office:value="-0.0016270997" calcext:value-type="float">
            <text:p>-0.0016270997</text:p>
          </table:table-cell>
          <table:table-cell office:value-type="float" office:value="55.4256258422" calcext:value-type="float">
            <text:p>55.4256258422</text:p>
          </table:table-cell>
          <table:table-cell office:value-type="float" office:value="192" calcext:value-type="float">
            <text:p>192</text:p>
          </table:table-cell>
          <table:table-cell office:value-type="float" office:value="9.3174138587" calcext:value-type="float">
            <text:p>9.317413858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9.3008138587" calcext:value-type="float">
            <text:p>9.3008138587</text:p>
          </table:table-cell>
          <table:table-cell office:value-type="float" office:value="-0.0001749238" calcext:value-type="float">
            <text:p>-0.0001749238</text:p>
          </table:table-cell>
          <table:table-cell office:value-type="float" office:value="55.4256258422" calcext:value-type="float">
            <text:p>55.4256258422</text:p>
          </table:table-cell>
          <table:table-cell office:value-type="float" office:value="384" calcext:value-type="float">
            <text:p>384</text:p>
          </table:table-cell>
          <table:table-cell office:value-type="float" office:value="9.3008138587" calcext:value-type="float">
            <text:p>9.300813858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9.3999171698" calcext:value-type="float">
            <text:p>9.3999171698</text:p>
          </table:table-cell>
          <table:table-cell office:value-type="float" office:value="-0.0248753628" calcext:value-type="float">
            <text:p>-0.0248753628</text:p>
          </table:table-cell>
          <table:table-cell office:value-type="float" office:value="55.4256258422" calcext:value-type="float">
            <text:p>55.4256258422</text:p>
          </table:table-cell>
          <table:table-cell office:value-type="float" office:value="768" calcext:value-type="float">
            <text:p>768</text:p>
          </table:table-cell>
          <table:table-cell office:value-type="float" office:value="9.3999171698" calcext:value-type="float">
            <text:p>9.3999171698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9.3143904143" calcext:value-type="float">
            <text:p>9.3143904143</text:p>
          </table:table-cell>
          <table:table-cell office:value-type="float" office:value="0.009882021" calcext:value-type="float">
            <text:p>0.00988202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9.3143904143" calcext:value-type="float">
            <text:p>9.3143904143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office:value-type="float" office:value="9.3465622319" calcext:value-type="float">
            <text:p>9.3465622319</text:p>
          </table:table-cell>
          <table:table-cell office:value-type="float" office:value="-0.0117833787" calcext:value-type="float">
            <text:p>-0.0117833787</text:p>
          </table:table-cell>
          <table:table-cell office:value-type="float" office:value="56.5685424949" calcext:value-type="float">
            <text:p>56.5685424949</text:p>
          </table:table-cell>
          <table:table-cell office:value-type="float" office:value="40" calcext:value-type="float">
            <text:p>40</text:p>
          </table:table-cell>
          <table:table-cell office:value-type="float" office:value="9.3465622319" calcext:value-type="float">
            <text:p>9.346562231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9.271269093" calcext:value-type="float">
            <text:p>9.271269093</text:p>
          </table:table-cell>
          <table:table-cell office:value-type="float" office:value="-0.016533518" calcext:value-type="float">
            <text:p>-0.016533518</text:p>
          </table:table-cell>
          <table:table-cell office:value-type="float" office:value="56.5685424949" calcext:value-type="float">
            <text:p>56.5685424949</text:p>
          </table:table-cell>
          <table:table-cell office:value-type="float" office:value="80" calcext:value-type="float">
            <text:p>80</text:p>
          </table:table-cell>
          <table:table-cell office:value-type="float" office:value="9.271269093" calcext:value-type="float">
            <text:p>9.27126909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9.2476393817" calcext:value-type="float">
            <text:p>9.2476393817</text:p>
          </table:table-cell>
          <table:table-cell office:value-type="float" office:value="-0.0493445958" calcext:value-type="float">
            <text:p>-0.0493445958</text:p>
          </table:table-cell>
          <table:table-cell office:value-type="float" office:value="58.7877538268" calcext:value-type="float">
            <text:p>58.7877538268</text:p>
          </table:table-cell>
          <table:table-cell office:value-type="float" office:value="144" calcext:value-type="float">
            <text:p>144</text:p>
          </table:table-cell>
          <table:table-cell office:value-type="float" office:value="9.2476393817" calcext:value-type="float">
            <text:p>9.247639381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9.2211094876" calcext:value-type="float">
            <text:p>9.2211094876</text:p>
          </table:table-cell>
          <table:table-cell office:value-type="float" office:value="-0.0175044101" calcext:value-type="float">
            <text:p>-0.0175044101</text:p>
          </table:table-cell>
          <table:table-cell office:value-type="float" office:value="59.8665181884" calcext:value-type="float">
            <text:p>59.8665181884</text:p>
          </table:table-cell>
          <table:table-cell office:value-type="float" office:value="448" calcext:value-type="float">
            <text:p>448</text:p>
          </table:table-cell>
          <table:table-cell office:value-type="float" office:value="9.2211094876" calcext:value-type="float">
            <text:p>9.221109487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4" calcext:value-type="float">
            <text:p>224</text:p>
          </table:table-cell>
          <table:table-cell office:value-type="float" office:value="9.2274917118" calcext:value-type="float">
            <text:p>9.2274917118</text:p>
          </table:table-cell>
          <table:table-cell office:value-type="float" office:value="0.0487327529" calcext:value-type="float">
            <text:p>0.0487327529</text:p>
          </table:table-cell>
          <table:table-cell office:value-type="float" office:value="59.8665181884" calcext:value-type="float">
            <text:p>59.8665181884</text:p>
          </table:table-cell>
          <table:table-cell office:value-type="float" office:value="896" calcext:value-type="float">
            <text:p>896</text:p>
          </table:table-cell>
          <table:table-cell office:value-type="float" office:value="9.2274917118" calcext:value-type="float">
            <text:p>9.2274917118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9.132537622" calcext:value-type="float">
            <text:p>9.132537622</text:p>
          </table:table-cell>
          <table:table-cell office:value-type="float" office:value="0.0308427578" calcext:value-type="float">
            <text:p>0.030842757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9.132537622" calcext:value-type="float">
            <text:p>9.13253762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.107278809" calcext:value-type="float">
            <text:p>9.107278809</text:p>
          </table:table-cell>
          <table:table-cell office:value-type="float" office:value="-0.0198847078" calcext:value-type="float">
            <text:p>-0.019884707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9.107278809" calcext:value-type="float">
            <text:p>9.10727880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9.0319794364" calcext:value-type="float">
            <text:p>9.0319794364</text:p>
          </table:table-cell>
          <table:table-cell office:value-type="float" office:value="0.048342205" calcext:value-type="float">
            <text:p>0.048342205</text:p>
          </table:table-cell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9.0319794364" calcext:value-type="float">
            <text:p>9.031979436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9.1088696748" calcext:value-type="float">
            <text:p>9.1088696748</text:p>
          </table:table-cell>
          <table:table-cell office:value-type="float" office:value="-0.0178833908" calcext:value-type="float">
            <text:p>-0.0178833908</text:p>
          </table:table-cell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9.1088696748" calcext:value-type="float">
            <text:p>9.108869674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9.0975565848" calcext:value-type="float">
            <text:p>9.0975565848</text:p>
          </table:table-cell>
          <table:table-cell office:value-type="float" office:value="-0.010815696" calcext:value-type="float">
            <text:p>-0.010815696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9.0975565848" calcext:value-type="float">
            <text:p>9.0975565848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" calcext:value-type="float">
            <text:p>0.5</text:p>
          </table:table-cell>
          <table:table-cell office:value-type="float" office:value="9.0844153404" calcext:value-type="float">
            <text:p>9.0844153404</text:p>
          </table:table-cell>
          <table:table-cell office:value-type="float" office:value="-0.015257805" calcext:value-type="float">
            <text:p>-0.015257805</text:p>
          </table:table-cell>
          <table:table-cell office:value-type="float" office:value="67.8822509939" calcext:value-type="float">
            <text:p>67.8822509939</text:p>
          </table:table-cell>
          <table:table-cell office:value-type="float" office:value="48" calcext:value-type="float">
            <text:p>48</text:p>
          </table:table-cell>
          <table:table-cell office:value-type="float" office:value="9.0844153404" calcext:value-type="float">
            <text:p>9.0844153404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8.9932419602" calcext:value-type="float">
            <text:p>8.9932419602</text:p>
          </table:table-cell>
          <table:table-cell office:value-type="float" office:value="-0.0521095754" calcext:value-type="float">
            <text:p>-0.0521095754</text:p>
          </table:table-cell>
          <table:table-cell office:value-type="float" office:value="67.8822509939" calcext:value-type="float">
            <text:p>67.8822509939</text:p>
          </table:table-cell>
          <table:table-cell office:value-type="float" office:value="96" calcext:value-type="float">
            <text:p>96</text:p>
          </table:table-cell>
          <table:table-cell office:value-type="float" office:value="8.9932419602" calcext:value-type="float">
            <text:p>8.993241960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8.98866032" calcext:value-type="float">
            <text:p>8.98866032</text:p>
          </table:table-cell>
          <table:table-cell office:value-type="float" office:value="0.0115204052" calcext:value-type="float">
            <text:p>0.0115204052</text:p>
          </table:table-cell>
          <table:table-cell office:value-type="float" office:value="67.8822509939" calcext:value-type="float">
            <text:p>67.8822509939</text:p>
          </table:table-cell>
          <table:table-cell office:value-type="float" office:value="192" calcext:value-type="float">
            <text:p>192</text:p>
          </table:table-cell>
          <table:table-cell office:value-type="float" office:value="8.98866032" calcext:value-type="float">
            <text:p>8.9886603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.8683766313" calcext:value-type="float">
            <text:p>8.8683766313</text:p>
          </table:table-cell>
          <table:table-cell office:value-type="float" office:value="0.0259383166" calcext:value-type="float">
            <text:p>0.0259383166</text:p>
          </table:table-cell>
          <table:table-cell office:value-type="float" office:value="71.55417528" calcext:value-type="float">
            <text:p>71.55417528</text:p>
          </table:table-cell>
          <table:table-cell office:value-type="float" office:value="320" calcext:value-type="float">
            <text:p>320</text:p>
          </table:table-cell>
          <table:table-cell office:value-type="float" office:value="8.8683766313" calcext:value-type="float">
            <text:p>8.868376631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9.0182329381" calcext:value-type="float">
            <text:p>9.0182329381</text:p>
          </table:table-cell>
          <table:table-cell office:value-type="float" office:value="-0.1018216105" calcext:value-type="float">
            <text:p>-0.1018216105</text:p>
          </table:table-cell>
          <table:table-cell office:value-type="float" office:value="71.55417528" calcext:value-type="float">
            <text:p>71.55417528</text:p>
          </table:table-cell>
          <table:table-cell office:value-type="float" office:value="640" calcext:value-type="float">
            <text:p>640</text:p>
          </table:table-cell>
          <table:table-cell office:value-type="float" office:value="9.0182329381" calcext:value-type="float">
            <text:p>9.018232938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  <table:table-cell office:value-type="float" office:value="9.0916227983" calcext:value-type="float">
            <text:p>9.0916227983</text:p>
          </table:table-cell>
          <table:table-cell office:value-type="float" office:value="0.0288316647" calcext:value-type="float">
            <text:p>0.0288316647</text:p>
          </table:table-cell>
          <table:table-cell office:value-type="float" office:value="71.55417528" calcext:value-type="float">
            <text:p>71.55417528</text:p>
          </table:table-cell>
          <table:table-cell office:value-type="float" office:value="1280" calcext:value-type="float">
            <text:p>1280</text:p>
          </table:table-cell>
          <table:table-cell office:value-type="float" office:value="9.0916227983" calcext:value-type="float">
            <text:p>9.0916227983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8.9556913491" calcext:value-type="float">
            <text:p>8.9556913491</text:p>
          </table:table-cell>
          <table:table-cell office:value-type="float" office:value="-0.0259456883" calcext:value-type="float">
            <text:p>-0.0259456883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8.9556913491" calcext:value-type="float">
            <text:p>8.955691349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8.7364886005" calcext:value-type="float">
            <text:p>8.7364886005</text:p>
          </table:table-cell>
          <table:table-cell office:value-type="float" office:value="-0.0011982474" calcext:value-type="float">
            <text:p>-0.0011982474</text:p>
          </table:table-cell>
          <table:table-cell office:value-type="float" office:value="75.894663844" calcext:value-type="float">
            <text:p>75.894663844</text:p>
          </table:table-cell>
          <table:table-cell office:value-type="float" office:value="240" calcext:value-type="float">
            <text:p>240</text:p>
          </table:table-cell>
          <table:table-cell office:value-type="float" office:value="8.7364886005" calcext:value-type="float">
            <text:p>8.736488600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.7381626778" calcext:value-type="float">
            <text:p>8.7381626778</text:p>
          </table:table-cell>
          <table:table-cell office:value-type="float" office:value="0.0018728748" calcext:value-type="float">
            <text:p>0.0018728748</text:p>
          </table:table-cell>
          <table:table-cell office:value-type="float" office:value="78.3836717691" calcext:value-type="float">
            <text:p>78.3836717691</text:p>
          </table:table-cell>
          <table:table-cell office:value-type="float" office:value="192" calcext:value-type="float">
            <text:p>192</text:p>
          </table:table-cell>
          <table:table-cell office:value-type="float" office:value="8.7381626778" calcext:value-type="float">
            <text:p>8.7381626778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8.7183828582" calcext:value-type="float">
            <text:p>8.7183828582</text:p>
          </table:table-cell>
          <table:table-cell office:value-type="float" office:value="-0.0122551897" calcext:value-type="float">
            <text:p>-0.0122551897</text:p>
          </table:table-cell>
          <table:table-cell office:value-type="float" office:value="78.3836717691" calcext:value-type="float">
            <text:p>78.3836717691</text:p>
          </table:table-cell>
          <table:table-cell office:value-type="float" office:value="384" calcext:value-type="float">
            <text:p>384</text:p>
          </table:table-cell>
          <table:table-cell office:value-type="float" office:value="8.7183828582" calcext:value-type="float">
            <text:p>8.718382858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8.7196318764" calcext:value-type="float">
            <text:p>8.7196318764</text:p>
          </table:table-cell>
          <table:table-cell office:value-type="float" office:value="0.032668541" calcext:value-type="float">
            <text:p>0.032668541</text:p>
          </table:table-cell>
          <table:table-cell office:value-type="float" office:value="78.3836717691" calcext:value-type="float">
            <text:p>78.3836717691</text:p>
          </table:table-cell>
          <table:table-cell office:value-type="float" office:value="768" calcext:value-type="float">
            <text:p>768</text:p>
          </table:table-cell>
          <table:table-cell office:value-type="float" office:value="8.7196318764" calcext:value-type="float">
            <text:p>8.719631876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4" calcext:value-type="float">
            <text:p>384</text:p>
          </table:table-cell>
          <table:table-cell office:value-type="float" office:value="8.8337361779" calcext:value-type="float">
            <text:p>8.8337361779</text:p>
          </table:table-cell>
          <table:table-cell office:value-type="float" office:value="0.009549493" calcext:value-type="float">
            <text:p>0.009549493</text:p>
          </table:table-cell>
          <table:table-cell office:value-type="float" office:value="78.3836717691" calcext:value-type="float">
            <text:p>78.3836717691</text:p>
          </table:table-cell>
          <table:table-cell office:value-type="float" office:value="1536" calcext:value-type="float">
            <text:p>1536</text:p>
          </table:table-cell>
          <table:table-cell office:value-type="float" office:value="8.8337361779" calcext:value-type="float">
            <text:p>8.8337361779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" calcext:value-type="float">
            <text:p>0.5</text:p>
          </table:table-cell>
          <table:table-cell office:value-type="float" office:value="8.7894671034" calcext:value-type="float">
            <text:p>8.7894671034</text:p>
          </table:table-cell>
          <table:table-cell office:value-type="float" office:value="-0.0026459444" calcext:value-type="float">
            <text:p>-0.0026459444</text:p>
          </table:table-cell>
          <table:table-cell office:value-type="float" office:value="79.1959594929" calcext:value-type="float">
            <text:p>79.1959594929</text:p>
          </table:table-cell>
          <table:table-cell office:value-type="float" office:value="56" calcext:value-type="float">
            <text:p>56</text:p>
          </table:table-cell>
          <table:table-cell office:value-type="float" office:value="8.7894671034" calcext:value-type="float">
            <text:p>8.7894671034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8.7577623117" calcext:value-type="float">
            <text:p>8.7577623117</text:p>
          </table:table-cell>
          <table:table-cell office:value-type="float" office:value="-0.1279761884" calcext:value-type="float">
            <text:p>-0.1279761884</text:p>
          </table:table-cell>
          <table:table-cell office:value-type="float" office:value="79.1959594929" calcext:value-type="float">
            <text:p>79.1959594929</text:p>
          </table:table-cell>
          <table:table-cell office:value-type="float" office:value="112" calcext:value-type="float">
            <text:p>112</text:p>
          </table:table-cell>
          <table:table-cell office:value-type="float" office:value="8.7577623117" calcext:value-type="float">
            <text:p>8.757762311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.6736134642" calcext:value-type="float">
            <text:p>8.6736134642</text:p>
          </table:table-cell>
          <table:table-cell office:value-type="float" office:value="0.0174892156" calcext:value-type="float">
            <text:p>0.0174892156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.6736134642" calcext:value-type="float">
            <text:p>8.673613464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8.655709055" calcext:value-type="float">
            <text:p>8.655709055</text:p>
          </table:table-cell>
          <table:table-cell office:value-type="float" office:value="-0.0004005331" calcext:value-type="float">
            <text:p>-0.0004005331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8.655709055" calcext:value-type="float">
            <text:p>8.65570905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8.5578709673" calcext:value-type="float">
            <text:p>8.5578709673</text:p>
          </table:table-cell>
          <table:table-cell office:value-type="float" office:value="0.0296469141" calcext:value-type="float">
            <text:p>0.0296469141</text:p>
          </table:table-cell>
          <table:table-cell office:value-type="float" office:value="83.1384387633" calcext:value-type="float">
            <text:p>83.1384387633</text:p>
          </table:table-cell>
          <table:table-cell office:value-type="float" office:value="288" calcext:value-type="float">
            <text:p>288</text:p>
          </table:table-cell>
          <table:table-cell office:value-type="float" office:value="8.5578709673" calcext:value-type="float">
            <text:p>8.557870967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8.5544338027" calcext:value-type="float">
            <text:p>8.5544338027</text:p>
          </table:table-cell>
          <table:table-cell office:value-type="float" office:value="-0.0817213651" calcext:value-type="float">
            <text:p>-0.0817213651</text:p>
          </table:table-cell>
          <table:table-cell office:value-type="float" office:value="84.6640419541" calcext:value-type="float">
            <text:p>84.6640419541</text:p>
          </table:table-cell>
          <table:table-cell office:value-type="float" office:value="896" calcext:value-type="float">
            <text:p>896</text:p>
          </table:table-cell>
          <table:table-cell office:value-type="float" office:value="8.5544338027" calcext:value-type="float">
            <text:p>8.5544338027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" calcext:value-type="float">
            <text:p>0.5</text:p>
          </table:table-cell>
          <table:table-cell office:value-type="float" office:value="8.5064435198" calcext:value-type="float">
            <text:p>8.5064435198</text:p>
          </table:table-cell>
          <table:table-cell office:value-type="float" office:value="-0.0803231935" calcext:value-type="float">
            <text:p>-0.0803231935</text:p>
          </table:table-cell>
          <table:table-cell office:value-type="float" office:value="90.5096679919" calcext:value-type="float">
            <text:p>90.5096679919</text:p>
          </table:table-cell>
          <table:table-cell office:value-type="float" office:value="64" calcext:value-type="float">
            <text:p>64</text:p>
          </table:table-cell>
          <table:table-cell office:value-type="float" office:value="8.5064435198" calcext:value-type="float">
            <text:p>8.5064435198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8.3747730414" calcext:value-type="float">
            <text:p>8.3747730414</text:p>
          </table:table-cell>
          <table:table-cell office:value-type="float" office:value="-0.027624671" calcext:value-type="float">
            <text:p>-0.027624671</text:p>
          </table:table-cell>
          <table:table-cell office:value-type="float" office:value="90.5096679919" calcext:value-type="float">
            <text:p>90.5096679919</text:p>
          </table:table-cell>
          <table:table-cell office:value-type="float" office:value="128" calcext:value-type="float">
            <text:p>128</text:p>
          </table:table-cell>
          <table:table-cell office:value-type="float" office:value="8.3747730414" calcext:value-type="float">
            <text:p>8.374773041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8.4634959724" calcext:value-type="float">
            <text:p>8.4634959724</text:p>
          </table:table-cell>
          <table:table-cell office:value-type="float" office:value="-0.1094234139" calcext:value-type="float">
            <text:p>-0.1094234139</text:p>
          </table:table-cell>
          <table:table-cell office:value-type="float" office:value="90.5096679919" calcext:value-type="float">
            <text:p>90.5096679919</text:p>
          </table:table-cell>
          <table:table-cell office:value-type="float" office:value="256" calcext:value-type="float">
            <text:p>256</text:p>
          </table:table-cell>
          <table:table-cell office:value-type="float" office:value="8.4634959724" calcext:value-type="float">
            <text:p>8.463495972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.3260757554" calcext:value-type="float">
            <text:p>8.3260757554</text:p>
          </table:table-cell>
          <table:table-cell office:value-type="float" office:value="0.0823525873" calcext:value-type="float">
            <text:p>0.0823525873</text:p>
          </table:table-cell>
          <table:table-cell office:value-type="float" office:value="90.5096679919" calcext:value-type="float">
            <text:p>90.5096679919</text:p>
          </table:table-cell>
          <table:table-cell office:value-type="float" office:value="512" calcext:value-type="float">
            <text:p>512</text:p>
          </table:table-cell>
          <table:table-cell office:value-type="float" office:value="8.3260757554" calcext:value-type="float">
            <text:p>8.326075755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8.4511242246" calcext:value-type="float">
            <text:p>8.4511242246</text:p>
          </table:table-cell>
          <table:table-cell office:value-type="float" office:value="-0.0946140738" calcext:value-type="float">
            <text:p>-0.0946140738</text:p>
          </table:table-cell>
          <table:table-cell office:value-type="float" office:value="90.5096679919" calcext:value-type="float">
            <text:p>90.5096679919</text:p>
          </table:table-cell>
          <table:table-cell office:value-type="float" office:value="1024" calcext:value-type="float">
            <text:p>1024</text:p>
          </table:table-cell>
          <table:table-cell office:value-type="float" office:value="8.4511242246" calcext:value-type="float">
            <text:p>8.4511242246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office:value-type="float" office:value="8.4194825858" calcext:value-type="float">
            <text:p>8.4194825858</text:p>
          </table:table-cell>
          <table:table-cell office:value-type="float" office:value="-0.031881995" calcext:value-type="float">
            <text:p>-0.031881995</text:p>
          </table:table-cell>
          <table:table-cell office:value-type="float" office:value="90.5096679919" calcext:value-type="float">
            <text:p>90.5096679919</text:p>
          </table:table-cell>
          <table:table-cell office:value-type="float" office:value="2048" calcext:value-type="float">
            <text:p>2048</text:p>
          </table:table-cell>
          <table:table-cell office:value-type="float" office:value="8.4194825858" calcext:value-type="float">
            <text:p>8.4194825858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8.2575212242" calcext:value-type="float">
            <text:p>8.2575212242</text:p>
          </table:table-cell>
          <table:table-cell office:value-type="float" office:value="0.0037877531" calcext:value-type="float">
            <text:p>0.003787753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8.2575212242" calcext:value-type="float">
            <text:p>8.257521224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8.1257670009" calcext:value-type="float">
            <text:p>8.1257670009</text:p>
          </table:table-cell>
          <table:table-cell office:value-type="float" office:value="0.0390794578" calcext:value-type="float">
            <text:p>0.0390794578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office:value-type="float" office:value="8.1257670009" calcext:value-type="float">
            <text:p>8.125767000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.1453620994" calcext:value-type="float">
            <text:p>8.1453620994</text:p>
          </table:table-cell>
          <table:table-cell office:value-type="float" office:value="0.0751396603" calcext:value-type="float">
            <text:p>0.0751396603</text:p>
          </table:table-cell>
          <table:table-cell office:value-type="float" office:value="96" calcext:value-type="float">
            <text:p>96</text:p>
          </table:table-cell>
          <table:table-cell office:value-type="float" office:value="384" calcext:value-type="float">
            <text:p>384</text:p>
          </table:table-cell>
          <table:table-cell office:value-type="float" office:value="8.1453620994" calcext:value-type="float">
            <text:p>8.145362099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8.0710679496" calcext:value-type="float">
            <text:p>8.0710679496</text:p>
          </table:table-cell>
          <table:table-cell office:value-type="float" office:value="0.1088622505" calcext:value-type="float">
            <text:p>0.1088622505</text:p>
          </table:table-cell>
          <table:table-cell office:value-type="float" office:value="97.9795897113" calcext:value-type="float">
            <text:p>97.9795897113</text:p>
          </table:table-cell>
          <table:table-cell office:value-type="float" office:value="240" calcext:value-type="float">
            <text:p>240</text:p>
          </table:table-cell>
          <table:table-cell office:value-type="float" office:value="8.0710679496" calcext:value-type="float">
            <text:p>8.0710679496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8.0791459917" calcext:value-type="float">
            <text:p>8.0791459917</text:p>
          </table:table-cell>
          <table:table-cell office:value-type="float" office:value="-0.0864316203" calcext:value-type="float">
            <text:p>-0.0864316203</text:p>
          </table:table-cell>
          <table:table-cell office:value-type="float" office:value="101.1928851254" calcext:value-type="float">
            <text:p>101.1928851254</text:p>
          </table:table-cell>
          <table:table-cell office:value-type="float" office:value="320" calcext:value-type="float">
            <text:p>320</text:p>
          </table:table-cell>
          <table:table-cell office:value-type="float" office:value="8.0791459917" calcext:value-type="float">
            <text:p>8.079145991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8.1235050394" calcext:value-type="float">
            <text:p>8.1235050394</text:p>
          </table:table-cell>
          <table:table-cell office:value-type="float" office:value="-0.03902436" calcext:value-type="float">
            <text:p>-0.03902436</text:p>
          </table:table-cell>
          <table:table-cell office:value-type="float" office:value="101.1928851254" calcext:value-type="float">
            <text:p>101.1928851254</text:p>
          </table:table-cell>
          <table:table-cell office:value-type="float" office:value="640" calcext:value-type="float">
            <text:p>640</text:p>
          </table:table-cell>
          <table:table-cell office:value-type="float" office:value="8.1235050394" calcext:value-type="float">
            <text:p>8.123505039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8.1687117775" calcext:value-type="float">
            <text:p>8.1687117775</text:p>
          </table:table-cell>
          <table:table-cell office:value-type="float" office:value="0.0678005728" calcext:value-type="float">
            <text:p>0.0678005728</text:p>
          </table:table-cell>
          <table:table-cell office:value-type="float" office:value="101.1928851254" calcext:value-type="float">
            <text:p>101.1928851254</text:p>
          </table:table-cell>
          <table:table-cell office:value-type="float" office:value="1280" calcext:value-type="float">
            <text:p>1280</text:p>
          </table:table-cell>
          <table:table-cell office:value-type="float" office:value="8.1687117775" calcext:value-type="float">
            <text:p>8.1687117775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5" calcext:value-type="float">
            <text:p>0.5</text:p>
          </table:table-cell>
          <table:table-cell office:value-type="float" office:value="8.0734844887" calcext:value-type="float">
            <text:p>8.0734844887</text:p>
          </table:table-cell>
          <table:table-cell office:value-type="float" office:value="0.0966732025" calcext:value-type="float">
            <text:p>0.0966732025</text:p>
          </table:table-cell>
          <table:table-cell office:value-type="float" office:value="101.8233764909" calcext:value-type="float">
            <text:p>101.8233764909</text:p>
          </table:table-cell>
          <table:table-cell office:value-type="float" office:value="72" calcext:value-type="float">
            <text:p>72</text:p>
          </table:table-cell>
          <table:table-cell office:value-type="float" office:value="8.0734844887" calcext:value-type="float">
            <text:p>8.0734844887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float" office:value="8.0099313959" calcext:value-type="float">
            <text:p>8.0099313959</text:p>
          </table:table-cell>
          <table:table-cell office:value-type="float" office:value="-0.0715260239" calcext:value-type="float">
            <text:p>-0.0715260239</text:p>
          </table:table-cell>
          <table:table-cell office:value-type="float" office:value="101.8233764909" calcext:value-type="float">
            <text:p>101.8233764909</text:p>
          </table:table-cell>
          <table:table-cell office:value-type="float" office:value="144" calcext:value-type="float">
            <text:p>144</text:p>
          </table:table-cell>
          <table:table-cell office:value-type="float" office:value="8.0099313959" calcext:value-type="float">
            <text:p>8.009931395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7.894393358" calcext:value-type="float">
            <text:p>7.894393358</text:p>
          </table:table-cell>
          <table:table-cell office:value-type="float" office:value="-0.0145624886" calcext:value-type="float">
            <text:p>-0.0145624886</text:p>
          </table:table-cell>
          <table:table-cell office:value-type="float" office:value="107.33126292" calcext:value-type="float">
            <text:p>107.33126292</text:p>
          </table:table-cell>
          <table:table-cell office:value-type="float" office:value="480" calcext:value-type="float">
            <text:p>480</text:p>
          </table:table-cell>
          <table:table-cell office:value-type="float" office:value="7.894393358" calcext:value-type="float">
            <text:p>7.894393358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7.8206052335" calcext:value-type="float">
            <text:p>7.8206052335</text:p>
          </table:table-cell>
          <table:table-cell office:value-type="float" office:value="-0.0563473134" calcext:value-type="float">
            <text:p>-0.0563473134</text:p>
          </table:table-cell>
          <table:table-cell office:value-type="float" office:value="110.8512516844" calcext:value-type="float">
            <text:p>110.8512516844</text:p>
          </table:table-cell>
          <table:table-cell office:value-type="float" office:value="384" calcext:value-type="float">
            <text:p>384</text:p>
          </table:table-cell>
          <table:table-cell office:value-type="float" office:value="7.8206052335" calcext:value-type="float">
            <text:p>7.820605233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7.7661708866" calcext:value-type="float">
            <text:p>7.7661708866</text:p>
          </table:table-cell>
          <table:table-cell office:value-type="float" office:value="0.0353762651" calcext:value-type="float">
            <text:p>0.0353762651</text:p>
          </table:table-cell>
          <table:table-cell office:value-type="float" office:value="110.8512516844" calcext:value-type="float">
            <text:p>110.8512516844</text:p>
          </table:table-cell>
          <table:table-cell office:value-type="float" office:value="768" calcext:value-type="float">
            <text:p>768</text:p>
          </table:table-cell>
          <table:table-cell office:value-type="float" office:value="7.7661708866" calcext:value-type="float">
            <text:p>7.766170886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office:value-type="float" office:value="7.9481519641" calcext:value-type="float">
            <text:p>7.9481519641</text:p>
          </table:table-cell>
          <table:table-cell office:value-type="float" office:value="0.045271103" calcext:value-type="float">
            <text:p>0.045271103</text:p>
          </table:table-cell>
          <table:table-cell office:value-type="float" office:value="110.8512516844" calcext:value-type="float">
            <text:p>110.8512516844</text:p>
          </table:table-cell>
          <table:table-cell office:value-type="float" office:value="1536" calcext:value-type="float">
            <text:p>1536</text:p>
          </table:table-cell>
          <table:table-cell office:value-type="float" office:value="7.9481519641" calcext:value-type="float">
            <text:p>7.9481519641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7.8145896471" calcext:value-type="float">
            <text:p>7.8145896471</text:p>
          </table:table-cell>
          <table:table-cell office:value-type="float" office:value="-0.0455675833" calcext:value-type="float">
            <text:p>-0.0455675833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7.8145896471" calcext:value-type="float">
            <text:p>7.814589647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7.5834543001" calcext:value-type="float">
            <text:p>7.5834543001</text:p>
          </table:table-cell>
          <table:table-cell office:value-type="float" office:value="0.0460503901" calcext:value-type="float">
            <text:p>0.0460503901</text:p>
          </table:table-cell>
          <table:table-cell office:value-type="float" office:value="112" calcext:value-type="float">
            <text:p>112</text:p>
          </table:table-cell>
          <table:table-cell office:value-type="float" office:value="224" calcext:value-type="float">
            <text:p>224</text:p>
          </table:table-cell>
          <table:table-cell office:value-type="float" office:value="7.5834543001" calcext:value-type="float">
            <text:p>7.5834543001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5" calcext:value-type="float">
            <text:p>0.5</text:p>
          </table:table-cell>
          <table:table-cell office:value-type="float" office:value="7.7650979962" calcext:value-type="float">
            <text:p>7.7650979962</text:p>
          </table:table-cell>
          <table:table-cell office:value-type="float" office:value="0.1006475616" calcext:value-type="float">
            <text:p>0.1006475616</text:p>
          </table:table-cell>
          <table:table-cell office:value-type="float" office:value="113.1370849898" calcext:value-type="float">
            <text:p>113.1370849898</text:p>
          </table:table-cell>
          <table:table-cell office:value-type="float" office:value="80" calcext:value-type="float">
            <text:p>80</text:p>
          </table:table-cell>
          <table:table-cell office:value-type="float" office:value="7.7650979962" calcext:value-type="float">
            <text:p>7.765097996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7.6457065055" calcext:value-type="float">
            <text:p>7.6457065055</text:p>
          </table:table-cell>
          <table:table-cell office:value-type="float" office:value="0.1358722235" calcext:value-type="float">
            <text:p>0.1358722235</text:p>
          </table:table-cell>
          <table:table-cell office:value-type="float" office:value="113.1370849898" calcext:value-type="float">
            <text:p>113.1370849898</text:p>
          </table:table-cell>
          <table:table-cell office:value-type="float" office:value="160" calcext:value-type="float">
            <text:p>160</text:p>
          </table:table-cell>
          <table:table-cell office:value-type="float" office:value="7.6457065055" calcext:value-type="float">
            <text:p>7.645706505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7.747631427" calcext:value-type="float">
            <text:p>7.747631427</text:p>
          </table:table-cell>
          <table:table-cell office:value-type="float" office:value="-0.1037453767" calcext:value-type="float">
            <text:p>-0.1037453767</text:p>
          </table:table-cell>
          <table:table-cell office:value-type="float" office:value="113.1370849898" calcext:value-type="float">
            <text:p>113.1370849898</text:p>
          </table:table-cell>
          <table:table-cell office:value-type="float" office:value="320" calcext:value-type="float">
            <text:p>320</text:p>
          </table:table-cell>
          <table:table-cell office:value-type="float" office:value="7.747631427" calcext:value-type="float">
            <text:p>7.747631427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7.4402250135" calcext:value-type="float">
            <text:p>7.4402250135</text:p>
          </table:table-cell>
          <table:table-cell office:value-type="float" office:value="0.1252924109" calcext:value-type="float">
            <text:p>0.1252924109</text:p>
          </table:table-cell>
          <table:table-cell office:value-type="float" office:value="117.5755076536" calcext:value-type="float">
            <text:p>117.5755076536</text:p>
          </table:table-cell>
          <table:table-cell office:value-type="float" office:value="288" calcext:value-type="float">
            <text:p>288</text:p>
          </table:table-cell>
          <table:table-cell office:value-type="float" office:value="7.4402250135" calcext:value-type="float">
            <text:p>7.440225013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7.5244375513" calcext:value-type="float">
            <text:p>7.5244375513</text:p>
          </table:table-cell>
          <table:table-cell office:value-type="float" office:value="0.0946432419" calcext:value-type="float">
            <text:p>0.0946432419</text:p>
          </table:table-cell>
          <table:table-cell office:value-type="float" office:value="117.5755076536" calcext:value-type="float">
            <text:p>117.5755076536</text:p>
          </table:table-cell>
          <table:table-cell office:value-type="float" office:value="576" calcext:value-type="float">
            <text:p>576</text:p>
          </table:table-cell>
          <table:table-cell office:value-type="float" office:value="7.5244375513" calcext:value-type="float">
            <text:p>7.524437551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7.4775244535" calcext:value-type="float">
            <text:p>7.4775244535</text:p>
          </table:table-cell>
          <table:table-cell office:value-type="float" office:value="0.0715574607" calcext:value-type="float">
            <text:p>0.0715574607</text:p>
          </table:table-cell>
          <table:table-cell office:value-type="float" office:value="119.7330363768" calcext:value-type="float">
            <text:p>119.7330363768</text:p>
          </table:table-cell>
          <table:table-cell office:value-type="float" office:value="896" calcext:value-type="float">
            <text:p>896</text:p>
          </table:table-cell>
          <table:table-cell office:value-type="float" office:value="7.4775244535" calcext:value-type="float">
            <text:p>7.4775244535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4" calcext:value-type="float">
            <text:p>224</text:p>
          </table:table-cell>
          <table:table-cell office:value-type="float" office:value="7.6038757053" calcext:value-type="float">
            <text:p>7.6038757053</text:p>
          </table:table-cell>
          <table:table-cell office:value-type="float" office:value="0.0853980585" calcext:value-type="float">
            <text:p>0.0853980585</text:p>
          </table:table-cell>
          <table:table-cell office:value-type="float" office:value="119.7330363768" calcext:value-type="float">
            <text:p>119.7330363768</text:p>
          </table:table-cell>
          <table:table-cell office:value-type="float" office:value="1792" calcext:value-type="float">
            <text:p>1792</text:p>
          </table:table-cell>
          <table:table-cell office:value-type="float" office:value="7.6038757053" calcext:value-type="float">
            <text:p>7.603875705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7.2773311199" calcext:value-type="float">
            <text:p>7.2773311199</text:p>
          </table:table-cell>
          <table:table-cell office:value-type="float" office:value="0.016518149" calcext:value-type="float">
            <text:p>0.016518149</text:p>
          </table:table-cell>
          <table:table-cell office:value-type="float" office:value="126.4911064067" calcext:value-type="float">
            <text:p>126.4911064067</text:p>
          </table:table-cell>
          <table:table-cell office:value-type="float" office:value="400" calcext:value-type="float">
            <text:p>400</text:p>
          </table:table-cell>
          <table:table-cell office:value-type="float" office:value="7.2773311199" calcext:value-type="float">
            <text:p>7.2773311199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5" calcext:value-type="float">
            <text:p>0.5</text:p>
          </table:table-cell>
          <table:table-cell office:value-type="float" office:value="7.3919916031" calcext:value-type="float">
            <text:p>7.3919916031</text:p>
          </table:table-cell>
          <table:table-cell office:value-type="float" office:value="0.1083062755" calcext:value-type="float">
            <text:p>0.1083062755</text:p>
          </table:table-cell>
          <table:table-cell office:value-type="float" office:value="127.2792206136" calcext:value-type="float">
            <text:p>127.2792206136</text:p>
          </table:table-cell>
          <table:table-cell office:value-type="float" office:value="90" calcext:value-type="float">
            <text:p>90</text:p>
          </table:table-cell>
          <table:table-cell office:value-type="float" office:value="7.3919916031" calcext:value-type="float">
            <text:p>7.3919916031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7.3024457228" calcext:value-type="float">
            <text:p>7.3024457228</text:p>
          </table:table-cell>
          <table:table-cell office:value-type="float" office:value="-0.0106473478" calcext:value-type="float">
            <text:p>-0.0106473478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7.3024457228" calcext:value-type="float">
            <text:p>7.3024457228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7.2317346782" calcext:value-type="float">
            <text:p>7.2317346782</text:p>
          </table:table-cell>
          <table:table-cell office:value-type="float" office:value="-0.0495021533" calcext:value-type="float">
            <text:p>-0.0495021533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7.2317346782" calcext:value-type="float">
            <text:p>7.231734678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7.3206480776" calcext:value-type="float">
            <text:p>7.3206480776</text:p>
          </table:table-cell>
          <table:table-cell office:value-type="float" office:value="-0.0606156553" calcext:value-type="float">
            <text:p>-0.0606156553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7.3206480776" calcext:value-type="float">
            <text:p>7.3206480776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7.3325210272" calcext:value-type="float">
            <text:p>7.3325210272</text:p>
          </table:table-cell>
          <table:table-cell office:value-type="float" office:value="0.007682546" calcext:value-type="float">
            <text:p>0.007682546</text:p>
          </table:table-cell>
          <table:table-cell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office:value-type="float" office:value="7.3325210272" calcext:value-type="float">
            <text:p>7.332521027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7.3311883257" calcext:value-type="float">
            <text:p>7.3311883257</text:p>
          </table:table-cell>
          <table:table-cell office:value-type="float" office:value="-0.0974294103" calcext:value-type="float">
            <text:p>-0.0974294103</text:p>
          </table:table-cell>
          <table:table-cell office:value-type="float" office:value="128" calcext:value-type="float">
            <text:p>128</text:p>
          </table:table-cell>
          <table:table-cell office:value-type="float" office:value="2048" calcext:value-type="float">
            <text:p>2048</text:p>
          </table:table-cell>
          <table:table-cell office:value-type="float" office:value="7.3311883257" calcext:value-type="float">
            <text:p>7.3311883257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7.1130947152" calcext:value-type="float">
            <text:p>7.1130947152</text:p>
          </table:table-cell>
          <table:table-cell office:value-type="float" office:value="-0.0811327754" calcext:value-type="float">
            <text:p>-0.0811327754</text:p>
          </table:table-cell>
          <table:table-cell office:value-type="float" office:value="135.7645019878" calcext:value-type="float">
            <text:p>135.7645019878</text:p>
          </table:table-cell>
          <table:table-cell office:value-type="float" office:value="192" calcext:value-type="float">
            <text:p>192</text:p>
          </table:table-cell>
          <table:table-cell office:value-type="float" office:value="7.1130947152" calcext:value-type="float">
            <text:p>7.113094715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7.1199026643" calcext:value-type="float">
            <text:p>7.1199026643</text:p>
          </table:table-cell>
          <table:table-cell office:value-type="float" office:value="-0.0956288488" calcext:value-type="float">
            <text:p>-0.0956288488</text:p>
          </table:table-cell>
          <table:table-cell office:value-type="float" office:value="135.7645019878" calcext:value-type="float">
            <text:p>135.7645019878</text:p>
          </table:table-cell>
          <table:table-cell office:value-type="float" office:value="384" calcext:value-type="float">
            <text:p>384</text:p>
          </table:table-cell>
          <table:table-cell office:value-type="float" office:value="7.1199026643" calcext:value-type="float">
            <text:p>7.119902664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7.1155703141" calcext:value-type="float">
            <text:p>7.1155703141</text:p>
          </table:table-cell>
          <table:table-cell office:value-type="float" office:value="-0.0985532035" calcext:value-type="float">
            <text:p>-0.0985532035</text:p>
          </table:table-cell>
          <table:table-cell office:value-type="float" office:value="135.7645019878" calcext:value-type="float">
            <text:p>135.7645019878</text:p>
          </table:table-cell>
          <table:table-cell office:value-type="float" office:value="768" calcext:value-type="float">
            <text:p>768</text:p>
          </table:table-cell>
          <table:table-cell office:value-type="float" office:value="7.1155703141" calcext:value-type="float">
            <text:p>7.115570314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6.9092688699" calcext:value-type="float">
            <text:p>6.9092688699</text:p>
          </table:table-cell>
          <table:table-cell office:value-type="float" office:value="0.0747211981" calcext:value-type="float">
            <text:p>0.0747211981</text:p>
          </table:table-cell>
          <table:table-cell office:value-type="float" office:value="137.1714255959" calcext:value-type="float">
            <text:p>137.1714255959</text:p>
          </table:table-cell>
          <table:table-cell office:value-type="float" office:value="336" calcext:value-type="float">
            <text:p>336</text:p>
          </table:table-cell>
          <table:table-cell office:value-type="float" office:value="6.9092688699" calcext:value-type="float">
            <text:p>6.909268869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7.0195246551" calcext:value-type="float">
            <text:p>7.0195246551</text:p>
          </table:table-cell>
          <table:table-cell office:value-type="float" office:value="0.0030578828" calcext:value-type="float">
            <text:p>0.0030578828</text:p>
          </table:table-cell>
          <table:table-cell office:value-type="float" office:value="138.5640646055" calcext:value-type="float">
            <text:p>138.5640646055</text:p>
          </table:table-cell>
          <table:table-cell office:value-type="float" office:value="480" calcext:value-type="float">
            <text:p>480</text:p>
          </table:table-cell>
          <table:table-cell office:value-type="float" office:value="7.0195246551" calcext:value-type="float">
            <text:p>7.019524655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6.8011022721" calcext:value-type="float">
            <text:p>6.8011022721</text:p>
          </table:table-cell>
          <table:table-cell office:value-type="float" office:value="0.1032544581" calcext:value-type="float">
            <text:p>0.1032544581</text:p>
          </table:table-cell>
          <table:table-cell office:value-type="float" office:value="143.10835056" calcext:value-type="float">
            <text:p>143.10835056</text:p>
          </table:table-cell>
          <table:table-cell office:value-type="float" office:value="640" calcext:value-type="float">
            <text:p>640</text:p>
          </table:table-cell>
          <table:table-cell office:value-type="float" office:value="6.8011022721" calcext:value-type="float">
            <text:p>6.801102272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6.9297952756" calcext:value-type="float">
            <text:p>6.9297952756</text:p>
          </table:table-cell>
          <table:table-cell office:value-type="float" office:value="0.0793538601" calcext:value-type="float">
            <text:p>0.0793538601</text:p>
          </table:table-cell>
          <table:table-cell office:value-type="float" office:value="143.10835056" calcext:value-type="float">
            <text:p>143.10835056</text:p>
          </table:table-cell>
          <table:table-cell office:value-type="float" office:value="1280" calcext:value-type="float">
            <text:p>1280</text:p>
          </table:table-cell>
          <table:table-cell office:value-type="float" office:value="6.9297952756" calcext:value-type="float">
            <text:p>6.929795275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0" calcext:value-type="float">
            <text:p>320</text:p>
          </table:table-cell>
          <table:table-cell office:value-type="float" office:value="7.365793704" calcext:value-type="float">
            <text:p>7.365793704</text:p>
          </table:table-cell>
          <table:table-cell office:value-type="float" office:value="0.022137649" calcext:value-type="float">
            <text:p>0.022137649</text:p>
          </table:table-cell>
          <table:table-cell office:value-type="float" office:value="143.10835056" calcext:value-type="float">
            <text:p>143.10835056</text:p>
          </table:table-cell>
          <table:table-cell office:value-type="float" office:value="2560" calcext:value-type="float">
            <text:p>2560</text:p>
          </table:table-cell>
          <table:table-cell office:value-type="float" office:value="7.365793704" calcext:value-type="float">
            <text:p>7.365793704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6.8812037556" calcext:value-type="float">
            <text:p>6.8812037556</text:p>
          </table:table-cell>
          <table:table-cell office:value-type="float" office:value="0.0574051785" calcext:value-type="float">
            <text:p>0.0574051785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float" office:value="6.8812037556" calcext:value-type="float">
            <text:p>6.8812037556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6.6660381104" calcext:value-type="float">
            <text:p>6.6660381104</text:p>
          </table:table-cell>
          <table:table-cell office:value-type="float" office:value="0.0739251677" calcext:value-type="float">
            <text:p>0.0739251677</text:p>
          </table:table-cell>
          <table:table-cell office:value-type="float" office:value="144" calcext:value-type="float">
            <text:p>144</text:p>
          </table:table-cell>
          <table:table-cell office:value-type="float" office:value="288" calcext:value-type="float">
            <text:p>288</text:p>
          </table:table-cell>
          <table:table-cell office:value-type="float" office:value="6.6660381104" calcext:value-type="float">
            <text:p>6.6660381104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6.560975023" calcext:value-type="float">
            <text:p>6.560975023</text:p>
          </table:table-cell>
          <table:table-cell office:value-type="float" office:value="0.1022685539" calcext:value-type="float">
            <text:p>0.1022685539</text:p>
          </table:table-cell>
          <table:table-cell office:value-type="float" office:value="151.7893276881" calcext:value-type="float">
            <text:p>151.7893276881</text:p>
          </table:table-cell>
          <table:table-cell office:value-type="float" office:value="480" calcext:value-type="float">
            <text:p>480</text:p>
          </table:table-cell>
          <table:table-cell office:value-type="float" office:value="6.560975023" calcext:value-type="float">
            <text:p>6.56097502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6.6885403071" calcext:value-type="float">
            <text:p>6.6885403071</text:p>
          </table:table-cell>
          <table:table-cell office:value-type="float" office:value="-0.0738400228" calcext:value-type="float">
            <text:p>-0.0738400228</text:p>
          </table:table-cell>
          <table:table-cell office:value-type="float" office:value="151.7893276881" calcext:value-type="float">
            <text:p>151.7893276881</text:p>
          </table:table-cell>
          <table:table-cell office:value-type="float" office:value="960" calcext:value-type="float">
            <text:p>960</text:p>
          </table:table-cell>
          <table:table-cell office:value-type="float" office:value="6.6885403071" calcext:value-type="float">
            <text:p>6.6885403071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6.5327004621" calcext:value-type="float">
            <text:p>6.5327004621</text:p>
          </table:table-cell>
          <table:table-cell office:value-type="float" office:value="-0.0185106032" calcext:value-type="float">
            <text:p>-0.0185106032</text:p>
          </table:table-cell>
          <table:table-cell office:value-type="float" office:value="156.7673435381" calcext:value-type="float">
            <text:p>156.7673435381</text:p>
          </table:table-cell>
          <table:table-cell office:value-type="float" office:value="384" calcext:value-type="float">
            <text:p>384</text:p>
          </table:table-cell>
          <table:table-cell office:value-type="float" office:value="6.5327004621" calcext:value-type="float">
            <text:p>6.532700462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6.6007055522" calcext:value-type="float">
            <text:p>6.6007055522</text:p>
          </table:table-cell>
          <table:table-cell office:value-type="float" office:value="-0.0711373743" calcext:value-type="float">
            <text:p>-0.0711373743</text:p>
          </table:table-cell>
          <table:table-cell office:value-type="float" office:value="156.7673435381" calcext:value-type="float">
            <text:p>156.7673435381</text:p>
          </table:table-cell>
          <table:table-cell office:value-type="float" office:value="768" calcext:value-type="float">
            <text:p>768</text:p>
          </table:table-cell>
          <table:table-cell office:value-type="float" office:value="6.6007055522" calcext:value-type="float">
            <text:p>6.600705552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6.5953251087" calcext:value-type="float">
            <text:p>6.5953251087</text:p>
          </table:table-cell>
          <table:table-cell office:value-type="float" office:value="0.0325047077" calcext:value-type="float">
            <text:p>0.0325047077</text:p>
          </table:table-cell>
          <table:table-cell office:value-type="float" office:value="156.7673435381" calcext:value-type="float">
            <text:p>156.7673435381</text:p>
          </table:table-cell>
          <table:table-cell office:value-type="float" office:value="1536" calcext:value-type="float">
            <text:p>1536</text:p>
          </table:table-cell>
          <table:table-cell office:value-type="float" office:value="6.5953251087" calcext:value-type="float">
            <text:p>6.595325108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4" calcext:value-type="float">
            <text:p>384</text:p>
          </table:table-cell>
          <table:table-cell office:value-type="float" office:value="6.8568337688" calcext:value-type="float">
            <text:p>6.8568337688</text:p>
          </table:table-cell>
          <table:table-cell office:value-type="float" office:value="-0.0375456439" calcext:value-type="float">
            <text:p>-0.0375456439</text:p>
          </table:table-cell>
          <table:table-cell office:value-type="float" office:value="156.7673435381" calcext:value-type="float">
            <text:p>156.7673435381</text:p>
          </table:table-cell>
          <table:table-cell office:value-type="float" office:value="3072" calcext:value-type="float">
            <text:p>3072</text:p>
          </table:table-cell>
          <table:table-cell office:value-type="float" office:value="6.8568337688" calcext:value-type="float">
            <text:p>6.8568337688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float" office:value="6.3622964876" calcext:value-type="float">
            <text:p>6.3622964876</text:p>
          </table:table-cell>
          <table:table-cell office:value-type="float" office:value="0.0264112641" calcext:value-type="float">
            <text:p>0.0264112641</text:p>
          </table:table-cell>
          <table:table-cell office:value-type="float" office:value="158.3919189858" calcext:value-type="float">
            <text:p>158.3919189858</text:p>
          </table:table-cell>
          <table:table-cell office:value-type="float" office:value="224" calcext:value-type="float">
            <text:p>224</text:p>
          </table:table-cell>
          <table:table-cell office:value-type="float" office:value="6.3622964876" calcext:value-type="float">
            <text:p>6.362296487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6.4622263028" calcext:value-type="float">
            <text:p>6.4622263028</text:p>
          </table:table-cell>
          <table:table-cell office:value-type="float" office:value="-0.0330766604" calcext:value-type="float">
            <text:p>-0.0330766604</text:p>
          </table:table-cell>
          <table:table-cell office:value-type="float" office:value="158.3919189858" calcext:value-type="float">
            <text:p>158.3919189858</text:p>
          </table:table-cell>
          <table:table-cell office:value-type="float" office:value="448" calcext:value-type="float">
            <text:p>448</text:p>
          </table:table-cell>
          <table:table-cell office:value-type="float" office:value="6.4622263028" calcext:value-type="float">
            <text:p>6.4622263028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6.447826802" calcext:value-type="float">
            <text:p>6.447826802</text:p>
          </table:table-cell>
          <table:table-cell office:value-type="float" office:value="-0.1052408147" calcext:value-type="float">
            <text:p>-0.1052408147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6.447826802" calcext:value-type="float">
            <text:p>6.447826802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6.3981646505" calcext:value-type="float">
            <text:p>6.3981646505</text:p>
          </table:table-cell>
          <table:table-cell office:value-type="float" office:value="-0.0010515135" calcext:value-type="float">
            <text:p>-0.0010515135</text:p>
          </table:table-cell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office:value-type="float" office:value="6.3981646505" calcext:value-type="float">
            <text:p>6.398164650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6.5292012988" calcext:value-type="float">
            <text:p>6.5292012988</text:p>
          </table:table-cell>
          <table:table-cell office:value-type="float" office:value="-0.0889129364" calcext:value-type="float">
            <text:p>-0.0889129364</text:p>
          </table:table-cell>
          <table:table-cell office:value-type="float" office:value="160" calcext:value-type="float">
            <text:p>160</text:p>
          </table:table-cell>
          <table:table-cell office:value-type="float" office:value="640" calcext:value-type="float">
            <text:p>640</text:p>
          </table:table-cell>
          <table:table-cell office:value-type="float" office:value="6.5292012988" calcext:value-type="float">
            <text:p>6.529201298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6.3970888969" calcext:value-type="float">
            <text:p>6.3970888969</text:p>
          </table:table-cell>
          <table:table-cell office:value-type="float" office:value="-0.1676856616" calcext:value-type="float">
            <text:p>-0.1676856616</text:p>
          </table:table-cell>
          <table:table-cell office:value-type="float" office:value="166.2768775266" calcext:value-type="float">
            <text:p>166.2768775266</text:p>
          </table:table-cell>
          <table:table-cell office:value-type="float" office:value="576" calcext:value-type="float">
            <text:p>576</text:p>
          </table:table-cell>
          <table:table-cell office:value-type="float" office:value="6.3970888969" calcext:value-type="float">
            <text:p>6.397088896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6.2014574798" calcext:value-type="float">
            <text:p>6.2014574798</text:p>
          </table:table-cell>
          <table:table-cell office:value-type="float" office:value="0.0958268286" calcext:value-type="float">
            <text:p>0.0958268286</text:p>
          </table:table-cell>
          <table:table-cell office:value-type="float" office:value="166.2768775266" calcext:value-type="float">
            <text:p>166.2768775266</text:p>
          </table:table-cell>
          <table:table-cell office:value-type="float" office:value="1152" calcext:value-type="float">
            <text:p>1152</text:p>
          </table:table-cell>
          <table:table-cell office:value-type="float" office:value="6.2014574798" calcext:value-type="float">
            <text:p>6.2014574798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2" calcext:value-type="float">
            <text:p>112</text:p>
          </table:table-cell>
          <table:table-cell office:value-type="float" office:value="6.1050638233" calcext:value-type="float">
            <text:p>6.1050638233</text:p>
          </table:table-cell>
          <table:table-cell office:value-type="float" office:value="0.1669453882" calcext:value-type="float">
            <text:p>0.1669453882</text:p>
          </table:table-cell>
          <table:table-cell office:value-type="float" office:value="169.3280839081" calcext:value-type="float">
            <text:p>169.3280839081</text:p>
          </table:table-cell>
          <table:table-cell office:value-type="float" office:value="1792" calcext:value-type="float">
            <text:p>1792</text:p>
          </table:table-cell>
          <table:table-cell office:value-type="float" office:value="6.1050638233" calcext:value-type="float">
            <text:p>6.1050638233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5.9712312801" calcext:value-type="float">
            <text:p>5.9712312801</text:p>
          </table:table-cell>
          <table:table-cell office:value-type="float" office:value="0.0519145656" calcext:value-type="float">
            <text:p>0.0519145656</text:p>
          </table:table-cell>
          <table:table-cell office:value-type="float" office:value="176.3632614804" calcext:value-type="float">
            <text:p>176.3632614804</text:p>
          </table:table-cell>
          <table:table-cell office:value-type="float" office:value="432" calcext:value-type="float">
            <text:p>432</text:p>
          </table:table-cell>
          <table:table-cell office:value-type="float" office:value="5.9712312801" calcext:value-type="float">
            <text:p>5.971231280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6.1574205433" calcext:value-type="float">
            <text:p>6.1574205433</text:p>
          </table:table-cell>
          <table:table-cell office:value-type="float" office:value="-0.1110938279" calcext:value-type="float">
            <text:p>-0.1110938279</text:p>
          </table:table-cell>
          <table:table-cell office:value-type="float" office:value="177.0875489694" calcext:value-type="float">
            <text:p>177.0875489694</text:p>
          </table:table-cell>
          <table:table-cell office:value-type="float" office:value="560" calcext:value-type="float">
            <text:p>560</text:p>
          </table:table-cell>
          <table:table-cell office:value-type="float" office:value="6.1574205433" calcext:value-type="float">
            <text:p>6.1574205433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6.1642171555" calcext:value-type="float">
            <text:p>6.1642171555</text:p>
          </table:table-cell>
          <table:table-cell office:value-type="float" office:value="-0.0952597124" calcext:value-type="float">
            <text:p>-0.0952597124</text:p>
          </table:table-cell>
          <table:table-cell office:value-type="float" office:value="178.8854382" calcext:value-type="float">
            <text:p>178.8854382</text:p>
          </table:table-cell>
          <table:table-cell office:value-type="float" office:value="800" calcext:value-type="float">
            <text:p>800</text:p>
          </table:table-cell>
          <table:table-cell office:value-type="float" office:value="6.1642171555" calcext:value-type="float">
            <text:p>6.164217155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6.0474491972" calcext:value-type="float">
            <text:p>6.0474491972</text:p>
          </table:table-cell>
          <table:table-cell office:value-type="float" office:value="0.0093868573" calcext:value-type="float">
            <text:p>0.0093868573</text:p>
          </table:table-cell>
          <table:table-cell office:value-type="float" office:value="179.5995545652" calcext:value-type="float">
            <text:p>179.5995545652</text:p>
          </table:table-cell>
          <table:table-cell office:value-type="float" office:value="1344" calcext:value-type="float">
            <text:p>1344</text:p>
          </table:table-cell>
          <table:table-cell office:value-type="float" office:value="6.0474491972" calcext:value-type="float">
            <text:p>6.0474491972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6.0945833864" calcext:value-type="float">
            <text:p>6.0945833864</text:p>
          </table:table-cell>
          <table:table-cell office:value-type="float" office:value="-0.0843612474" calcext:value-type="float">
            <text:p>-0.0843612474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6.0945833864" calcext:value-type="float">
            <text:p>6.0945833864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6.0945833864" calcext:value-type="float">
            <text:p>6.094583386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5.9120240244" calcext:value-type="float">
            <text:p>5.9120240244</text:p>
          </table:table-cell>
          <table:table-cell office:value-type="float" office:value="-0.0796737481" calcext:value-type="float">
            <text:p>-0.0796737481</text:p>
          </table:table-cell>
          <table:table-cell office:value-type="float" office:value="181.0193359838" calcext:value-type="float">
            <text:p>181.0193359838</text:p>
          </table:table-cell>
          <table:table-cell office:value-type="float" office:value="256" calcext:value-type="float">
            <text:p>256</text:p>
          </table:table-cell>
          <table:table-cell office:value-type="float" office:value="5.9120240244" calcext:value-type="float">
            <text:p>5.9120240244</text:p>
          </table:table-cell>
          <table:table-cell/>
          <table:table-cell office:value-type="float" office:value="181.0193359838" calcext:value-type="float">
            <text:p>181.0193359838</text:p>
          </table:table-cell>
          <table:table-cell office:value-type="float" office:value="5.9120240244" calcext:value-type="float">
            <text:p>5.91202402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5.9804016409" calcext:value-type="float">
            <text:p>5.9804016409</text:p>
          </table:table-cell>
          <table:table-cell office:value-type="float" office:value="-0.0269435541" calcext:value-type="float">
            <text:p>-0.0269435541</text:p>
          </table:table-cell>
          <table:table-cell office:value-type="float" office:value="181.0193359838" calcext:value-type="float">
            <text:p>181.0193359838</text:p>
          </table:table-cell>
          <table:table-cell office:value-type="float" office:value="512" calcext:value-type="float">
            <text:p>512</text:p>
          </table:table-cell>
          <table:table-cell office:value-type="float" office:value="5.9804016409" calcext:value-type="float">
            <text:p>5.9804016409</text:p>
          </table:table-cell>
          <table:table-cell/>
          <table:table-cell office:value-type="float" office:value="181.0193359838" calcext:value-type="float">
            <text:p>181.0193359838</text:p>
          </table:table-cell>
          <table:table-cell office:value-type="float" office:value="5.9804016409" calcext:value-type="float">
            <text:p>5.9804016409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6.0511108883" calcext:value-type="float">
            <text:p>6.0511108883</text:p>
          </table:table-cell>
          <table:table-cell office:value-type="float" office:value="0.0141451138" calcext:value-type="float">
            <text:p>0.0141451138</text:p>
          </table:table-cell>
          <table:table-cell office:value-type="float" office:value="181.0193359838" calcext:value-type="float">
            <text:p>181.0193359838</text:p>
          </table:table-cell>
          <table:table-cell office:value-type="float" office:value="1024" calcext:value-type="float">
            <text:p>1024</text:p>
          </table:table-cell>
          <table:table-cell office:value-type="float" office:value="6.0511108883" calcext:value-type="float">
            <text:p>6.0511108883</text:p>
          </table:table-cell>
          <table:table-cell/>
          <table:table-cell office:value-type="float" office:value="181.0193359838" calcext:value-type="float">
            <text:p>181.0193359838</text:p>
          </table:table-cell>
          <table:table-cell office:value-type="float" office:value="6.0511108883" calcext:value-type="float">
            <text:p>6.05111088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6.064449925" calcext:value-type="float">
            <text:p>6.064449925</text:p>
          </table:table-cell>
          <table:table-cell office:value-type="float" office:value="-0.0679558157" calcext:value-type="float">
            <text:p>-0.0679558157</text:p>
          </table:table-cell>
          <table:table-cell office:value-type="float" office:value="181.0193359838" calcext:value-type="float">
            <text:p>181.0193359838</text:p>
          </table:table-cell>
          <table:table-cell office:value-type="float" office:value="2048" calcext:value-type="float">
            <text:p>2048</text:p>
          </table:table-cell>
          <table:table-cell office:value-type="float" office:value="6.064449925" calcext:value-type="float">
            <text:p>6.064449925</text:p>
          </table:table-cell>
          <table:table-cell/>
          <table:table-cell office:value-type="float" office:value="181.0193359838" calcext:value-type="float">
            <text:p>181.0193359838</text:p>
          </table:table-cell>
          <table:table-cell office:value-type="float" office:value="6.064449925" calcext:value-type="float">
            <text:p>6.0644499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2" calcext:value-type="float">
            <text:p>512</text:p>
          </table:table-cell>
          <table:table-cell office:value-type="float" office:value="6.1010720394" calcext:value-type="float">
            <text:p>6.1010720394</text:p>
          </table:table-cell>
          <table:table-cell office:value-type="float" office:value="-0.0962763893" calcext:value-type="float">
            <text:p>-0.0962763893</text:p>
          </table:table-cell>
          <table:table-cell office:value-type="float" office:value="181.0193359838" calcext:value-type="float">
            <text:p>181.0193359838</text:p>
          </table:table-cell>
          <table:table-cell office:value-type="float" office:value="4096" calcext:value-type="float">
            <text:p>4096</text:p>
          </table:table-cell>
          <table:table-cell office:value-type="float" office:value="6.1010720394" calcext:value-type="float">
            <text:p>6.1010720394</text:p>
          </table:table-cell>
          <table:table-cell/>
          <table:table-cell office:value-type="float" office:value="181.0193359838" calcext:value-type="float">
            <text:p>181.0193359838</text:p>
          </table:table-cell>
          <table:table-cell office:value-type="float" office:value="6.1010720394" calcext:value-type="float">
            <text:p>6.101072039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5.6730484564" calcext:value-type="float">
            <text:p>5.6730484564</text:p>
          </table:table-cell>
          <table:table-cell office:value-type="float" office:value="-0.0130564786" calcext:value-type="float">
            <text:p>-0.0130564786</text:p>
          </table:table-cell>
          <table:table-cell office:value-type="float" office:value="192" calcext:value-type="float">
            <text:p>192</text:p>
          </table:table-cell>
          <table:table-cell office:value-type="float" office:value="384" calcext:value-type="float">
            <text:p>384</text:p>
          </table:table-cell>
          <table:table-cell office:value-type="float" office:value="5.6730484564" calcext:value-type="float">
            <text:p>5.6730484564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5.6730484564" calcext:value-type="float">
            <text:p>5.67304845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5.8679729754" calcext:value-type="float">
            <text:p>5.8679729754</text:p>
          </table:table-cell>
          <table:table-cell office:value-type="float" office:value="-0.1059206048" calcext:value-type="float">
            <text:p>-0.1059206048</text:p>
          </table:table-cell>
          <table:table-cell office:value-type="float" office:value="192" calcext:value-type="float">
            <text:p>192</text:p>
          </table:table-cell>
          <table:table-cell office:value-type="float" office:value="768" calcext:value-type="float">
            <text:p>768</text:p>
          </table:table-cell>
          <table:table-cell office:value-type="float" office:value="5.8679729754" calcext:value-type="float">
            <text:p>5.8679729754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5.8679729754" calcext:value-type="float">
            <text:p>5.86797297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5.762090217" calcext:value-type="float">
            <text:p>5.762090217</text:p>
          </table:table-cell>
          <table:table-cell office:value-type="float" office:value="0.0345453096" calcext:value-type="float">
            <text:p>0.0345453096</text:p>
          </table:table-cell>
          <table:table-cell office:value-type="float" office:value="192" calcext:value-type="float">
            <text:p>192</text:p>
          </table:table-cell>
          <table:table-cell office:value-type="float" office:value="1536" calcext:value-type="float">
            <text:p>1536</text:p>
          </table:table-cell>
          <table:table-cell office:value-type="float" office:value="5.762090217" calcext:value-type="float">
            <text:p>5.762090217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5.762090217" calcext:value-type="float">
            <text:p>5.76209021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5.7328303265" calcext:value-type="float">
            <text:p>5.7328303265</text:p>
          </table:table-cell>
          <table:table-cell office:value-type="float" office:value="-0.0039264716" calcext:value-type="float">
            <text:p>-0.0039264716</text:p>
          </table:table-cell>
          <table:table-cell office:value-type="float" office:value="193.9896904477" calcext:value-type="float">
            <text:p>193.9896904477</text:p>
          </table:table-cell>
          <table:table-cell office:value-type="float" office:value="672" calcext:value-type="float">
            <text:p>672</text:p>
          </table:table-cell>
          <table:table-cell office:value-type="float" office:value="5.7328303265" calcext:value-type="float">
            <text:p>5.7328303265</text:p>
          </table:table-cell>
          <table:table-cell/>
          <table:table-cell office:value-type="float" office:value="193.9896904477" calcext:value-type="float">
            <text:p>193.9896904477</text:p>
          </table:table-cell>
          <table:table-cell office:value-type="float" office:value="5.7328303265" calcext:value-type="float">
            <text:p>5.73283032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5.6865393773" calcext:value-type="float">
            <text:p>5.6865393773</text:p>
          </table:table-cell>
          <table:table-cell office:value-type="float" office:value="-0.0884483127" calcext:value-type="float">
            <text:p>-0.0884483127</text:p>
          </table:table-cell>
          <table:table-cell office:value-type="float" office:value="195.9591794227" calcext:value-type="float">
            <text:p>195.9591794227</text:p>
          </table:table-cell>
          <table:table-cell office:value-type="float" office:value="480" calcext:value-type="float">
            <text:p>480</text:p>
          </table:table-cell>
          <table:table-cell office:value-type="float" office:value="5.6865393773" calcext:value-type="float">
            <text:p>5.6865393773</text:p>
          </table:table-cell>
          <table:table-cell/>
          <table:table-cell office:value-type="float" office:value="195.9591794227" calcext:value-type="float">
            <text:p>195.9591794227</text:p>
          </table:table-cell>
          <table:table-cell office:value-type="float" office:value="5.6865393773" calcext:value-type="float">
            <text:p>5.686539377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5.8414142213" calcext:value-type="float">
            <text:p>5.8414142213</text:p>
          </table:table-cell>
          <table:table-cell office:value-type="float" office:value="-0.1801067244" calcext:value-type="float">
            <text:p>-0.1801067244</text:p>
          </table:table-cell>
          <table:table-cell office:value-type="float" office:value="195.9591794227" calcext:value-type="float">
            <text:p>195.9591794227</text:p>
          </table:table-cell>
          <table:table-cell office:value-type="float" office:value="960" calcext:value-type="float">
            <text:p>960</text:p>
          </table:table-cell>
          <table:table-cell office:value-type="float" office:value="5.8414142213" calcext:value-type="float">
            <text:p>5.8414142213</text:p>
          </table:table-cell>
          <table:table-cell/>
          <table:table-cell office:value-type="float" office:value="195.9591794227" calcext:value-type="float">
            <text:p>195.9591794227</text:p>
          </table:table-cell>
          <table:table-cell office:value-type="float" office:value="5.8414142213" calcext:value-type="float">
            <text:p>5.84141422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5.4642097534" calcext:value-type="float">
            <text:p>5.4642097534</text:p>
          </table:table-cell>
          <table:table-cell office:value-type="float" office:value="0.0113144566" calcext:value-type="float">
            <text:p>0.0113144566</text:p>
          </table:table-cell>
          <table:table-cell office:value-type="float" office:value="202.3857702508" calcext:value-type="float">
            <text:p>202.3857702508</text:p>
          </table:table-cell>
          <table:table-cell office:value-type="float" office:value="640" calcext:value-type="float">
            <text:p>640</text:p>
          </table:table-cell>
          <table:table-cell office:value-type="float" office:value="5.4642097534" calcext:value-type="float">
            <text:p>5.4642097534</text:p>
          </table:table-cell>
          <table:table-cell/>
          <table:table-cell office:value-type="float" office:value="202.3857702508" calcext:value-type="float">
            <text:p>202.3857702508</text:p>
          </table:table-cell>
          <table:table-cell office:value-type="float" office:value="5.4642097534" calcext:value-type="float">
            <text:p>5.46420975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.6691623288" calcext:value-type="float">
            <text:p>5.6691623288</text:p>
          </table:table-cell>
          <table:table-cell office:value-type="float" office:value="-0.0523120672" calcext:value-type="float">
            <text:p>-0.0523120672</text:p>
          </table:table-cell>
          <table:table-cell office:value-type="float" office:value="202.3857702508" calcext:value-type="float">
            <text:p>202.3857702508</text:p>
          </table:table-cell>
          <table:table-cell office:value-type="float" office:value="1280" calcext:value-type="float">
            <text:p>1280</text:p>
          </table:table-cell>
          <table:table-cell office:value-type="float" office:value="5.6691623288" calcext:value-type="float">
            <text:p>5.6691623288</text:p>
          </table:table-cell>
          <table:table-cell/>
          <table:table-cell office:value-type="float" office:value="202.3857702508" calcext:value-type="float">
            <text:p>202.3857702508</text:p>
          </table:table-cell>
          <table:table-cell office:value-type="float" office:value="5.6691623288" calcext:value-type="float">
            <text:p>5.66916232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float" office:value="5.6746554987" calcext:value-type="float">
            <text:p>5.6746554987</text:p>
          </table:table-cell>
          <table:table-cell office:value-type="float" office:value="0.172478837" calcext:value-type="float">
            <text:p>0.172478837</text:p>
          </table:table-cell>
          <table:table-cell office:value-type="float" office:value="202.3857702508" calcext:value-type="float">
            <text:p>202.3857702508</text:p>
          </table:table-cell>
          <table:table-cell office:value-type="float" office:value="2560" calcext:value-type="float">
            <text:p>2560</text:p>
          </table:table-cell>
          <table:table-cell office:value-type="float" office:value="5.6746554987" calcext:value-type="float">
            <text:p>5.6746554987</text:p>
          </table:table-cell>
          <table:table-cell/>
          <table:table-cell office:value-type="float" office:value="202.3857702508" calcext:value-type="float">
            <text:p>202.3857702508</text:p>
          </table:table-cell>
          <table:table-cell office:value-type="float" office:value="5.6746554987" calcext:value-type="float">
            <text:p>5.674655498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5.4539929285" calcext:value-type="float">
            <text:p>5.4539929285</text:p>
          </table:table-cell>
          <table:table-cell office:value-type="float" office:value="-0.0787517384" calcext:value-type="float">
            <text:p>-0.0787517384</text:p>
          </table:table-cell>
          <table:table-cell office:value-type="float" office:value="203.6467529817" calcext:value-type="float">
            <text:p>203.6467529817</text:p>
          </table:table-cell>
          <table:table-cell office:value-type="float" office:value="288" calcext:value-type="float">
            <text:p>288</text:p>
          </table:table-cell>
          <table:table-cell office:value-type="float" office:value="5.4539929285" calcext:value-type="float">
            <text:p>5.4539929285</text:p>
          </table:table-cell>
          <table:table-cell/>
          <table:table-cell office:value-type="float" office:value="203.6467529817" calcext:value-type="float">
            <text:p>203.6467529817</text:p>
          </table:table-cell>
          <table:table-cell office:value-type="float" office:value="5.4539929285" calcext:value-type="float">
            <text:p>5.453992928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5.4719954869" calcext:value-type="float">
            <text:p>5.4719954869</text:p>
          </table:table-cell>
          <table:table-cell office:value-type="float" office:value="0.0269644296" calcext:value-type="float">
            <text:p>0.0269644296</text:p>
          </table:table-cell>
          <table:table-cell office:value-type="float" office:value="203.6467529817" calcext:value-type="float">
            <text:p>203.6467529817</text:p>
          </table:table-cell>
          <table:table-cell office:value-type="float" office:value="576" calcext:value-type="float">
            <text:p>576</text:p>
          </table:table-cell>
          <table:table-cell office:value-type="float" office:value="5.4719954869" calcext:value-type="float">
            <text:p>5.4719954869</text:p>
          </table:table-cell>
          <table:table-cell/>
          <table:table-cell office:value-type="float" office:value="203.6467529817" calcext:value-type="float">
            <text:p>203.6467529817</text:p>
          </table:table-cell>
          <table:table-cell office:value-type="float" office:value="5.4719954869" calcext:value-type="float">
            <text:p>5.47199548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5.4614359928" calcext:value-type="float">
            <text:p>5.4614359928</text:p>
          </table:table-cell>
          <table:table-cell office:value-type="float" office:value="-0.0830227163" calcext:value-type="float">
            <text:p>-0.0830227163</text:p>
          </table:table-cell>
          <table:table-cell office:value-type="float" office:value="214.66252584" calcext:value-type="float">
            <text:p>214.66252584</text:p>
          </table:table-cell>
          <table:table-cell office:value-type="float" office:value="960" calcext:value-type="float">
            <text:p>960</text:p>
          </table:table-cell>
          <table:table-cell office:value-type="float" office:value="5.4614359928" calcext:value-type="float">
            <text:p>5.4614359928</text:p>
          </table:table-cell>
          <table:table-cell/>
          <table:table-cell office:value-type="float" office:value="214.66252584" calcext:value-type="float">
            <text:p>214.66252584</text:p>
          </table:table-cell>
          <table:table-cell office:value-type="float" office:value="5.4614359928" calcext:value-type="float">
            <text:p>5.46143599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5.4081565789" calcext:value-type="float">
            <text:p>5.4081565789</text:p>
          </table:table-cell>
          <table:table-cell office:value-type="float" office:value="0.0699866624" calcext:value-type="float">
            <text:p>0.0699866624</text:p>
          </table:table-cell>
          <table:table-cell office:value-type="float" office:value="214.66252584" calcext:value-type="float">
            <text:p>214.66252584</text:p>
          </table:table-cell>
          <table:table-cell office:value-type="float" office:value="1920" calcext:value-type="float">
            <text:p>1920</text:p>
          </table:table-cell>
          <table:table-cell office:value-type="float" office:value="5.4081565789" calcext:value-type="float">
            <text:p>5.4081565789</text:p>
          </table:table-cell>
          <table:table-cell/>
          <table:table-cell office:value-type="float" office:value="214.66252584" calcext:value-type="float">
            <text:p>214.66252584</text:p>
          </table:table-cell>
          <table:table-cell office:value-type="float" office:value="5.4081565789" calcext:value-type="float">
            <text:p>5.40815657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5.1537993618" calcext:value-type="float">
            <text:p>5.1537993618</text:p>
          </table:table-cell>
          <table:table-cell office:value-type="float" office:value="0.0610703145" calcext:value-type="float">
            <text:p>0.0610703145</text:p>
          </table:table-cell>
          <table:table-cell office:value-type="float" office:value="221.7025033688" calcext:value-type="float">
            <text:p>221.7025033688</text:p>
          </table:table-cell>
          <table:table-cell office:value-type="float" office:value="768" calcext:value-type="float">
            <text:p>768</text:p>
          </table:table-cell>
          <table:table-cell office:value-type="float" office:value="5.1537993618" calcext:value-type="float">
            <text:p>5.1537993618</text:p>
          </table:table-cell>
          <table:table-cell/>
          <table:table-cell office:value-type="float" office:value="221.7025033688" calcext:value-type="float">
            <text:p>221.7025033688</text:p>
          </table:table-cell>
          <table:table-cell office:value-type="float" office:value="5.1537993618" calcext:value-type="float">
            <text:p>5.15379936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5.3406438594" calcext:value-type="float">
            <text:p>5.3406438594</text:p>
          </table:table-cell>
          <table:table-cell office:value-type="float" office:value="-0.0952444187" calcext:value-type="float">
            <text:p>-0.0952444187</text:p>
          </table:table-cell>
          <table:table-cell office:value-type="float" office:value="221.7025033688" calcext:value-type="float">
            <text:p>221.7025033688</text:p>
          </table:table-cell>
          <table:table-cell office:value-type="float" office:value="1536" calcext:value-type="float">
            <text:p>1536</text:p>
          </table:table-cell>
          <table:table-cell office:value-type="float" office:value="5.3406438594" calcext:value-type="float">
            <text:p>5.3406438594</text:p>
          </table:table-cell>
          <table:table-cell/>
          <table:table-cell office:value-type="float" office:value="221.7025033688" calcext:value-type="float">
            <text:p>221.7025033688</text:p>
          </table:table-cell>
          <table:table-cell office:value-type="float" office:value="5.3406438594" calcext:value-type="float">
            <text:p>5.34064385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office:value-type="float" office:value="5.4448354378" calcext:value-type="float">
            <text:p>5.4448354378</text:p>
          </table:table-cell>
          <table:table-cell office:value-type="float" office:value="0.0785193052" calcext:value-type="float">
            <text:p>0.0785193052</text:p>
          </table:table-cell>
          <table:table-cell office:value-type="float" office:value="221.7025033688" calcext:value-type="float">
            <text:p>221.7025033688</text:p>
          </table:table-cell>
          <table:table-cell office:value-type="float" office:value="3072" calcext:value-type="float">
            <text:p>3072</text:p>
          </table:table-cell>
          <table:table-cell office:value-type="float" office:value="5.4448354378" calcext:value-type="float">
            <text:p>5.4448354378</text:p>
          </table:table-cell>
          <table:table-cell/>
          <table:table-cell office:value-type="float" office:value="221.7025033688" calcext:value-type="float">
            <text:p>221.7025033688</text:p>
          </table:table-cell>
          <table:table-cell office:value-type="float" office:value="5.4448354378" calcext:value-type="float">
            <text:p>5.444835437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float" office:value="5.1245688973" calcext:value-type="float">
            <text:p>5.1245688973</text:p>
          </table:table-cell>
          <table:table-cell office:value-type="float" office:value="-0.0201713999" calcext:value-type="float">
            <text:p>-0.0201713999</text:p>
          </table:table-cell>
          <table:table-cell office:value-type="float" office:value="224" calcext:value-type="float">
            <text:p>224</text:p>
          </table:table-cell>
          <table:table-cell office:value-type="float" office:value="448" calcext:value-type="float">
            <text:p>448</text:p>
          </table:table-cell>
          <table:table-cell office:value-type="float" office:value="5.1245688973" calcext:value-type="float">
            <text:p>5.1245688973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5.1245688973" calcext:value-type="float">
            <text:p>5.124568897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5.1610529142" calcext:value-type="float">
            <text:p>5.1610529142</text:p>
          </table:table-cell>
          <table:table-cell office:value-type="float" office:value="0.0139941654" calcext:value-type="float">
            <text:p>0.0139941654</text:p>
          </table:table-cell>
          <table:table-cell office:value-type="float" office:value="224" calcext:value-type="float">
            <text:p>224</text:p>
          </table:table-cell>
          <table:table-cell office:value-type="float" office:value="896" calcext:value-type="float">
            <text:p>896</text:p>
          </table:table-cell>
          <table:table-cell office:value-type="float" office:value="5.1610529142" calcext:value-type="float">
            <text:p>5.1610529142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5.1610529142" calcext:value-type="float">
            <text:p>5.161052914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4.9202500719" calcext:value-type="float">
            <text:p>4.9202500719</text:p>
          </table:table-cell>
          <table:table-cell office:value-type="float" office:value="0.1085044599" calcext:value-type="float">
            <text:p>0.1085044599</text:p>
          </table:table-cell>
          <table:table-cell office:value-type="float" office:value="226.2741699797" calcext:value-type="float">
            <text:p>226.2741699797</text:p>
          </table:table-cell>
          <table:table-cell office:value-type="float" office:value="320" calcext:value-type="float">
            <text:p>320</text:p>
          </table:table-cell>
          <table:table-cell office:value-type="float" office:value="4.9202500719" calcext:value-type="float">
            <text:p>4.9202500719</text:p>
          </table:table-cell>
          <table:table-cell/>
          <table:table-cell office:value-type="float" office:value="226.2741699797" calcext:value-type="float">
            <text:p>226.2741699797</text:p>
          </table:table-cell>
          <table:table-cell office:value-type="float" office:value="4.9202500719" calcext:value-type="float">
            <text:p>4.92025007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5.0484825444" calcext:value-type="float">
            <text:p>5.0484825444</text:p>
          </table:table-cell>
          <table:table-cell office:value-type="float" office:value="0.0779865889" calcext:value-type="float">
            <text:p>0.0779865889</text:p>
          </table:table-cell>
          <table:table-cell office:value-type="float" office:value="226.2741699797" calcext:value-type="float">
            <text:p>226.2741699797</text:p>
          </table:table-cell>
          <table:table-cell office:value-type="float" office:value="640" calcext:value-type="float">
            <text:p>640</text:p>
          </table:table-cell>
          <table:table-cell office:value-type="float" office:value="5.0484825444" calcext:value-type="float">
            <text:p>5.0484825444</text:p>
          </table:table-cell>
          <table:table-cell/>
          <table:table-cell office:value-type="float" office:value="226.2741699797" calcext:value-type="float">
            <text:p>226.2741699797</text:p>
          </table:table-cell>
          <table:table-cell office:value-type="float" office:value="5.0484825444" calcext:value-type="float">
            <text:p>5.04848254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5.2734249456" calcext:value-type="float">
            <text:p>5.2734249456</text:p>
          </table:table-cell>
          <table:table-cell office:value-type="float" office:value="-0.0800286278" calcext:value-type="float">
            <text:p>-0.0800286278</text:p>
          </table:table-cell>
          <table:table-cell office:value-type="float" office:value="226.2741699797" calcext:value-type="float">
            <text:p>226.2741699797</text:p>
          </table:table-cell>
          <table:table-cell office:value-type="float" office:value="1280" calcext:value-type="float">
            <text:p>1280</text:p>
          </table:table-cell>
          <table:table-cell office:value-type="float" office:value="5.2734249456" calcext:value-type="float">
            <text:p>5.2734249456</text:p>
          </table:table-cell>
          <table:table-cell/>
          <table:table-cell office:value-type="float" office:value="226.2741699797" calcext:value-type="float">
            <text:p>226.2741699797</text:p>
          </table:table-cell>
          <table:table-cell office:value-type="float" office:value="5.2734249456" calcext:value-type="float">
            <text:p>5.273424945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5.1231905701" calcext:value-type="float">
            <text:p>5.1231905701</text:p>
          </table:table-cell>
          <table:table-cell office:value-type="float" office:value="0.0026541259" calcext:value-type="float">
            <text:p>0.0026541259</text:p>
          </table:table-cell>
          <table:table-cell office:value-type="float" office:value="227.6839915321" calcext:value-type="float">
            <text:p>227.6839915321</text:p>
          </table:table-cell>
          <table:table-cell office:value-type="float" office:value="720" calcext:value-type="float">
            <text:p>720</text:p>
          </table:table-cell>
          <table:table-cell office:value-type="float" office:value="5.1231905701" calcext:value-type="float">
            <text:p>5.1231905701</text:p>
          </table:table-cell>
          <table:table-cell/>
          <table:table-cell office:value-type="float" office:value="227.6839915321" calcext:value-type="float">
            <text:p>227.6839915321</text:p>
          </table:table-cell>
          <table:table-cell office:value-type="float" office:value="5.1231905701" calcext:value-type="float">
            <text:p>5.123190570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4.8549393009" calcext:value-type="float">
            <text:p>4.8549393009</text:p>
          </table:table-cell>
          <table:table-cell office:value-type="float" office:value="0.1406451332" calcext:value-type="float">
            <text:p>0.1406451332</text:p>
          </table:table-cell>
          <table:table-cell office:value-type="float" office:value="235.1510153072" calcext:value-type="float">
            <text:p>235.1510153072</text:p>
          </table:table-cell>
          <table:table-cell office:value-type="float" office:value="576" calcext:value-type="float">
            <text:p>576</text:p>
          </table:table-cell>
          <table:table-cell office:value-type="float" office:value="4.8549393009" calcext:value-type="float">
            <text:p>4.8549393009</text:p>
          </table:table-cell>
          <table:table-cell/>
          <table:table-cell office:value-type="float" office:value="235.1510153072" calcext:value-type="float">
            <text:p>235.1510153072</text:p>
          </table:table-cell>
          <table:table-cell office:value-type="float" office:value="4.8549393009" calcext:value-type="float">
            <text:p>4.854939300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5.0841299276" calcext:value-type="float">
            <text:p>5.0841299276</text:p>
          </table:table-cell>
          <table:table-cell office:value-type="float" office:value="-0.0609015181" calcext:value-type="float">
            <text:p>-0.0609015181</text:p>
          </table:table-cell>
          <table:table-cell office:value-type="float" office:value="235.1510153072" calcext:value-type="float">
            <text:p>235.1510153072</text:p>
          </table:table-cell>
          <table:table-cell office:value-type="float" office:value="1152" calcext:value-type="float">
            <text:p>1152</text:p>
          </table:table-cell>
          <table:table-cell office:value-type="float" office:value="5.0841299276" calcext:value-type="float">
            <text:p>5.0841299276</text:p>
          </table:table-cell>
          <table:table-cell/>
          <table:table-cell office:value-type="float" office:value="235.1510153072" calcext:value-type="float">
            <text:p>235.1510153072</text:p>
          </table:table-cell>
          <table:table-cell office:value-type="float" office:value="5.0841299276" calcext:value-type="float">
            <text:p>5.08412992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5.138479726" calcext:value-type="float">
            <text:p>5.138479726</text:p>
          </table:table-cell>
          <table:table-cell office:value-type="float" office:value="-0.0151410441" calcext:value-type="float">
            <text:p>-0.0151410441</text:p>
          </table:table-cell>
          <table:table-cell office:value-type="float" office:value="235.1510153072" calcext:value-type="float">
            <text:p>235.1510153072</text:p>
          </table:table-cell>
          <table:table-cell office:value-type="float" office:value="2304" calcext:value-type="float">
            <text:p>2304</text:p>
          </table:table-cell>
          <table:table-cell office:value-type="float" office:value="5.138479726" calcext:value-type="float">
            <text:p>5.138479726</text:p>
          </table:table-cell>
          <table:table-cell/>
          <table:table-cell office:value-type="float" office:value="235.1510153072" calcext:value-type="float">
            <text:p>235.1510153072</text:p>
          </table:table-cell>
          <table:table-cell office:value-type="float" office:value="5.138479726" calcext:value-type="float">
            <text:p>5.1384797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4.8763407691" calcext:value-type="float">
            <text:p>4.8763407691</text:p>
          </table:table-cell>
          <table:table-cell office:value-type="float" office:value="0.1011094943" calcext:value-type="float">
            <text:p>0.1011094943</text:p>
          </table:table-cell>
          <table:table-cell office:value-type="float" office:value="239.4660727535" calcext:value-type="float">
            <text:p>239.4660727535</text:p>
          </table:table-cell>
          <table:table-cell office:value-type="float" office:value="1792" calcext:value-type="float">
            <text:p>1792</text:p>
          </table:table-cell>
          <table:table-cell office:value-type="float" office:value="4.8763407691" calcext:value-type="float">
            <text:p>4.8763407691</text:p>
          </table:table-cell>
          <table:table-cell/>
          <table:table-cell office:value-type="float" office:value="239.4660727535" calcext:value-type="float">
            <text:p>239.4660727535</text:p>
          </table:table-cell>
          <table:table-cell office:value-type="float" office:value="4.8763407691" calcext:value-type="float">
            <text:p>4.87634076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4" calcext:value-type="float">
            <text:p>224</text:p>
          </table:table-cell>
          <table:table-cell office:value-type="float" office:value="5.2238402659" calcext:value-type="float">
            <text:p>5.2238402659</text:p>
          </table:table-cell>
          <table:table-cell office:value-type="float" office:value="-0.0771725995" calcext:value-type="float">
            <text:p>-0.0771725995</text:p>
          </table:table-cell>
          <table:table-cell office:value-type="float" office:value="239.4660727535" calcext:value-type="float">
            <text:p>239.4660727535</text:p>
          </table:table-cell>
          <table:table-cell office:value-type="float" office:value="3584" calcext:value-type="float">
            <text:p>3584</text:p>
          </table:table-cell>
          <table:table-cell office:value-type="float" office:value="5.2238402659" calcext:value-type="float">
            <text:p>5.2238402659</text:p>
          </table:table-cell>
          <table:table-cell/>
          <table:table-cell office:value-type="float" office:value="239.4660727535" calcext:value-type="float">
            <text:p>239.4660727535</text:p>
          </table:table-cell>
          <table:table-cell office:value-type="float" office:value="5.2238402659" calcext:value-type="float">
            <text:p>5.223840265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4.7706038039" calcext:value-type="float">
            <text:p>4.7706038039</text:p>
          </table:table-cell>
          <table:table-cell office:value-type="float" office:value="0.016617748" calcext:value-type="float">
            <text:p>0.016617748</text:p>
          </table:table-cell>
          <table:table-cell office:value-type="float" office:value="249.4153162899" calcext:value-type="float">
            <text:p>249.4153162899</text:p>
          </table:table-cell>
          <table:table-cell office:value-type="float" office:value="864" calcext:value-type="float">
            <text:p>864</text:p>
          </table:table-cell>
          <table:table-cell office:value-type="float" office:value="4.7706038039" calcext:value-type="float">
            <text:p>4.7706038039</text:p>
          </table:table-cell>
          <table:table-cell/>
          <table:table-cell office:value-type="float" office:value="249.4153162899" calcext:value-type="float">
            <text:p>249.4153162899</text:p>
          </table:table-cell>
          <table:table-cell office:value-type="float" office:value="4.7706038039" calcext:value-type="float">
            <text:p>4.770603803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4.8043270676" calcext:value-type="float">
            <text:p>4.8043270676</text:p>
          </table:table-cell>
          <table:table-cell office:value-type="float" office:value="-0.056634889" calcext:value-type="float">
            <text:p>-0.056634889</text:p>
          </table:table-cell>
          <table:table-cell office:value-type="float" office:value="250.43961348" calcext:value-type="float">
            <text:p>250.43961348</text:p>
          </table:table-cell>
          <table:table-cell office:value-type="float" office:value="1120" calcext:value-type="float">
            <text:p>1120</text:p>
          </table:table-cell>
          <table:table-cell office:value-type="float" office:value="4.8043270676" calcext:value-type="float">
            <text:p>4.8043270676</text:p>
          </table:table-cell>
          <table:table-cell/>
          <table:table-cell office:value-type="float" office:value="250.43961348" calcext:value-type="float">
            <text:p>250.43961348</text:p>
          </table:table-cell>
          <table:table-cell office:value-type="float" office:value="4.8043270676" calcext:value-type="float">
            <text:p>4.80432706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.7634355318" calcext:value-type="float">
            <text:p>4.7634355318</text:p>
          </table:table-cell>
          <table:table-cell office:value-type="float" office:value="-0.1033288018" calcext:value-type="float">
            <text:p>-0.1033288018</text:p>
          </table:table-cell>
          <table:table-cell office:value-type="float" office:value="252.9822128135" calcext:value-type="float">
            <text:p>252.9822128135</text:p>
          </table:table-cell>
          <table:table-cell office:value-type="float" office:value="800" calcext:value-type="float">
            <text:p>800</text:p>
          </table:table-cell>
          <table:table-cell office:value-type="float" office:value="4.7634355318" calcext:value-type="float">
            <text:p>4.7634355318</text:p>
          </table:table-cell>
          <table:table-cell/>
          <table:table-cell office:value-type="float" office:value="252.9822128135" calcext:value-type="float">
            <text:p>252.9822128135</text:p>
          </table:table-cell>
          <table:table-cell office:value-type="float" office:value="4.7634355318" calcext:value-type="float">
            <text:p>4.7634355318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4.8730618655" calcext:value-type="float">
            <text:p>4.8730618655</text:p>
          </table:table-cell>
          <table:table-cell office:value-type="float" office:value="-0.0339429739" calcext:value-type="float">
            <text:p>-0.0339429739</text:p>
          </table:table-cell>
          <table:table-cell office:value-type="float" office:value="252.9822128135" calcext:value-type="float">
            <text:p>252.9822128135</text:p>
          </table:table-cell>
          <table:table-cell office:value-type="float" office:value="1600" calcext:value-type="float">
            <text:p>1600</text:p>
          </table:table-cell>
          <table:table-cell office:value-type="float" office:value="4.8730618655" calcext:value-type="float">
            <text:p>4.8730618655</text:p>
          </table:table-cell>
          <table:table-cell/>
          <table:table-cell office:value-type="float" office:value="252.9822128135" calcext:value-type="float">
            <text:p>252.9822128135</text:p>
          </table:table-cell>
          <table:table-cell office:value-type="float" office:value="4.8730618655" calcext:value-type="float">
            <text:p>4.87306186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2" calcext:value-type="float">
            <text:p>112</text:p>
          </table:table-cell>
          <table:table-cell office:value-type="float" office:value="4.8227058213" calcext:value-type="float">
            <text:p>4.8227058213</text:p>
          </table:table-cell>
          <table:table-cell office:value-type="float" office:value="-0.059730644" calcext:value-type="float">
            <text:p>-0.059730644</text:p>
          </table:table-cell>
          <table:table-cell office:value-type="float" office:value="253.9921258622" calcext:value-type="float">
            <text:p>253.9921258622</text:p>
          </table:table-cell>
          <table:table-cell office:value-type="float" office:value="2688" calcext:value-type="float">
            <text:p>2688</text:p>
          </table:table-cell>
          <table:table-cell office:value-type="float" office:value="4.8227058213" calcext:value-type="float">
            <text:p>4.8227058213</text:p>
          </table:table-cell>
          <table:table-cell/>
          <table:table-cell office:value-type="float" office:value="253.9921258622" calcext:value-type="float">
            <text:p>253.9921258622</text:p>
          </table:table-cell>
          <table:table-cell office:value-type="float" office:value="4.8227058213" calcext:value-type="float">
            <text:p>4.822705821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4.660655104" calcext:value-type="float">
            <text:p>4.660655104</text:p>
          </table:table-cell>
          <table:table-cell office:value-type="float" office:value="-0.0064182276" calcext:value-type="float">
            <text:p>-0.0064182276</text:p>
          </table:table-cell>
          <table:table-cell office:value-type="float" office:value="254.5584412272" calcext:value-type="float">
            <text:p>254.5584412272</text:p>
          </table:table-cell>
          <table:table-cell office:value-type="float" office:value="360" calcext:value-type="float">
            <text:p>360</text:p>
          </table:table-cell>
          <table:table-cell office:value-type="float" office:value="4.660655104" calcext:value-type="float">
            <text:p>4.660655104</text:p>
          </table:table-cell>
          <table:table-cell/>
          <table:table-cell office:value-type="float" office:value="254.5584412272" calcext:value-type="float">
            <text:p>254.5584412272</text:p>
          </table:table-cell>
          <table:table-cell office:value-type="float" office:value="4.660655104" calcext:value-type="float">
            <text:p>4.6606551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4.6112695833" calcext:value-type="float">
            <text:p>4.6112695833</text:p>
          </table:table-cell>
          <table:table-cell office:value-type="float" office:value="-0.0184131636" calcext:value-type="float">
            <text:p>-0.0184131636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office:value-type="float" office:value="4.6112695833" calcext:value-type="float">
            <text:p>4.6112695833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4.6112695833" calcext:value-type="float">
            <text:p>4.61126958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4.5680305804" calcext:value-type="float">
            <text:p>4.5680305804</text:p>
          </table:table-cell>
          <table:table-cell office:value-type="float" office:value="0.1295872011" calcext:value-type="float">
            <text:p>0.1295872011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4.5680305804" calcext:value-type="float">
            <text:p>4.5680305804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4.5680305804" calcext:value-type="float">
            <text:p>4.56803058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.720787087" calcext:value-type="float">
            <text:p>4.720787087</text:p>
          </table:table-cell>
          <table:table-cell office:value-type="float" office:value="0.0446344056" calcext:value-type="float">
            <text:p>0.0446344056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office:value-type="float" office:value="4.720787087" calcext:value-type="float">
            <text:p>4.720787087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4.720787087" calcext:value-type="float">
            <text:p>4.7207870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4.7141155513" calcext:value-type="float">
            <text:p>4.7141155513</text:p>
          </table:table-cell>
          <table:table-cell office:value-type="float" office:value="0.1076934629" calcext:value-type="float">
            <text:p>0.1076934629</text:p>
          </table:table-cell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4.7141155513" calcext:value-type="float">
            <text:p>4.7141155513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4.7141155513" calcext:value-type="float">
            <text:p>4.714115551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4.3850359182" calcext:value-type="float">
            <text:p>4.3850359182</text:p>
          </table:table-cell>
          <table:table-cell office:value-type="float" office:value="0.0649302631" calcext:value-type="float">
            <text:p>0.0649302631</text:p>
          </table:table-cell>
          <table:table-cell office:value-type="float" office:value="271.5290039756" calcext:value-type="float">
            <text:p>271.5290039756</text:p>
          </table:table-cell>
          <table:table-cell office:value-type="float" office:value="768" calcext:value-type="float">
            <text:p>768</text:p>
          </table:table-cell>
          <table:table-cell office:value-type="float" office:value="4.3850359182" calcext:value-type="float">
            <text:p>4.3850359182</text:p>
          </table:table-cell>
          <table:table-cell/>
          <table:table-cell office:value-type="float" office:value="271.5290039756" calcext:value-type="float">
            <text:p>271.5290039756</text:p>
          </table:table-cell>
          <table:table-cell office:value-type="float" office:value="4.3850359182" calcext:value-type="float">
            <text:p>4.385035918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4.5556890129" calcext:value-type="float">
            <text:p>4.5556890129</text:p>
          </table:table-cell>
          <table:table-cell office:value-type="float" office:value="-0.0196969" calcext:value-type="float">
            <text:p>-0.0196969</text:p>
          </table:table-cell>
          <table:table-cell office:value-type="float" office:value="271.5290039756" calcext:value-type="float">
            <text:p>271.5290039756</text:p>
          </table:table-cell>
          <table:table-cell office:value-type="float" office:value="1536" calcext:value-type="float">
            <text:p>1536</text:p>
          </table:table-cell>
          <table:table-cell office:value-type="float" office:value="4.5556890129" calcext:value-type="float">
            <text:p>4.5556890129</text:p>
          </table:table-cell>
          <table:table-cell/>
          <table:table-cell office:value-type="float" office:value="271.5290039756" calcext:value-type="float">
            <text:p>271.5290039756</text:p>
          </table:table-cell>
          <table:table-cell office:value-type="float" office:value="4.5556890129" calcext:value-type="float">
            <text:p>4.55568901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8" calcext:value-type="float">
            <text:p>128</text:p>
          </table:table-cell>
          <table:table-cell office:value-type="float" office:value="4.5836248516" calcext:value-type="float">
            <text:p>4.5836248516</text:p>
          </table:table-cell>
          <table:table-cell office:value-type="float" office:value="0.0014877013" calcext:value-type="float">
            <text:p>0.0014877013</text:p>
          </table:table-cell>
          <table:table-cell office:value-type="float" office:value="271.5290039756" calcext:value-type="float">
            <text:p>271.5290039756</text:p>
          </table:table-cell>
          <table:table-cell office:value-type="float" office:value="3072" calcext:value-type="float">
            <text:p>3072</text:p>
          </table:table-cell>
          <table:table-cell office:value-type="float" office:value="4.5836248516" calcext:value-type="float">
            <text:p>4.5836248516</text:p>
          </table:table-cell>
          <table:table-cell/>
          <table:table-cell office:value-type="float" office:value="271.5290039756" calcext:value-type="float">
            <text:p>271.5290039756</text:p>
          </table:table-cell>
          <table:table-cell office:value-type="float" office:value="4.5836248516" calcext:value-type="float">
            <text:p>4.583624851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float" office:value="4.3684198575" calcext:value-type="float">
            <text:p>4.3684198575</text:p>
          </table:table-cell>
          <table:table-cell office:value-type="float" office:value="0.0139115701" calcext:value-type="float">
            <text:p>0.0139115701</text:p>
          </table:table-cell>
          <table:table-cell office:value-type="float" office:value="274.3428511917" calcext:value-type="float">
            <text:p>274.3428511917</text:p>
          </table:table-cell>
          <table:table-cell office:value-type="float" office:value="672" calcext:value-type="float">
            <text:p>672</text:p>
          </table:table-cell>
          <table:table-cell office:value-type="float" office:value="4.3684198575" calcext:value-type="float">
            <text:p>4.3684198575</text:p>
          </table:table-cell>
          <table:table-cell/>
          <table:table-cell office:value-type="float" office:value="274.3428511917" calcext:value-type="float">
            <text:p>274.3428511917</text:p>
          </table:table-cell>
          <table:table-cell office:value-type="float" office:value="4.3684198575" calcext:value-type="float">
            <text:p>4.36841985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4.4313833041" calcext:value-type="float">
            <text:p>4.4313833041</text:p>
          </table:table-cell>
          <table:table-cell office:value-type="float" office:value="0.023904918" calcext:value-type="float">
            <text:p>0.023904918</text:p>
          </table:table-cell>
          <table:table-cell office:value-type="float" office:value="274.3428511917" calcext:value-type="float">
            <text:p>274.3428511917</text:p>
          </table:table-cell>
          <table:table-cell office:value-type="float" office:value="1344" calcext:value-type="float">
            <text:p>1344</text:p>
          </table:table-cell>
          <table:table-cell office:value-type="float" office:value="4.4313833041" calcext:value-type="float">
            <text:p>4.4313833041</text:p>
          </table:table-cell>
          <table:table-cell/>
          <table:table-cell office:value-type="float" office:value="274.3428511917" calcext:value-type="float">
            <text:p>274.3428511917</text:p>
          </table:table-cell>
          <table:table-cell office:value-type="float" office:value="4.4313833041" calcext:value-type="float">
            <text:p>4.431383304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4.3556239608" calcext:value-type="float">
            <text:p>4.3556239608</text:p>
          </table:table-cell>
          <table:table-cell office:value-type="float" office:value="0.0398080813" calcext:value-type="float">
            <text:p>0.0398080813</text:p>
          </table:table-cell>
          <table:table-cell office:value-type="float" office:value="277.128129211" calcext:value-type="float">
            <text:p>277.128129211</text:p>
          </table:table-cell>
          <table:table-cell office:value-type="float" office:value="960" calcext:value-type="float">
            <text:p>960</text:p>
          </table:table-cell>
          <table:table-cell office:value-type="float" office:value="4.3556239608" calcext:value-type="float">
            <text:p>4.3556239608</text:p>
          </table:table-cell>
          <table:table-cell/>
          <table:table-cell office:value-type="float" office:value="277.128129211" calcext:value-type="float">
            <text:p>277.128129211</text:p>
          </table:table-cell>
          <table:table-cell office:value-type="float" office:value="4.3556239608" calcext:value-type="float">
            <text:p>4.35562396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.453772521" calcext:value-type="float">
            <text:p>4.453772521</text:p>
          </table:table-cell>
          <table:table-cell office:value-type="float" office:value="-0.0329378008" calcext:value-type="float">
            <text:p>-0.0329378008</text:p>
          </table:table-cell>
          <table:table-cell office:value-type="float" office:value="277.128129211" calcext:value-type="float">
            <text:p>277.128129211</text:p>
          </table:table-cell>
          <table:table-cell office:value-type="float" office:value="1920" calcext:value-type="float">
            <text:p>1920</text:p>
          </table:table-cell>
          <table:table-cell office:value-type="float" office:value="4.453772521" calcext:value-type="float">
            <text:p>4.453772521</text:p>
          </table:table-cell>
          <table:table-cell/>
          <table:table-cell office:value-type="float" office:value="277.128129211" calcext:value-type="float">
            <text:p>277.128129211</text:p>
          </table:table-cell>
          <table:table-cell office:value-type="float" office:value="4.453772521" calcext:value-type="float">
            <text:p>4.4537725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4.2906048634" calcext:value-type="float">
            <text:p>4.2906048634</text:p>
          </table:table-cell>
          <table:table-cell office:value-type="float" office:value="0.0428190895" calcext:value-type="float">
            <text:p>0.0428190895</text:p>
          </table:table-cell>
          <table:table-cell office:value-type="float" office:value="286.21670112" calcext:value-type="float">
            <text:p>286.21670112</text:p>
          </table:table-cell>
          <table:table-cell office:value-type="float" office:value="1280" calcext:value-type="float">
            <text:p>1280</text:p>
          </table:table-cell>
          <table:table-cell office:value-type="float" office:value="4.2906048634" calcext:value-type="float">
            <text:p>4.2906048634</text:p>
          </table:table-cell>
          <table:table-cell/>
          <table:table-cell office:value-type="float" office:value="286.21670112" calcext:value-type="float">
            <text:p>286.21670112</text:p>
          </table:table-cell>
          <table:table-cell office:value-type="float" office:value="4.2906048634" calcext:value-type="float">
            <text:p>4.29060486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4.3571147164" calcext:value-type="float">
            <text:p>4.3571147164</text:p>
          </table:table-cell>
          <table:table-cell office:value-type="float" office:value="0.0372786693" calcext:value-type="float">
            <text:p>0.0372786693</text:p>
          </table:table-cell>
          <table:table-cell office:value-type="float" office:value="286.21670112" calcext:value-type="float">
            <text:p>286.21670112</text:p>
          </table:table-cell>
          <table:table-cell office:value-type="float" office:value="2560" calcext:value-type="float">
            <text:p>2560</text:p>
          </table:table-cell>
          <table:table-cell office:value-type="float" office:value="4.3571147164" calcext:value-type="float">
            <text:p>4.3571147164</text:p>
          </table:table-cell>
          <table:table-cell/>
          <table:table-cell office:value-type="float" office:value="286.21670112" calcext:value-type="float">
            <text:p>286.21670112</text:p>
          </table:table-cell>
          <table:table-cell office:value-type="float" office:value="4.3571147164" calcext:value-type="float">
            <text:p>4.35711471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0" calcext:value-type="float">
            <text:p>320</text:p>
          </table:table-cell>
          <table:table-cell office:value-type="float" office:value="4.7842136283" calcext:value-type="float">
            <text:p>4.7842136283</text:p>
          </table:table-cell>
          <table:table-cell office:value-type="float" office:value="-0.0212743828" calcext:value-type="float">
            <text:p>-0.0212743828</text:p>
          </table:table-cell>
          <table:table-cell office:value-type="float" office:value="286.21670112" calcext:value-type="float">
            <text:p>286.21670112</text:p>
          </table:table-cell>
          <table:table-cell office:value-type="float" office:value="5120" calcext:value-type="float">
            <text:p>5120</text:p>
          </table:table-cell>
          <table:table-cell office:value-type="float" office:value="4.7842136283" calcext:value-type="float">
            <text:p>4.7842136283</text:p>
          </table:table-cell>
          <table:table-cell/>
          <table:table-cell office:value-type="float" office:value="286.21670112" calcext:value-type="float">
            <text:p>286.21670112</text:p>
          </table:table-cell>
          <table:table-cell office:value-type="float" office:value="4.7842136283" calcext:value-type="float">
            <text:p>4.784213628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4.0841849686" calcext:value-type="float">
            <text:p>4.0841849686</text:p>
          </table:table-cell>
          <table:table-cell office:value-type="float" office:value="0.0682609556" calcext:value-type="float">
            <text:p>0.0682609556</text:p>
          </table:table-cell>
          <table:table-cell office:value-type="float" office:value="288" calcext:value-type="float">
            <text:p>288</text:p>
          </table:table-cell>
          <table:table-cell office:value-type="float" office:value="576" calcext:value-type="float">
            <text:p>576</text:p>
          </table:table-cell>
          <table:table-cell office:value-type="float" office:value="4.0841849686" calcext:value-type="float">
            <text:p>4.0841849686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4.0841849686" calcext:value-type="float">
            <text:p>4.084184968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4.2385242942" calcext:value-type="float">
            <text:p>4.2385242942</text:p>
          </table:table-cell>
          <table:table-cell office:value-type="float" office:value="0.0370937729" calcext:value-type="float">
            <text:p>0.0370937729</text:p>
          </table:table-cell>
          <table:table-cell office:value-type="float" office:value="288" calcext:value-type="float">
            <text:p>288</text:p>
          </table:table-cell>
          <table:table-cell office:value-type="float" office:value="1152" calcext:value-type="float">
            <text:p>1152</text:p>
          </table:table-cell>
          <table:table-cell office:value-type="float" office:value="4.2385242942" calcext:value-type="float">
            <text:p>4.2385242942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4.2385242942" calcext:value-type="float">
            <text:p>4.238524294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  <table:table-cell office:value-type="float" office:value="4.1786581361" calcext:value-type="float">
            <text:p>4.1786581361</text:p>
          </table:table-cell>
          <table:table-cell office:value-type="float" office:value="0.003889642" calcext:value-type="float">
            <text:p>0.003889642</text:p>
          </table:table-cell>
          <table:table-cell office:value-type="float" office:value="299.3325909419" calcext:value-type="float">
            <text:p>299.3325909419</text:p>
          </table:table-cell>
          <table:table-cell office:value-type="float" office:value="2240" calcext:value-type="float">
            <text:p>2240</text:p>
          </table:table-cell>
          <table:table-cell office:value-type="float" office:value="4.1786581361" calcext:value-type="float">
            <text:p>4.1786581361</text:p>
          </table:table-cell>
          <table:table-cell/>
          <table:table-cell office:value-type="float" office:value="299.3325909419" calcext:value-type="float">
            <text:p>299.3325909419</text:p>
          </table:table-cell>
          <table:table-cell office:value-type="float" office:value="4.1786581361" calcext:value-type="float">
            <text:p>4.178658136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" calcext:value-type="float">
            <text:p>10</text:p>
          </table:table-cell>
          <table:table-cell office:value-type="float" office:value="4.1126142057" calcext:value-type="float">
            <text:p>4.1126142057</text:p>
          </table:table-cell>
          <table:table-cell office:value-type="float" office:value="-0.053091322" calcext:value-type="float">
            <text:p>-0.053091322</text:p>
          </table:table-cell>
          <table:table-cell office:value-type="float" office:value="303.5786553762" calcext:value-type="float">
            <text:p>303.5786553762</text:p>
          </table:table-cell>
          <table:table-cell office:value-type="float" office:value="960" calcext:value-type="float">
            <text:p>960</text:p>
          </table:table-cell>
          <table:table-cell office:value-type="float" office:value="4.1126142057" calcext:value-type="float">
            <text:p>4.1126142057</text:p>
          </table:table-cell>
          <table:table-cell/>
          <table:table-cell office:value-type="float" office:value="303.5786553762" calcext:value-type="float">
            <text:p>303.5786553762</text:p>
          </table:table-cell>
          <table:table-cell office:value-type="float" office:value="4.1126142057" calcext:value-type="float">
            <text:p>4.11261420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4.1547024841" calcext:value-type="float">
            <text:p>4.1547024841</text:p>
          </table:table-cell>
          <table:table-cell office:value-type="float" office:value="0.0455361716" calcext:value-type="float">
            <text:p>0.0455361716</text:p>
          </table:table-cell>
          <table:table-cell office:value-type="float" office:value="303.5786553762" calcext:value-type="float">
            <text:p>303.5786553762</text:p>
          </table:table-cell>
          <table:table-cell office:value-type="float" office:value="1920" calcext:value-type="float">
            <text:p>1920</text:p>
          </table:table-cell>
          <table:table-cell office:value-type="float" office:value="4.1547024841" calcext:value-type="float">
            <text:p>4.1547024841</text:p>
          </table:table-cell>
          <table:table-cell/>
          <table:table-cell office:value-type="float" office:value="303.5786553762" calcext:value-type="float">
            <text:p>303.5786553762</text:p>
          </table:table-cell>
          <table:table-cell office:value-type="float" office:value="4.1547024841" calcext:value-type="float">
            <text:p>4.15470248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0" calcext:value-type="float">
            <text:p>160</text:p>
          </table:table-cell>
          <table:table-cell office:value-type="float" office:value="4.3397497762" calcext:value-type="float">
            <text:p>4.3397497762</text:p>
          </table:table-cell>
          <table:table-cell office:value-type="float" office:value="-0.0393008695" calcext:value-type="float">
            <text:p>-0.0393008695</text:p>
          </table:table-cell>
          <table:table-cell office:value-type="float" office:value="303.5786553762" calcext:value-type="float">
            <text:p>303.5786553762</text:p>
          </table:table-cell>
          <table:table-cell office:value-type="float" office:value="3840" calcext:value-type="float">
            <text:p>3840</text:p>
          </table:table-cell>
          <table:table-cell office:value-type="float" office:value="4.3397497762" calcext:value-type="float">
            <text:p>4.3397497762</text:p>
          </table:table-cell>
          <table:table-cell/>
          <table:table-cell office:value-type="float" office:value="303.5786553762" calcext:value-type="float">
            <text:p>303.5786553762</text:p>
          </table:table-cell>
          <table:table-cell office:value-type="float" office:value="4.3397497762" calcext:value-type="float">
            <text:p>4.339749776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3.8955234188" calcext:value-type="float">
            <text:p>3.8955234188</text:p>
          </table:table-cell>
          <table:table-cell office:value-type="float" office:value="0.0049346657" calcext:value-type="float">
            <text:p>0.0049346657</text:p>
          </table:table-cell>
          <table:table-cell office:value-type="float" office:value="313.5346870762" calcext:value-type="float">
            <text:p>313.5346870762</text:p>
          </table:table-cell>
          <table:table-cell office:value-type="float" office:value="768" calcext:value-type="float">
            <text:p>768</text:p>
          </table:table-cell>
          <table:table-cell office:value-type="float" office:value="3.8955234188" calcext:value-type="float">
            <text:p>3.8955234188</text:p>
          </table:table-cell>
          <table:table-cell/>
          <table:table-cell office:value-type="float" office:value="313.5346870762" calcext:value-type="float">
            <text:p>313.5346870762</text:p>
          </table:table-cell>
          <table:table-cell office:value-type="float" office:value="3.8955234188" calcext:value-type="float">
            <text:p>3.895523418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4.0234591649" calcext:value-type="float">
            <text:p>4.0234591649</text:p>
          </table:table-cell>
          <table:table-cell office:value-type="float" office:value="0.010970869" calcext:value-type="float">
            <text:p>0.010970869</text:p>
          </table:table-cell>
          <table:table-cell office:value-type="float" office:value="313.5346870762" calcext:value-type="float">
            <text:p>313.5346870762</text:p>
          </table:table-cell>
          <table:table-cell office:value-type="float" office:value="1536" calcext:value-type="float">
            <text:p>1536</text:p>
          </table:table-cell>
          <table:table-cell office:value-type="float" office:value="4.0234591649" calcext:value-type="float">
            <text:p>4.0234591649</text:p>
          </table:table-cell>
          <table:table-cell/>
          <table:table-cell office:value-type="float" office:value="313.5346870762" calcext:value-type="float">
            <text:p>313.5346870762</text:p>
          </table:table-cell>
          <table:table-cell office:value-type="float" office:value="4.0234591649" calcext:value-type="float">
            <text:p>4.02345916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office:value-type="float" office:value="4.1587333897" calcext:value-type="float">
            <text:p>4.1587333897</text:p>
          </table:table-cell>
          <table:table-cell office:value-type="float" office:value="-0.0532584207" calcext:value-type="float">
            <text:p>-0.0532584207</text:p>
          </table:table-cell>
          <table:table-cell office:value-type="float" office:value="313.5346870762" calcext:value-type="float">
            <text:p>313.5346870762</text:p>
          </table:table-cell>
          <table:table-cell office:value-type="float" office:value="3072" calcext:value-type="float">
            <text:p>3072</text:p>
          </table:table-cell>
          <table:table-cell office:value-type="float" office:value="4.1587333897" calcext:value-type="float">
            <text:p>4.1587333897</text:p>
          </table:table-cell>
          <table:table-cell/>
          <table:table-cell office:value-type="float" office:value="313.5346870762" calcext:value-type="float">
            <text:p>313.5346870762</text:p>
          </table:table-cell>
          <table:table-cell office:value-type="float" office:value="4.1587333897" calcext:value-type="float">
            <text:p>4.15873338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4" calcext:value-type="float">
            <text:p>384</text:p>
          </table:table-cell>
          <table:table-cell office:value-type="float" office:value="4.2087621254" calcext:value-type="float">
            <text:p>4.2087621254</text:p>
          </table:table-cell>
          <table:table-cell office:value-type="float" office:value="0.0556457548" calcext:value-type="float">
            <text:p>0.0556457548</text:p>
          </table:table-cell>
          <table:table-cell office:value-type="float" office:value="313.5346870762" calcext:value-type="float">
            <text:p>313.5346870762</text:p>
          </table:table-cell>
          <table:table-cell office:value-type="float" office:value="6144" calcext:value-type="float">
            <text:p>6144</text:p>
          </table:table-cell>
          <table:table-cell office:value-type="float" office:value="4.2087621254" calcext:value-type="float">
            <text:p>4.2087621254</text:p>
          </table:table-cell>
          <table:table-cell/>
          <table:table-cell office:value-type="float" office:value="313.5346870762" calcext:value-type="float">
            <text:p>313.5346870762</text:p>
          </table:table-cell>
          <table:table-cell office:value-type="float" office:value="4.2087621254" calcext:value-type="float">
            <text:p>4.208762125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3.8795791997" calcext:value-type="float">
            <text:p>3.8795791997</text:p>
          </table:table-cell>
          <table:table-cell office:value-type="float" office:value="-0.0173692577" calcext:value-type="float">
            <text:p>-0.0173692577</text:p>
          </table:table-cell>
          <table:table-cell office:value-type="float" office:value="316.7838379716" calcext:value-type="float">
            <text:p>316.7838379716</text:p>
          </table:table-cell>
          <table:table-cell office:value-type="float" office:value="896" calcext:value-type="float">
            <text:p>896</text:p>
          </table:table-cell>
          <table:table-cell office:value-type="float" office:value="3.8795791997" calcext:value-type="float">
            <text:p>3.8795791997</text:p>
          </table:table-cell>
          <table:table-cell/>
          <table:table-cell office:value-type="float" office:value="316.7838379716" calcext:value-type="float">
            <text:p>316.7838379716</text:p>
          </table:table-cell>
          <table:table-cell office:value-type="float" office:value="3.8795791997" calcext:value-type="float">
            <text:p>3.879579199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4.0138808577" calcext:value-type="float">
            <text:p>4.0138808577</text:p>
          </table:table-cell>
          <table:table-cell office:value-type="float" office:value="0.0181408578" calcext:value-type="float">
            <text:p>0.0181408578</text:p>
          </table:table-cell>
          <table:table-cell office:value-type="float" office:value="316.7838379716" calcext:value-type="float">
            <text:p>316.7838379716</text:p>
          </table:table-cell>
          <table:table-cell office:value-type="float" office:value="1792" calcext:value-type="float">
            <text:p>1792</text:p>
          </table:table-cell>
          <table:table-cell office:value-type="float" office:value="4.0138808577" calcext:value-type="float">
            <text:p>4.0138808577</text:p>
          </table:table-cell>
          <table:table-cell/>
          <table:table-cell office:value-type="float" office:value="316.7838379716" calcext:value-type="float">
            <text:p>316.7838379716</text:p>
          </table:table-cell>
          <table:table-cell office:value-type="float" office:value="4.0138808577" calcext:value-type="float">
            <text:p>4.013880857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3.8170141118" calcext:value-type="float">
            <text:p>3.8170141118</text:p>
          </table:table-cell>
          <table:table-cell office:value-type="float" office:value="-0.0193620926" calcext:value-type="float">
            <text:p>-0.0193620926</text:p>
          </table:table-cell>
          <table:table-cell office:value-type="float" office:value="320" calcext:value-type="float">
            <text:p>320</text:p>
          </table:table-cell>
          <table:table-cell office:value-type="float" office:value="640" calcext:value-type="float">
            <text:p>640</text:p>
          </table:table-cell>
          <table:table-cell office:value-type="float" office:value="3.8170141118" calcext:value-type="float">
            <text:p>3.8170141118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.8170141118" calcext:value-type="float">
            <text:p>3.81701411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3.9565940992" calcext:value-type="float">
            <text:p>3.9565940992</text:p>
          </table:table-cell>
          <table:table-cell office:value-type="float" office:value="-0.036414674" calcext:value-type="float">
            <text:p>-0.036414674</text:p>
          </table:table-cell>
          <table:table-cell office:value-type="float" office:value="320" calcext:value-type="float">
            <text:p>320</text:p>
          </table:table-cell>
          <table:table-cell office:value-type="float" office:value="1280" calcext:value-type="float">
            <text:p>1280</text:p>
          </table:table-cell>
          <table:table-cell office:value-type="float" office:value="3.9565940992" calcext:value-type="float">
            <text:p>3.9565940992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.9565940992" calcext:value-type="float">
            <text:p>3.956594099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3.9662051391" calcext:value-type="float">
            <text:p>3.9662051391</text:p>
          </table:table-cell>
          <table:table-cell office:value-type="float" office:value="0.0626770924" calcext:value-type="float">
            <text:p>0.0626770924</text:p>
          </table:table-cell>
          <table:table-cell office:value-type="float" office:value="320" calcext:value-type="float">
            <text:p>320</text:p>
          </table:table-cell>
          <table:table-cell office:value-type="float" office:value="2560" calcext:value-type="float">
            <text:p>2560</text:p>
          </table:table-cell>
          <table:table-cell office:value-type="float" office:value="3.9662051391" calcext:value-type="float">
            <text:p>3.9662051391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.9662051391" calcext:value-type="float">
            <text:p>3.966205139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" calcext:value-type="float">
            <text:p>20</text:p>
          </table:table-cell>
          <table:table-cell office:value-type="float" office:value="3.8786050799" calcext:value-type="float">
            <text:p>3.8786050799</text:p>
          </table:table-cell>
          <table:table-cell office:value-type="float" office:value="0.0655328399" calcext:value-type="float">
            <text:p>0.0655328399</text:p>
          </table:table-cell>
          <table:table-cell office:value-type="float" office:value="321.99378876" calcext:value-type="float">
            <text:p>321.99378876</text:p>
          </table:table-cell>
          <table:table-cell office:value-type="float" office:value="1440" calcext:value-type="float">
            <text:p>1440</text:p>
          </table:table-cell>
          <table:table-cell office:value-type="float" office:value="3.8786050799" calcext:value-type="float">
            <text:p>3.8786050799</text:p>
          </table:table-cell>
          <table:table-cell/>
          <table:table-cell office:value-type="float" office:value="321.99378876" calcext:value-type="float">
            <text:p>321.99378876</text:p>
          </table:table-cell>
          <table:table-cell office:value-type="float" office:value="3.8786050799" calcext:value-type="float">
            <text:p>3.878605079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3.7148010655" calcext:value-type="float">
            <text:p>3.7148010655</text:p>
          </table:table-cell>
          <table:table-cell office:value-type="float" office:value="0.0831885201" calcext:value-type="float">
            <text:p>0.0831885201</text:p>
          </table:table-cell>
          <table:table-cell office:value-type="float" office:value="332.5537550532" calcext:value-type="float">
            <text:p>332.5537550532</text:p>
          </table:table-cell>
          <table:table-cell office:value-type="float" office:value="1152" calcext:value-type="float">
            <text:p>1152</text:p>
          </table:table-cell>
          <table:table-cell office:value-type="float" office:value="3.7148010655" calcext:value-type="float">
            <text:p>3.7148010655</text:p>
          </table:table-cell>
          <table:table-cell/>
          <table:table-cell office:value-type="float" office:value="332.5537550532" calcext:value-type="float">
            <text:p>332.5537550532</text:p>
          </table:table-cell>
          <table:table-cell office:value-type="float" office:value="3.7148010655" calcext:value-type="float">
            <text:p>3.7148010655</text:p>
          </table:table-cell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3.8518873535" calcext:value-type="float">
            <text:p>3.8518873535</text:p>
          </table:table-cell>
          <table:table-cell office:value-type="float" office:value="0.0428801275" calcext:value-type="float">
            <text:p>0.0428801275</text:p>
          </table:table-cell>
          <table:table-cell office:value-type="float" office:value="332.5537550532" calcext:value-type="float">
            <text:p>332.5537550532</text:p>
          </table:table-cell>
          <table:table-cell office:value-type="float" office:value="2304" calcext:value-type="float">
            <text:p>2304</text:p>
          </table:table-cell>
          <table:table-cell office:value-type="float" office:value="3.8518873535" calcext:value-type="float">
            <text:p>3.8518873535</text:p>
          </table:table-cell>
          <table:table-cell/>
          <table:table-cell office:value-type="float" office:value="332.5537550532" calcext:value-type="float">
            <text:p>332.5537550532</text:p>
          </table:table-cell>
          <table:table-cell office:value-type="float" office:value="3.8518873535" calcext:value-type="float">
            <text:p>3.85188735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2" calcext:value-type="float">
            <text:p>192</text:p>
          </table:table-cell>
          <table:table-cell office:value-type="float" office:value="4.0904649704" calcext:value-type="float">
            <text:p>4.0904649704</text:p>
          </table:table-cell>
          <table:table-cell office:value-type="float" office:value="0.0057127576" calcext:value-type="float">
            <text:p>0.0057127576</text:p>
          </table:table-cell>
          <table:table-cell office:value-type="float" office:value="332.5537550532" calcext:value-type="float">
            <text:p>332.5537550532</text:p>
          </table:table-cell>
          <table:table-cell office:value-type="float" office:value="4608" calcext:value-type="float">
            <text:p>4608</text:p>
          </table:table-cell>
          <table:table-cell office:value-type="float" office:value="4.0904649704" calcext:value-type="float">
            <text:p>4.0904649704</text:p>
          </table:table-cell>
          <table:table-cell/>
          <table:table-cell office:value-type="float" office:value="332.5537550532" calcext:value-type="float">
            <text:p>332.5537550532</text:p>
          </table:table-cell>
          <table:table-cell office:value-type="float" office:value="4.0904649704" calcext:value-type="float">
            <text:p>4.09046497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2" calcext:value-type="float">
            <text:p>112</text:p>
          </table:table-cell>
          <table:table-cell office:value-type="float" office:value="3.8016331307" calcext:value-type="float">
            <text:p>3.8016331307</text:p>
          </table:table-cell>
          <table:table-cell office:value-type="float" office:value="0.0283329581" calcext:value-type="float">
            <text:p>0.0283329581</text:p>
          </table:table-cell>
          <table:table-cell office:value-type="float" office:value="338.6561678163" calcext:value-type="float">
            <text:p>338.6561678163</text:p>
          </table:table-cell>
          <table:table-cell office:value-type="float" office:value="3584" calcext:value-type="float">
            <text:p>3584</text:p>
          </table:table-cell>
          <table:table-cell office:value-type="float" office:value="3.8016331307" calcext:value-type="float">
            <text:p>3.8016331307</text:p>
          </table:table-cell>
          <table:table-cell/>
          <table:table-cell office:value-type="float" office:value="338.6561678163" calcext:value-type="float">
            <text:p>338.6561678163</text:p>
          </table:table-cell>
          <table:table-cell office:value-type="float" office:value="3.8016331307" calcext:value-type="float">
            <text:p>3.801633130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float" office:value="3.5635876014" calcext:value-type="float">
            <text:p>3.5635876014</text:p>
          </table:table-cell>
          <table:table-cell office:value-type="float" office:value="-0.0989270965" calcext:value-type="float">
            <text:p>-0.0989270965</text:p>
          </table:table-cell>
          <table:table-cell office:value-type="float" office:value="352.7265229608" calcext:value-type="float">
            <text:p>352.7265229608</text:p>
          </table:table-cell>
          <table:table-cell office:value-type="float" office:value="864" calcext:value-type="float">
            <text:p>864</text:p>
          </table:table-cell>
          <table:table-cell office:value-type="float" office:value="3.5635876014" calcext:value-type="float">
            <text:p>3.5635876014</text:p>
          </table:table-cell>
          <table:table-cell/>
          <table:table-cell office:value-type="float" office:value="352.7265229608" calcext:value-type="float">
            <text:p>352.7265229608</text:p>
          </table:table-cell>
          <table:table-cell office:value-type="float" office:value="3.5635876014" calcext:value-type="float">
            <text:p>3.563587601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4" calcext:value-type="float">
            <text:p>24</text:p>
          </table:table-cell>
          <table:table-cell office:value-type="float" office:value="3.6414218734" calcext:value-type="float">
            <text:p>3.6414218734</text:p>
          </table:table-cell>
          <table:table-cell office:value-type="float" office:value="-0.0152447801" calcext:value-type="float">
            <text:p>-0.0152447801</text:p>
          </table:table-cell>
          <table:table-cell office:value-type="float" office:value="352.7265229608" calcext:value-type="float">
            <text:p>352.7265229608</text:p>
          </table:table-cell>
          <table:table-cell office:value-type="float" office:value="1728" calcext:value-type="float">
            <text:p>1728</text:p>
          </table:table-cell>
          <table:table-cell office:value-type="float" office:value="3.6414218734" calcext:value-type="float">
            <text:p>3.6414218734</text:p>
          </table:table-cell>
          <table:table-cell/>
          <table:table-cell office:value-type="float" office:value="352.7265229608" calcext:value-type="float">
            <text:p>352.7265229608</text:p>
          </table:table-cell>
          <table:table-cell office:value-type="float" office:value="3.6414218734" calcext:value-type="float">
            <text:p>3.641421873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office:value-type="float" office:value="3.6089575357" calcext:value-type="float">
            <text:p>3.6089575357</text:p>
          </table:table-cell>
          <table:table-cell office:value-type="float" office:value="-0.0145397823" calcext:value-type="float">
            <text:p>-0.0145397823</text:p>
          </table:table-cell>
          <table:table-cell office:value-type="float" office:value="354.1750979389" calcext:value-type="float">
            <text:p>354.1750979389</text:p>
          </table:table-cell>
          <table:table-cell office:value-type="float" office:value="1120" calcext:value-type="float">
            <text:p>1120</text:p>
          </table:table-cell>
          <table:table-cell office:value-type="float" office:value="3.6089575357" calcext:value-type="float">
            <text:p>3.6089575357</text:p>
          </table:table-cell>
          <table:table-cell/>
          <table:table-cell office:value-type="float" office:value="354.1750979389" calcext:value-type="float">
            <text:p>354.1750979389</text:p>
          </table:table-cell>
          <table:table-cell office:value-type="float" office:value="3.6089575357" calcext:value-type="float">
            <text:p>3.608957535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3.6522994515" calcext:value-type="float">
            <text:p>3.6522994515</text:p>
          </table:table-cell>
          <table:table-cell office:value-type="float" office:value="0.0363721019" calcext:value-type="float">
            <text:p>0.0363721019</text:p>
          </table:table-cell>
          <table:table-cell office:value-type="float" office:value="354.1750979389" calcext:value-type="float">
            <text:p>354.1750979389</text:p>
          </table:table-cell>
          <table:table-cell office:value-type="float" office:value="2240" calcext:value-type="float">
            <text:p>2240</text:p>
          </table:table-cell>
          <table:table-cell office:value-type="float" office:value="3.6522994515" calcext:value-type="float">
            <text:p>3.6522994515</text:p>
          </table:table-cell>
          <table:table-cell/>
          <table:table-cell office:value-type="float" office:value="354.1750979389" calcext:value-type="float">
            <text:p>354.1750979389</text:p>
          </table:table-cell>
          <table:table-cell office:value-type="float" office:value="3.6522994515" calcext:value-type="float">
            <text:p>3.65229945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.5375309981" calcext:value-type="float">
            <text:p>3.5375309981</text:p>
          </table:table-cell>
          <table:table-cell office:value-type="float" office:value="0.0417041064" calcext:value-type="float">
            <text:p>0.0417041064</text:p>
          </table:table-cell>
          <table:table-cell office:value-type="float" office:value="357.7708764" calcext:value-type="float">
            <text:p>357.7708764</text:p>
          </table:table-cell>
          <table:table-cell office:value-type="float" office:value="1600" calcext:value-type="float">
            <text:p>1600</text:p>
          </table:table-cell>
          <table:table-cell office:value-type="float" office:value="3.5375309981" calcext:value-type="float">
            <text:p>3.5375309981</text:p>
          </table:table-cell>
          <table:table-cell/>
          <table:table-cell office:value-type="float" office:value="357.7708764" calcext:value-type="float">
            <text:p>357.7708764</text:p>
          </table:table-cell>
          <table:table-cell office:value-type="float" office:value="3.5375309981" calcext:value-type="float">
            <text:p>3.53753099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.6945049419" calcext:value-type="float">
            <text:p>3.6945049419</text:p>
          </table:table-cell>
          <table:table-cell office:value-type="float" office:value="0.0140217622" calcext:value-type="float">
            <text:p>0.0140217622</text:p>
          </table:table-cell>
          <table:table-cell office:value-type="float" office:value="357.7708764" calcext:value-type="float">
            <text:p>357.7708764</text:p>
          </table:table-cell>
          <table:table-cell office:value-type="float" office:value="3200" calcext:value-type="float">
            <text:p>3200</text:p>
          </table:table-cell>
          <table:table-cell office:value-type="float" office:value="3.6945049419" calcext:value-type="float">
            <text:p>3.6945049419</text:p>
          </table:table-cell>
          <table:table-cell/>
          <table:table-cell office:value-type="float" office:value="357.7708764" calcext:value-type="float">
            <text:p>357.7708764</text:p>
          </table:table-cell>
          <table:table-cell office:value-type="float" office:value="3.6945049419" calcext:value-type="float">
            <text:p>3.694504941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3.5796275351" calcext:value-type="float">
            <text:p>3.5796275351</text:p>
          </table:table-cell>
          <table:table-cell office:value-type="float" office:value="0.0475151671" calcext:value-type="float">
            <text:p>0.0475151671</text:p>
          </table:table-cell>
          <table:table-cell office:value-type="float" office:value="359.1991091303" calcext:value-type="float">
            <text:p>359.1991091303</text:p>
          </table:table-cell>
          <table:table-cell office:value-type="float" office:value="2688" calcext:value-type="float">
            <text:p>2688</text:p>
          </table:table-cell>
          <table:table-cell office:value-type="float" office:value="3.5796275351" calcext:value-type="float">
            <text:p>3.5796275351</text:p>
          </table:table-cell>
          <table:table-cell/>
          <table:table-cell office:value-type="float" office:value="359.1991091303" calcext:value-type="float">
            <text:p>359.1991091303</text:p>
          </table:table-cell>
          <table:table-cell office:value-type="float" office:value="3.5796275351" calcext:value-type="float">
            <text:p>3.57962753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4" calcext:value-type="float">
            <text:p>224</text:p>
          </table:table-cell>
          <table:table-cell office:value-type="float" office:value="3.8227901649" calcext:value-type="float">
            <text:p>3.8227901649</text:p>
          </table:table-cell>
          <table:table-cell office:value-type="float" office:value="-0.0245705087" calcext:value-type="float">
            <text:p>-0.0245705087</text:p>
          </table:table-cell>
          <table:table-cell office:value-type="float" office:value="359.1991091303" calcext:value-type="float">
            <text:p>359.1991091303</text:p>
          </table:table-cell>
          <table:table-cell office:value-type="float" office:value="5376" calcext:value-type="float">
            <text:p>5376</text:p>
          </table:table-cell>
          <table:table-cell office:value-type="float" office:value="3.8227901649" calcext:value-type="float">
            <text:p>3.8227901649</text:p>
          </table:table-cell>
          <table:table-cell/>
          <table:table-cell office:value-type="float" office:value="359.1991091303" calcext:value-type="float">
            <text:p>359.1991091303</text:p>
          </table:table-cell>
          <table:table-cell office:value-type="float" office:value="3.8227901649" calcext:value-type="float">
            <text:p>3.822790164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3.4870982923" calcext:value-type="float">
            <text:p>3.4870982923</text:p>
          </table:table-cell>
          <table:table-cell office:value-type="float" office:value="-0.0246104597" calcext:value-type="float">
            <text:p>-0.0246104597</text:p>
          </table:table-cell>
          <table:table-cell office:value-type="float" office:value="360" calcext:value-type="float">
            <text:p>360</text:p>
          </table:table-cell>
          <table:table-cell office:value-type="float" office:value="720" calcext:value-type="float">
            <text:p>720</text:p>
          </table:table-cell>
          <table:table-cell office:value-type="float" office:value="3.4870982923" calcext:value-type="float">
            <text:p>3.4870982923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3.4870982923" calcext:value-type="float">
            <text:p>3.487098292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.4554595685" calcext:value-type="float">
            <text:p>3.4554595685</text:p>
          </table:table-cell>
          <table:table-cell office:value-type="float" office:value="0.0299496684" calcext:value-type="float">
            <text:p>0.0299496684</text:p>
          </table:table-cell>
          <table:table-cell office:value-type="float" office:value="362.0386719675" calcext:value-type="float">
            <text:p>362.0386719675</text:p>
          </table:table-cell>
          <table:table-cell office:value-type="float" office:value="1024" calcext:value-type="float">
            <text:p>1024</text:p>
          </table:table-cell>
          <table:table-cell office:value-type="float" office:value="3.4554595685" calcext:value-type="float">
            <text:p>3.4554595685</text:p>
          </table:table-cell>
          <table:table-cell/>
          <table:table-cell office:value-type="float" office:value="362.0386719675" calcext:value-type="float">
            <text:p>362.0386719675</text:p>
          </table:table-cell>
          <table:table-cell office:value-type="float" office:value="3.4554595685" calcext:value-type="float">
            <text:p>3.45545956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3.5489674563" calcext:value-type="float">
            <text:p>3.5489674563</text:p>
          </table:table-cell>
          <table:table-cell office:value-type="float" office:value="0.026192068" calcext:value-type="float">
            <text:p>0.026192068</text:p>
          </table:table-cell>
          <table:table-cell office:value-type="float" office:value="362.0386719675" calcext:value-type="float">
            <text:p>362.0386719675</text:p>
          </table:table-cell>
          <table:table-cell office:value-type="float" office:value="2048" calcext:value-type="float">
            <text:p>2048</text:p>
          </table:table-cell>
          <table:table-cell office:value-type="float" office:value="3.5489674563" calcext:value-type="float">
            <text:p>3.5489674563</text:p>
          </table:table-cell>
          <table:table-cell/>
          <table:table-cell office:value-type="float" office:value="362.0386719675" calcext:value-type="float">
            <text:p>362.0386719675</text:p>
          </table:table-cell>
          <table:table-cell office:value-type="float" office:value="3.5489674563" calcext:value-type="float">
            <text:p>3.548967456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3.6207772488" calcext:value-type="float">
            <text:p>3.6207772488</text:p>
          </table:table-cell>
          <table:table-cell office:value-type="float" office:value="-0.0054982142" calcext:value-type="float">
            <text:p>-0.0054982142</text:p>
          </table:table-cell>
          <table:table-cell office:value-type="float" office:value="362.0386719675" calcext:value-type="float">
            <text:p>362.0386719675</text:p>
          </table:table-cell>
          <table:table-cell office:value-type="float" office:value="4096" calcext:value-type="float">
            <text:p>4096</text:p>
          </table:table-cell>
          <table:table-cell office:value-type="float" office:value="3.6207772488" calcext:value-type="float">
            <text:p>3.6207772488</text:p>
          </table:table-cell>
          <table:table-cell/>
          <table:table-cell office:value-type="float" office:value="362.0386719675" calcext:value-type="float">
            <text:p>362.0386719675</text:p>
          </table:table-cell>
          <table:table-cell office:value-type="float" office:value="3.6207772488" calcext:value-type="float">
            <text:p>3.62077724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2" calcext:value-type="float">
            <text:p>512</text:p>
          </table:table-cell>
          <table:table-cell office:value-type="float" office:value="3.6337456513" calcext:value-type="float">
            <text:p>3.6337456513</text:p>
          </table:table-cell>
          <table:table-cell office:value-type="float" office:value="0.0415554791" calcext:value-type="float">
            <text:p>0.0415554791</text:p>
          </table:table-cell>
          <table:table-cell office:value-type="float" office:value="362.0386719675" calcext:value-type="float">
            <text:p>362.0386719675</text:p>
          </table:table-cell>
          <table:table-cell office:value-type="float" office:value="8192" calcext:value-type="float">
            <text:p>8192</text:p>
          </table:table-cell>
          <table:table-cell office:value-type="float" office:value="3.6337456513" calcext:value-type="float">
            <text:p>3.6337456513</text:p>
          </table:table-cell>
          <table:table-cell/>
          <table:table-cell office:value-type="float" office:value="362.0386719675" calcext:value-type="float">
            <text:p>362.0386719675</text:p>
          </table:table-cell>
          <table:table-cell office:value-type="float" office:value="3.6337456513" calcext:value-type="float">
            <text:p>3.633745651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3.3439653906" calcext:value-type="float">
            <text:p>3.3439653906</text:p>
          </table:table-cell>
          <table:table-cell office:value-type="float" office:value="-0.0093106067" calcext:value-type="float">
            <text:p>-0.0093106067</text:p>
          </table:table-cell>
          <table:table-cell office:value-type="float" office:value="384" calcext:value-type="float">
            <text:p>384</text:p>
          </table:table-cell>
          <table:table-cell office:value-type="float" office:value="1536" calcext:value-type="float">
            <text:p>1536</text:p>
          </table:table-cell>
          <table:table-cell office:value-type="float" office:value="3.3439653906" calcext:value-type="float">
            <text:p>3.34396539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3.3439653906" calcext:value-type="float">
            <text:p>3.34396539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3.4568265624" calcext:value-type="float">
            <text:p>3.4568265624</text:p>
          </table:table-cell>
          <table:table-cell office:value-type="float" office:value="0.0069833634" calcext:value-type="float">
            <text:p>0.0069833634</text:p>
          </table:table-cell>
          <table:table-cell office:value-type="float" office:value="384" calcext:value-type="float">
            <text:p>384</text:p>
          </table:table-cell>
          <table:table-cell office:value-type="float" office:value="3072" calcext:value-type="float">
            <text:p>3072</text:p>
          </table:table-cell>
          <table:table-cell office:value-type="float" office:value="3.4568265624" calcext:value-type="float">
            <text:p>3.456826562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3.4568265624" calcext:value-type="float">
            <text:p>3.45682656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6" calcext:value-type="float">
            <text:p>256</text:p>
          </table:table-cell>
          <table:table-cell office:value-type="float" office:value="3.4628743885" calcext:value-type="float">
            <text:p>3.4628743885</text:p>
          </table:table-cell>
          <table:table-cell office:value-type="float" office:value="0.040241136" calcext:value-type="float">
            <text:p>0.040241136</text:p>
          </table:table-cell>
          <table:table-cell office:value-type="float" office:value="384" calcext:value-type="float">
            <text:p>384</text:p>
          </table:table-cell>
          <table:table-cell office:value-type="float" office:value="6144" calcext:value-type="float">
            <text:p>6144</text:p>
          </table:table-cell>
          <table:table-cell office:value-type="float" office:value="3.4628743885" calcext:value-type="float">
            <text:p>3.462874388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3.4628743885" calcext:value-type="float">
            <text:p>3.462874388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office:value-type="float" office:value="3.282574716" calcext:value-type="float">
            <text:p>3.282574716</text:p>
          </table:table-cell>
          <table:table-cell office:value-type="float" office:value="0.0106696196" calcext:value-type="float">
            <text:p>0.0106696196</text:p>
          </table:table-cell>
          <table:table-cell office:value-type="float" office:value="387.9793808954" calcext:value-type="float">
            <text:p>387.9793808954</text:p>
          </table:table-cell>
          <table:table-cell office:value-type="float" office:value="1344" calcext:value-type="float">
            <text:p>1344</text:p>
          </table:table-cell>
          <table:table-cell office:value-type="float" office:value="3.282574716" calcext:value-type="float">
            <text:p>3.282574716</text:p>
          </table:table-cell>
          <table:table-cell/>
          <table:table-cell office:value-type="float" office:value="387.9793808954" calcext:value-type="float">
            <text:p>387.9793808954</text:p>
          </table:table-cell>
          <table:table-cell office:value-type="float" office:value="3.282574716" calcext:value-type="float">
            <text:p>3.2825747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3.3718524427" calcext:value-type="float">
            <text:p>3.3718524427</text:p>
          </table:table-cell>
          <table:table-cell office:value-type="float" office:value="0.0062179735" calcext:value-type="float">
            <text:p>0.0062179735</text:p>
          </table:table-cell>
          <table:table-cell office:value-type="float" office:value="387.9793808954" calcext:value-type="float">
            <text:p>387.9793808954</text:p>
          </table:table-cell>
          <table:table-cell office:value-type="float" office:value="2688" calcext:value-type="float">
            <text:p>2688</text:p>
          </table:table-cell>
          <table:table-cell office:value-type="float" office:value="3.3718524427" calcext:value-type="float">
            <text:p>3.3718524427</text:p>
          </table:table-cell>
          <table:table-cell/>
          <table:table-cell office:value-type="float" office:value="387.9793808954" calcext:value-type="float">
            <text:p>387.9793808954</text:p>
          </table:table-cell>
          <table:table-cell office:value-type="float" office:value="3.3718524427" calcext:value-type="float">
            <text:p>3.371852442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" calcext:value-type="float">
            <text:p>6</text:p>
          </table:table-cell>
          <table:table-cell office:value-type="float" office:value="3.2001610965" calcext:value-type="float">
            <text:p>3.2001610965</text:p>
          </table:table-cell>
          <table:table-cell office:value-type="float" office:value="0.0146666353" calcext:value-type="float">
            <text:p>0.0146666353</text:p>
          </table:table-cell>
          <table:table-cell office:value-type="float" office:value="391.9183588453" calcext:value-type="float">
            <text:p>391.9183588453</text:p>
          </table:table-cell>
          <table:table-cell office:value-type="float" office:value="960" calcext:value-type="float">
            <text:p>960</text:p>
          </table:table-cell>
          <table:table-cell office:value-type="float" office:value="3.2001610965" calcext:value-type="float">
            <text:p>3.2001610965</text:p>
          </table:table-cell>
          <table:table-cell/>
          <table:table-cell office:value-type="float" office:value="391.9183588453" calcext:value-type="float">
            <text:p>391.9183588453</text:p>
          </table:table-cell>
          <table:table-cell office:value-type="float" office:value="3.2001610965" calcext:value-type="float">
            <text:p>3.200161096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3.2934972883" calcext:value-type="float">
            <text:p>3.2934972883</text:p>
          </table:table-cell>
          <table:table-cell office:value-type="float" office:value="0.0577910091" calcext:value-type="float">
            <text:p>0.0577910091</text:p>
          </table:table-cell>
          <table:table-cell office:value-type="float" office:value="391.9183588453" calcext:value-type="float">
            <text:p>391.9183588453</text:p>
          </table:table-cell>
          <table:table-cell office:value-type="float" office:value="1920" calcext:value-type="float">
            <text:p>1920</text:p>
          </table:table-cell>
          <table:table-cell office:value-type="float" office:value="3.2934972883" calcext:value-type="float">
            <text:p>3.2934972883</text:p>
          </table:table-cell>
          <table:table-cell/>
          <table:table-cell office:value-type="float" office:value="391.9183588453" calcext:value-type="float">
            <text:p>391.9183588453</text:p>
          </table:table-cell>
          <table:table-cell office:value-type="float" office:value="3.2934972883" calcext:value-type="float">
            <text:p>3.29349728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3.4342471559" calcext:value-type="float">
            <text:p>3.4342471559</text:p>
          </table:table-cell>
          <table:table-cell office:value-type="float" office:value="0.004767906" calcext:value-type="float">
            <text:p>0.004767906</text:p>
          </table:table-cell>
          <table:table-cell office:value-type="float" office:value="391.9183588453" calcext:value-type="float">
            <text:p>391.9183588453</text:p>
          </table:table-cell>
          <table:table-cell office:value-type="float" office:value="3840" calcext:value-type="float">
            <text:p>3840</text:p>
          </table:table-cell>
          <table:table-cell office:value-type="float" office:value="3.4342471559" calcext:value-type="float">
            <text:p>3.4342471559</text:p>
          </table:table-cell>
          <table:table-cell/>
          <table:table-cell office:value-type="float" office:value="391.9183588453" calcext:value-type="float">
            <text:p>391.9183588453</text:p>
          </table:table-cell>
          <table:table-cell office:value-type="float" office:value="3.4342471559" calcext:value-type="float">
            <text:p>3.434247155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3.1728359399" calcext:value-type="float">
            <text:p>3.1728359399</text:p>
          </table:table-cell>
          <table:table-cell office:value-type="float" office:value="-0.0682136289" calcext:value-type="float">
            <text:p>-0.0682136289</text:p>
          </table:table-cell>
          <table:table-cell office:value-type="float" office:value="404.7715405016" calcext:value-type="float">
            <text:p>404.7715405016</text:p>
          </table:table-cell>
          <table:table-cell office:value-type="float" office:value="1280" calcext:value-type="float">
            <text:p>1280</text:p>
          </table:table-cell>
          <table:table-cell office:value-type="float" office:value="3.1728359399" calcext:value-type="float">
            <text:p>3.1728359399</text:p>
          </table:table-cell>
          <table:table-cell/>
          <table:table-cell office:value-type="float" office:value="404.7715405016" calcext:value-type="float">
            <text:p>404.7715405016</text:p>
          </table:table-cell>
          <table:table-cell office:value-type="float" office:value="3.1728359399" calcext:value-type="float">
            <text:p>3.17283593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3.304873072" calcext:value-type="float">
            <text:p>3.304873072</text:p>
          </table:table-cell>
          <table:table-cell office:value-type="float" office:value="-0.0387432212" calcext:value-type="float">
            <text:p>-0.0387432212</text:p>
          </table:table-cell>
          <table:table-cell office:value-type="float" office:value="404.7715405016" calcext:value-type="float">
            <text:p>404.7715405016</text:p>
          </table:table-cell>
          <table:table-cell office:value-type="float" office:value="2560" calcext:value-type="float">
            <text:p>2560</text:p>
          </table:table-cell>
          <table:table-cell office:value-type="float" office:value="3.304873072" calcext:value-type="float">
            <text:p>3.304873072</text:p>
          </table:table-cell>
          <table:table-cell/>
          <table:table-cell office:value-type="float" office:value="404.7715405016" calcext:value-type="float">
            <text:p>404.7715405016</text:p>
          </table:table-cell>
          <table:table-cell office:value-type="float" office:value="3.304873072" calcext:value-type="float">
            <text:p>3.3048730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  <table:table-cell office:value-type="float" office:value="3.5236283741" calcext:value-type="float">
            <text:p>3.5236283741</text:p>
          </table:table-cell>
          <table:table-cell office:value-type="float" office:value="-0.1128003717" calcext:value-type="float">
            <text:p>-0.1128003717</text:p>
          </table:table-cell>
          <table:table-cell office:value-type="float" office:value="404.7715405016" calcext:value-type="float">
            <text:p>404.7715405016</text:p>
          </table:table-cell>
          <table:table-cell office:value-type="float" office:value="5120" calcext:value-type="float">
            <text:p>5120</text:p>
          </table:table-cell>
          <table:table-cell office:value-type="float" office:value="3.5236283741" calcext:value-type="float">
            <text:p>3.5236283741</text:p>
          </table:table-cell>
          <table:table-cell/>
          <table:table-cell office:value-type="float" office:value="404.7715405016" calcext:value-type="float">
            <text:p>404.7715405016</text:p>
          </table:table-cell>
          <table:table-cell office:value-type="float" office:value="3.5236283741" calcext:value-type="float">
            <text:p>3.523628374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office:value-type="float" office:value="3.1079261982" calcext:value-type="float">
            <text:p>3.1079261982</text:p>
          </table:table-cell>
          <table:table-cell office:value-type="float" office:value="0.0238345846" calcext:value-type="float">
            <text:p>0.0238345846</text:p>
          </table:table-cell>
          <table:table-cell office:value-type="float" office:value="407.2935059635" calcext:value-type="float">
            <text:p>407.2935059635</text:p>
          </table:table-cell>
          <table:table-cell office:value-type="float" office:value="1152" calcext:value-type="float">
            <text:p>1152</text:p>
          </table:table-cell>
          <table:table-cell office:value-type="float" office:value="3.1079261982" calcext:value-type="float">
            <text:p>3.1079261982</text:p>
          </table:table-cell>
          <table:table-cell/>
          <table:table-cell office:value-type="float" office:value="407.2935059635" calcext:value-type="float">
            <text:p>407.2935059635</text:p>
          </table:table-cell>
          <table:table-cell office:value-type="float" office:value="3.1079261982" calcext:value-type="float">
            <text:p>3.107926198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3.2755188107" calcext:value-type="float">
            <text:p>3.2755188107</text:p>
          </table:table-cell>
          <table:table-cell office:value-type="float" office:value="-0.0240229471" calcext:value-type="float">
            <text:p>-0.0240229471</text:p>
          </table:table-cell>
          <table:table-cell office:value-type="float" office:value="407.2935059635" calcext:value-type="float">
            <text:p>407.2935059635</text:p>
          </table:table-cell>
          <table:table-cell office:value-type="float" office:value="2304" calcext:value-type="float">
            <text:p>2304</text:p>
          </table:table-cell>
          <table:table-cell office:value-type="float" office:value="3.2755188107" calcext:value-type="float">
            <text:p>3.2755188107</text:p>
          </table:table-cell>
          <table:table-cell/>
          <table:table-cell office:value-type="float" office:value="407.2935059635" calcext:value-type="float">
            <text:p>407.2935059635</text:p>
          </table:table-cell>
          <table:table-cell office:value-type="float" office:value="3.2755188107" calcext:value-type="float">
            <text:p>3.2755188107</text:p>
          </table:table-cell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3.161646244" calcext:value-type="float">
            <text:p>3.161646244</text:p>
          </table:table-cell>
          <table:table-cell office:value-type="float" office:value="0.0225557318" calcext:value-type="float">
            <text:p>0.0225557318</text:p>
          </table:table-cell>
          <table:table-cell office:value-type="float" office:value="419.0656273187" calcext:value-type="float">
            <text:p>419.0656273187</text:p>
          </table:table-cell>
          <table:table-cell office:value-type="float" office:value="3136" calcext:value-type="float">
            <text:p>3136</text:p>
          </table:table-cell>
          <table:table-cell office:value-type="float" office:value="3.161646244" calcext:value-type="float">
            <text:p>3.161646244</text:p>
          </table:table-cell>
          <table:table-cell/>
          <table:table-cell office:value-type="float" office:value="419.0656273187" calcext:value-type="float">
            <text:p>419.0656273187</text:p>
          </table:table-cell>
          <table:table-cell office:value-type="float" office:value="3.161646244" calcext:value-type="float">
            <text:p>3.1616462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2" calcext:value-type="float">
            <text:p>112</text:p>
          </table:table-cell>
          <table:table-cell office:value-type="float" office:value="3.1804540486" calcext:value-type="float">
            <text:p>3.1804540486</text:p>
          </table:table-cell>
          <table:table-cell office:value-type="float" office:value="-0.0149233245" calcext:value-type="float">
            <text:p>-0.0149233245</text:p>
          </table:table-cell>
          <table:table-cell office:value-type="float" office:value="423.3202097703" calcext:value-type="float">
            <text:p>423.3202097703</text:p>
          </table:table-cell>
          <table:table-cell office:value-type="float" office:value="4480" calcext:value-type="float">
            <text:p>4480</text:p>
          </table:table-cell>
          <table:table-cell office:value-type="float" office:value="3.1804540486" calcext:value-type="float">
            <text:p>3.1804540486</text:p>
          </table:table-cell>
          <table:table-cell/>
          <table:table-cell office:value-type="float" office:value="423.3202097703" calcext:value-type="float">
            <text:p>423.3202097703</text:p>
          </table:table-cell>
          <table:table-cell office:value-type="float" office:value="3.1804540486" calcext:value-type="float">
            <text:p>3.180454048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float" office:value="3.1080120179" calcext:value-type="float">
            <text:p>3.1080120179</text:p>
          </table:table-cell>
          <table:table-cell office:value-type="float" office:value="-0.0518866099" calcext:value-type="float">
            <text:p>-0.0518866099</text:p>
          </table:table-cell>
          <table:table-cell office:value-type="float" office:value="429.32505168" calcext:value-type="float">
            <text:p>429.32505168</text:p>
          </table:table-cell>
          <table:table-cell office:value-type="float" office:value="1920" calcext:value-type="float">
            <text:p>1920</text:p>
          </table:table-cell>
          <table:table-cell office:value-type="float" office:value="3.1080120179" calcext:value-type="float">
            <text:p>3.1080120179</text:p>
          </table:table-cell>
          <table:table-cell/>
          <table:table-cell office:value-type="float" office:value="429.32505168" calcext:value-type="float">
            <text:p>429.32505168</text:p>
          </table:table-cell>
          <table:table-cell office:value-type="float" office:value="3.1080120179" calcext:value-type="float">
            <text:p>3.108012017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3.1849101905" calcext:value-type="float">
            <text:p>3.1849101905</text:p>
          </table:table-cell>
          <table:table-cell office:value-type="float" office:value="0.050735851" calcext:value-type="float">
            <text:p>0.050735851</text:p>
          </table:table-cell>
          <table:table-cell office:value-type="float" office:value="429.32505168" calcext:value-type="float">
            <text:p>429.32505168</text:p>
          </table:table-cell>
          <table:table-cell office:value-type="float" office:value="3840" calcext:value-type="float">
            <text:p>3840</text:p>
          </table:table-cell>
          <table:table-cell office:value-type="float" office:value="3.1849101905" calcext:value-type="float">
            <text:p>3.1849101905</text:p>
          </table:table-cell>
          <table:table-cell/>
          <table:table-cell office:value-type="float" office:value="429.32505168" calcext:value-type="float">
            <text:p>429.32505168</text:p>
          </table:table-cell>
          <table:table-cell office:value-type="float" office:value="3.1849101905" calcext:value-type="float">
            <text:p>3.18491019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0" calcext:value-type="float">
            <text:p>320</text:p>
          </table:table-cell>
          <table:table-cell office:value-type="float" office:value="3.4635793732" calcext:value-type="float">
            <text:p>3.4635793732</text:p>
          </table:table-cell>
          <table:table-cell office:value-type="float" office:value="0.0232803322" calcext:value-type="float">
            <text:p>0.0232803322</text:p>
          </table:table-cell>
          <table:table-cell office:value-type="float" office:value="429.32505168" calcext:value-type="float">
            <text:p>429.32505168</text:p>
          </table:table-cell>
          <table:table-cell office:value-type="float" office:value="7680" calcext:value-type="float">
            <text:p>7680</text:p>
          </table:table-cell>
          <table:table-cell office:value-type="float" office:value="3.4635793732" calcext:value-type="float">
            <text:p>3.4635793732</text:p>
          </table:table-cell>
          <table:table-cell/>
          <table:table-cell office:value-type="float" office:value="429.32505168" calcext:value-type="float">
            <text:p>429.32505168</text:p>
          </table:table-cell>
          <table:table-cell office:value-type="float" office:value="3.4635793732" calcext:value-type="float">
            <text:p>3.463579373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2.9023848255" calcext:value-type="float">
            <text:p>2.9023848255</text:p>
          </table:table-cell>
          <table:table-cell office:value-type="float" office:value="-0.0075875635" calcext:value-type="float">
            <text:p>-0.0075875635</text:p>
          </table:table-cell>
          <table:table-cell office:value-type="float" office:value="440.908153701" calcext:value-type="float">
            <text:p>440.908153701</text:p>
          </table:table-cell>
          <table:table-cell office:value-type="float" office:value="1080" calcext:value-type="float">
            <text:p>1080</text:p>
          </table:table-cell>
          <table:table-cell office:value-type="float" office:value="2.9023848255" calcext:value-type="float">
            <text:p>2.9023848255</text:p>
          </table:table-cell>
          <table:table-cell/>
          <table:table-cell office:value-type="float" office:value="440.908153701" calcext:value-type="float">
            <text:p>440.908153701</text:p>
          </table:table-cell>
          <table:table-cell office:value-type="float" office:value="2.9023848255" calcext:value-type="float">
            <text:p>2.90238482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2.9297611292" calcext:value-type="float">
            <text:p>2.9297611292</text:p>
          </table:table-cell>
          <table:table-cell office:value-type="float" office:value="-0.0356950062" calcext:value-type="float">
            <text:p>-0.0356950062</text:p>
          </table:table-cell>
          <table:table-cell office:value-type="float" office:value="443.4050067376" calcext:value-type="float">
            <text:p>443.4050067376</text:p>
          </table:table-cell>
          <table:table-cell office:value-type="float" office:value="1536" calcext:value-type="float">
            <text:p>1536</text:p>
          </table:table-cell>
          <table:table-cell office:value-type="float" office:value="2.9297611292" calcext:value-type="float">
            <text:p>2.9297611292</text:p>
          </table:table-cell>
          <table:table-cell/>
          <table:table-cell office:value-type="float" office:value="443.4050067376" calcext:value-type="float">
            <text:p>443.4050067376</text:p>
          </table:table-cell>
          <table:table-cell office:value-type="float" office:value="2.9297611292" calcext:value-type="float">
            <text:p>2.929761129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2.9859094462" calcext:value-type="float">
            <text:p>2.9859094462</text:p>
          </table:table-cell>
          <table:table-cell office:value-type="float" office:value="0.0790373934" calcext:value-type="float">
            <text:p>0.0790373934</text:p>
          </table:table-cell>
          <table:table-cell office:value-type="float" office:value="443.4050067376" calcext:value-type="float">
            <text:p>443.4050067376</text:p>
          </table:table-cell>
          <table:table-cell office:value-type="float" office:value="3072" calcext:value-type="float">
            <text:p>3072</text:p>
          </table:table-cell>
          <table:table-cell office:value-type="float" office:value="2.9859094462" calcext:value-type="float">
            <text:p>2.9859094462</text:p>
          </table:table-cell>
          <table:table-cell/>
          <table:table-cell office:value-type="float" office:value="443.4050067376" calcext:value-type="float">
            <text:p>443.4050067376</text:p>
          </table:table-cell>
          <table:table-cell office:value-type="float" office:value="2.9859094462" calcext:value-type="float">
            <text:p>2.985909446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float" office:value="3.3023894256" calcext:value-type="float">
            <text:p>3.3023894256</text:p>
          </table:table-cell>
          <table:table-cell office:value-type="float" office:value="-0.1042899065" calcext:value-type="float">
            <text:p>-0.1042899065</text:p>
          </table:table-cell>
          <table:table-cell office:value-type="float" office:value="443.4050067376" calcext:value-type="float">
            <text:p>443.4050067376</text:p>
          </table:table-cell>
          <table:table-cell office:value-type="float" office:value="6144" calcext:value-type="float">
            <text:p>6144</text:p>
          </table:table-cell>
          <table:table-cell office:value-type="float" office:value="3.3023894256" calcext:value-type="float">
            <text:p>3.3023894256</text:p>
          </table:table-cell>
          <table:table-cell/>
          <table:table-cell office:value-type="float" office:value="443.4050067376" calcext:value-type="float">
            <text:p>443.4050067376</text:p>
          </table:table-cell>
          <table:table-cell office:value-type="float" office:value="3.3023894256" calcext:value-type="float">
            <text:p>3.302389425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.9272162504" calcext:value-type="float">
            <text:p>2.9272162504</text:p>
          </table:table-cell>
          <table:table-cell office:value-type="float" office:value="-0.0287148775" calcext:value-type="float">
            <text:p>-0.0287148775</text:p>
          </table:table-cell>
          <table:table-cell office:value-type="float" office:value="448" calcext:value-type="float">
            <text:p>448</text:p>
          </table:table-cell>
          <table:table-cell office:value-type="float" office:value="1792" calcext:value-type="float">
            <text:p>1792</text:p>
          </table:table-cell>
          <table:table-cell office:value-type="float" office:value="2.9272162504" calcext:value-type="float">
            <text:p>2.9272162504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2.9272162504" calcext:value-type="float">
            <text:p>2.927216250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2.9515935151" calcext:value-type="float">
            <text:p>2.9515935151</text:p>
          </table:table-cell>
          <table:table-cell office:value-type="float" office:value="0.0741418633" calcext:value-type="float">
            <text:p>0.0741418633</text:p>
          </table:table-cell>
          <table:table-cell office:value-type="float" office:value="448" calcext:value-type="float">
            <text:p>448</text:p>
          </table:table-cell>
          <table:table-cell office:value-type="float" office:value="3584" calcext:value-type="float">
            <text:p>3584</text:p>
          </table:table-cell>
          <table:table-cell office:value-type="float" office:value="2.9515935151" calcext:value-type="float">
            <text:p>2.9515935151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2.9515935151" calcext:value-type="float">
            <text:p>2.951593515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2.8407194486" calcext:value-type="float">
            <text:p>2.8407194486</text:p>
          </table:table-cell>
          <table:table-cell office:value-type="float" office:value="-0.0251114628" calcext:value-type="float">
            <text:p>-0.0251114628</text:p>
          </table:table-cell>
          <table:table-cell office:value-type="float" office:value="452.5483399594" calcext:value-type="float">
            <text:p>452.5483399594</text:p>
          </table:table-cell>
          <table:table-cell office:value-type="float" office:value="1280" calcext:value-type="float">
            <text:p>1280</text:p>
          </table:table-cell>
          <table:table-cell office:value-type="float" office:value="2.8407194486" calcext:value-type="float">
            <text:p>2.8407194486</text:p>
          </table:table-cell>
          <table:table-cell/>
          <table:table-cell office:value-type="float" office:value="452.5483399594" calcext:value-type="float">
            <text:p>452.5483399594</text:p>
          </table:table-cell>
          <table:table-cell office:value-type="float" office:value="2.8407194486" calcext:value-type="float">
            <text:p>2.840719448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2.9556381324" calcext:value-type="float">
            <text:p>2.9556381324</text:p>
          </table:table-cell>
          <table:table-cell office:value-type="float" office:value="0.0114260083" calcext:value-type="float">
            <text:p>0.0114260083</text:p>
          </table:table-cell>
          <table:table-cell office:value-type="float" office:value="452.5483399594" calcext:value-type="float">
            <text:p>452.5483399594</text:p>
          </table:table-cell>
          <table:table-cell office:value-type="float" office:value="2560" calcext:value-type="float">
            <text:p>2560</text:p>
          </table:table-cell>
          <table:table-cell office:value-type="float" office:value="2.9556381324" calcext:value-type="float">
            <text:p>2.9556381324</text:p>
          </table:table-cell>
          <table:table-cell/>
          <table:table-cell office:value-type="float" office:value="452.5483399594" calcext:value-type="float">
            <text:p>452.5483399594</text:p>
          </table:table-cell>
          <table:table-cell office:value-type="float" office:value="2.9556381324" calcext:value-type="float">
            <text:p>2.955638132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8" calcext:value-type="float">
            <text:p>128</text:p>
          </table:table-cell>
          <table:table-cell office:value-type="float" office:value="3.0266921549" calcext:value-type="float">
            <text:p>3.0266921549</text:p>
          </table:table-cell>
          <table:table-cell office:value-type="float" office:value="-0.0343618691" calcext:value-type="float">
            <text:p>-0.0343618691</text:p>
          </table:table-cell>
          <table:table-cell office:value-type="float" office:value="452.5483399594" calcext:value-type="float">
            <text:p>452.5483399594</text:p>
          </table:table-cell>
          <table:table-cell office:value-type="float" office:value="5120" calcext:value-type="float">
            <text:p>5120</text:p>
          </table:table-cell>
          <table:table-cell office:value-type="float" office:value="3.0266921549" calcext:value-type="float">
            <text:p>3.0266921549</text:p>
          </table:table-cell>
          <table:table-cell/>
          <table:table-cell office:value-type="float" office:value="452.5483399594" calcext:value-type="float">
            <text:p>452.5483399594</text:p>
          </table:table-cell>
          <table:table-cell office:value-type="float" office:value="3.0266921549" calcext:value-type="float">
            <text:p>3.026692154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office:value-type="float" office:value="2.8706210835" calcext:value-type="float">
            <text:p>2.8706210835</text:p>
          </table:table-cell>
          <table:table-cell office:value-type="float" office:value="-0.0412654229" calcext:value-type="float">
            <text:p>-0.0412654229</text:p>
          </table:table-cell>
          <table:table-cell office:value-type="float" office:value="455.3679830642" calcext:value-type="float">
            <text:p>455.3679830642</text:p>
          </table:table-cell>
          <table:table-cell office:value-type="float" office:value="1440" calcext:value-type="float">
            <text:p>1440</text:p>
          </table:table-cell>
          <table:table-cell office:value-type="float" office:value="2.8706210835" calcext:value-type="float">
            <text:p>2.8706210835</text:p>
          </table:table-cell>
          <table:table-cell/>
          <table:table-cell office:value-type="float" office:value="455.3679830642" calcext:value-type="float">
            <text:p>455.3679830642</text:p>
          </table:table-cell>
          <table:table-cell office:value-type="float" office:value="2.8706210835" calcext:value-type="float">
            <text:p>2.870621083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0" calcext:value-type="float">
            <text:p>40</text:p>
          </table:table-cell>
          <table:table-cell office:value-type="float" office:value="2.9277916535" calcext:value-type="float">
            <text:p>2.9277916535</text:p>
          </table:table-cell>
          <table:table-cell office:value-type="float" office:value="0.0155673863" calcext:value-type="float">
            <text:p>0.0155673863</text:p>
          </table:table-cell>
          <table:table-cell office:value-type="float" office:value="455.3679830642" calcext:value-type="float">
            <text:p>455.3679830642</text:p>
          </table:table-cell>
          <table:table-cell office:value-type="float" office:value="2880" calcext:value-type="float">
            <text:p>2880</text:p>
          </table:table-cell>
          <table:table-cell office:value-type="float" office:value="2.9277916535" calcext:value-type="float">
            <text:p>2.9277916535</text:p>
          </table:table-cell>
          <table:table-cell/>
          <table:table-cell office:value-type="float" office:value="455.3679830642" calcext:value-type="float">
            <text:p>455.3679830642</text:p>
          </table:table-cell>
          <table:table-cell office:value-type="float" office:value="2.9277916535" calcext:value-type="float">
            <text:p>2.927791653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2.8192585" calcext:value-type="float">
            <text:p>2.8192585</text:p>
          </table:table-cell>
          <table:table-cell office:value-type="float" office:value="-0.0116278047" calcext:value-type="float">
            <text:p>-0.0116278047</text:p>
          </table:table-cell>
          <table:table-cell office:value-type="float" office:value="470.3020306144" calcext:value-type="float">
            <text:p>470.3020306144</text:p>
          </table:table-cell>
          <table:table-cell office:value-type="float" office:value="2304" calcext:value-type="float">
            <text:p>2304</text:p>
          </table:table-cell>
          <table:table-cell office:value-type="float" office:value="2.8192585" calcext:value-type="float">
            <text:p>2.8192585</text:p>
          </table:table-cell>
          <table:table-cell/>
          <table:table-cell office:value-type="float" office:value="470.3020306144" calcext:value-type="float">
            <text:p>470.3020306144</text:p>
          </table:table-cell>
          <table:table-cell office:value-type="float" office:value="2.8192585" calcext:value-type="float">
            <text:p>2.819258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2.982599651" calcext:value-type="float">
            <text:p>2.982599651</text:p>
          </table:table-cell>
          <table:table-cell office:value-type="float" office:value="-0.039057773" calcext:value-type="float">
            <text:p>-0.039057773</text:p>
          </table:table-cell>
          <table:table-cell office:value-type="float" office:value="470.3020306144" calcext:value-type="float">
            <text:p>470.3020306144</text:p>
          </table:table-cell>
          <table:table-cell office:value-type="float" office:value="4608" calcext:value-type="float">
            <text:p>4608</text:p>
          </table:table-cell>
          <table:table-cell office:value-type="float" office:value="2.982599651" calcext:value-type="float">
            <text:p>2.982599651</text:p>
          </table:table-cell>
          <table:table-cell/>
          <table:table-cell office:value-type="float" office:value="470.3020306144" calcext:value-type="float">
            <text:p>470.3020306144</text:p>
          </table:table-cell>
          <table:table-cell office:value-type="float" office:value="2.982599651" calcext:value-type="float">
            <text:p>2.98259965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4" calcext:value-type="float">
            <text:p>384</text:p>
          </table:table-cell>
          <table:table-cell office:value-type="float" office:value="2.9960400484" calcext:value-type="float">
            <text:p>2.9960400484</text:p>
          </table:table-cell>
          <table:table-cell office:value-type="float" office:value="0.105805671" calcext:value-type="float">
            <text:p>0.105805671</text:p>
          </table:table-cell>
          <table:table-cell office:value-type="float" office:value="470.3020306144" calcext:value-type="float">
            <text:p>470.3020306144</text:p>
          </table:table-cell>
          <table:table-cell office:value-type="float" office:value="9216" calcext:value-type="float">
            <text:p>9216</text:p>
          </table:table-cell>
          <table:table-cell office:value-type="float" office:value="2.9960400484" calcext:value-type="float">
            <text:p>2.9960400484</text:p>
          </table:table-cell>
          <table:table-cell/>
          <table:table-cell office:value-type="float" office:value="470.3020306144" calcext:value-type="float">
            <text:p>470.3020306144</text:p>
          </table:table-cell>
          <table:table-cell office:value-type="float" office:value="2.9960400484" calcext:value-type="float">
            <text:p>2.99604004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2.8282043474" calcext:value-type="float">
            <text:p>2.8282043474</text:p>
          </table:table-cell>
          <table:table-cell office:value-type="float" office:value="-0.0155809355" calcext:value-type="float">
            <text:p>-0.0155809355</text:p>
          </table:table-cell>
          <table:table-cell office:value-type="float" office:value="478.9321455071" calcext:value-type="float">
            <text:p>478.9321455071</text:p>
          </table:table-cell>
          <table:table-cell office:value-type="float" office:value="3584" calcext:value-type="float">
            <text:p>3584</text:p>
          </table:table-cell>
          <table:table-cell office:value-type="float" office:value="2.8282043474" calcext:value-type="float">
            <text:p>2.8282043474</text:p>
          </table:table-cell>
          <table:table-cell/>
          <table:table-cell office:value-type="float" office:value="478.9321455071" calcext:value-type="float">
            <text:p>478.9321455071</text:p>
          </table:table-cell>
          <table:table-cell office:value-type="float" office:value="2.8282043474" calcext:value-type="float">
            <text:p>2.82820434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24" calcext:value-type="float">
            <text:p>224</text:p>
          </table:table-cell>
          <table:table-cell office:value-type="float" office:value="2.9468040236" calcext:value-type="float">
            <text:p>2.9468040236</text:p>
          </table:table-cell>
          <table:table-cell office:value-type="float" office:value="0.0672164718" calcext:value-type="float">
            <text:p>0.0672164718</text:p>
          </table:table-cell>
          <table:table-cell office:value-type="float" office:value="478.9321455071" calcext:value-type="float">
            <text:p>478.9321455071</text:p>
          </table:table-cell>
          <table:table-cell office:value-type="float" office:value="7168" calcext:value-type="float">
            <text:p>7168</text:p>
          </table:table-cell>
          <table:table-cell office:value-type="float" office:value="2.9468040236" calcext:value-type="float">
            <text:p>2.9468040236</text:p>
          </table:table-cell>
          <table:table-cell/>
          <table:table-cell office:value-type="float" office:value="478.9321455071" calcext:value-type="float">
            <text:p>478.9321455071</text:p>
          </table:table-cell>
          <table:table-cell office:value-type="float" office:value="2.9468040236" calcext:value-type="float">
            <text:p>2.946804023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2.583330307" calcext:value-type="float">
            <text:p>2.583330307</text:p>
          </table:table-cell>
          <table:table-cell office:value-type="float" office:value="0.0349028729" calcext:value-type="float">
            <text:p>0.0349028729</text:p>
          </table:table-cell>
          <table:table-cell office:value-type="float" office:value="498.8306325798" calcext:value-type="float">
            <text:p>498.8306325798</text:p>
          </table:table-cell>
          <table:table-cell office:value-type="float" office:value="1728" calcext:value-type="float">
            <text:p>1728</text:p>
          </table:table-cell>
          <table:table-cell office:value-type="float" office:value="2.583330307" calcext:value-type="float">
            <text:p>2.583330307</text:p>
          </table:table-cell>
          <table:table-cell/>
          <table:table-cell office:value-type="float" office:value="498.8306325798" calcext:value-type="float">
            <text:p>498.8306325798</text:p>
          </table:table-cell>
          <table:table-cell office:value-type="float" office:value="2.583330307" calcext:value-type="float">
            <text:p>2.58333030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office:value-type="float" office:value="2.7150682525" calcext:value-type="float">
            <text:p>2.7150682525</text:p>
          </table:table-cell>
          <table:table-cell office:value-type="float" office:value="0.0033038422" calcext:value-type="float">
            <text:p>0.0033038422</text:p>
          </table:table-cell>
          <table:table-cell office:value-type="float" office:value="498.8306325798" calcext:value-type="float">
            <text:p>498.8306325798</text:p>
          </table:table-cell>
          <table:table-cell office:value-type="float" office:value="3456" calcext:value-type="float">
            <text:p>3456</text:p>
          </table:table-cell>
          <table:table-cell office:value-type="float" office:value="2.7150682525" calcext:value-type="float">
            <text:p>2.7150682525</text:p>
          </table:table-cell>
          <table:table-cell/>
          <table:table-cell office:value-type="float" office:value="498.8306325798" calcext:value-type="float">
            <text:p>498.8306325798</text:p>
          </table:table-cell>
          <table:table-cell office:value-type="float" office:value="2.7150682525" calcext:value-type="float">
            <text:p>2.715068252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" calcext:value-type="float">
            <text:p>20</text:p>
          </table:table-cell>
          <table:table-cell office:value-type="float" office:value="2.6421950218" calcext:value-type="float">
            <text:p>2.6421950218</text:p>
          </table:table-cell>
          <table:table-cell office:value-type="float" office:value="-0.0173890619" calcext:value-type="float">
            <text:p>-0.0173890619</text:p>
          </table:table-cell>
          <table:table-cell office:value-type="float" office:value="500.87922696" calcext:value-type="float">
            <text:p>500.87922696</text:p>
          </table:table-cell>
          <table:table-cell office:value-type="float" office:value="2240" calcext:value-type="float">
            <text:p>2240</text:p>
          </table:table-cell>
          <table:table-cell office:value-type="float" office:value="2.6421950218" calcext:value-type="float">
            <text:p>2.6421950218</text:p>
          </table:table-cell>
          <table:table-cell/>
          <table:table-cell office:value-type="float" office:value="500.87922696" calcext:value-type="float">
            <text:p>500.87922696</text:p>
          </table:table-cell>
          <table:table-cell office:value-type="float" office:value="2.6421950218" calcext:value-type="float">
            <text:p>2.64219502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2.7472335526" calcext:value-type="float">
            <text:p>2.7472335526</text:p>
          </table:table-cell>
          <table:table-cell office:value-type="float" office:value="0.0034683333" calcext:value-type="float">
            <text:p>0.0034683333</text:p>
          </table:table-cell>
          <table:table-cell office:value-type="float" office:value="500.87922696" calcext:value-type="float">
            <text:p>500.87922696</text:p>
          </table:table-cell>
          <table:table-cell office:value-type="float" office:value="4480" calcext:value-type="float">
            <text:p>4480</text:p>
          </table:table-cell>
          <table:table-cell office:value-type="float" office:value="2.7472335526" calcext:value-type="float">
            <text:p>2.7472335526</text:p>
          </table:table-cell>
          <table:table-cell/>
          <table:table-cell office:value-type="float" office:value="500.87922696" calcext:value-type="float">
            <text:p>500.87922696</text:p>
          </table:table-cell>
          <table:table-cell office:value-type="float" office:value="2.7472335526" calcext:value-type="float">
            <text:p>2.747233552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.5681808833" calcext:value-type="float">
            <text:p>2.5681808833</text:p>
          </table:table-cell>
          <table:table-cell office:value-type="float" office:value="-0.0361112793" calcext:value-type="float">
            <text:p>-0.0361112793</text:p>
          </table:table-cell>
          <table:table-cell office:value-type="float" office:value="505.9644256269" calcext:value-type="float">
            <text:p>505.9644256269</text:p>
          </table:table-cell>
          <table:table-cell office:value-type="float" office:value="1600" calcext:value-type="float">
            <text:p>1600</text:p>
          </table:table-cell>
          <table:table-cell office:value-type="float" office:value="2.5681808833" calcext:value-type="float">
            <text:p>2.5681808833</text:p>
          </table:table-cell>
          <table:table-cell/>
          <table:table-cell office:value-type="float" office:value="505.9644256269" calcext:value-type="float">
            <text:p>505.9644256269</text:p>
          </table:table-cell>
          <table:table-cell office:value-type="float" office:value="2.5681808833" calcext:value-type="float">
            <text:p>2.56818088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2.7266048526" calcext:value-type="float">
            <text:p>2.7266048526</text:p>
          </table:table-cell>
          <table:table-cell office:value-type="float" office:value="0.0039997545" calcext:value-type="float">
            <text:p>0.0039997545</text:p>
          </table:table-cell>
          <table:table-cell office:value-type="float" office:value="505.9644256269" calcext:value-type="float">
            <text:p>505.9644256269</text:p>
          </table:table-cell>
          <table:table-cell office:value-type="float" office:value="3200" calcext:value-type="float">
            <text:p>3200</text:p>
          </table:table-cell>
          <table:table-cell office:value-type="float" office:value="2.7266048526" calcext:value-type="float">
            <text:p>2.7266048526</text:p>
          </table:table-cell>
          <table:table-cell/>
          <table:table-cell office:value-type="float" office:value="505.9644256269" calcext:value-type="float">
            <text:p>505.9644256269</text:p>
          </table:table-cell>
          <table:table-cell office:value-type="float" office:value="2.7266048526" calcext:value-type="float">
            <text:p>2.72660485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.8104109804" calcext:value-type="float">
            <text:p>2.8104109804</text:p>
          </table:table-cell>
          <table:table-cell office:value-type="float" office:value="0.0029327672" calcext:value-type="float">
            <text:p>0.0029327672</text:p>
          </table:table-cell>
          <table:table-cell office:value-type="float" office:value="505.9644256269" calcext:value-type="float">
            <text:p>505.9644256269</text:p>
          </table:table-cell>
          <table:table-cell office:value-type="float" office:value="6400" calcext:value-type="float">
            <text:p>6400</text:p>
          </table:table-cell>
          <table:table-cell office:value-type="float" office:value="2.8104109804" calcext:value-type="float">
            <text:p>2.8104109804</text:p>
          </table:table-cell>
          <table:table-cell/>
          <table:table-cell office:value-type="float" office:value="505.9644256269" calcext:value-type="float">
            <text:p>505.9644256269</text:p>
          </table:table-cell>
          <table:table-cell office:value-type="float" office:value="2.8104109804" calcext:value-type="float">
            <text:p>2.81041098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2" calcext:value-type="float">
            <text:p>112</text:p>
          </table:table-cell>
          <table:table-cell office:value-type="float" office:value="2.7201572269" calcext:value-type="float">
            <text:p>2.7201572269</text:p>
          </table:table-cell>
          <table:table-cell office:value-type="float" office:value="-0.0022778655" calcext:value-type="float">
            <text:p>-0.0022778655</text:p>
          </table:table-cell>
          <table:table-cell office:value-type="float" office:value="507.9842517244" calcext:value-type="float">
            <text:p>507.9842517244</text:p>
          </table:table-cell>
          <table:table-cell office:value-type="float" office:value="5376" calcext:value-type="float">
            <text:p>5376</text:p>
          </table:table-cell>
          <table:table-cell office:value-type="float" office:value="2.7201572269" calcext:value-type="float">
            <text:p>2.7201572269</text:p>
          </table:table-cell>
          <table:table-cell/>
          <table:table-cell office:value-type="float" office:value="507.9842517244" calcext:value-type="float">
            <text:p>507.9842517244</text:p>
          </table:table-cell>
          <table:table-cell office:value-type="float" office:value="2.7201572269" calcext:value-type="float">
            <text:p>2.720157226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" calcext:value-type="float">
            <text:p>8</text:p>
          </table:table-cell>
          <table:table-cell office:value-type="float" office:value="2.5065140145" calcext:value-type="float">
            <text:p>2.5065140145</text:p>
          </table:table-cell>
          <table:table-cell office:value-type="float" office:value="0.0231213495" calcext:value-type="float">
            <text:p>0.0231213495</text:p>
          </table:table-cell>
          <table:table-cell office:value-type="float" office:value="509.1168824543" calcext:value-type="float">
            <text:p>509.1168824543</text:p>
          </table:table-cell>
          <table:table-cell office:value-type="float" office:value="1440" calcext:value-type="float">
            <text:p>1440</text:p>
          </table:table-cell>
          <table:table-cell office:value-type="float" office:value="2.5065140145" calcext:value-type="float">
            <text:p>2.5065140145</text:p>
          </table:table-cell>
          <table:table-cell/>
          <table:table-cell office:value-type="float" office:value="509.1168824543" calcext:value-type="float">
            <text:p>509.1168824543</text:p>
          </table:table-cell>
          <table:table-cell office:value-type="float" office:value="2.5065140145" calcext:value-type="float">
            <text:p>2.50651401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.5975501313" calcext:value-type="float">
            <text:p>2.5975501313</text:p>
          </table:table-cell>
          <table:table-cell office:value-type="float" office:value="-0.0437317807" calcext:value-type="float">
            <text:p>-0.0437317807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2.5975501313" calcext:value-type="float">
            <text:p>2.5975501313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.5975501313" calcext:value-type="float">
            <text:p>2.5975501313</text:p>
          </table:table-cell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2.7098815111" calcext:value-type="float">
            <text:p>2.7098815111</text:p>
          </table:table-cell>
          <table:table-cell office:value-type="float" office:value="-0.0557571187" calcext:value-type="float">
            <text:p>-0.0557571187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2.7098815111" calcext:value-type="float">
            <text:p>2.7098815111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.7098815111" calcext:value-type="float">
            <text:p>2.70988151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2.6817203113" calcext:value-type="float">
            <text:p>2.6817203113</text:p>
          </table:table-cell>
          <table:table-cell office:value-type="float" office:value="0.0576296626" calcext:value-type="float">
            <text:p>0.0576296626</text:p>
          </table:table-cell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2.6817203113" calcext:value-type="float">
            <text:p>2.6817203113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.6817203113" calcext:value-type="float">
            <text:p>2.68172031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6" calcext:value-type="float">
            <text:p>56</text:p>
          </table:table-cell>
          <table:table-cell office:value-type="float" office:value="2.5237781107" calcext:value-type="float">
            <text:p>2.5237781107</text:p>
          </table:table-cell>
          <table:table-cell office:value-type="float" office:value="0.0048038569" calcext:value-type="float">
            <text:p>0.0048038569</text:p>
          </table:table-cell>
          <table:table-cell office:value-type="float" office:value="538.7986636954" calcext:value-type="float">
            <text:p>538.7986636954</text:p>
          </table:table-cell>
          <table:table-cell office:value-type="float" office:value="4032" calcext:value-type="float">
            <text:p>4032</text:p>
          </table:table-cell>
          <table:table-cell office:value-type="float" office:value="2.5237781107" calcext:value-type="float">
            <text:p>2.5237781107</text:p>
          </table:table-cell>
          <table:table-cell/>
          <table:table-cell office:value-type="float" office:value="538.7986636954" calcext:value-type="float">
            <text:p>538.7986636954</text:p>
          </table:table-cell>
          <table:table-cell office:value-type="float" office:value="2.5237781107" calcext:value-type="float">
            <text:p>2.523778110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2.5343618849" calcext:value-type="float">
            <text:p>2.5343618849</text:p>
          </table:table-cell>
          <table:table-cell office:value-type="float" office:value="-0.0343641877" calcext:value-type="float">
            <text:p>-0.0343641877</text:p>
          </table:table-cell>
          <table:table-cell office:value-type="float" office:value="543.0580079513" calcext:value-type="float">
            <text:p>543.0580079513</text:p>
          </table:table-cell>
          <table:table-cell office:value-type="float" office:value="3072" calcext:value-type="float">
            <text:p>3072</text:p>
          </table:table-cell>
          <table:table-cell office:value-type="float" office:value="2.5343618849" calcext:value-type="float">
            <text:p>2.5343618849</text:p>
          </table:table-cell>
          <table:table-cell/>
          <table:table-cell office:value-type="float" office:value="543.0580079513" calcext:value-type="float">
            <text:p>543.0580079513</text:p>
          </table:table-cell>
          <table:table-cell office:value-type="float" office:value="2.5343618849" calcext:value-type="float">
            <text:p>2.534361884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8" calcext:value-type="float">
            <text:p>128</text:p>
          </table:table-cell>
          <table:table-cell office:value-type="float" office:value="2.5750386873" calcext:value-type="float">
            <text:p>2.5750386873</text:p>
          </table:table-cell>
          <table:table-cell office:value-type="float" office:value="-0.0047670281" calcext:value-type="float">
            <text:p>-0.0047670281</text:p>
          </table:table-cell>
          <table:table-cell office:value-type="float" office:value="543.0580079513" calcext:value-type="float">
            <text:p>543.0580079513</text:p>
          </table:table-cell>
          <table:table-cell office:value-type="float" office:value="6144" calcext:value-type="float">
            <text:p>6144</text:p>
          </table:table-cell>
          <table:table-cell office:value-type="float" office:value="2.5750386873" calcext:value-type="float">
            <text:p>2.5750386873</text:p>
          </table:table-cell>
          <table:table-cell/>
          <table:table-cell office:value-type="float" office:value="543.0580079513" calcext:value-type="float">
            <text:p>543.0580079513</text:p>
          </table:table-cell>
          <table:table-cell office:value-type="float" office:value="2.5750386873" calcext:value-type="float">
            <text:p>2.57503868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2" calcext:value-type="float">
            <text:p>512</text:p>
          </table:table-cell>
          <table:table-cell office:value-type="float" office:value="2.5668231833" calcext:value-type="float">
            <text:p>2.5668231833</text:p>
          </table:table-cell>
          <table:table-cell office:value-type="float" office:value="0.0582281015" calcext:value-type="float">
            <text:p>0.0582281015</text:p>
          </table:table-cell>
          <table:table-cell office:value-type="float" office:value="543.0580079513" calcext:value-type="float">
            <text:p>543.0580079513</text:p>
          </table:table-cell>
          <table:table-cell office:value-type="float" office:value="12288" calcext:value-type="float">
            <text:p>12288</text:p>
          </table:table-cell>
          <table:table-cell office:value-type="float" office:value="2.5668231833" calcext:value-type="float">
            <text:p>2.5668231833</text:p>
          </table:table-cell>
          <table:table-cell/>
          <table:table-cell office:value-type="float" office:value="543.0580079513" calcext:value-type="float">
            <text:p>543.0580079513</text:p>
          </table:table-cell>
          <table:table-cell office:value-type="float" office:value="2.5668231833" calcext:value-type="float">
            <text:p>2.566823183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4" calcext:value-type="float">
            <text:p>24</text:p>
          </table:table-cell>
          <table:table-cell office:value-type="float" office:value="2.4456474015" calcext:value-type="float">
            <text:p>2.4456474015</text:p>
          </table:table-cell>
          <table:table-cell office:value-type="float" office:value="0.0082206753" calcext:value-type="float">
            <text:p>0.0082206753</text:p>
          </table:table-cell>
          <table:table-cell office:value-type="float" office:value="548.6857023834" calcext:value-type="float">
            <text:p>548.6857023834</text:p>
          </table:table-cell>
          <table:table-cell office:value-type="float" office:value="2688" calcext:value-type="float">
            <text:p>2688</text:p>
          </table:table-cell>
          <table:table-cell office:value-type="float" office:value="2.4456474015" calcext:value-type="float">
            <text:p>2.4456474015</text:p>
          </table:table-cell>
          <table:table-cell/>
          <table:table-cell office:value-type="float" office:value="548.6857023834" calcext:value-type="float">
            <text:p>548.6857023834</text:p>
          </table:table-cell>
          <table:table-cell office:value-type="float" office:value="2.4456474015" calcext:value-type="float">
            <text:p>2.445647401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office:value-type="float" office:value="2.5491671602" calcext:value-type="float">
            <text:p>2.5491671602</text:p>
          </table:table-cell>
          <table:table-cell office:value-type="float" office:value="-0.0073300609" calcext:value-type="float">
            <text:p>-0.0073300609</text:p>
          </table:table-cell>
          <table:table-cell office:value-type="float" office:value="548.6857023834" calcext:value-type="float">
            <text:p>548.6857023834</text:p>
          </table:table-cell>
          <table:table-cell office:value-type="float" office:value="5376" calcext:value-type="float">
            <text:p>5376</text:p>
          </table:table-cell>
          <table:table-cell office:value-type="float" office:value="2.5491671602" calcext:value-type="float">
            <text:p>2.5491671602</text:p>
          </table:table-cell>
          <table:table-cell/>
          <table:table-cell office:value-type="float" office:value="548.6857023834" calcext:value-type="float">
            <text:p>548.6857023834</text:p>
          </table:table-cell>
          <table:table-cell office:value-type="float" office:value="2.5491671602" calcext:value-type="float">
            <text:p>2.549167160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" calcext:value-type="float">
            <text:p>12</text:p>
          </table:table-cell>
          <table:table-cell office:value-type="float" office:value="2.3726006443" calcext:value-type="float">
            <text:p>2.3726006443</text:p>
          </table:table-cell>
          <table:table-cell office:value-type="float" office:value="-0.0155196526" calcext:value-type="float">
            <text:p>-0.0155196526</text:p>
          </table:table-cell>
          <table:table-cell office:value-type="float" office:value="554.256258422" calcext:value-type="float">
            <text:p>554.256258422</text:p>
          </table:table-cell>
          <table:table-cell office:value-type="float" office:value="1920" calcext:value-type="float">
            <text:p>1920</text:p>
          </table:table-cell>
          <table:table-cell office:value-type="float" office:value="2.3726006443" calcext:value-type="float">
            <text:p>2.3726006443</text:p>
          </table:table-cell>
          <table:table-cell/>
          <table:table-cell office:value-type="float" office:value="554.256258422" calcext:value-type="float">
            <text:p>554.256258422</text:p>
          </table:table-cell>
          <table:table-cell office:value-type="float" office:value="2.3726006443" calcext:value-type="float">
            <text:p>2.37260064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2.5548411469" calcext:value-type="float">
            <text:p>2.5548411469</text:p>
          </table:table-cell>
          <table:table-cell office:value-type="float" office:value="-0.1104296457" calcext:value-type="float">
            <text:p>-0.1104296457</text:p>
          </table:table-cell>
          <table:table-cell office:value-type="float" office:value="554.256258422" calcext:value-type="float">
            <text:p>554.256258422</text:p>
          </table:table-cell>
          <table:table-cell office:value-type="float" office:value="3840" calcext:value-type="float">
            <text:p>3840</text:p>
          </table:table-cell>
          <table:table-cell office:value-type="float" office:value="2.5548411469" calcext:value-type="float">
            <text:p>2.5548411469</text:p>
          </table:table-cell>
          <table:table-cell/>
          <table:table-cell office:value-type="float" office:value="554.256258422" calcext:value-type="float">
            <text:p>554.256258422</text:p>
          </table:table-cell>
          <table:table-cell office:value-type="float" office:value="2.5548411469" calcext:value-type="float">
            <text:p>2.55484114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2" calcext:value-type="float">
            <text:p>192</text:p>
          </table:table-cell>
          <table:table-cell office:value-type="float" office:value="2.644359126" calcext:value-type="float">
            <text:p>2.644359126</text:p>
          </table:table-cell>
          <table:table-cell office:value-type="float" office:value="0.0201945039" calcext:value-type="float">
            <text:p>0.0201945039</text:p>
          </table:table-cell>
          <table:table-cell office:value-type="float" office:value="554.256258422" calcext:value-type="float">
            <text:p>554.256258422</text:p>
          </table:table-cell>
          <table:table-cell office:value-type="float" office:value="7680" calcext:value-type="float">
            <text:p>7680</text:p>
          </table:table-cell>
          <table:table-cell office:value-type="float" office:value="2.644359126" calcext:value-type="float">
            <text:p>2.644359126</text:p>
          </table:table-cell>
          <table:table-cell/>
          <table:table-cell office:value-type="float" office:value="554.256258422" calcext:value-type="float">
            <text:p>554.256258422</text:p>
          </table:table-cell>
          <table:table-cell office:value-type="float" office:value="2.644359126" calcext:value-type="float">
            <text:p>2.64435912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2.3023667598" calcext:value-type="float">
            <text:p>2.3023667598</text:p>
          </table:table-cell>
          <table:table-cell office:value-type="float" office:value="-0.0063514554" calcext:value-type="float">
            <text:p>-0.0063514554</text:p>
          </table:table-cell>
          <table:table-cell office:value-type="float" office:value="569.2099788303" calcext:value-type="float">
            <text:p>569.2099788303</text:p>
          </table:table-cell>
          <table:table-cell office:value-type="float" office:value="1800" calcext:value-type="float">
            <text:p>1800</text:p>
          </table:table-cell>
          <table:table-cell office:value-type="float" office:value="2.3023667598" calcext:value-type="float">
            <text:p>2.3023667598</text:p>
          </table:table-cell>
          <table:table-cell/>
          <table:table-cell office:value-type="float" office:value="569.2099788303" calcext:value-type="float">
            <text:p>569.2099788303</text:p>
          </table:table-cell>
          <table:table-cell office:value-type="float" office:value="2.3023667598" calcext:value-type="float">
            <text:p>2.30236675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2.3309658451" calcext:value-type="float">
            <text:p>2.3309658451</text:p>
          </table:table-cell>
          <table:table-cell office:value-type="float" office:value="0.0158750176" calcext:value-type="float">
            <text:p>0.0158750176</text:p>
          </table:table-cell>
          <table:table-cell office:value-type="float" office:value="572.4334022399" calcext:value-type="float">
            <text:p>572.4334022399</text:p>
          </table:table-cell>
          <table:table-cell office:value-type="float" office:value="2560" calcext:value-type="float">
            <text:p>2560</text:p>
          </table:table-cell>
          <table:table-cell office:value-type="float" office:value="2.3309658451" calcext:value-type="float">
            <text:p>2.3309658451</text:p>
          </table:table-cell>
          <table:table-cell/>
          <table:table-cell office:value-type="float" office:value="572.4334022399" calcext:value-type="float">
            <text:p>572.4334022399</text:p>
          </table:table-cell>
          <table:table-cell office:value-type="float" office:value="2.3309658451" calcext:value-type="float">
            <text:p>2.33096584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2.4247371678" calcext:value-type="float">
            <text:p>2.4247371678</text:p>
          </table:table-cell>
          <table:table-cell office:value-type="float" office:value="0.0489616044" calcext:value-type="float">
            <text:p>0.0489616044</text:p>
          </table:table-cell>
          <table:table-cell office:value-type="float" office:value="572.4334022399" calcext:value-type="float">
            <text:p>572.4334022399</text:p>
          </table:table-cell>
          <table:table-cell office:value-type="float" office:value="5120" calcext:value-type="float">
            <text:p>5120</text:p>
          </table:table-cell>
          <table:table-cell office:value-type="float" office:value="2.4247371678" calcext:value-type="float">
            <text:p>2.4247371678</text:p>
          </table:table-cell>
          <table:table-cell/>
          <table:table-cell office:value-type="float" office:value="572.4334022399" calcext:value-type="float">
            <text:p>572.4334022399</text:p>
          </table:table-cell>
          <table:table-cell office:value-type="float" office:value="2.4247371678" calcext:value-type="float">
            <text:p>2.42473716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0" calcext:value-type="float">
            <text:p>320</text:p>
          </table:table-cell>
          <table:table-cell office:value-type="float" office:value="2.7039728753" calcext:value-type="float">
            <text:p>2.7039728753</text:p>
          </table:table-cell>
          <table:table-cell office:value-type="float" office:value="0.0438838441" calcext:value-type="float">
            <text:p>0.0438838441</text:p>
          </table:table-cell>
          <table:table-cell office:value-type="float" office:value="572.4334022399" calcext:value-type="float">
            <text:p>572.4334022399</text:p>
          </table:table-cell>
          <table:table-cell office:value-type="float" office:value="10240" calcext:value-type="float">
            <text:p>10240</text:p>
          </table:table-cell>
          <table:table-cell office:value-type="float" office:value="2.7039728753" calcext:value-type="float">
            <text:p>2.7039728753</text:p>
          </table:table-cell>
          <table:table-cell/>
          <table:table-cell office:value-type="float" office:value="572.4334022399" calcext:value-type="float">
            <text:p>572.4334022399</text:p>
          </table:table-cell>
          <table:table-cell office:value-type="float" office:value="2.7039728753" calcext:value-type="float">
            <text:p>2.703972875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6" calcext:value-type="float">
            <text:p>16</text:p>
          </table:table-cell>
          <table:table-cell office:value-type="float" office:value="2.2580698069" calcext:value-type="float">
            <text:p>2.2580698069</text:p>
          </table:table-cell>
          <table:table-cell office:value-type="float" office:value="0.0436303574" calcext:value-type="float">
            <text:p>0.0436303574</text:p>
          </table:table-cell>
          <table:table-cell office:value-type="float" office:value="576" calcext:value-type="float">
            <text:p>576</text:p>
          </table:table-cell>
          <table:table-cell office:value-type="float" office:value="2304" calcext:value-type="float">
            <text:p>2304</text:p>
          </table:table-cell>
          <table:table-cell office:value-type="float" office:value="2.2580698069" calcext:value-type="float">
            <text:p>2.2580698069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2.2580698069" calcext:value-type="float">
            <text:p>2.25806980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2.4153096858" calcext:value-type="float">
            <text:p>2.4153096858</text:p>
          </table:table-cell>
          <table:table-cell office:value-type="float" office:value="-0.0075295803" calcext:value-type="float">
            <text:p>-0.0075295803</text:p>
          </table:table-cell>
          <table:table-cell office:value-type="float" office:value="576" calcext:value-type="float">
            <text:p>576</text:p>
          </table:table-cell>
          <table:table-cell office:value-type="float" office:value="4608" calcext:value-type="float">
            <text:p>4608</text:p>
          </table:table-cell>
          <table:table-cell office:value-type="float" office:value="2.4153096858" calcext:value-type="float">
            <text:p>2.4153096858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2.4153096858" calcext:value-type="float">
            <text:p>2.415309685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2" calcext:value-type="float">
            <text:p>112</text:p>
          </table:table-cell>
          <table:table-cell office:value-type="float" office:value="2.3208210481" calcext:value-type="float">
            <text:p>2.3208210481</text:p>
          </table:table-cell>
          <table:table-cell office:value-type="float" office:value="0.0413593105" calcext:value-type="float">
            <text:p>0.0413593105</text:p>
          </table:table-cell>
          <table:table-cell office:value-type="float" office:value="592.6482936785" calcext:value-type="float">
            <text:p>592.6482936785</text:p>
          </table:table-cell>
          <table:table-cell office:value-type="float" office:value="6272" calcext:value-type="float">
            <text:p>6272</text:p>
          </table:table-cell>
          <table:table-cell office:value-type="float" office:value="2.3208210481" calcext:value-type="float">
            <text:p>2.3208210481</text:p>
          </table:table-cell>
          <table:table-cell/>
          <table:table-cell office:value-type="float" office:value="592.6482936785" calcext:value-type="float">
            <text:p>592.6482936785</text:p>
          </table:table-cell>
          <table:table-cell office:value-type="float" office:value="2.3208210481" calcext:value-type="float">
            <text:p>2.32082104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2.2749079564" calcext:value-type="float">
            <text:p>2.2749079564</text:p>
          </table:table-cell>
          <table:table-cell office:value-type="float" office:value="0.027532746" calcext:value-type="float">
            <text:p>0.027532746</text:p>
          </table:table-cell>
          <table:table-cell office:value-type="float" office:value="598.6651818838" calcext:value-type="float">
            <text:p>598.6651818838</text:p>
          </table:table-cell>
          <table:table-cell office:value-type="float" office:value="4480" calcext:value-type="float">
            <text:p>4480</text:p>
          </table:table-cell>
          <table:table-cell office:value-type="float" office:value="2.2749079564" calcext:value-type="float">
            <text:p>2.2749079564</text:p>
          </table:table-cell>
          <table:table-cell/>
          <table:table-cell office:value-type="float" office:value="598.6651818838" calcext:value-type="float">
            <text:p>598.6651818838</text:p>
          </table:table-cell>
          <table:table-cell office:value-type="float" office:value="2.2749079564" calcext:value-type="float">
            <text:p>2.27490795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4" calcext:value-type="float">
            <text:p>224</text:p>
          </table:table-cell>
          <table:table-cell office:value-type="float" office:value="2.5122432977" calcext:value-type="float">
            <text:p>2.5122432977</text:p>
          </table:table-cell>
          <table:table-cell office:value-type="float" office:value="-0.0318845259" calcext:value-type="float">
            <text:p>-0.0318845259</text:p>
          </table:table-cell>
          <table:table-cell office:value-type="float" office:value="598.6651818838" calcext:value-type="float">
            <text:p>598.6651818838</text:p>
          </table:table-cell>
          <table:table-cell office:value-type="float" office:value="8960" calcext:value-type="float">
            <text:p>8960</text:p>
          </table:table-cell>
          <table:table-cell office:value-type="float" office:value="2.5122432977" calcext:value-type="float">
            <text:p>2.5122432977</text:p>
          </table:table-cell>
          <table:table-cell/>
          <table:table-cell office:value-type="float" office:value="598.6651818838" calcext:value-type="float">
            <text:p>598.6651818838</text:p>
          </table:table-cell>
          <table:table-cell office:value-type="float" office:value="2.5122432977" calcext:value-type="float">
            <text:p>2.512243297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float" office:value="2.2190148625" calcext:value-type="float">
            <text:p>2.2190148625</text:p>
          </table:table-cell>
          <table:table-cell office:value-type="float" office:value="0.0402323324" calcext:value-type="float">
            <text:p>0.0402323324</text:p>
          </table:table-cell>
          <table:table-cell office:value-type="float" office:value="607.1573107523" calcext:value-type="float">
            <text:p>607.1573107523</text:p>
          </table:table-cell>
          <table:table-cell office:value-type="float" office:value="3840" calcext:value-type="float">
            <text:p>3840</text:p>
          </table:table-cell>
          <table:table-cell office:value-type="float" office:value="2.2190148625" calcext:value-type="float">
            <text:p>2.2190148625</text:p>
          </table:table-cell>
          <table:table-cell/>
          <table:table-cell office:value-type="float" office:value="607.1573107523" calcext:value-type="float">
            <text:p>607.1573107523</text:p>
          </table:table-cell>
          <table:table-cell office:value-type="float" office:value="2.2190148625" calcext:value-type="float">
            <text:p>2.21901486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60" calcext:value-type="float">
            <text:p>160</text:p>
          </table:table-cell>
          <table:table-cell office:value-type="float" office:value="2.4296776349" calcext:value-type="float">
            <text:p>2.4296776349</text:p>
          </table:table-cell>
          <table:table-cell office:value-type="float" office:value="-0.014199477" calcext:value-type="float">
            <text:p>-0.014199477</text:p>
          </table:table-cell>
          <table:table-cell office:value-type="float" office:value="607.1573107523" calcext:value-type="float">
            <text:p>607.1573107523</text:p>
          </table:table-cell>
          <table:table-cell office:value-type="float" office:value="7680" calcext:value-type="float">
            <text:p>7680</text:p>
          </table:table-cell>
          <table:table-cell office:value-type="float" office:value="2.4296776349" calcext:value-type="float">
            <text:p>2.4296776349</text:p>
          </table:table-cell>
          <table:table-cell/>
          <table:table-cell office:value-type="float" office:value="607.1573107523" calcext:value-type="float">
            <text:p>607.1573107523</text:p>
          </table:table-cell>
          <table:table-cell office:value-type="float" office:value="2.4296776349" calcext:value-type="float">
            <text:p>2.429677634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office:value-type="float" office:value="2.1056746805" calcext:value-type="float">
            <text:p>2.1056746805</text:p>
          </table:table-cell>
          <table:table-cell office:value-type="float" office:value="0.0277141842" calcext:value-type="float">
            <text:p>0.0277141842</text:p>
          </table:table-cell>
          <table:table-cell office:value-type="float" office:value="623.5382907248" calcext:value-type="float">
            <text:p>623.5382907248</text:p>
          </table:table-cell>
          <table:table-cell office:value-type="float" office:value="2160" calcext:value-type="float">
            <text:p>2160</text:p>
          </table:table-cell>
          <table:table-cell office:value-type="float" office:value="2.1056746805" calcext:value-type="float">
            <text:p>2.1056746805</text:p>
          </table:table-cell>
          <table:table-cell/>
          <table:table-cell office:value-type="float" office:value="623.5382907248" calcext:value-type="float">
            <text:p>623.5382907248</text:p>
          </table:table-cell>
          <table:table-cell office:value-type="float" office:value="2.1056746805" calcext:value-type="float">
            <text:p>2.10567468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2.1436859935" calcext:value-type="float">
            <text:p>2.1436859935</text:p>
          </table:table-cell>
          <table:table-cell office:value-type="float" office:value="0.0009226012" calcext:value-type="float">
            <text:p>0.0009226012</text:p>
          </table:table-cell>
          <table:table-cell office:value-type="float" office:value="627.0693741525" calcext:value-type="float">
            <text:p>627.0693741525</text:p>
          </table:table-cell>
          <table:table-cell office:value-type="float" office:value="3072" calcext:value-type="float">
            <text:p>3072</text:p>
          </table:table-cell>
          <table:table-cell office:value-type="float" office:value="2.1436859935" calcext:value-type="float">
            <text:p>2.1436859935</text:p>
          </table:table-cell>
          <table:table-cell/>
          <table:table-cell office:value-type="float" office:value="627.0693741525" calcext:value-type="float">
            <text:p>627.0693741525</text:p>
          </table:table-cell>
          <table:table-cell office:value-type="float" office:value="2.1436859935" calcext:value-type="float">
            <text:p>2.14368599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2.2831621684" calcext:value-type="float">
            <text:p>2.2831621684</text:p>
          </table:table-cell>
          <table:table-cell office:value-type="float" office:value="-0.0131514347" calcext:value-type="float">
            <text:p>-0.0131514347</text:p>
          </table:table-cell>
          <table:table-cell office:value-type="float" office:value="627.0693741525" calcext:value-type="float">
            <text:p>627.0693741525</text:p>
          </table:table-cell>
          <table:table-cell office:value-type="float" office:value="6144" calcext:value-type="float">
            <text:p>6144</text:p>
          </table:table-cell>
          <table:table-cell office:value-type="float" office:value="2.2831621684" calcext:value-type="float">
            <text:p>2.2831621684</text:p>
          </table:table-cell>
          <table:table-cell/>
          <table:table-cell office:value-type="float" office:value="627.0693741525" calcext:value-type="float">
            <text:p>627.0693741525</text:p>
          </table:table-cell>
          <table:table-cell office:value-type="float" office:value="2.2831621684" calcext:value-type="float">
            <text:p>2.28316216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4" calcext:value-type="float">
            <text:p>384</text:p>
          </table:table-cell>
          <table:table-cell office:value-type="float" office:value="2.4179178085" calcext:value-type="float">
            <text:p>2.4179178085</text:p>
          </table:table-cell>
          <table:table-cell office:value-type="float" office:value="-0.0295228473" calcext:value-type="float">
            <text:p>-0.0295228473</text:p>
          </table:table-cell>
          <table:table-cell office:value-type="float" office:value="627.0693741525" calcext:value-type="float">
            <text:p>627.0693741525</text:p>
          </table:table-cell>
          <table:table-cell office:value-type="float" office:value="12288" calcext:value-type="float">
            <text:p>12288</text:p>
          </table:table-cell>
          <table:table-cell office:value-type="float" office:value="2.4179178085" calcext:value-type="float">
            <text:p>2.4179178085</text:p>
          </table:table-cell>
          <table:table-cell/>
          <table:table-cell office:value-type="float" office:value="627.0693741525" calcext:value-type="float">
            <text:p>627.0693741525</text:p>
          </table:table-cell>
          <table:table-cell office:value-type="float" office:value="2.4179178085" calcext:value-type="float">
            <text:p>2.417917808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2" calcext:value-type="float">
            <text:p>32</text:p>
          </table:table-cell>
          <table:table-cell office:value-type="float" office:value="2.1270503046" calcext:value-type="float">
            <text:p>2.1270503046</text:p>
          </table:table-cell>
          <table:table-cell office:value-type="float" office:value="0.0530364424" calcext:value-type="float">
            <text:p>0.0530364424</text:p>
          </table:table-cell>
          <table:table-cell office:value-type="float" office:value="633.5676759431" calcext:value-type="float">
            <text:p>633.5676759431</text:p>
          </table:table-cell>
          <table:table-cell office:value-type="float" office:value="3584" calcext:value-type="float">
            <text:p>3584</text:p>
          </table:table-cell>
          <table:table-cell office:value-type="float" office:value="2.1270503046" calcext:value-type="float">
            <text:p>2.1270503046</text:p>
          </table:table-cell>
          <table:table-cell/>
          <table:table-cell office:value-type="float" office:value="633.5676759431" calcext:value-type="float">
            <text:p>633.5676759431</text:p>
          </table:table-cell>
          <table:table-cell office:value-type="float" office:value="2.1270503046" calcext:value-type="float">
            <text:p>2.127050304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8" calcext:value-type="float">
            <text:p>128</text:p>
          </table:table-cell>
          <table:table-cell office:value-type="float" office:value="2.2656390326" calcext:value-type="float">
            <text:p>2.2656390326</text:p>
          </table:table-cell>
          <table:table-cell office:value-type="float" office:value="-0.0157616294" calcext:value-type="float">
            <text:p>-0.0157616294</text:p>
          </table:table-cell>
          <table:table-cell office:value-type="float" office:value="633.5676759431" calcext:value-type="float">
            <text:p>633.5676759431</text:p>
          </table:table-cell>
          <table:table-cell office:value-type="float" office:value="7168" calcext:value-type="float">
            <text:p>7168</text:p>
          </table:table-cell>
          <table:table-cell office:value-type="float" office:value="2.2656390326" calcext:value-type="float">
            <text:p>2.2656390326</text:p>
          </table:table-cell>
          <table:table-cell/>
          <table:table-cell office:value-type="float" office:value="633.5676759431" calcext:value-type="float">
            <text:p>633.5676759431</text:p>
          </table:table-cell>
          <table:table-cell office:value-type="float" office:value="2.2656390326" calcext:value-type="float">
            <text:p>2.265639032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2.0903131155" calcext:value-type="float">
            <text:p>2.0903131155</text:p>
          </table:table-cell>
          <table:table-cell office:value-type="float" office:value="-0.0109805422" calcext:value-type="float">
            <text:p>-0.0109805422</text:p>
          </table:table-cell>
          <table:table-cell office:value-type="float" office:value="640" calcext:value-type="float">
            <text:p>640</text:p>
          </table:table-cell>
          <table:table-cell office:value-type="float" office:value="2560" calcext:value-type="float">
            <text:p>2560</text:p>
          </table:table-cell>
          <table:table-cell office:value-type="float" office:value="2.0903131155" calcext:value-type="float">
            <text:p>2.0903131155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2.0903131155" calcext:value-type="float">
            <text:p>2.090313115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2.1962743929" calcext:value-type="float">
            <text:p>2.1962743929</text:p>
          </table:table-cell>
          <table:table-cell office:value-type="float" office:value="-0.024128854" calcext:value-type="float">
            <text:p>-0.024128854</text:p>
          </table:table-cell>
          <table:table-cell office:value-type="float" office:value="640" calcext:value-type="float">
            <text:p>640</text:p>
          </table:table-cell>
          <table:table-cell office:value-type="float" office:value="5120" calcext:value-type="float">
            <text:p>5120</text:p>
          </table:table-cell>
          <table:table-cell office:value-type="float" office:value="2.1962743929" calcext:value-type="float">
            <text:p>2.1962743929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2.1962743929" calcext:value-type="float">
            <text:p>2.19627439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6" calcext:value-type="float">
            <text:p>256</text:p>
          </table:table-cell>
          <table:table-cell office:value-type="float" office:value="2.2423850538" calcext:value-type="float">
            <text:p>2.2423850538</text:p>
          </table:table-cell>
          <table:table-cell office:value-type="float" office:value="-0.0367256359" calcext:value-type="float">
            <text:p>-0.0367256359</text:p>
          </table:table-cell>
          <table:table-cell office:value-type="float" office:value="640" calcext:value-type="float">
            <text:p>640</text:p>
          </table:table-cell>
          <table:table-cell office:value-type="float" office:value="10240" calcext:value-type="float">
            <text:p>10240</text:p>
          </table:table-cell>
          <table:table-cell office:value-type="float" office:value="2.2423850538" calcext:value-type="float">
            <text:p>2.2423850538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2.2423850538" calcext:value-type="float">
            <text:p>2.242385053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" calcext:value-type="float">
            <text:p>20</text:p>
          </table:table-cell>
          <table:table-cell office:value-type="float" office:value="2.1097691369" calcext:value-type="float">
            <text:p>2.1097691369</text:p>
          </table:table-cell>
          <table:table-cell office:value-type="float" office:value="-0.0494325173" calcext:value-type="float">
            <text:p>-0.0494325173</text:p>
          </table:table-cell>
          <table:table-cell office:value-type="float" office:value="643.9875775199" calcext:value-type="float">
            <text:p>643.9875775199</text:p>
          </table:table-cell>
          <table:table-cell office:value-type="float" office:value="2880" calcext:value-type="float">
            <text:p>2880</text:p>
          </table:table-cell>
          <table:table-cell office:value-type="float" office:value="2.1097691369" calcext:value-type="float">
            <text:p>2.1097691369</text:p>
          </table:table-cell>
          <table:table-cell/>
          <table:table-cell office:value-type="float" office:value="643.9875775199" calcext:value-type="float">
            <text:p>643.9875775199</text:p>
          </table:table-cell>
          <table:table-cell office:value-type="float" office:value="2.1097691369" calcext:value-type="float">
            <text:p>2.109769136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2.2623700637" calcext:value-type="float">
            <text:p>2.2623700637</text:p>
          </table:table-cell>
          <table:table-cell office:value-type="float" office:value="-0.0485175637" calcext:value-type="float">
            <text:p>-0.0485175637</text:p>
          </table:table-cell>
          <table:table-cell office:value-type="float" office:value="643.9875775199" calcext:value-type="float">
            <text:p>643.9875775199</text:p>
          </table:table-cell>
          <table:table-cell office:value-type="float" office:value="5760" calcext:value-type="float">
            <text:p>5760</text:p>
          </table:table-cell>
          <table:table-cell office:value-type="float" office:value="2.2623700637" calcext:value-type="float">
            <text:p>2.2623700637</text:p>
          </table:table-cell>
          <table:table-cell/>
          <table:table-cell office:value-type="float" office:value="643.9875775199" calcext:value-type="float">
            <text:p>643.9875775199</text:p>
          </table:table-cell>
          <table:table-cell office:value-type="float" office:value="2.2623700637" calcext:value-type="float">
            <text:p>2.262370063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2.0588993183" calcext:value-type="float">
            <text:p>2.0588993183</text:p>
          </table:table-cell>
          <table:table-cell office:value-type="float" office:value="0.0331452097" calcext:value-type="float">
            <text:p>0.0331452097</text:p>
          </table:table-cell>
          <table:table-cell office:value-type="float" office:value="665.1075101064" calcext:value-type="float">
            <text:p>665.1075101064</text:p>
          </table:table-cell>
          <table:table-cell office:value-type="float" office:value="4608" calcext:value-type="float">
            <text:p>4608</text:p>
          </table:table-cell>
          <table:table-cell office:value-type="float" office:value="2.0588993183" calcext:value-type="float">
            <text:p>2.0588993183</text:p>
          </table:table-cell>
          <table:table-cell/>
          <table:table-cell office:value-type="float" office:value="665.1075101064" calcext:value-type="float">
            <text:p>665.1075101064</text:p>
          </table:table-cell>
          <table:table-cell office:value-type="float" office:value="2.0588993183" calcext:value-type="float">
            <text:p>2.058899318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92" calcext:value-type="float">
            <text:p>192</text:p>
          </table:table-cell>
          <table:table-cell office:value-type="float" office:value="2.2420718896" calcext:value-type="float">
            <text:p>2.2420718896</text:p>
          </table:table-cell>
          <table:table-cell office:value-type="float" office:value="0.0158435556" calcext:value-type="float">
            <text:p>0.0158435556</text:p>
          </table:table-cell>
          <table:table-cell office:value-type="float" office:value="665.1075101064" calcext:value-type="float">
            <text:p>665.1075101064</text:p>
          </table:table-cell>
          <table:table-cell office:value-type="float" office:value="9216" calcext:value-type="float">
            <text:p>9216</text:p>
          </table:table-cell>
          <table:table-cell office:value-type="float" office:value="2.2420718896" calcext:value-type="float">
            <text:p>2.2420718896</text:p>
          </table:table-cell>
          <table:table-cell/>
          <table:table-cell office:value-type="float" office:value="665.1075101064" calcext:value-type="float">
            <text:p>665.1075101064</text:p>
          </table:table-cell>
          <table:table-cell office:value-type="float" office:value="2.2420718896" calcext:value-type="float">
            <text:p>2.24207188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2.0460207101" calcext:value-type="float">
            <text:p>2.0460207101</text:p>
          </table:table-cell>
          <table:table-cell office:value-type="float" office:value="0.0425331048" calcext:value-type="float">
            <text:p>0.0425331048</text:p>
          </table:table-cell>
          <table:table-cell office:value-type="float" office:value="677.3123356325" calcext:value-type="float">
            <text:p>677.3123356325</text:p>
          </table:table-cell>
          <table:table-cell office:value-type="float" office:value="7168" calcext:value-type="float">
            <text:p>7168</text:p>
          </table:table-cell>
          <table:table-cell office:value-type="float" office:value="2.0460207101" calcext:value-type="float">
            <text:p>2.0460207101</text:p>
          </table:table-cell>
          <table:table-cell/>
          <table:table-cell office:value-type="float" office:value="677.3123356325" calcext:value-type="float">
            <text:p>677.3123356325</text:p>
          </table:table-cell>
          <table:table-cell office:value-type="float" office:value="2.0460207101" calcext:value-type="float">
            <text:p>2.046020710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float" office:value="1.880558301" calcext:value-type="float">
            <text:p>1.880558301</text:p>
          </table:table-cell>
          <table:table-cell office:value-type="float" office:value="0.0387585134" calcext:value-type="float">
            <text:p>0.0387585134</text:p>
          </table:table-cell>
          <table:table-cell office:value-type="float" office:value="705.4530459216" calcext:value-type="float">
            <text:p>705.4530459216</text:p>
          </table:table-cell>
          <table:table-cell office:value-type="float" office:value="3456" calcext:value-type="float">
            <text:p>3456</text:p>
          </table:table-cell>
          <table:table-cell office:value-type="float" office:value="1.880558301" calcext:value-type="float">
            <text:p>1.880558301</text:p>
          </table:table-cell>
          <table:table-cell/>
          <table:table-cell office:value-type="float" office:value="705.4530459216" calcext:value-type="float">
            <text:p>705.4530459216</text:p>
          </table:table-cell>
          <table:table-cell office:value-type="float" office:value="1.880558301" calcext:value-type="float">
            <text:p>1.88055830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office:value-type="float" office:value="2.0130708853" calcext:value-type="float">
            <text:p>2.0130708853</text:p>
          </table:table-cell>
          <table:table-cell office:value-type="float" office:value="0.0059374681" calcext:value-type="float">
            <text:p>0.0059374681</text:p>
          </table:table-cell>
          <table:table-cell office:value-type="float" office:value="705.4530459216" calcext:value-type="float">
            <text:p>705.4530459216</text:p>
          </table:table-cell>
          <table:table-cell office:value-type="float" office:value="6912" calcext:value-type="float">
            <text:p>6912</text:p>
          </table:table-cell>
          <table:table-cell office:value-type="float" office:value="2.0130708853" calcext:value-type="float">
            <text:p>2.0130708853</text:p>
          </table:table-cell>
          <table:table-cell/>
          <table:table-cell office:value-type="float" office:value="705.4530459216" calcext:value-type="float">
            <text:p>705.4530459216</text:p>
          </table:table-cell>
          <table:table-cell office:value-type="float" office:value="2.0130708853" calcext:value-type="float">
            <text:p>2.013070885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0" calcext:value-type="float">
            <text:p>40</text:p>
          </table:table-cell>
          <table:table-cell office:value-type="float" office:value="1.9783303356" calcext:value-type="float">
            <text:p>1.9783303356</text:p>
          </table:table-cell>
          <table:table-cell office:value-type="float" office:value="-0.0285698608" calcext:value-type="float">
            <text:p>-0.0285698608</text:p>
          </table:table-cell>
          <table:table-cell office:value-type="float" office:value="708.3501958777" calcext:value-type="float">
            <text:p>708.3501958777</text:p>
          </table:table-cell>
          <table:table-cell office:value-type="float" office:value="4480" calcext:value-type="float">
            <text:p>4480</text:p>
          </table:table-cell>
          <table:table-cell office:value-type="float" office:value="1.9783303356" calcext:value-type="float">
            <text:p>1.9783303356</text:p>
          </table:table-cell>
          <table:table-cell/>
          <table:table-cell office:value-type="float" office:value="708.3501958777" calcext:value-type="float">
            <text:p>708.3501958777</text:p>
          </table:table-cell>
          <table:table-cell office:value-type="float" office:value="1.9783303356" calcext:value-type="float">
            <text:p>1.97833033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0" calcext:value-type="float">
            <text:p>160</text:p>
          </table:table-cell>
          <table:table-cell office:value-type="float" office:value="2.0765191586" calcext:value-type="float">
            <text:p>2.0765191586</text:p>
          </table:table-cell>
          <table:table-cell office:value-type="float" office:value="0.0182975853" calcext:value-type="float">
            <text:p>0.0182975853</text:p>
          </table:table-cell>
          <table:table-cell office:value-type="float" office:value="708.3501958777" calcext:value-type="float">
            <text:p>708.3501958777</text:p>
          </table:table-cell>
          <table:table-cell office:value-type="float" office:value="8960" calcext:value-type="float">
            <text:p>8960</text:p>
          </table:table-cell>
          <table:table-cell office:value-type="float" office:value="2.0765191586" calcext:value-type="float">
            <text:p>2.0765191586</text:p>
          </table:table-cell>
          <table:table-cell/>
          <table:table-cell office:value-type="float" office:value="708.3501958777" calcext:value-type="float">
            <text:p>708.3501958777</text:p>
          </table:table-cell>
          <table:table-cell office:value-type="float" office:value="2.0765191586" calcext:value-type="float">
            <text:p>2.076519158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1.882917264" calcext:value-type="float">
            <text:p>1.882917264</text:p>
          </table:table-cell>
          <table:table-cell office:value-type="float" office:value="-0.0112011092" calcext:value-type="float">
            <text:p>-0.0112011092</text:p>
          </table:table-cell>
          <table:table-cell office:value-type="float" office:value="715.5417527999" calcext:value-type="float">
            <text:p>715.5417527999</text:p>
          </table:table-cell>
          <table:table-cell office:value-type="float" office:value="3200" calcext:value-type="float">
            <text:p>3200</text:p>
          </table:table-cell>
          <table:table-cell office:value-type="float" office:value="1.882917264" calcext:value-type="float">
            <text:p>1.882917264</text:p>
          </table:table-cell>
          <table:table-cell/>
          <table:table-cell office:value-type="float" office:value="715.5417527999" calcext:value-type="float">
            <text:p>715.5417527999</text:p>
          </table:table-cell>
          <table:table-cell office:value-type="float" office:value="1.882917264" calcext:value-type="float">
            <text:p>1.882917264</text:p>
          </table:table-cell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1.9572238391" calcext:value-type="float">
            <text:p>1.9572238391</text:p>
          </table:table-cell>
          <table:table-cell office:value-type="float" office:value="0.0111096097" calcext:value-type="float">
            <text:p>0.0111096097</text:p>
          </table:table-cell>
          <table:table-cell office:value-type="float" office:value="715.5417527999" calcext:value-type="float">
            <text:p>715.5417527999</text:p>
          </table:table-cell>
          <table:table-cell office:value-type="float" office:value="6400" calcext:value-type="float">
            <text:p>6400</text:p>
          </table:table-cell>
          <table:table-cell office:value-type="float" office:value="1.9572238391" calcext:value-type="float">
            <text:p>1.9572238391</text:p>
          </table:table-cell>
          <table:table-cell/>
          <table:table-cell office:value-type="float" office:value="715.5417527999" calcext:value-type="float">
            <text:p>715.5417527999</text:p>
          </table:table-cell>
          <table:table-cell office:value-type="float" office:value="1.9572238391" calcext:value-type="float">
            <text:p>1.957223839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0" calcext:value-type="float">
            <text:p>320</text:p>
          </table:table-cell>
          <table:table-cell office:value-type="float" office:value="2.1686078382" calcext:value-type="float">
            <text:p>2.1686078382</text:p>
          </table:table-cell>
          <table:table-cell office:value-type="float" office:value="0.0731417183" calcext:value-type="float">
            <text:p>0.0731417183</text:p>
          </table:table-cell>
          <table:table-cell office:value-type="float" office:value="715.5417527999" calcext:value-type="float">
            <text:p>715.5417527999</text:p>
          </table:table-cell>
          <table:table-cell office:value-type="float" office:value="12800" calcext:value-type="float">
            <text:p>12800</text:p>
          </table:table-cell>
          <table:table-cell office:value-type="float" office:value="2.1686078382" calcext:value-type="float">
            <text:p>2.1686078382</text:p>
          </table:table-cell>
          <table:table-cell/>
          <table:table-cell office:value-type="float" office:value="715.5417527999" calcext:value-type="float">
            <text:p>715.5417527999</text:p>
          </table:table-cell>
          <table:table-cell office:value-type="float" office:value="2.1686078382" calcext:value-type="float">
            <text:p>2.168607838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1.9304284455" calcext:value-type="float">
            <text:p>1.9304284455</text:p>
          </table:table-cell>
          <table:table-cell office:value-type="float" office:value="-0.018294001" calcext:value-type="float">
            <text:p>-0.018294001</text:p>
          </table:table-cell>
          <table:table-cell office:value-type="float" office:value="718.3982182606" calcext:value-type="float">
            <text:p>718.3982182606</text:p>
          </table:table-cell>
          <table:table-cell office:value-type="float" office:value="5376" calcext:value-type="float">
            <text:p>5376</text:p>
          </table:table-cell>
          <table:table-cell office:value-type="float" office:value="1.9304284455" calcext:value-type="float">
            <text:p>1.9304284455</text:p>
          </table:table-cell>
          <table:table-cell/>
          <table:table-cell office:value-type="float" office:value="718.3982182606" calcext:value-type="float">
            <text:p>718.3982182606</text:p>
          </table:table-cell>
          <table:table-cell office:value-type="float" office:value="1.9304284455" calcext:value-type="float">
            <text:p>1.93042844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4" calcext:value-type="float">
            <text:p>224</text:p>
          </table:table-cell>
          <table:table-cell office:value-type="float" office:value="2.0574438918" calcext:value-type="float">
            <text:p>2.0574438918</text:p>
          </table:table-cell>
          <table:table-cell office:value-type="float" office:value="0.0488541889" calcext:value-type="float">
            <text:p>0.0488541889</text:p>
          </table:table-cell>
          <table:table-cell office:value-type="float" office:value="718.3982182606" calcext:value-type="float">
            <text:p>718.3982182606</text:p>
          </table:table-cell>
          <table:table-cell office:value-type="float" office:value="10752" calcext:value-type="float">
            <text:p>10752</text:p>
          </table:table-cell>
          <table:table-cell office:value-type="float" office:value="2.0574438918" calcext:value-type="float">
            <text:p>2.0574438918</text:p>
          </table:table-cell>
          <table:table-cell/>
          <table:table-cell office:value-type="float" office:value="718.3982182606" calcext:value-type="float">
            <text:p>718.3982182606</text:p>
          </table:table-cell>
          <table:table-cell office:value-type="float" office:value="2.0574438918" calcext:value-type="float">
            <text:p>2.05744389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office:value-type="float" office:value="1.8211324085" calcext:value-type="float">
            <text:p>1.8211324085</text:p>
          </table:table-cell>
          <table:table-cell office:value-type="float" office:value="0.040359323" calcext:value-type="float">
            <text:p>0.040359323</text:p>
          </table:table-cell>
          <table:table-cell office:value-type="float" office:value="720" calcext:value-type="float">
            <text:p>720</text:p>
          </table:table-cell>
          <table:table-cell office:value-type="float" office:value="2880" calcext:value-type="float">
            <text:p>2880</text:p>
          </table:table-cell>
          <table:table-cell office:value-type="float" office:value="1.8211324085" calcext:value-type="float">
            <text:p>1.8211324085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1.8211324085" calcext:value-type="float">
            <text:p>1.82113240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.8658839637" calcext:value-type="float">
            <text:p>1.8658839637</text:p>
          </table:table-cell>
          <table:table-cell office:value-type="float" office:value="0.0477593606" calcext:value-type="float">
            <text:p>0.0477593606</text:p>
          </table:table-cell>
          <table:table-cell office:value-type="float" office:value="724.077343935" calcext:value-type="float">
            <text:p>724.077343935</text:p>
          </table:table-cell>
          <table:table-cell office:value-type="float" office:value="4096" calcext:value-type="float">
            <text:p>4096</text:p>
          </table:table-cell>
          <table:table-cell office:value-type="float" office:value="1.8658839637" calcext:value-type="float">
            <text:p>1.8658839637</text:p>
          </table:table-cell>
          <table:table-cell/>
          <table:table-cell office:value-type="float" office:value="724.077343935" calcext:value-type="float">
            <text:p>724.077343935</text:p>
          </table:table-cell>
          <table:table-cell office:value-type="float" office:value="1.8658839637" calcext:value-type="float">
            <text:p>1.86588396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1.9507150757" calcext:value-type="float">
            <text:p>1.9507150757</text:p>
          </table:table-cell>
          <table:table-cell office:value-type="float" office:value="0.0438046873" calcext:value-type="float">
            <text:p>0.0438046873</text:p>
          </table:table-cell>
          <table:table-cell office:value-type="float" office:value="724.077343935" calcext:value-type="float">
            <text:p>724.077343935</text:p>
          </table:table-cell>
          <table:table-cell office:value-type="float" office:value="8192" calcext:value-type="float">
            <text:p>8192</text:p>
          </table:table-cell>
          <table:table-cell office:value-type="float" office:value="1.9507150757" calcext:value-type="float">
            <text:p>1.9507150757</text:p>
          </table:table-cell>
          <table:table-cell/>
          <table:table-cell office:value-type="float" office:value="724.077343935" calcext:value-type="float">
            <text:p>724.077343935</text:p>
          </table:table-cell>
          <table:table-cell office:value-type="float" office:value="1.9507150757" calcext:value-type="float">
            <text:p>1.950715075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1.9608401489" calcext:value-type="float">
            <text:p>1.9608401489</text:p>
          </table:table-cell>
          <table:table-cell office:value-type="float" office:value="0.0460832424" calcext:value-type="float">
            <text:p>0.0460832424</text:p>
          </table:table-cell>
          <table:table-cell office:value-type="float" office:value="724.077343935" calcext:value-type="float">
            <text:p>724.077343935</text:p>
          </table:table-cell>
          <table:table-cell office:value-type="float" office:value="16384" calcext:value-type="float">
            <text:p>16384</text:p>
          </table:table-cell>
          <table:table-cell office:value-type="float" office:value="1.9608401489" calcext:value-type="float">
            <text:p>1.9608401489</text:p>
          </table:table-cell>
          <table:table-cell/>
          <table:table-cell office:value-type="float" office:value="724.077343935" calcext:value-type="float">
            <text:p>724.077343935</text:p>
          </table:table-cell>
          <table:table-cell office:value-type="float" office:value="1.9608401489" calcext:value-type="float">
            <text:p>1.960840148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office:value-type="float" office:value="1.8190304262" calcext:value-type="float">
            <text:p>1.8190304262</text:p>
          </table:table-cell>
          <table:table-cell office:value-type="float" office:value="0.0489602258" calcext:value-type="float">
            <text:p>0.0489602258</text:p>
          </table:table-cell>
          <table:table-cell office:value-type="float" office:value="761.9763775866" calcext:value-type="float">
            <text:p>761.9763775866</text:p>
          </table:table-cell>
          <table:table-cell office:value-type="float" office:value="8064" calcext:value-type="float">
            <text:p>8064</text:p>
          </table:table-cell>
          <table:table-cell office:value-type="float" office:value="1.8190304262" calcext:value-type="float">
            <text:p>1.8190304262</text:p>
          </table:table-cell>
          <table:table-cell/>
          <table:table-cell office:value-type="float" office:value="761.9763775866" calcext:value-type="float">
            <text:p>761.9763775866</text:p>
          </table:table-cell>
          <table:table-cell office:value-type="float" office:value="1.8190304262" calcext:value-type="float">
            <text:p>1.819030426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.8226705713" calcext:value-type="float">
            <text:p>1.8226705713</text:p>
          </table:table-cell>
          <table:table-cell office:value-type="float" office:value="0.0155129777" calcext:value-type="float">
            <text:p>0.0155129777</text:p>
          </table:table-cell>
          <table:table-cell office:value-type="float" office:value="768" calcext:value-type="float">
            <text:p>768</text:p>
          </table:table-cell>
          <table:table-cell office:value-type="float" office:value="6144" calcext:value-type="float">
            <text:p>6144</text:p>
          </table:table-cell>
          <table:table-cell office:value-type="float" office:value="1.8226705713" calcext:value-type="float">
            <text:p>1.8226705713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1.8226705713" calcext:value-type="float">
            <text:p>1.82267057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6" calcext:value-type="float">
            <text:p>256</text:p>
          </table:table-cell>
          <table:table-cell office:value-type="float" office:value="1.8504945376" calcext:value-type="float">
            <text:p>1.8504945376</text:p>
          </table:table-cell>
          <table:table-cell office:value-type="float" office:value="0.0532826086" calcext:value-type="float">
            <text:p>0.0532826086</text:p>
          </table:table-cell>
          <table:table-cell office:value-type="float" office:value="768" calcext:value-type="float">
            <text:p>768</text:p>
          </table:table-cell>
          <table:table-cell office:value-type="float" office:value="12288" calcext:value-type="float">
            <text:p>12288</text:p>
          </table:table-cell>
          <table:table-cell office:value-type="float" office:value="1.8504945376" calcext:value-type="float">
            <text:p>1.8504945376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1.8504945376" calcext:value-type="float">
            <text:p>1.850494537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8" calcext:value-type="float">
            <text:p>48</text:p>
          </table:table-cell>
          <table:table-cell office:value-type="float" office:value="1.7811478666" calcext:value-type="float">
            <text:p>1.7811478666</text:p>
          </table:table-cell>
          <table:table-cell office:value-type="float" office:value="0.0023623381" calcext:value-type="float">
            <text:p>0.0023623381</text:p>
          </table:table-cell>
          <table:table-cell office:value-type="float" office:value="775.9587617909" calcext:value-type="float">
            <text:p>775.9587617909</text:p>
          </table:table-cell>
          <table:table-cell office:value-type="float" office:value="5376" calcext:value-type="float">
            <text:p>5376</text:p>
          </table:table-cell>
          <table:table-cell office:value-type="float" office:value="1.7811478666" calcext:value-type="float">
            <text:p>1.7811478666</text:p>
          </table:table-cell>
          <table:table-cell/>
          <table:table-cell office:value-type="float" office:value="775.9587617909" calcext:value-type="float">
            <text:p>775.9587617909</text:p>
          </table:table-cell>
          <table:table-cell office:value-type="float" office:value="1.7811478666" calcext:value-type="float">
            <text:p>1.781147866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92" calcext:value-type="float">
            <text:p>192</text:p>
          </table:table-cell>
          <table:table-cell office:value-type="float" office:value="1.9556578857" calcext:value-type="float">
            <text:p>1.9556578857</text:p>
          </table:table-cell>
          <table:table-cell office:value-type="float" office:value="-0.008839127" calcext:value-type="float">
            <text:p>-0.008839127</text:p>
          </table:table-cell>
          <table:table-cell office:value-type="float" office:value="775.9587617909" calcext:value-type="float">
            <text:p>775.9587617909</text:p>
          </table:table-cell>
          <table:table-cell office:value-type="float" office:value="10752" calcext:value-type="float">
            <text:p>10752</text:p>
          </table:table-cell>
          <table:table-cell office:value-type="float" office:value="1.9556578857" calcext:value-type="float">
            <text:p>1.9556578857</text:p>
          </table:table-cell>
          <table:table-cell/>
          <table:table-cell office:value-type="float" office:value="775.9587617909" calcext:value-type="float">
            <text:p>775.9587617909</text:p>
          </table:table-cell>
          <table:table-cell office:value-type="float" office:value="1.9556578857" calcext:value-type="float">
            <text:p>1.955657885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4" calcext:value-type="float">
            <text:p>24</text:p>
          </table:table-cell>
          <table:table-cell office:value-type="float" office:value="1.7090958485" calcext:value-type="float">
            <text:p>1.7090958485</text:p>
          </table:table-cell>
          <table:table-cell office:value-type="float" office:value="0.0223547853" calcext:value-type="float">
            <text:p>0.0223547853</text:p>
          </table:table-cell>
          <table:table-cell office:value-type="float" office:value="783.8367176906" calcext:value-type="float">
            <text:p>783.8367176906</text:p>
          </table:table-cell>
          <table:table-cell office:value-type="float" office:value="3840" calcext:value-type="float">
            <text:p>3840</text:p>
          </table:table-cell>
          <table:table-cell office:value-type="float" office:value="1.7090958485" calcext:value-type="float">
            <text:p>1.7090958485</text:p>
          </table:table-cell>
          <table:table-cell/>
          <table:table-cell office:value-type="float" office:value="783.8367176906" calcext:value-type="float">
            <text:p>783.8367176906</text:p>
          </table:table-cell>
          <table:table-cell office:value-type="float" office:value="1.7090958485" calcext:value-type="float">
            <text:p>1.70909584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1.847196316" calcext:value-type="float">
            <text:p>1.847196316</text:p>
          </table:table-cell>
          <table:table-cell office:value-type="float" office:value="-0.0012206746" calcext:value-type="float">
            <text:p>-0.0012206746</text:p>
          </table:table-cell>
          <table:table-cell office:value-type="float" office:value="783.8367176906" calcext:value-type="float">
            <text:p>783.8367176906</text:p>
          </table:table-cell>
          <table:table-cell office:value-type="float" office:value="7680" calcext:value-type="float">
            <text:p>7680</text:p>
          </table:table-cell>
          <table:table-cell office:value-type="float" office:value="1.847196316" calcext:value-type="float">
            <text:p>1.847196316</text:p>
          </table:table-cell>
          <table:table-cell/>
          <table:table-cell office:value-type="float" office:value="783.8367176906" calcext:value-type="float">
            <text:p>783.8367176906</text:p>
          </table:table-cell>
          <table:table-cell office:value-type="float" office:value="1.847196316" calcext:value-type="float">
            <text:p>1.8471963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4" calcext:value-type="float">
            <text:p>384</text:p>
          </table:table-cell>
          <table:table-cell office:value-type="float" office:value="1.9663014797" calcext:value-type="float">
            <text:p>1.9663014797</text:p>
          </table:table-cell>
          <table:table-cell office:value-type="float" office:value="-0.0149924095" calcext:value-type="float">
            <text:p>-0.0149924095</text:p>
          </table:table-cell>
          <table:table-cell office:value-type="float" office:value="783.8367176906" calcext:value-type="float">
            <text:p>783.8367176906</text:p>
          </table:table-cell>
          <table:table-cell office:value-type="float" office:value="15360" calcext:value-type="float">
            <text:p>15360</text:p>
          </table:table-cell>
          <table:table-cell office:value-type="float" office:value="1.9663014797" calcext:value-type="float">
            <text:p>1.9663014797</text:p>
          </table:table-cell>
          <table:table-cell/>
          <table:table-cell office:value-type="float" office:value="783.8367176906" calcext:value-type="float">
            <text:p>783.8367176906</text:p>
          </table:table-cell>
          <table:table-cell office:value-type="float" office:value="1.9663014797" calcext:value-type="float">
            <text:p>1.966301479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.6748031876" calcext:value-type="float">
            <text:p>1.6748031876</text:p>
          </table:table-cell>
          <table:table-cell office:value-type="float" office:value="-0.0071989822" calcext:value-type="float">
            <text:p>-0.0071989822</text:p>
          </table:table-cell>
          <table:table-cell office:value-type="float" office:value="804.9844718999" calcext:value-type="float">
            <text:p>804.9844718999</text:p>
          </table:table-cell>
          <table:table-cell office:value-type="float" office:value="3600" calcext:value-type="float">
            <text:p>3600</text:p>
          </table:table-cell>
          <table:table-cell office:value-type="float" office:value="1.6748031876" calcext:value-type="float">
            <text:p>1.6748031876</text:p>
          </table:table-cell>
          <table:table-cell/>
          <table:table-cell office:value-type="float" office:value="804.9844718999" calcext:value-type="float">
            <text:p>804.9844718999</text:p>
          </table:table-cell>
          <table:table-cell office:value-type="float" office:value="1.6748031876" calcext:value-type="float">
            <text:p>1.674803187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  <table:table-cell office:value-type="float" office:value="1.6952134318" calcext:value-type="float">
            <text:p>1.6952134318</text:p>
          </table:table-cell>
          <table:table-cell office:value-type="float" office:value="0.0090053398" calcext:value-type="float">
            <text:p>0.0090053398</text:p>
          </table:table-cell>
          <table:table-cell office:value-type="float" office:value="809.5430810031" calcext:value-type="float">
            <text:p>809.5430810031</text:p>
          </table:table-cell>
          <table:table-cell office:value-type="float" office:value="5120" calcext:value-type="float">
            <text:p>5120</text:p>
          </table:table-cell>
          <table:table-cell office:value-type="float" office:value="1.6952134318" calcext:value-type="float">
            <text:p>1.6952134318</text:p>
          </table:table-cell>
          <table:table-cell/>
          <table:table-cell office:value-type="float" office:value="809.5430810031" calcext:value-type="float">
            <text:p>809.5430810031</text:p>
          </table:table-cell>
          <table:table-cell office:value-type="float" office:value="1.6952134318" calcext:value-type="float">
            <text:p>1.69521343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1.899465663" calcext:value-type="float">
            <text:p>1.899465663</text:p>
          </table:table-cell>
          <table:table-cell office:value-type="float" office:value="-0.0582029104" calcext:value-type="float">
            <text:p>-0.0582029104</text:p>
          </table:table-cell>
          <table:table-cell office:value-type="float" office:value="809.5430810031" calcext:value-type="float">
            <text:p>809.5430810031</text:p>
          </table:table-cell>
          <table:table-cell office:value-type="float" office:value="10240" calcext:value-type="float">
            <text:p>10240</text:p>
          </table:table-cell>
          <table:table-cell office:value-type="float" office:value="1.899465663" calcext:value-type="float">
            <text:p>1.899465663</text:p>
          </table:table-cell>
          <table:table-cell/>
          <table:table-cell office:value-type="float" office:value="809.5430810031" calcext:value-type="float">
            <text:p>809.5430810031</text:p>
          </table:table-cell>
          <table:table-cell office:value-type="float" office:value="1.899465663" calcext:value-type="float">
            <text:p>1.89946566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2" calcext:value-type="float">
            <text:p>32</text:p>
          </table:table-cell>
          <table:table-cell office:value-type="float" office:value="1.693791842" calcext:value-type="float">
            <text:p>1.693791842</text:p>
          </table:table-cell>
          <table:table-cell office:value-type="float" office:value="-0.0177391296" calcext:value-type="float">
            <text:p>-0.0177391296</text:p>
          </table:table-cell>
          <table:table-cell office:value-type="float" office:value="814.5870119269" calcext:value-type="float">
            <text:p>814.5870119269</text:p>
          </table:table-cell>
          <table:table-cell office:value-type="float" office:value="4608" calcext:value-type="float">
            <text:p>4608</text:p>
          </table:table-cell>
          <table:table-cell office:value-type="float" office:value="1.693791842" calcext:value-type="float">
            <text:p>1.693791842</text:p>
          </table:table-cell>
          <table:table-cell/>
          <table:table-cell office:value-type="float" office:value="814.5870119269" calcext:value-type="float">
            <text:p>814.5870119269</text:p>
          </table:table-cell>
          <table:table-cell office:value-type="float" office:value="1.693791842" calcext:value-type="float">
            <text:p>1.69379184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8" calcext:value-type="float">
            <text:p>128</text:p>
          </table:table-cell>
          <table:table-cell office:value-type="float" office:value="1.7622703502" calcext:value-type="float">
            <text:p>1.7622703502</text:p>
          </table:table-cell>
          <table:table-cell office:value-type="float" office:value="0.0034782165" calcext:value-type="float">
            <text:p>0.0034782165</text:p>
          </table:table-cell>
          <table:table-cell office:value-type="float" office:value="814.5870119269" calcext:value-type="float">
            <text:p>814.5870119269</text:p>
          </table:table-cell>
          <table:table-cell office:value-type="float" office:value="9216" calcext:value-type="float">
            <text:p>9216</text:p>
          </table:table-cell>
          <table:table-cell office:value-type="float" office:value="1.7622703502" calcext:value-type="float">
            <text:p>1.7622703502</text:p>
          </table:table-cell>
          <table:table-cell/>
          <table:table-cell office:value-type="float" office:value="814.5870119269" calcext:value-type="float">
            <text:p>814.5870119269</text:p>
          </table:table-cell>
          <table:table-cell office:value-type="float" office:value="1.7622703502" calcext:value-type="float">
            <text:p>1.762270350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6" calcext:value-type="float">
            <text:p>56</text:p>
          </table:table-cell>
          <table:table-cell office:value-type="float" office:value="1.6521199758" calcext:value-type="float">
            <text:p>1.6521199758</text:p>
          </table:table-cell>
          <table:table-cell office:value-type="float" office:value="0.0001219647" calcext:value-type="float">
            <text:p>0.0001219647</text:p>
          </table:table-cell>
          <table:table-cell office:value-type="float" office:value="838.1312546374" calcext:value-type="float">
            <text:p>838.1312546374</text:p>
          </table:table-cell>
          <table:table-cell office:value-type="float" office:value="6272" calcext:value-type="float">
            <text:p>6272</text:p>
          </table:table-cell>
          <table:table-cell office:value-type="float" office:value="1.6521199758" calcext:value-type="float">
            <text:p>1.6521199758</text:p>
          </table:table-cell>
          <table:table-cell/>
          <table:table-cell office:value-type="float" office:value="838.1312546374" calcext:value-type="float">
            <text:p>838.1312546374</text:p>
          </table:table-cell>
          <table:table-cell office:value-type="float" office:value="1.6521199758" calcext:value-type="float">
            <text:p>1.652119975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4" calcext:value-type="float">
            <text:p>224</text:p>
          </table:table-cell>
          <table:table-cell office:value-type="float" office:value="1.780678696" calcext:value-type="float">
            <text:p>1.780678696</text:p>
          </table:table-cell>
          <table:table-cell office:value-type="float" office:value="0.0186553974" calcext:value-type="float">
            <text:p>0.0186553974</text:p>
          </table:table-cell>
          <table:table-cell office:value-type="float" office:value="838.1312546374" calcext:value-type="float">
            <text:p>838.1312546374</text:p>
          </table:table-cell>
          <table:table-cell office:value-type="float" office:value="12544" calcext:value-type="float">
            <text:p>12544</text:p>
          </table:table-cell>
          <table:table-cell office:value-type="float" office:value="1.780678696" calcext:value-type="float">
            <text:p>1.780678696</text:p>
          </table:table-cell>
          <table:table-cell/>
          <table:table-cell office:value-type="float" office:value="838.1312546374" calcext:value-type="float">
            <text:p>838.1312546374</text:p>
          </table:table-cell>
          <table:table-cell office:value-type="float" office:value="1.780678696" calcext:value-type="float">
            <text:p>1.7806786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.6701361319" calcext:value-type="float">
            <text:p>1.6701361319</text:p>
          </table:table-cell>
          <table:table-cell office:value-type="float" office:value="0.0208276748" calcext:value-type="float">
            <text:p>0.0208276748</text:p>
          </table:table-cell>
          <table:table-cell office:value-type="float" office:value="846.6404195407" calcext:value-type="float">
            <text:p>846.6404195407</text:p>
          </table:table-cell>
          <table:table-cell office:value-type="float" office:value="8960" calcext:value-type="float">
            <text:p>8960</text:p>
          </table:table-cell>
          <table:table-cell office:value-type="float" office:value="1.6701361319" calcext:value-type="float">
            <text:p>1.6701361319</text:p>
          </table:table-cell>
          <table:table-cell/>
          <table:table-cell office:value-type="float" office:value="846.6404195407" calcext:value-type="float">
            <text:p>846.6404195407</text:p>
          </table:table-cell>
          <table:table-cell office:value-type="float" office:value="1.6701361319" calcext:value-type="float">
            <text:p>1.670136131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1.679250853" calcext:value-type="float">
            <text:p>1.679250853</text:p>
          </table:table-cell>
          <table:table-cell office:value-type="float" office:value="0.0081810183" calcext:value-type="float">
            <text:p>0.0081810183</text:p>
          </table:table-cell>
          <table:table-cell office:value-type="float" office:value="858.6501033599" calcext:value-type="float">
            <text:p>858.6501033599</text:p>
          </table:table-cell>
          <table:table-cell office:value-type="float" office:value="7680" calcext:value-type="float">
            <text:p>7680</text:p>
          </table:table-cell>
          <table:table-cell office:value-type="float" office:value="1.679250853" calcext:value-type="float">
            <text:p>1.679250853</text:p>
          </table:table-cell>
          <table:table-cell/>
          <table:table-cell office:value-type="float" office:value="858.6501033599" calcext:value-type="float">
            <text:p>858.6501033599</text:p>
          </table:table-cell>
          <table:table-cell office:value-type="float" office:value="1.679250853" calcext:value-type="float">
            <text:p>1.67925085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0" calcext:value-type="float">
            <text:p>320</text:p>
          </table:table-cell>
          <table:table-cell office:value-type="float" office:value="1.9068672069" calcext:value-type="float">
            <text:p>1.9068672069</text:p>
          </table:table-cell>
          <table:table-cell office:value-type="float" office:value="-0.026313912" calcext:value-type="float">
            <text:p>-0.026313912</text:p>
          </table:table-cell>
          <table:table-cell office:value-type="float" office:value="858.6501033599" calcext:value-type="float">
            <text:p>858.6501033599</text:p>
          </table:table-cell>
          <table:table-cell office:value-type="float" office:value="15360" calcext:value-type="float">
            <text:p>15360</text:p>
          </table:table-cell>
          <table:table-cell office:value-type="float" office:value="1.9068672069" calcext:value-type="float">
            <text:p>1.9068672069</text:p>
          </table:table-cell>
          <table:table-cell/>
          <table:table-cell office:value-type="float" office:value="858.6501033599" calcext:value-type="float">
            <text:p>858.6501033599</text:p>
          </table:table-cell>
          <table:table-cell office:value-type="float" office:value="1.9068672069" calcext:value-type="float">
            <text:p>1.906867206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4" calcext:value-type="float">
            <text:p>24</text:p>
          </table:table-cell>
          <table:table-cell office:value-type="float" office:value="1.5666945056" calcext:value-type="float">
            <text:p>1.5666945056</text:p>
          </table:table-cell>
          <table:table-cell office:value-type="float" office:value="-0.0123676706" calcext:value-type="float">
            <text:p>-0.0123676706</text:p>
          </table:table-cell>
          <table:table-cell office:value-type="float" office:value="881.8163074019" calcext:value-type="float">
            <text:p>881.8163074019</text:p>
          </table:table-cell>
          <table:table-cell office:value-type="float" office:value="4320" calcext:value-type="float">
            <text:p>4320</text:p>
          </table:table-cell>
          <table:table-cell office:value-type="float" office:value="1.5666945056" calcext:value-type="float">
            <text:p>1.5666945056</text:p>
          </table:table-cell>
          <table:table-cell/>
          <table:table-cell office:value-type="float" office:value="881.8163074019" calcext:value-type="float">
            <text:p>881.8163074019</text:p>
          </table:table-cell>
          <table:table-cell office:value-type="float" office:value="1.5666945056" calcext:value-type="float">
            <text:p>1.566694505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1.5429750314" calcext:value-type="float">
            <text:p>1.5429750314</text:p>
          </table:table-cell>
          <table:table-cell office:value-type="float" office:value="0.0208192002" calcext:value-type="float">
            <text:p>0.0208192002</text:p>
          </table:table-cell>
          <table:table-cell office:value-type="float" office:value="886.8100134753" calcext:value-type="float">
            <text:p>886.8100134753</text:p>
          </table:table-cell>
          <table:table-cell office:value-type="float" office:value="6144" calcext:value-type="float">
            <text:p>6144</text:p>
          </table:table-cell>
          <table:table-cell office:value-type="float" office:value="1.5429750314" calcext:value-type="float">
            <text:p>1.5429750314</text:p>
          </table:table-cell>
          <table:table-cell/>
          <table:table-cell office:value-type="float" office:value="886.8100134753" calcext:value-type="float">
            <text:p>886.8100134753</text:p>
          </table:table-cell>
          <table:table-cell office:value-type="float" office:value="1.5429750314" calcext:value-type="float">
            <text:p>1.54297503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office:value-type="float" office:value="1.72760035" calcext:value-type="float">
            <text:p>1.72760035</text:p>
          </table:table-cell>
          <table:table-cell office:value-type="float" office:value="0.0080782845" calcext:value-type="float">
            <text:p>0.0080782845</text:p>
          </table:table-cell>
          <table:table-cell office:value-type="float" office:value="886.8100134753" calcext:value-type="float">
            <text:p>886.8100134753</text:p>
          </table:table-cell>
          <table:table-cell office:value-type="float" office:value="12288" calcext:value-type="float">
            <text:p>12288</text:p>
          </table:table-cell>
          <table:table-cell office:value-type="float" office:value="1.72760035" calcext:value-type="float">
            <text:p>1.72760035</text:p>
          </table:table-cell>
          <table:table-cell/>
          <table:table-cell office:value-type="float" office:value="886.8100134753" calcext:value-type="float">
            <text:p>886.8100134753</text:p>
          </table:table-cell>
          <table:table-cell office:value-type="float" office:value="1.72760035" calcext:value-type="float">
            <text:p>1.7276003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1.5631217533" calcext:value-type="float">
            <text:p>1.5631217533</text:p>
          </table:table-cell>
          <table:table-cell office:value-type="float" office:value="0.0089234294" calcext:value-type="float">
            <text:p>0.0089234294</text:p>
          </table:table-cell>
          <table:table-cell office:value-type="float" office:value="896" calcext:value-type="float">
            <text:p>896</text:p>
          </table:table-cell>
          <table:table-cell office:value-type="float" office:value="7168" calcext:value-type="float">
            <text:p>7168</text:p>
          </table:table-cell>
          <table:table-cell office:value-type="float" office:value="1.5631217533" calcext:value-type="float">
            <text:p>1.5631217533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1.5631217533" calcext:value-type="float">
            <text:p>1.56312175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6" calcext:value-type="float">
            <text:p>256</text:p>
          </table:table-cell>
          <table:table-cell office:value-type="float" office:value="1.5881359322" calcext:value-type="float">
            <text:p>1.5881359322</text:p>
          </table:table-cell>
          <table:table-cell office:value-type="float" office:value="0.0310105652" calcext:value-type="float">
            <text:p>0.0310105652</text:p>
          </table:table-cell>
          <table:table-cell office:value-type="float" office:value="896" calcext:value-type="float">
            <text:p>896</text:p>
          </table:table-cell>
          <table:table-cell office:value-type="float" office:value="14336" calcext:value-type="float">
            <text:p>14336</text:p>
          </table:table-cell>
          <table:table-cell office:value-type="float" office:value="1.5881359322" calcext:value-type="float">
            <text:p>1.5881359322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1.5881359322" calcext:value-type="float">
            <text:p>1.588135932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  <table:table-cell office:value-type="float" office:value="1.5158111145" calcext:value-type="float">
            <text:p>1.5158111145</text:p>
          </table:table-cell>
          <table:table-cell office:value-type="float" office:value="-0.0195666877" calcext:value-type="float">
            <text:p>-0.0195666877</text:p>
          </table:table-cell>
          <table:table-cell office:value-type="float" office:value="905.0966799188" calcext:value-type="float">
            <text:p>905.0966799188</text:p>
          </table:table-cell>
          <table:table-cell office:value-type="float" office:value="5120" calcext:value-type="float">
            <text:p>5120</text:p>
          </table:table-cell>
          <table:table-cell office:value-type="float" office:value="1.5158111145" calcext:value-type="float">
            <text:p>1.5158111145</text:p>
          </table:table-cell>
          <table:table-cell/>
          <table:table-cell office:value-type="float" office:value="905.0966799188" calcext:value-type="float">
            <text:p>905.0966799188</text:p>
          </table:table-cell>
          <table:table-cell office:value-type="float" office:value="1.5158111145" calcext:value-type="float">
            <text:p>1.515811114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1.6250113719" calcext:value-type="float">
            <text:p>1.6250113719</text:p>
          </table:table-cell>
          <table:table-cell office:value-type="float" office:value="-0.037016963" calcext:value-type="float">
            <text:p>-0.037016963</text:p>
          </table:table-cell>
          <table:table-cell office:value-type="float" office:value="905.0966799188" calcext:value-type="float">
            <text:p>905.0966799188</text:p>
          </table:table-cell>
          <table:table-cell office:value-type="float" office:value="10240" calcext:value-type="float">
            <text:p>10240</text:p>
          </table:table-cell>
          <table:table-cell office:value-type="float" office:value="1.6250113719" calcext:value-type="float">
            <text:p>1.6250113719</text:p>
          </table:table-cell>
          <table:table-cell/>
          <table:table-cell office:value-type="float" office:value="905.0966799188" calcext:value-type="float">
            <text:p>905.0966799188</text:p>
          </table:table-cell>
          <table:table-cell office:value-type="float" office:value="1.6250113719" calcext:value-type="float">
            <text:p>1.62501137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2" calcext:value-type="float">
            <text:p>512</text:p>
          </table:table-cell>
          <table:table-cell office:value-type="float" office:value="1.5842557476" calcext:value-type="float">
            <text:p>1.5842557476</text:p>
          </table:table-cell>
          <table:table-cell office:value-type="float" office:value="0.0583360693" calcext:value-type="float">
            <text:p>0.0583360693</text:p>
          </table:table-cell>
          <table:table-cell office:value-type="float" office:value="905.0966799188" calcext:value-type="float">
            <text:p>905.0966799188</text:p>
          </table:table-cell>
          <table:table-cell office:value-type="float" office:value="20480" calcext:value-type="float">
            <text:p>20480</text:p>
          </table:table-cell>
          <table:table-cell office:value-type="float" office:value="1.5842557476" calcext:value-type="float">
            <text:p>1.5842557476</text:p>
          </table:table-cell>
          <table:table-cell/>
          <table:table-cell office:value-type="float" office:value="905.0966799188" calcext:value-type="float">
            <text:p>905.0966799188</text:p>
          </table:table-cell>
          <table:table-cell office:value-type="float" office:value="1.5842557476" calcext:value-type="float">
            <text:p>1.584255747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0" calcext:value-type="float">
            <text:p>40</text:p>
          </table:table-cell>
          <table:table-cell office:value-type="float" office:value="1.5187575511" calcext:value-type="float">
            <text:p>1.5187575511</text:p>
          </table:table-cell>
          <table:table-cell office:value-type="float" office:value="-0.0132916852" calcext:value-type="float">
            <text:p>-0.0132916852</text:p>
          </table:table-cell>
          <table:table-cell office:value-type="float" office:value="910.7359661285" calcext:value-type="float">
            <text:p>910.7359661285</text:p>
          </table:table-cell>
          <table:table-cell office:value-type="float" office:value="5760" calcext:value-type="float">
            <text:p>5760</text:p>
          </table:table-cell>
          <table:table-cell office:value-type="float" office:value="1.5187575511" calcext:value-type="float">
            <text:p>1.5187575511</text:p>
          </table:table-cell>
          <table:table-cell/>
          <table:table-cell office:value-type="float" office:value="910.7359661285" calcext:value-type="float">
            <text:p>910.7359661285</text:p>
          </table:table-cell>
          <table:table-cell office:value-type="float" office:value="1.5187575511" calcext:value-type="float">
            <text:p>1.51875755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60" calcext:value-type="float">
            <text:p>160</text:p>
          </table:table-cell>
          <table:table-cell office:value-type="float" office:value="1.6619700548" calcext:value-type="float">
            <text:p>1.6619700548</text:p>
          </table:table-cell>
          <table:table-cell office:value-type="float" office:value="-0.0035297353" calcext:value-type="float">
            <text:p>-0.0035297353</text:p>
          </table:table-cell>
          <table:table-cell office:value-type="float" office:value="910.7359661285" calcext:value-type="float">
            <text:p>910.7359661285</text:p>
          </table:table-cell>
          <table:table-cell office:value-type="float" office:value="11520" calcext:value-type="float">
            <text:p>11520</text:p>
          </table:table-cell>
          <table:table-cell office:value-type="float" office:value="1.6619700548" calcext:value-type="float">
            <text:p>1.6619700548</text:p>
          </table:table-cell>
          <table:table-cell/>
          <table:table-cell office:value-type="float" office:value="910.7359661285" calcext:value-type="float">
            <text:p>910.7359661285</text:p>
          </table:table-cell>
          <table:table-cell office:value-type="float" office:value="1.6619700548" calcext:value-type="float">
            <text:p>1.6619700548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1.5546374695" calcext:value-type="float">
            <text:p>1.5546374695</text:p>
          </table:table-cell>
          <table:table-cell office:value-type="float" office:value="-0.0107240894" calcext:value-type="float">
            <text:p>-0.0107240894</text:p>
          </table:table-cell>
          <table:table-cell office:value-type="float" office:value="940.6040612287" calcext:value-type="float">
            <text:p>940.6040612287</text:p>
          </table:table-cell>
          <table:table-cell office:value-type="float" office:value="9216" calcext:value-type="float">
            <text:p>9216</text:p>
          </table:table-cell>
          <table:table-cell office:value-type="float" office:value="1.5546374695" calcext:value-type="float">
            <text:p>1.5546374695</text:p>
          </table:table-cell>
          <table:table-cell/>
          <table:table-cell office:value-type="float" office:value="940.6040612287" calcext:value-type="float">
            <text:p>940.6040612287</text:p>
          </table:table-cell>
          <table:table-cell office:value-type="float" office:value="1.5546374695" calcext:value-type="float">
            <text:p>1.55463746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84" calcext:value-type="float">
            <text:p>384</text:p>
          </table:table-cell>
          <table:table-cell office:value-type="float" office:value="1.6254435014" calcext:value-type="float">
            <text:p>1.6254435014</text:p>
          </table:table-cell>
          <table:table-cell office:value-type="float" office:value="0.0273243936" calcext:value-type="float">
            <text:p>0.0273243936</text:p>
          </table:table-cell>
          <table:table-cell office:value-type="float" office:value="940.6040612287" calcext:value-type="float">
            <text:p>940.6040612287</text:p>
          </table:table-cell>
          <table:table-cell office:value-type="float" office:value="18432" calcext:value-type="float">
            <text:p>18432</text:p>
          </table:table-cell>
          <table:table-cell office:value-type="float" office:value="1.6254435014" calcext:value-type="float">
            <text:p>1.6254435014</text:p>
          </table:table-cell>
          <table:table-cell/>
          <table:table-cell office:value-type="float" office:value="940.6040612287" calcext:value-type="float">
            <text:p>940.6040612287</text:p>
          </table:table-cell>
          <table:table-cell office:value-type="float" office:value="1.6254435014" calcext:value-type="float">
            <text:p>1.62544350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1.4636121055" calcext:value-type="float">
            <text:p>1.4636121055</text:p>
          </table:table-cell>
          <table:table-cell office:value-type="float" office:value="-0.0416314246" calcext:value-type="float">
            <text:p>-0.0416314246</text:p>
          </table:table-cell>
          <table:table-cell office:value-type="float" office:value="957.8642910141" calcext:value-type="float">
            <text:p>957.8642910141</text:p>
          </table:table-cell>
          <table:table-cell office:value-type="float" office:value="7168" calcext:value-type="float">
            <text:p>7168</text:p>
          </table:table-cell>
          <table:table-cell office:value-type="float" office:value="1.4636121055" calcext:value-type="float">
            <text:p>1.4636121055</text:p>
          </table:table-cell>
          <table:table-cell/>
          <table:table-cell office:value-type="float" office:value="957.8642910141" calcext:value-type="float">
            <text:p>957.8642910141</text:p>
          </table:table-cell>
          <table:table-cell office:value-type="float" office:value="1.4636121055" calcext:value-type="float">
            <text:p>1.463612105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4" calcext:value-type="float">
            <text:p>224</text:p>
          </table:table-cell>
          <table:table-cell office:value-type="float" office:value="1.5764887253" calcext:value-type="float">
            <text:p>1.5764887253</text:p>
          </table:table-cell>
          <table:table-cell office:value-type="float" office:value="0.0147032452" calcext:value-type="float">
            <text:p>0.0147032452</text:p>
          </table:table-cell>
          <table:table-cell office:value-type="float" office:value="957.8642910141" calcext:value-type="float">
            <text:p>957.8642910141</text:p>
          </table:table-cell>
          <table:table-cell office:value-type="float" office:value="14336" calcext:value-type="float">
            <text:p>14336</text:p>
          </table:table-cell>
          <table:table-cell office:value-type="float" office:value="1.5764887253" calcext:value-type="float">
            <text:p>1.5764887253</text:p>
          </table:table-cell>
          <table:table-cell/>
          <table:table-cell office:value-type="float" office:value="957.8642910141" calcext:value-type="float">
            <text:p>957.8642910141</text:p>
          </table:table-cell>
          <table:table-cell office:value-type="float" office:value="1.5764887253" calcext:value-type="float">
            <text:p>1.576488725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8" calcext:value-type="float">
            <text:p>48</text:p>
          </table:table-cell>
          <table:table-cell office:value-type="float" office:value="1.396259956" calcext:value-type="float">
            <text:p>1.396259956</text:p>
          </table:table-cell>
          <table:table-cell office:value-type="float" office:value="-0.0279662011" calcext:value-type="float">
            <text:p>-0.0279662011</text:p>
          </table:table-cell>
          <table:table-cell office:value-type="float" office:value="997.6612651597" calcext:value-type="float">
            <text:p>997.6612651597</text:p>
          </table:table-cell>
          <table:table-cell office:value-type="float" office:value="6912" calcext:value-type="float">
            <text:p>6912</text:p>
          </table:table-cell>
          <table:table-cell office:value-type="float" office:value="1.396259956" calcext:value-type="float">
            <text:p>1.396259956</text:p>
          </table:table-cell>
          <table:table-cell/>
          <table:table-cell office:value-type="float" office:value="997.6612651597" calcext:value-type="float">
            <text:p>997.6612651597</text:p>
          </table:table-cell>
          <table:table-cell office:value-type="float" office:value="1.396259956" calcext:value-type="float">
            <text:p>1.39625995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92" calcext:value-type="float">
            <text:p>192</text:p>
          </table:table-cell>
          <table:table-cell office:value-type="float" office:value="1.5635128654" calcext:value-type="float">
            <text:p>1.5635128654</text:p>
          </table:table-cell>
          <table:table-cell office:value-type="float" office:value="-0.0354967696" calcext:value-type="float">
            <text:p>-0.0354967696</text:p>
          </table:table-cell>
          <table:table-cell office:value-type="float" office:value="997.6612651597" calcext:value-type="float">
            <text:p>997.6612651597</text:p>
          </table:table-cell>
          <table:table-cell office:value-type="float" office:value="13824" calcext:value-type="float">
            <text:p>13824</text:p>
          </table:table-cell>
          <table:table-cell office:value-type="float" office:value="1.5635128654" calcext:value-type="float">
            <text:p>1.5635128654</text:p>
          </table:table-cell>
          <table:table-cell/>
          <table:table-cell office:value-type="float" office:value="997.6612651597" calcext:value-type="float">
            <text:p>997.6612651597</text:p>
          </table:table-cell>
          <table:table-cell office:value-type="float" office:value="1.5635128654" calcext:value-type="float">
            <text:p>1.563512865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1.4512842752" calcext:value-type="float">
            <text:p>1.4512842752</text:p>
          </table:table-cell>
          <table:table-cell office:value-type="float" office:value="-0.0080519299" calcext:value-type="float">
            <text:p>-0.0080519299</text:p>
          </table:table-cell>
          <table:table-cell office:value-type="float" office:value="1001.7584539199" calcext:value-type="float">
            <text:p>1001.7584539199</text:p>
          </table:table-cell>
          <table:table-cell office:value-type="float" office:value="8960" calcext:value-type="float">
            <text:p>8960</text:p>
          </table:table-cell>
          <table:table-cell office:value-type="float" office:value="1.4512842752" calcext:value-type="float">
            <text:p>1.4512842752</text:p>
          </table:table-cell>
          <table:table-cell/>
          <table:table-cell office:value-type="float" office:value="1001.7584539199" calcext:value-type="float">
            <text:p>1001.7584539199</text:p>
          </table:table-cell>
          <table:table-cell office:value-type="float" office:value="1.4512842752" calcext:value-type="float">
            <text:p>1.451284275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20" calcext:value-type="float">
            <text:p>320</text:p>
          </table:table-cell>
          <table:table-cell office:value-type="float" office:value="1.602981421" calcext:value-type="float">
            <text:p>1.602981421</text:p>
          </table:table-cell>
          <table:table-cell office:value-type="float" office:value="0.0099939712" calcext:value-type="float">
            <text:p>0.0099939712</text:p>
          </table:table-cell>
          <table:table-cell office:value-type="float" office:value="1001.7584539199" calcext:value-type="float">
            <text:p>1001.7584539199</text:p>
          </table:table-cell>
          <table:table-cell office:value-type="float" office:value="17920" calcext:value-type="float">
            <text:p>17920</text:p>
          </table:table-cell>
          <table:table-cell office:value-type="float" office:value="1.602981421" calcext:value-type="float">
            <text:p>1.602981421</text:p>
          </table:table-cell>
          <table:table-cell/>
          <table:table-cell office:value-type="float" office:value="1001.7584539199" calcext:value-type="float">
            <text:p>1001.7584539199</text:p>
          </table:table-cell>
          <table:table-cell office:value-type="float" office:value="1.602981421" calcext:value-type="float">
            <text:p>1.60298142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.3387369187" calcext:value-type="float">
            <text:p>1.3387369187</text:p>
          </table:table-cell>
          <table:table-cell office:value-type="float" office:value="0.0254635204" calcext:value-type="float">
            <text:p>0.0254635204</text:p>
          </table:table-cell>
          <table:table-cell office:value-type="float" office:value="1011.9288512539" calcext:value-type="float">
            <text:p>1011.9288512539</text:p>
          </table:table-cell>
          <table:table-cell office:value-type="float" office:value="6400" calcext:value-type="float">
            <text:p>6400</text:p>
          </table:table-cell>
          <table:table-cell office:value-type="float" office:value="1.3387369187" calcext:value-type="float">
            <text:p>1.3387369187</text:p>
          </table:table-cell>
          <table:table-cell/>
          <table:table-cell office:value-type="float" office:value="1011.9288512539" calcext:value-type="float">
            <text:p>1011.9288512539</text:p>
          </table:table-cell>
          <table:table-cell office:value-type="float" office:value="1.3387369187" calcext:value-type="float">
            <text:p>1.338736918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.5211357437" calcext:value-type="float">
            <text:p>1.5211357437</text:p>
          </table:table-cell>
          <table:table-cell office:value-type="float" office:value="-0.0387578911" calcext:value-type="float">
            <text:p>-0.0387578911</text:p>
          </table:table-cell>
          <table:table-cell office:value-type="float" office:value="1011.9288512539" calcext:value-type="float">
            <text:p>1011.9288512539</text:p>
          </table:table-cell>
          <table:table-cell office:value-type="float" office:value="12800" calcext:value-type="float">
            <text:p>12800</text:p>
          </table:table-cell>
          <table:table-cell office:value-type="float" office:value="1.5211357437" calcext:value-type="float">
            <text:p>1.5211357437</text:p>
          </table:table-cell>
          <table:table-cell/>
          <table:table-cell office:value-type="float" office:value="1011.9288512539" calcext:value-type="float">
            <text:p>1011.9288512539</text:p>
          </table:table-cell>
          <table:table-cell office:value-type="float" office:value="1.5211357437" calcext:value-type="float">
            <text:p>1.521135743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.3863161926" calcext:value-type="float">
            <text:p>1.3863161926</text:p>
          </table:table-cell>
          <table:table-cell office:value-type="float" office:value="-0.003320256" calcext:value-type="float">
            <text:p>-0.003320256</text:p>
          </table:table-cell>
          <table:table-cell office:value-type="float" office:value="1015.9685034488" calcext:value-type="float">
            <text:p>1015.9685034488</text:p>
          </table:table-cell>
          <table:table-cell office:value-type="float" office:value="10752" calcext:value-type="float">
            <text:p>10752</text:p>
          </table:table-cell>
          <table:table-cell office:value-type="float" office:value="1.3863161926" calcext:value-type="float">
            <text:p>1.3863161926</text:p>
          </table:table-cell>
          <table:table-cell/>
          <table:table-cell office:value-type="float" office:value="1015.9685034488" calcext:value-type="float">
            <text:p>1015.9685034488</text:p>
          </table:table-cell>
          <table:table-cell office:value-type="float" office:value="1.3863161926" calcext:value-type="float">
            <text:p>1.386316192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office:value-type="float" office:value="1.3383220729" calcext:value-type="float">
            <text:p>1.3383220729</text:p>
          </table:table-cell>
          <table:table-cell office:value-type="float" office:value="0.0074788663" calcext:value-type="float">
            <text:p>0.0074788663</text:p>
          </table:table-cell>
          <table:table-cell office:value-type="float" office:value="1018.2337649086" calcext:value-type="float">
            <text:p>1018.2337649086</text:p>
          </table:table-cell>
          <table:table-cell office:value-type="float" office:value="5760" calcext:value-type="float">
            <text:p>5760</text:p>
          </table:table-cell>
          <table:table-cell office:value-type="float" office:value="1.3383220729" calcext:value-type="float">
            <text:p>1.3383220729</text:p>
          </table:table-cell>
          <table:table-cell/>
          <table:table-cell office:value-type="float" office:value="1018.2337649086" calcext:value-type="float">
            <text:p>1018.2337649086</text:p>
          </table:table-cell>
          <table:table-cell office:value-type="float" office:value="1.3383220729" calcext:value-type="float">
            <text:p>1.338322072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.3674719961" calcext:value-type="float">
            <text:p>1.3674719961</text:p>
          </table:table-cell>
          <table:table-cell office:value-type="float" office:value="0.0220665271" calcext:value-type="float">
            <text:p>0.0220665271</text:p>
          </table:table-cell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1.3674719961" calcext:value-type="float">
            <text:p>1.3674719961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.3674719961" calcext:value-type="float">
            <text:p>1.367471996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office:value-type="float" office:value="1.4278590565" calcext:value-type="float">
            <text:p>1.4278590565</text:p>
          </table:table-cell>
          <table:table-cell office:value-type="float" office:value="0.0158403647" calcext:value-type="float">
            <text:p>0.0158403647</text:p>
          </table:table-cell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1.4278590565" calcext:value-type="float">
            <text:p>1.4278590565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.4278590565" calcext:value-type="float">
            <text:p>1.427859056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6" calcext:value-type="float">
            <text:p>56</text:p>
          </table:table-cell>
          <table:table-cell office:value-type="float" office:value="1.2668426382" calcext:value-type="float">
            <text:p>1.2668426382</text:p>
          </table:table-cell>
          <table:table-cell office:value-type="float" office:value="0.0141559241" calcext:value-type="float">
            <text:p>0.0141559241</text:p>
          </table:table-cell>
          <table:table-cell office:value-type="float" office:value="1077.5973273909" calcext:value-type="float">
            <text:p>1077.5973273909</text:p>
          </table:table-cell>
          <table:table-cell office:value-type="float" office:value="8064" calcext:value-type="float">
            <text:p>8064</text:p>
          </table:table-cell>
          <table:table-cell office:value-type="float" office:value="1.2668426382" calcext:value-type="float">
            <text:p>1.2668426382</text:p>
          </table:table-cell>
          <table:table-cell/>
          <table:table-cell office:value-type="float" office:value="1077.5973273909" calcext:value-type="float">
            <text:p>1077.5973273909</text:p>
          </table:table-cell>
          <table:table-cell office:value-type="float" office:value="1.2668426382" calcext:value-type="float">
            <text:p>1.266842638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4" calcext:value-type="float">
            <text:p>224</text:p>
          </table:table-cell>
          <table:table-cell office:value-type="float" office:value="1.4178393335" calcext:value-type="float">
            <text:p>1.4178393335</text:p>
          </table:table-cell>
          <table:table-cell office:value-type="float" office:value="-0.0018927707" calcext:value-type="float">
            <text:p>-0.0018927707</text:p>
          </table:table-cell>
          <table:table-cell office:value-type="float" office:value="1077.5973273909" calcext:value-type="float">
            <text:p>1077.5973273909</text:p>
          </table:table-cell>
          <table:table-cell office:value-type="float" office:value="16128" calcext:value-type="float">
            <text:p>16128</text:p>
          </table:table-cell>
          <table:table-cell office:value-type="float" office:value="1.4178393335" calcext:value-type="float">
            <text:p>1.4178393335</text:p>
          </table:table-cell>
          <table:table-cell/>
          <table:table-cell office:value-type="float" office:value="1077.5973273909" calcext:value-type="float">
            <text:p>1077.5973273909</text:p>
          </table:table-cell>
          <table:table-cell office:value-type="float" office:value="1.4178393335" calcext:value-type="float">
            <text:p>1.417839333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1.3235199607" calcext:value-type="float">
            <text:p>1.3235199607</text:p>
          </table:table-cell>
          <table:table-cell office:value-type="float" office:value="-0.0030218591" calcext:value-type="float">
            <text:p>-0.0030218591</text:p>
          </table:table-cell>
          <table:table-cell office:value-type="float" office:value="1086.1160159025" calcext:value-type="float">
            <text:p>1086.1160159025</text:p>
          </table:table-cell>
          <table:table-cell office:value-type="float" office:value="12288" calcext:value-type="float">
            <text:p>12288</text:p>
          </table:table-cell>
          <table:table-cell office:value-type="float" office:value="1.3235199607" calcext:value-type="float">
            <text:p>1.3235199607</text:p>
          </table:table-cell>
          <table:table-cell/>
          <table:table-cell office:value-type="float" office:value="1086.1160159025" calcext:value-type="float">
            <text:p>1086.1160159025</text:p>
          </table:table-cell>
          <table:table-cell office:value-type="float" office:value="1.3235199607" calcext:value-type="float">
            <text:p>1.323519960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12" calcext:value-type="float">
            <text:p>512</text:p>
          </table:table-cell>
          <table:table-cell office:value-type="float" office:value="1.3335504125" calcext:value-type="float">
            <text:p>1.3335504125</text:p>
          </table:table-cell>
          <table:table-cell office:value-type="float" office:value="0.0346175405" calcext:value-type="float">
            <text:p>0.0346175405</text:p>
          </table:table-cell>
          <table:table-cell office:value-type="float" office:value="1086.1160159025" calcext:value-type="float">
            <text:p>1086.1160159025</text:p>
          </table:table-cell>
          <table:table-cell office:value-type="float" office:value="24576" calcext:value-type="float">
            <text:p>24576</text:p>
          </table:table-cell>
          <table:table-cell office:value-type="float" office:value="1.3335504125" calcext:value-type="float">
            <text:p>1.3335504125</text:p>
          </table:table-cell>
          <table:table-cell/>
          <table:table-cell office:value-type="float" office:value="1086.1160159025" calcext:value-type="float">
            <text:p>1086.1160159025</text:p>
          </table:table-cell>
          <table:table-cell office:value-type="float" office:value="1.3335504125" calcext:value-type="float">
            <text:p>1.333550412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6" calcext:value-type="float">
            <text:p>96</text:p>
          </table:table-cell>
          <table:table-cell office:value-type="float" office:value="1.3455132893" calcext:value-type="float">
            <text:p>1.3455132893</text:p>
          </table:table-cell>
          <table:table-cell office:value-type="float" office:value="-0.0375226304" calcext:value-type="float">
            <text:p>-0.0375226304</text:p>
          </table:table-cell>
          <table:table-cell office:value-type="float" office:value="1097.3714047669" calcext:value-type="float">
            <text:p>1097.3714047669</text:p>
          </table:table-cell>
          <table:table-cell office:value-type="float" office:value="10752" calcext:value-type="float">
            <text:p>10752</text:p>
          </table:table-cell>
          <table:table-cell office:value-type="float" office:value="1.3455132893" calcext:value-type="float">
            <text:p>1.3455132893</text:p>
          </table:table-cell>
          <table:table-cell/>
          <table:table-cell office:value-type="float" office:value="1097.3714047669" calcext:value-type="float">
            <text:p>1097.3714047669</text:p>
          </table:table-cell>
          <table:table-cell office:value-type="float" office:value="1.3455132893" calcext:value-type="float">
            <text:p>1.345513289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84" calcext:value-type="float">
            <text:p>384</text:p>
          </table:table-cell>
          <table:table-cell office:value-type="float" office:value="1.3925736158" calcext:value-type="float">
            <text:p>1.3925736158</text:p>
          </table:table-cell>
          <table:table-cell office:value-type="float" office:value="0.0398157924" calcext:value-type="float">
            <text:p>0.0398157924</text:p>
          </table:table-cell>
          <table:table-cell office:value-type="float" office:value="1097.3714047669" calcext:value-type="float">
            <text:p>1097.3714047669</text:p>
          </table:table-cell>
          <table:table-cell office:value-type="float" office:value="21504" calcext:value-type="float">
            <text:p>21504</text:p>
          </table:table-cell>
          <table:table-cell office:value-type="float" office:value="1.3925736158" calcext:value-type="float">
            <text:p>1.3925736158</text:p>
          </table:table-cell>
          <table:table-cell/>
          <table:table-cell office:value-type="float" office:value="1097.3714047669" calcext:value-type="float">
            <text:p>1097.3714047669</text:p>
          </table:table-cell>
          <table:table-cell office:value-type="float" office:value="1.3925736158" calcext:value-type="float">
            <text:p>1.392573615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8" calcext:value-type="float">
            <text:p>48</text:p>
          </table:table-cell>
          <table:table-cell office:value-type="float" office:value="1.2386664624" calcext:value-type="float">
            <text:p>1.2386664624</text:p>
          </table:table-cell>
          <table:table-cell office:value-type="float" office:value="-0.0039995441" calcext:value-type="float">
            <text:p>-0.0039995441</text:p>
          </table:table-cell>
          <table:table-cell office:value-type="float" office:value="1108.5125168441" calcext:value-type="float">
            <text:p>1108.5125168441</text:p>
          </table:table-cell>
          <table:table-cell office:value-type="float" office:value="7680" calcext:value-type="float">
            <text:p>7680</text:p>
          </table:table-cell>
          <table:table-cell office:value-type="float" office:value="1.2386664624" calcext:value-type="float">
            <text:p>1.2386664624</text:p>
          </table:table-cell>
          <table:table-cell/>
          <table:table-cell office:value-type="float" office:value="1108.5125168441" calcext:value-type="float">
            <text:p>1108.5125168441</text:p>
          </table:table-cell>
          <table:table-cell office:value-type="float" office:value="1.2386664624" calcext:value-type="float">
            <text:p>1.23866646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2" calcext:value-type="float">
            <text:p>192</text:p>
          </table:table-cell>
          <table:table-cell office:value-type="float" office:value="1.3902026429" calcext:value-type="float">
            <text:p>1.3902026429</text:p>
          </table:table-cell>
          <table:table-cell office:value-type="float" office:value="0.0122672239" calcext:value-type="float">
            <text:p>0.0122672239</text:p>
          </table:table-cell>
          <table:table-cell office:value-type="float" office:value="1108.5125168441" calcext:value-type="float">
            <text:p>1108.5125168441</text:p>
          </table:table-cell>
          <table:table-cell office:value-type="float" office:value="15360" calcext:value-type="float">
            <text:p>15360</text:p>
          </table:table-cell>
          <table:table-cell office:value-type="float" office:value="1.3902026429" calcext:value-type="float">
            <text:p>1.3902026429</text:p>
          </table:table-cell>
          <table:table-cell/>
          <table:table-cell office:value-type="float" office:value="1108.5125168441" calcext:value-type="float">
            <text:p>1108.5125168441</text:p>
          </table:table-cell>
          <table:table-cell office:value-type="float" office:value="1.3902026429" calcext:value-type="float">
            <text:p>1.390202642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1.2034695051" calcext:value-type="float">
            <text:p>1.2034695051</text:p>
          </table:table-cell>
          <table:table-cell office:value-type="float" office:value="0.0037634071" calcext:value-type="float">
            <text:p>0.0037634071</text:p>
          </table:table-cell>
          <table:table-cell office:value-type="float" office:value="1138.4199576606" calcext:value-type="float">
            <text:p>1138.4199576606</text:p>
          </table:table-cell>
          <table:table-cell office:value-type="float" office:value="7200" calcext:value-type="float">
            <text:p>7200</text:p>
          </table:table-cell>
          <table:table-cell office:value-type="float" office:value="1.2034695051" calcext:value-type="float">
            <text:p>1.2034695051</text:p>
          </table:table-cell>
          <table:table-cell/>
          <table:table-cell office:value-type="float" office:value="1138.4199576606" calcext:value-type="float">
            <text:p>1138.4199576606</text:p>
          </table:table-cell>
          <table:table-cell office:value-type="float" office:value="1.2034695051" calcext:value-type="float">
            <text:p>1.203469505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1.2268908299" calcext:value-type="float">
            <text:p>1.2268908299</text:p>
          </table:table-cell>
          <table:table-cell office:value-type="float" office:value="0.0182212631" calcext:value-type="float">
            <text:p>0.0182212631</text:p>
          </table:table-cell>
          <table:table-cell office:value-type="float" office:value="1144.8668044799" calcext:value-type="float">
            <text:p>1144.8668044799</text:p>
          </table:table-cell>
          <table:table-cell office:value-type="float" office:value="10240" calcext:value-type="float">
            <text:p>10240</text:p>
          </table:table-cell>
          <table:table-cell office:value-type="float" office:value="1.2268908299" calcext:value-type="float">
            <text:p>1.2268908299</text:p>
          </table:table-cell>
          <table:table-cell/>
          <table:table-cell office:value-type="float" office:value="1144.8668044799" calcext:value-type="float">
            <text:p>1144.8668044799</text:p>
          </table:table-cell>
          <table:table-cell office:value-type="float" office:value="1.2268908299" calcext:value-type="float">
            <text:p>1.22689082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0" calcext:value-type="float">
            <text:p>320</text:p>
          </table:table-cell>
          <table:table-cell office:value-type="float" office:value="1.4492429459" calcext:value-type="float">
            <text:p>1.4492429459</text:p>
          </table:table-cell>
          <table:table-cell office:value-type="float" office:value="-0.0080932329" calcext:value-type="float">
            <text:p>-0.0080932329</text:p>
          </table:table-cell>
          <table:table-cell office:value-type="float" office:value="1144.8668044799" calcext:value-type="float">
            <text:p>1144.8668044799</text:p>
          </table:table-cell>
          <table:table-cell office:value-type="float" office:value="20480" calcext:value-type="float">
            <text:p>20480</text:p>
          </table:table-cell>
          <table:table-cell office:value-type="float" office:value="1.4492429459" calcext:value-type="float">
            <text:p>1.4492429459</text:p>
          </table:table-cell>
          <table:table-cell/>
          <table:table-cell office:value-type="float" office:value="1144.8668044799" calcext:value-type="float">
            <text:p>1144.8668044799</text:p>
          </table:table-cell>
          <table:table-cell office:value-type="float" office:value="1.4492429459" calcext:value-type="float">
            <text:p>1.449242945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4" calcext:value-type="float">
            <text:p>64</text:p>
          </table:table-cell>
          <table:table-cell office:value-type="float" office:value="1.2161496436" calcext:value-type="float">
            <text:p>1.2161496436</text:p>
          </table:table-cell>
          <table:table-cell office:value-type="float" office:value="-0.0137985584" calcext:value-type="float">
            <text:p>-0.0137985584</text:p>
          </table:table-cell>
          <table:table-cell office:value-type="float" office:value="1152" calcext:value-type="float">
            <text:p>1152</text:p>
          </table:table-cell>
          <table:table-cell office:value-type="float" office:value="9216" calcext:value-type="float">
            <text:p>9216</text:p>
          </table:table-cell>
          <table:table-cell office:value-type="float" office:value="1.2161496436" calcext:value-type="float">
            <text:p>1.2161496436</text:p>
          </table:table-cell>
          <table:table-cell/>
          <table:table-cell office:value-type="float" office:value="1152" calcext:value-type="float">
            <text:p>1152</text:p>
          </table:table-cell>
          <table:table-cell office:value-type="float" office:value="1.2161496436" calcext:value-type="float">
            <text:p>1.216149643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6" calcext:value-type="float">
            <text:p>256</text:p>
          </table:table-cell>
          <table:table-cell office:value-type="float" office:value="1.2777845569" calcext:value-type="float">
            <text:p>1.2777845569</text:p>
          </table:table-cell>
          <table:table-cell office:value-type="float" office:value="0.0104618853" calcext:value-type="float">
            <text:p>0.0104618853</text:p>
          </table:table-cell>
          <table:table-cell office:value-type="float" office:value="1152" calcext:value-type="float">
            <text:p>1152</text:p>
          </table:table-cell>
          <table:table-cell office:value-type="float" office:value="18432" calcext:value-type="float">
            <text:p>18432</text:p>
          </table:table-cell>
          <table:table-cell office:value-type="float" office:value="1.2777845569" calcext:value-type="float">
            <text:p>1.2777845569</text:p>
          </table:table-cell>
          <table:table-cell/>
          <table:table-cell office:value-type="float" office:value="1152" calcext:value-type="float">
            <text:p>1152</text:p>
          </table:table-cell>
          <table:table-cell office:value-type="float" office:value="1.2777845569" calcext:value-type="float">
            <text:p>1.2777845569</text:p>
          </table:table-cell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office:value-type="float" office:value="1.202895207" calcext:value-type="float">
            <text:p>1.202895207</text:p>
          </table:table-cell>
          <table:table-cell office:value-type="float" office:value="-0.0051900187" calcext:value-type="float">
            <text:p>-0.0051900187</text:p>
          </table:table-cell>
          <table:table-cell office:value-type="float" office:value="1185.2965873569" calcext:value-type="float">
            <text:p>1185.2965873569</text:p>
          </table:table-cell>
          <table:table-cell office:value-type="float" office:value="12544" calcext:value-type="float">
            <text:p>12544</text:p>
          </table:table-cell>
          <table:table-cell office:value-type="float" office:value="1.202895207" calcext:value-type="float">
            <text:p>1.202895207</text:p>
          </table:table-cell>
          <table:table-cell/>
          <table:table-cell office:value-type="float" office:value="1185.2965873569" calcext:value-type="float">
            <text:p>1185.2965873569</text:p>
          </table:table-cell>
          <table:table-cell office:value-type="float" office:value="1.202895207" calcext:value-type="float">
            <text:p>1.20289520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6" calcext:value-type="float">
            <text:p>56</text:p>
          </table:table-cell>
          <table:table-cell office:value-type="float" office:value="1.143099124" calcext:value-type="float">
            <text:p>1.143099124</text:p>
          </table:table-cell>
          <table:table-cell office:value-type="float" office:value="0.0040813548" calcext:value-type="float">
            <text:p>0.0040813548</text:p>
          </table:table-cell>
          <table:table-cell office:value-type="float" office:value="1197.3303637677" calcext:value-type="float">
            <text:p>1197.3303637677</text:p>
          </table:table-cell>
          <table:table-cell office:value-type="float" office:value="8960" calcext:value-type="float">
            <text:p>8960</text:p>
          </table:table-cell>
          <table:table-cell office:value-type="float" office:value="1.143099124" calcext:value-type="float">
            <text:p>1.143099124</text:p>
          </table:table-cell>
          <table:table-cell/>
          <table:table-cell office:value-type="float" office:value="1197.3303637677" calcext:value-type="float">
            <text:p>1197.3303637677</text:p>
          </table:table-cell>
          <table:table-cell office:value-type="float" office:value="1.143099124" calcext:value-type="float">
            <text:p>1.1430991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24" calcext:value-type="float">
            <text:p>224</text:p>
          </table:table-cell>
          <table:table-cell office:value-type="float" office:value="1.2793499227" calcext:value-type="float">
            <text:p>1.2793499227</text:p>
          </table:table-cell>
          <table:table-cell office:value-type="float" office:value="-0.0083079752" calcext:value-type="float">
            <text:p>-0.0083079752</text:p>
          </table:table-cell>
          <table:table-cell office:value-type="float" office:value="1197.3303637677" calcext:value-type="float">
            <text:p>1197.3303637677</text:p>
          </table:table-cell>
          <table:table-cell office:value-type="float" office:value="17920" calcext:value-type="float">
            <text:p>17920</text:p>
          </table:table-cell>
          <table:table-cell office:value-type="float" office:value="1.2793499227" calcext:value-type="float">
            <text:p>1.2793499227</text:p>
          </table:table-cell>
          <table:table-cell/>
          <table:table-cell office:value-type="float" office:value="1197.3303637677" calcext:value-type="float">
            <text:p>1197.3303637677</text:p>
          </table:table-cell>
          <table:table-cell office:value-type="float" office:value="1.2793499227" calcext:value-type="float">
            <text:p>1.279349922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60" calcext:value-type="float">
            <text:p>160</text:p>
          </table:table-cell>
          <table:table-cell office:value-type="float" office:value="1.2539626986" calcext:value-type="float">
            <text:p>1.2539626986</text:p>
          </table:table-cell>
          <table:table-cell office:value-type="float" office:value="-0.0143225305" calcext:value-type="float">
            <text:p>-0.0143225305</text:p>
          </table:table-cell>
          <table:table-cell office:value-type="float" office:value="1214.3146215047" calcext:value-type="float">
            <text:p>1214.3146215047</text:p>
          </table:table-cell>
          <table:table-cell office:value-type="float" office:value="15360" calcext:value-type="float">
            <text:p>15360</text:p>
          </table:table-cell>
          <table:table-cell office:value-type="float" office:value="1.2539626986" calcext:value-type="float">
            <text:p>1.2539626986</text:p>
          </table:table-cell>
          <table:table-cell/>
          <table:table-cell office:value-type="float" office:value="1214.3146215047" calcext:value-type="float">
            <text:p>1214.3146215047</text:p>
          </table:table-cell>
          <table:table-cell office:value-type="float" office:value="1.2539626986" calcext:value-type="float">
            <text:p>1.253962698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8" calcext:value-type="float">
            <text:p>48</text:p>
          </table:table-cell>
          <table:table-cell office:value-type="float" office:value="1.080295926" calcext:value-type="float">
            <text:p>1.080295926</text:p>
          </table:table-cell>
          <table:table-cell office:value-type="float" office:value="0.0245310798" calcext:value-type="float">
            <text:p>0.0245310798</text:p>
          </table:table-cell>
          <table:table-cell office:value-type="float" office:value="1247.0765814496" calcext:value-type="float">
            <text:p>1247.0765814496</text:p>
          </table:table-cell>
          <table:table-cell office:value-type="float" office:value="8640" calcext:value-type="float">
            <text:p>8640</text:p>
          </table:table-cell>
          <table:table-cell office:value-type="float" office:value="1.080295926" calcext:value-type="float">
            <text:p>1.080295926</text:p>
          </table:table-cell>
          <table:table-cell/>
          <table:table-cell office:value-type="float" office:value="1247.0765814496" calcext:value-type="float">
            <text:p>1247.0765814496</text:p>
          </table:table-cell>
          <table:table-cell office:value-type="float" office:value="1.080295926" calcext:value-type="float">
            <text:p>1.0802959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1.152221543" calcext:value-type="float">
            <text:p>1.152221543</text:p>
          </table:table-cell>
          <table:table-cell office:value-type="float" office:value="-0.0117669856" calcext:value-type="float">
            <text:p>-0.0117669856</text:p>
          </table:table-cell>
          <table:table-cell office:value-type="float" office:value="1254.138748305" calcext:value-type="float">
            <text:p>1254.138748305</text:p>
          </table:table-cell>
          <table:table-cell office:value-type="float" office:value="12288" calcext:value-type="float">
            <text:p>12288</text:p>
          </table:table-cell>
          <table:table-cell office:value-type="float" office:value="1.152221543" calcext:value-type="float">
            <text:p>1.152221543</text:p>
          </table:table-cell>
          <table:table-cell/>
          <table:table-cell office:value-type="float" office:value="1254.138748305" calcext:value-type="float">
            <text:p>1254.138748305</text:p>
          </table:table-cell>
          <table:table-cell office:value-type="float" office:value="1.152221543" calcext:value-type="float">
            <text:p>1.1522215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4" calcext:value-type="float">
            <text:p>384</text:p>
          </table:table-cell>
          <table:table-cell office:value-type="float" office:value="1.2513988127" calcext:value-type="float">
            <text:p>1.2513988127</text:p>
          </table:table-cell>
          <table:table-cell office:value-type="float" office:value="0.0069687194" calcext:value-type="float">
            <text:p>0.0069687194</text:p>
          </table:table-cell>
          <table:table-cell office:value-type="float" office:value="1254.138748305" calcext:value-type="float">
            <text:p>1254.138748305</text:p>
          </table:table-cell>
          <table:table-cell office:value-type="float" office:value="24576" calcext:value-type="float">
            <text:p>24576</text:p>
          </table:table-cell>
          <table:table-cell office:value-type="float" office:value="1.2513988127" calcext:value-type="float">
            <text:p>1.2513988127</text:p>
          </table:table-cell>
          <table:table-cell/>
          <table:table-cell office:value-type="float" office:value="1254.138748305" calcext:value-type="float">
            <text:p>1254.138748305</text:p>
          </table:table-cell>
          <table:table-cell office:value-type="float" office:value="1.2513988127" calcext:value-type="float">
            <text:p>1.251398812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.1503902919" calcext:value-type="float">
            <text:p>1.1503902919</text:p>
          </table:table-cell>
          <table:table-cell office:value-type="float" office:value="-0.0147544875" calcext:value-type="float">
            <text:p>-0.0147544875</text:p>
          </table:table-cell>
          <table:table-cell office:value-type="float" office:value="1267.1353518863" calcext:value-type="float">
            <text:p>1267.1353518863</text:p>
          </table:table-cell>
          <table:table-cell office:value-type="float" office:value="14336" calcext:value-type="float">
            <text:p>14336</text:p>
          </table:table-cell>
          <table:table-cell office:value-type="float" office:value="1.1503902919" calcext:value-type="float">
            <text:p>1.1503902919</text:p>
          </table:table-cell>
          <table:table-cell/>
          <table:table-cell office:value-type="float" office:value="1267.1353518863" calcext:value-type="float">
            <text:p>1267.1353518863</text:p>
          </table:table-cell>
          <table:table-cell office:value-type="float" office:value="1.1503902919" calcext:value-type="float">
            <text:p>1.150390291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12" calcext:value-type="float">
            <text:p>512</text:p>
          </table:table-cell>
          <table:table-cell office:value-type="float" office:value="1.1484875806" calcext:value-type="float">
            <text:p>1.1484875806</text:p>
          </table:table-cell>
          <table:table-cell office:value-type="float" office:value="0.0397413944" calcext:value-type="float">
            <text:p>0.0397413944</text:p>
          </table:table-cell>
          <table:table-cell office:value-type="float" office:value="1267.1353518863" calcext:value-type="float">
            <text:p>1267.1353518863</text:p>
          </table:table-cell>
          <table:table-cell office:value-type="float" office:value="28672" calcext:value-type="float">
            <text:p>28672</text:p>
          </table:table-cell>
          <table:table-cell office:value-type="float" office:value="1.1484875806" calcext:value-type="float">
            <text:p>1.1484875806</text:p>
          </table:table-cell>
          <table:table-cell/>
          <table:table-cell office:value-type="float" office:value="1267.1353518863" calcext:value-type="float">
            <text:p>1267.1353518863</text:p>
          </table:table-cell>
          <table:table-cell office:value-type="float" office:value="1.1484875806" calcext:value-type="float">
            <text:p>1.148487580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4" calcext:value-type="float">
            <text:p>64</text:p>
          </table:table-cell>
          <table:table-cell office:value-type="float" office:value="1.0856735053" calcext:value-type="float">
            <text:p>1.0856735053</text:p>
          </table:table-cell>
          <table:table-cell office:value-type="float" office:value="0.0043786479" calcext:value-type="float">
            <text:p>0.0043786479</text:p>
          </table:table-cell>
          <table:table-cell office:value-type="float" office:value="1280" calcext:value-type="float">
            <text:p>1280</text:p>
          </table:table-cell>
          <table:table-cell office:value-type="float" office:value="10240" calcext:value-type="float">
            <text:p>10240</text:p>
          </table:table-cell>
          <table:table-cell office:value-type="float" office:value="1.0856735053" calcext:value-type="float">
            <text:p>1.0856735053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1.0856735053" calcext:value-type="float">
            <text:p>1.085673505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6" calcext:value-type="float">
            <text:p>256</text:p>
          </table:table-cell>
          <table:table-cell office:value-type="float" office:value="1.1472593418" calcext:value-type="float">
            <text:p>1.1472593418</text:p>
          </table:table-cell>
          <table:table-cell office:value-type="float" office:value="-0.0152012341" calcext:value-type="float">
            <text:p>-0.0152012341</text:p>
          </table:table-cell>
          <table:table-cell office:value-type="float" office:value="1280" calcext:value-type="float">
            <text:p>1280</text:p>
          </table:table-cell>
          <table:table-cell office:value-type="float" office:value="20480" calcext:value-type="float">
            <text:p>20480</text:p>
          </table:table-cell>
          <table:table-cell office:value-type="float" office:value="1.1472593418" calcext:value-type="float">
            <text:p>1.1472593418</text:p>
          </table:table-cell>
          <table:table-cell/>
          <table:table-cell office:value-type="float" office:value="1280" calcext:value-type="float">
            <text:p>1280</text:p>
          </table:table-cell>
          <table:table-cell office:value-type="float" office:value="1.1472593418" calcext:value-type="float">
            <text:p>1.147259341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0" calcext:value-type="float">
            <text:p>80</text:p>
          </table:table-cell>
          <table:table-cell office:value-type="float" office:value="1.1045986251" calcext:value-type="float">
            <text:p>1.1045986251</text:p>
          </table:table-cell>
          <table:table-cell office:value-type="float" office:value="0.0072578717" calcext:value-type="float">
            <text:p>0.0072578717</text:p>
          </table:table-cell>
          <table:table-cell office:value-type="float" office:value="1287.9751550399" calcext:value-type="float">
            <text:p>1287.9751550399</text:p>
          </table:table-cell>
          <table:table-cell office:value-type="float" office:value="11520" calcext:value-type="float">
            <text:p>11520</text:p>
          </table:table-cell>
          <table:table-cell office:value-type="float" office:value="1.1045986251" calcext:value-type="float">
            <text:p>1.1045986251</text:p>
          </table:table-cell>
          <table:table-cell/>
          <table:table-cell office:value-type="float" office:value="1287.9751550399" calcext:value-type="float">
            <text:p>1287.9751550399</text:p>
          </table:table-cell>
          <table:table-cell office:value-type="float" office:value="1.1045986251" calcext:value-type="float">
            <text:p>1.104598625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20" calcext:value-type="float">
            <text:p>320</text:p>
          </table:table-cell>
          <table:table-cell office:value-type="float" office:value="1.2590181328" calcext:value-type="float">
            <text:p>1.2590181328</text:p>
          </table:table-cell>
          <table:table-cell office:value-type="float" office:value="0.0060013204" calcext:value-type="float">
            <text:p>0.0060013204</text:p>
          </table:table-cell>
          <table:table-cell office:value-type="float" office:value="1287.9751550399" calcext:value-type="float">
            <text:p>1287.9751550399</text:p>
          </table:table-cell>
          <table:table-cell office:value-type="float" office:value="23040" calcext:value-type="float">
            <text:p>23040</text:p>
          </table:table-cell>
          <table:table-cell office:value-type="float" office:value="1.2590181328" calcext:value-type="float">
            <text:p>1.2590181328</text:p>
          </table:table-cell>
          <table:table-cell/>
          <table:table-cell office:value-type="float" office:value="1287.9751550399" calcext:value-type="float">
            <text:p>1287.9751550399</text:p>
          </table:table-cell>
          <table:table-cell office:value-type="float" office:value="1.2590181328" calcext:value-type="float">
            <text:p>1.259018132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office:value-type="float" office:value="1.1481608168" calcext:value-type="float">
            <text:p>1.1481608168</text:p>
          </table:table-cell>
          <table:table-cell office:value-type="float" office:value="0.0056705436" calcext:value-type="float">
            <text:p>0.0056705436</text:p>
          </table:table-cell>
          <table:table-cell office:value-type="float" office:value="1330.2150202129" calcext:value-type="float">
            <text:p>1330.2150202129</text:p>
          </table:table-cell>
          <table:table-cell office:value-type="float" office:value="18432" calcext:value-type="float">
            <text:p>18432</text:p>
          </table:table-cell>
          <table:table-cell office:value-type="float" office:value="1.1481608168" calcext:value-type="float">
            <text:p>1.1481608168</text:p>
          </table:table-cell>
          <table:table-cell/>
          <table:table-cell office:value-type="float" office:value="1330.2150202129" calcext:value-type="float">
            <text:p>1330.2150202129</text:p>
          </table:table-cell>
          <table:table-cell office:value-type="float" office:value="1.1481608168" calcext:value-type="float">
            <text:p>1.148160816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6" calcext:value-type="float">
            <text:p>56</text:p>
          </table:table-cell>
          <table:table-cell office:value-type="float" office:value="1.0040614018" calcext:value-type="float">
            <text:p>1.0040614018</text:p>
          </table:table-cell>
          <table:table-cell office:value-type="float" office:value="0.0330012144" calcext:value-type="float">
            <text:p>0.0330012144</text:p>
          </table:table-cell>
          <table:table-cell office:value-type="float" office:value="1346.9966592386" calcext:value-type="float">
            <text:p>1346.9966592386</text:p>
          </table:table-cell>
          <table:table-cell office:value-type="float" office:value="10080" calcext:value-type="float">
            <text:p>10080</text:p>
          </table:table-cell>
          <table:table-cell office:value-type="float" office:value="1.0040614018" calcext:value-type="float">
            <text:p>1.0040614018</text:p>
          </table:table-cell>
          <table:table-cell/>
          <table:table-cell office:value-type="float" office:value="1346.9966592386" calcext:value-type="float">
            <text:p>1346.9966592386</text:p>
          </table:table-cell>
          <table:table-cell office:value-type="float" office:value="1.0040614018" calcext:value-type="float">
            <text:p>1.00406140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 office:value-type="float" office:value="1.0421900625" calcext:value-type="float">
            <text:p>1.0421900625</text:p>
          </table:table-cell>
          <table:table-cell office:value-type="float" office:value="-0.0059344022" calcext:value-type="float">
            <text:p>-0.0059344022</text:p>
          </table:table-cell>
          <table:table-cell office:value-type="float" office:value="1354.6246712651" calcext:value-type="float">
            <text:p>1354.6246712651</text:p>
          </table:table-cell>
          <table:table-cell office:value-type="float" office:value="14336" calcext:value-type="float">
            <text:p>14336</text:p>
          </table:table-cell>
          <table:table-cell office:value-type="float" office:value="1.0421900625" calcext:value-type="float">
            <text:p>1.0421900625</text:p>
          </table:table-cell>
          <table:table-cell/>
          <table:table-cell office:value-type="float" office:value="1354.6246712651" calcext:value-type="float">
            <text:p>1354.6246712651</text:p>
          </table:table-cell>
          <table:table-cell office:value-type="float" office:value="1.0421900625" calcext:value-type="float">
            <text:p>1.042190062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6" calcext:value-type="float">
            <text:p>96</text:p>
          </table:table-cell>
          <table:table-cell office:value-type="float" office:value="1.016839823" calcext:value-type="float">
            <text:p>1.016839823</text:p>
          </table:table-cell>
          <table:table-cell office:value-type="float" office:value="-0.0003401722" calcext:value-type="float">
            <text:p>-0.0003401722</text:p>
          </table:table-cell>
          <table:table-cell office:value-type="float" office:value="1410.9060918431" calcext:value-type="float">
            <text:p>1410.9060918431</text:p>
          </table:table-cell>
          <table:table-cell office:value-type="float" office:value="13824" calcext:value-type="float">
            <text:p>13824</text:p>
          </table:table-cell>
          <table:table-cell office:value-type="float" office:value="1.016839823" calcext:value-type="float">
            <text:p>1.016839823</text:p>
          </table:table-cell>
          <table:table-cell/>
          <table:table-cell office:value-type="float" office:value="1410.9060918431" calcext:value-type="float">
            <text:p>1410.9060918431</text:p>
          </table:table-cell>
          <table:table-cell office:value-type="float" office:value="1.016839823" calcext:value-type="float">
            <text:p>1.01683982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84" calcext:value-type="float">
            <text:p>384</text:p>
          </table:table-cell>
          <table:table-cell office:value-type="float" office:value="1.0857259512" calcext:value-type="float">
            <text:p>1.0857259512</text:p>
          </table:table-cell>
          <table:table-cell office:value-type="float" office:value="0.0323560159" calcext:value-type="float">
            <text:p>0.0323560159</text:p>
          </table:table-cell>
          <table:table-cell office:value-type="float" office:value="1410.9060918431" calcext:value-type="float">
            <text:p>1410.9060918431</text:p>
          </table:table-cell>
          <table:table-cell office:value-type="float" office:value="27648" calcext:value-type="float">
            <text:p>27648</text:p>
          </table:table-cell>
          <table:table-cell office:value-type="float" office:value="1.0857259512" calcext:value-type="float">
            <text:p>1.0857259512</text:p>
          </table:table-cell>
          <table:table-cell/>
          <table:table-cell office:value-type="float" office:value="1410.9060918431" calcext:value-type="float">
            <text:p>1410.9060918431</text:p>
          </table:table-cell>
          <table:table-cell office:value-type="float" office:value="1.0857259512" calcext:value-type="float">
            <text:p>1.085725951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60" calcext:value-type="float">
            <text:p>160</text:p>
          </table:table-cell>
          <table:table-cell office:value-type="float" office:value="1.0446198173" calcext:value-type="float">
            <text:p>1.0446198173</text:p>
          </table:table-cell>
          <table:table-cell office:value-type="float" office:value="0.0194067277" calcext:value-type="float">
            <text:p>0.0194067277</text:p>
          </table:table-cell>
          <table:table-cell office:value-type="float" office:value="1416.7003917554" calcext:value-type="float">
            <text:p>1416.7003917554</text:p>
          </table:table-cell>
          <table:table-cell office:value-type="float" office:value="17920" calcext:value-type="float">
            <text:p>17920</text:p>
          </table:table-cell>
          <table:table-cell office:value-type="float" office:value="1.0446198173" calcext:value-type="float">
            <text:p>1.0446198173</text:p>
          </table:table-cell>
          <table:table-cell/>
          <table:table-cell office:value-type="float" office:value="1416.7003917554" calcext:value-type="float">
            <text:p>1416.7003917554</text:p>
          </table:table-cell>
          <table:table-cell office:value-type="float" office:value="1.0446198173" calcext:value-type="float">
            <text:p>1.044619817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0.99053285" calcext:value-type="float">
            <text:p>0.99053285</text:p>
          </table:table-cell>
          <table:table-cell office:value-type="float" office:value="-0.0143108544" calcext:value-type="float">
            <text:p>-0.0143108544</text:p>
          </table:table-cell>
          <table:table-cell office:value-type="float" office:value="1431.0835055999" calcext:value-type="float">
            <text:p>1431.0835055999</text:p>
          </table:table-cell>
          <table:table-cell office:value-type="float" office:value="12800" calcext:value-type="float">
            <text:p>12800</text:p>
          </table:table-cell>
          <table:table-cell office:value-type="float" office:value="0.99053285" calcext:value-type="float">
            <text:p>0.99053285</text:p>
          </table:table-cell>
          <table:table-cell/>
          <table:table-cell office:value-type="float" office:value="1431.0835055999" calcext:value-type="float">
            <text:p>1431.0835055999</text:p>
          </table:table-cell>
          <table:table-cell office:value-type="float" office:value="0.99053285" calcext:value-type="float">
            <text:p>0.990532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  <table:table-cell office:value-type="float" office:value="1.1466897847" calcext:value-type="float">
            <text:p>1.1466897847</text:p>
          </table:table-cell>
          <table:table-cell office:value-type="float" office:value="-0.0048685368" calcext:value-type="float">
            <text:p>-0.0048685368</text:p>
          </table:table-cell>
          <table:table-cell office:value-type="float" office:value="1431.0835055999" calcext:value-type="float">
            <text:p>1431.0835055999</text:p>
          </table:table-cell>
          <table:table-cell office:value-type="float" office:value="25600" calcext:value-type="float">
            <text:p>25600</text:p>
          </table:table-cell>
          <table:table-cell office:value-type="float" office:value="1.1466897847" calcext:value-type="float">
            <text:p>1.1466897847</text:p>
          </table:table-cell>
          <table:table-cell/>
          <table:table-cell office:value-type="float" office:value="1431.0835055999" calcext:value-type="float">
            <text:p>1431.0835055999</text:p>
          </table:table-cell>
          <table:table-cell office:value-type="float" office:value="1.1466897847" calcext:value-type="float">
            <text:p>1.146689784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24" calcext:value-type="float">
            <text:p>224</text:p>
          </table:table-cell>
          <table:table-cell office:value-type="float" office:value="1.0453234124" calcext:value-type="float">
            <text:p>1.0453234124</text:p>
          </table:table-cell>
          <table:table-cell office:value-type="float" office:value="0.018591861" calcext:value-type="float">
            <text:p>0.018591861</text:p>
          </table:table-cell>
          <table:table-cell office:value-type="float" office:value="1436.7964365212" calcext:value-type="float">
            <text:p>1436.7964365212</text:p>
          </table:table-cell>
          <table:table-cell office:value-type="float" office:value="21504" calcext:value-type="float">
            <text:p>21504</text:p>
          </table:table-cell>
          <table:table-cell office:value-type="float" office:value="1.0453234124" calcext:value-type="float">
            <text:p>1.0453234124</text:p>
          </table:table-cell>
          <table:table-cell/>
          <table:table-cell office:value-type="float" office:value="1436.7964365212" calcext:value-type="float">
            <text:p>1436.7964365212</text:p>
          </table:table-cell>
          <table:table-cell office:value-type="float" office:value="1.0453234124" calcext:value-type="float">
            <text:p>1.045323412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4" calcext:value-type="float">
            <text:p>64</text:p>
          </table:table-cell>
          <table:table-cell office:value-type="float" office:value="0.9701502202" calcext:value-type="float">
            <text:p>0.9701502202</text:p>
          </table:table-cell>
          <table:table-cell office:value-type="float" office:value="-0.0125356394" calcext:value-type="float">
            <text:p>-0.0125356394</text:p>
          </table:table-cell>
          <table:table-cell office:value-type="float" office:value="1440" calcext:value-type="float">
            <text:p>1440</text:p>
          </table:table-cell>
          <table:table-cell office:value-type="float" office:value="11520" calcext:value-type="float">
            <text:p>11520</text:p>
          </table:table-cell>
          <table:table-cell office:value-type="float" office:value="0.9701502202" calcext:value-type="float">
            <text:p>0.9701502202</text:p>
          </table:table-cell>
          <table:table-cell/>
          <table:table-cell office:value-type="float" office:value="1440" calcext:value-type="float">
            <text:p>1440</text:p>
          </table:table-cell>
          <table:table-cell office:value-type="float" office:value="0.9701502202" calcext:value-type="float">
            <text:p>0.9701502202</text:p>
          </table:table-cell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0.9876410138" calcext:value-type="float">
            <text:p>0.9876410138</text:p>
          </table:table-cell>
          <table:table-cell office:value-type="float" office:value="-0.0136167659" calcext:value-type="float">
            <text:p>-0.0136167659</text:p>
          </table:table-cell>
          <table:table-cell office:value-type="float" office:value="1448.1546878701" calcext:value-type="float">
            <text:p>1448.1546878701</text:p>
          </table:table-cell>
          <table:table-cell office:value-type="float" office:value="16384" calcext:value-type="float">
            <text:p>16384</text:p>
          </table:table-cell>
          <table:table-cell office:value-type="float" office:value="0.9876410138" calcext:value-type="float">
            <text:p>0.9876410138</text:p>
          </table:table-cell>
          <table:table-cell/>
          <table:table-cell office:value-type="float" office:value="1448.1546878701" calcext:value-type="float">
            <text:p>1448.1546878701</text:p>
          </table:table-cell>
          <table:table-cell office:value-type="float" office:value="0.9876410138" calcext:value-type="float">
            <text:p>0.98764101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 office:value-type="float" office:value="1.0379661972" calcext:value-type="float">
            <text:p>1.0379661972</text:p>
          </table:table-cell>
          <table:table-cell office:value-type="float" office:value="-0.0160624247" calcext:value-type="float">
            <text:p>-0.0160624247</text:p>
          </table:table-cell>
          <table:table-cell office:value-type="float" office:value="1448.1546878701" calcext:value-type="float">
            <text:p>1448.1546878701</text:p>
          </table:table-cell>
          <table:table-cell office:value-type="float" office:value="32768" calcext:value-type="float">
            <text:p>32768</text:p>
          </table:table-cell>
          <table:table-cell office:value-type="float" office:value="1.0379661972" calcext:value-type="float">
            <text:p>1.0379661972</text:p>
          </table:table-cell>
          <table:table-cell/>
          <table:table-cell office:value-type="float" office:value="1448.1546878701" calcext:value-type="float">
            <text:p>1448.1546878701</text:p>
          </table:table-cell>
          <table:table-cell office:value-type="float" office:value="1.0379661972" calcext:value-type="float">
            <text:p>1.037966197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12" calcext:value-type="float">
            <text:p>112</text:p>
          </table:table-cell>
          <table:table-cell office:value-type="float" office:value="0.9192256712" calcext:value-type="float">
            <text:p>0.9192256712</text:p>
          </table:table-cell>
          <table:table-cell office:value-type="float" office:value="0.005515136" calcext:value-type="float">
            <text:p>0.005515136</text:p>
          </table:table-cell>
          <table:table-cell office:value-type="float" office:value="1523.9527551732" calcext:value-type="float">
            <text:p>1523.9527551732</text:p>
          </table:table-cell>
          <table:table-cell office:value-type="float" office:value="16128" calcext:value-type="float">
            <text:p>16128</text:p>
          </table:table-cell>
          <table:table-cell office:value-type="float" office:value="0.9192256712" calcext:value-type="float">
            <text:p>0.9192256712</text:p>
          </table:table-cell>
          <table:table-cell/>
          <table:table-cell office:value-type="float" office:value="1523.9527551732" calcext:value-type="float">
            <text:p>1523.9527551732</text:p>
          </table:table-cell>
          <table:table-cell office:value-type="float" office:value="0.9192256712" calcext:value-type="float">
            <text:p>0.919225671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6" calcext:value-type="float">
            <text:p>256</text:p>
          </table:table-cell>
          <table:table-cell office:value-type="float" office:value="0.9539307498" calcext:value-type="float">
            <text:p>0.9539307498</text:p>
          </table:table-cell>
          <table:table-cell office:value-type="float" office:value="0.0109395007" calcext:value-type="float">
            <text:p>0.0109395007</text:p>
          </table:table-cell>
          <table:table-cell office:value-type="float" office:value="1536" calcext:value-type="float">
            <text:p>1536</text:p>
          </table:table-cell>
          <table:table-cell office:value-type="float" office:value="24576" calcext:value-type="float">
            <text:p>24576</text:p>
          </table:table-cell>
          <table:table-cell office:value-type="float" office:value="0.9539307498" calcext:value-type="float">
            <text:p>0.9539307498</text:p>
          </table:table-cell>
          <table:table-cell/>
          <table:table-cell office:value-type="float" office:value="1536" calcext:value-type="float">
            <text:p>1536</text:p>
          </table:table-cell>
          <table:table-cell office:value-type="float" office:value="0.9539307498" calcext:value-type="float">
            <text:p>0.953930749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92" calcext:value-type="float">
            <text:p>192</text:p>
          </table:table-cell>
          <table:table-cell office:value-type="float" office:value="0.9882196467" calcext:value-type="float">
            <text:p>0.9882196467</text:p>
          </table:table-cell>
          <table:table-cell office:value-type="float" office:value="-0.0014885694" calcext:value-type="float">
            <text:p>-0.0014885694</text:p>
          </table:table-cell>
          <table:table-cell office:value-type="float" office:value="1551.9175235817" calcext:value-type="float">
            <text:p>1551.9175235817</text:p>
          </table:table-cell>
          <table:table-cell office:value-type="float" office:value="21504" calcext:value-type="float">
            <text:p>21504</text:p>
          </table:table-cell>
          <table:table-cell office:value-type="float" office:value="0.9882196467" calcext:value-type="float">
            <text:p>0.9882196467</text:p>
          </table:table-cell>
          <table:table-cell/>
          <table:table-cell office:value-type="float" office:value="1551.9175235817" calcext:value-type="float">
            <text:p>1551.9175235817</text:p>
          </table:table-cell>
          <table:table-cell office:value-type="float" office:value="0.9882196467" calcext:value-type="float">
            <text:p>0.988219646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6" calcext:value-type="float">
            <text:p>96</text:p>
          </table:table-cell>
          <table:table-cell office:value-type="float" office:value="0.906497227" calcext:value-type="float">
            <text:p>0.906497227</text:p>
          </table:table-cell>
          <table:table-cell office:value-type="float" office:value="0.0106403342" calcext:value-type="float">
            <text:p>0.0106403342</text:p>
          </table:table-cell>
          <table:table-cell office:value-type="float" office:value="1567.6734353812" calcext:value-type="float">
            <text:p>1567.6734353812</text:p>
          </table:table-cell>
          <table:table-cell office:value-type="float" office:value="15360" calcext:value-type="float">
            <text:p>15360</text:p>
          </table:table-cell>
          <table:table-cell office:value-type="float" office:value="0.906497227" calcext:value-type="float">
            <text:p>0.906497227</text:p>
          </table:table-cell>
          <table:table-cell/>
          <table:table-cell office:value-type="float" office:value="1567.6734353812" calcext:value-type="float">
            <text:p>1567.6734353812</text:p>
          </table:table-cell>
          <table:table-cell office:value-type="float" office:value="0.906497227" calcext:value-type="float">
            <text:p>0.9064972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float" office:value="0.9781804824" calcext:value-type="float">
            <text:p>0.9781804824</text:p>
          </table:table-cell>
          <table:table-cell office:value-type="float" office:value="0.0148778027" calcext:value-type="float">
            <text:p>0.0148778027</text:p>
          </table:table-cell>
          <table:table-cell office:value-type="float" office:value="1567.6734353812" calcext:value-type="float">
            <text:p>1567.6734353812</text:p>
          </table:table-cell>
          <table:table-cell office:value-type="float" office:value="30720" calcext:value-type="float">
            <text:p>30720</text:p>
          </table:table-cell>
          <table:table-cell office:value-type="float" office:value="0.9781804824" calcext:value-type="float">
            <text:p>0.9781804824</text:p>
          </table:table-cell>
          <table:table-cell/>
          <table:table-cell office:value-type="float" office:value="1567.6734353812" calcext:value-type="float">
            <text:p>1567.6734353812</text:p>
          </table:table-cell>
          <table:table-cell office:value-type="float" office:value="0.9781804824" calcext:value-type="float">
            <text:p>0.978180482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0.8654395739" calcext:value-type="float">
            <text:p>0.8654395739</text:p>
          </table:table-cell>
          <table:table-cell office:value-type="float" office:value="0.0112066835" calcext:value-type="float">
            <text:p>0.0112066835</text:p>
          </table:table-cell>
          <table:table-cell office:value-type="float" office:value="1609.9689437999" calcext:value-type="float">
            <text:p>1609.9689437999</text:p>
          </table:table-cell>
          <table:table-cell office:value-type="float" office:value="14400" calcext:value-type="float">
            <text:p>14400</text:p>
          </table:table-cell>
          <table:table-cell office:value-type="float" office:value="0.8654395739" calcext:value-type="float">
            <text:p>0.8654395739</text:p>
          </table:table-cell>
          <table:table-cell/>
          <table:table-cell office:value-type="float" office:value="1609.9689437999" calcext:value-type="float">
            <text:p>1609.9689437999</text:p>
          </table:table-cell>
          <table:table-cell office:value-type="float" office:value="0.8654395739" calcext:value-type="float">
            <text:p>0.86543957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0.9386227963" calcext:value-type="float">
            <text:p>0.9386227963</text:p>
          </table:table-cell>
          <table:table-cell office:value-type="float" office:value="-0.0223778405" calcext:value-type="float">
            <text:p>-0.0223778405</text:p>
          </table:table-cell>
          <table:table-cell office:value-type="float" office:value="1619.0861620062" calcext:value-type="float">
            <text:p>1619.0861620062</text:p>
          </table:table-cell>
          <table:table-cell office:value-type="float" office:value="20480" calcext:value-type="float">
            <text:p>20480</text:p>
          </table:table-cell>
          <table:table-cell office:value-type="float" office:value="0.9386227963" calcext:value-type="float">
            <text:p>0.9386227963</text:p>
          </table:table-cell>
          <table:table-cell/>
          <table:table-cell office:value-type="float" office:value="1619.0861620062" calcext:value-type="float">
            <text:p>1619.0861620062</text:p>
          </table:table-cell>
          <table:table-cell office:value-type="float" office:value="0.9386227963" calcext:value-type="float">
            <text:p>0.938622796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8" calcext:value-type="float">
            <text:p>128</text:p>
          </table:table-cell>
          <table:table-cell office:value-type="float" office:value="0.8730639496" calcext:value-type="float">
            <text:p>0.8730639496</text:p>
          </table:table-cell>
          <table:table-cell office:value-type="float" office:value="0.0065403311" calcext:value-type="float">
            <text:p>0.0065403311</text:p>
          </table:table-cell>
          <table:table-cell office:value-type="float" office:value="1629.1740238538" calcext:value-type="float">
            <text:p>1629.1740238538</text:p>
          </table:table-cell>
          <table:table-cell office:value-type="float" office:value="18432" calcext:value-type="float">
            <text:p>18432</text:p>
          </table:table-cell>
          <table:table-cell office:value-type="float" office:value="0.8730639496" calcext:value-type="float">
            <text:p>0.8730639496</text:p>
          </table:table-cell>
          <table:table-cell/>
          <table:table-cell office:value-type="float" office:value="1629.1740238538" calcext:value-type="float">
            <text:p>1629.1740238538</text:p>
          </table:table-cell>
          <table:table-cell office:value-type="float" office:value="0.8730639496" calcext:value-type="float">
            <text:p>0.873063949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12" calcext:value-type="float">
            <text:p>512</text:p>
          </table:table-cell>
          <table:table-cell office:value-type="float" office:value="0.9163330887" calcext:value-type="float">
            <text:p>0.9163330887</text:p>
          </table:table-cell>
          <table:table-cell office:value-type="float" office:value="0.0010604438" calcext:value-type="float">
            <text:p>0.0010604438</text:p>
          </table:table-cell>
          <table:table-cell office:value-type="float" office:value="1629.1740238538" calcext:value-type="float">
            <text:p>1629.1740238538</text:p>
          </table:table-cell>
          <table:table-cell office:value-type="float" office:value="36864" calcext:value-type="float">
            <text:p>36864</text:p>
          </table:table-cell>
          <table:table-cell office:value-type="float" office:value="0.9163330887" calcext:value-type="float">
            <text:p>0.9163330887</text:p>
          </table:table-cell>
          <table:table-cell/>
          <table:table-cell office:value-type="float" office:value="1629.1740238538" calcext:value-type="float">
            <text:p>1629.1740238538</text:p>
          </table:table-cell>
          <table:table-cell office:value-type="float" office:value="0.9163330887" calcext:value-type="float">
            <text:p>0.916333088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4" calcext:value-type="float">
            <text:p>224</text:p>
          </table:table-cell>
          <table:table-cell office:value-type="float" office:value="0.9028328578" calcext:value-type="float">
            <text:p>0.9028328578</text:p>
          </table:table-cell>
          <table:table-cell office:value-type="float" office:value="-0.0042449524" calcext:value-type="float">
            <text:p>-0.0042449524</text:p>
          </table:table-cell>
          <table:table-cell office:value-type="float" office:value="1676.2625092747" calcext:value-type="float">
            <text:p>1676.2625092747</text:p>
          </table:table-cell>
          <table:table-cell office:value-type="float" office:value="25088" calcext:value-type="float">
            <text:p>25088</text:p>
          </table:table-cell>
          <table:table-cell office:value-type="float" office:value="0.9028328578" calcext:value-type="float">
            <text:p>0.9028328578</text:p>
          </table:table-cell>
          <table:table-cell/>
          <table:table-cell office:value-type="float" office:value="1676.2625092747" calcext:value-type="float">
            <text:p>1676.2625092747</text:p>
          </table:table-cell>
          <table:table-cell office:value-type="float" office:value="0.9028328578" calcext:value-type="float">
            <text:p>0.902832857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2" calcext:value-type="float">
            <text:p>112</text:p>
          </table:table-cell>
          <table:table-cell office:value-type="float" office:value="0.8190053791" calcext:value-type="float">
            <text:p>0.8190053791</text:p>
          </table:table-cell>
          <table:table-cell office:value-type="float" office:value="0.0003141083" calcext:value-type="float">
            <text:p>0.0003141083</text:p>
          </table:table-cell>
          <table:table-cell office:value-type="float" office:value="1693.2808390813" calcext:value-type="float">
            <text:p>1693.2808390813</text:p>
          </table:table-cell>
          <table:table-cell office:value-type="float" office:value="17920" calcext:value-type="float">
            <text:p>17920</text:p>
          </table:table-cell>
          <table:table-cell office:value-type="float" office:value="0.8190053791" calcext:value-type="float">
            <text:p>0.8190053791</text:p>
          </table:table-cell>
          <table:table-cell/>
          <table:table-cell office:value-type="float" office:value="1693.2808390813" calcext:value-type="float">
            <text:p>1693.2808390813</text:p>
          </table:table-cell>
          <table:table-cell office:value-type="float" office:value="0.8190053791" calcext:value-type="float">
            <text:p>0.819005379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20" calcext:value-type="float">
            <text:p>320</text:p>
          </table:table-cell>
          <table:table-cell office:value-type="float" office:value="0.9589167976" calcext:value-type="float">
            <text:p>0.9589167976</text:p>
          </table:table-cell>
          <table:table-cell office:value-type="float" office:value="-0.0045435654" calcext:value-type="float">
            <text:p>-0.0045435654</text:p>
          </table:table-cell>
          <table:table-cell office:value-type="float" office:value="1717.3002067198" calcext:value-type="float">
            <text:p>1717.3002067198</text:p>
          </table:table-cell>
          <table:table-cell office:value-type="float" office:value="30720" calcext:value-type="float">
            <text:p>30720</text:p>
          </table:table-cell>
          <table:table-cell office:value-type="float" office:value="0.9589167976" calcext:value-type="float">
            <text:p>0.9589167976</text:p>
          </table:table-cell>
          <table:table-cell/>
          <table:table-cell office:value-type="float" office:value="1717.3002067198" calcext:value-type="float">
            <text:p>1717.3002067198</text:p>
          </table:table-cell>
          <table:table-cell office:value-type="float" office:value="0.9589167976" calcext:value-type="float">
            <text:p>0.958916797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0.7952151809" calcext:value-type="float">
            <text:p>0.7952151809</text:p>
          </table:table-cell>
          <table:table-cell office:value-type="float" office:value="0.0050817961" calcext:value-type="float">
            <text:p>0.0050817961</text:p>
          </table:table-cell>
          <table:table-cell office:value-type="float" office:value="1763.6326148039" calcext:value-type="float">
            <text:p>1763.6326148039</text:p>
          </table:table-cell>
          <table:table-cell office:value-type="float" office:value="17280" calcext:value-type="float">
            <text:p>17280</text:p>
          </table:table-cell>
          <table:table-cell office:value-type="float" office:value="0.7952151809" calcext:value-type="float">
            <text:p>0.7952151809</text:p>
          </table:table-cell>
          <table:table-cell/>
          <table:table-cell office:value-type="float" office:value="1763.6326148039" calcext:value-type="float">
            <text:p>1763.6326148039</text:p>
          </table:table-cell>
          <table:table-cell office:value-type="float" office:value="0.7952151809" calcext:value-type="float">
            <text:p>0.79521518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float" office:value="0.8751646914" calcext:value-type="float">
            <text:p>0.8751646914</text:p>
          </table:table-cell>
          <table:table-cell office:value-type="float" office:value="-0.0233934216" calcext:value-type="float">
            <text:p>-0.0233934216</text:p>
          </table:table-cell>
          <table:table-cell office:value-type="float" office:value="1773.6200269505" calcext:value-type="float">
            <text:p>1773.6200269505</text:p>
          </table:table-cell>
          <table:table-cell office:value-type="float" office:value="24576" calcext:value-type="float">
            <text:p>24576</text:p>
          </table:table-cell>
          <table:table-cell office:value-type="float" office:value="0.8751646914" calcext:value-type="float">
            <text:p>0.8751646914</text:p>
          </table:table-cell>
          <table:table-cell/>
          <table:table-cell office:value-type="float" office:value="1773.6200269505" calcext:value-type="float">
            <text:p>1773.6200269505</text:p>
          </table:table-cell>
          <table:table-cell office:value-type="float" office:value="0.8751646914" calcext:value-type="float">
            <text:p>0.875164691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56" calcext:value-type="float">
            <text:p>256</text:p>
          </table:table-cell>
          <table:table-cell office:value-type="float" office:value="0.835188681" calcext:value-type="float">
            <text:p>0.835188681</text:p>
          </table:table-cell>
          <table:table-cell office:value-type="float" office:value="-0.03379827" calcext:value-type="float">
            <text:p>-0.03379827</text:p>
          </table:table-cell>
          <table:table-cell office:value-type="float" office:value="1792" calcext:value-type="float">
            <text:p>1792</text:p>
          </table:table-cell>
          <table:table-cell office:value-type="float" office:value="28672" calcext:value-type="float">
            <text:p>28672</text:p>
          </table:table-cell>
          <table:table-cell office:value-type="float" office:value="0.835188681" calcext:value-type="float">
            <text:p>0.835188681</text:p>
          </table:table-cell>
          <table:table-cell/>
          <table:table-cell office:value-type="float" office:value="1792" calcext:value-type="float">
            <text:p>1792</text:p>
          </table:table-cell>
          <table:table-cell office:value-type="float" office:value="0.835188681" calcext:value-type="float">
            <text:p>0.83518868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float" office:value="0.7883994945" calcext:value-type="float">
            <text:p>0.7883994945</text:p>
          </table:table-cell>
          <table:table-cell office:value-type="float" office:value="-0.0040978728" calcext:value-type="float">
            <text:p>-0.0040978728</text:p>
          </table:table-cell>
          <table:table-cell office:value-type="float" office:value="1810.1933598376" calcext:value-type="float">
            <text:p>1810.1933598376</text:p>
          </table:table-cell>
          <table:table-cell office:value-type="float" office:value="20480" calcext:value-type="float">
            <text:p>20480</text:p>
          </table:table-cell>
          <table:table-cell office:value-type="float" office:value="0.7883994945" calcext:value-type="float">
            <text:p>0.7883994945</text:p>
          </table:table-cell>
          <table:table-cell/>
          <table:table-cell office:value-type="float" office:value="1810.1933598376" calcext:value-type="float">
            <text:p>1810.1933598376</text:p>
          </table:table-cell>
          <table:table-cell office:value-type="float" office:value="0.7883994945" calcext:value-type="float">
            <text:p>0.788399494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12" calcext:value-type="float">
            <text:p>512</text:p>
          </table:table-cell>
          <table:table-cell office:value-type="float" office:value="0.8235896112" calcext:value-type="float">
            <text:p>0.8235896112</text:p>
          </table:table-cell>
          <table:table-cell office:value-type="float" office:value="0.0013600897" calcext:value-type="float">
            <text:p>0.0013600897</text:p>
          </table:table-cell>
          <table:table-cell office:value-type="float" office:value="1810.1933598376" calcext:value-type="float">
            <text:p>1810.1933598376</text:p>
          </table:table-cell>
          <table:table-cell office:value-type="float" office:value="40960" calcext:value-type="float">
            <text:p>40960</text:p>
          </table:table-cell>
          <table:table-cell office:value-type="float" office:value="0.8235896112" calcext:value-type="float">
            <text:p>0.8235896112</text:p>
          </table:table-cell>
          <table:table-cell/>
          <table:table-cell office:value-type="float" office:value="1810.1933598376" calcext:value-type="float">
            <text:p>1810.1933598376</text:p>
          </table:table-cell>
          <table:table-cell office:value-type="float" office:value="0.8235896112" calcext:value-type="float">
            <text:p>0.823589611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0.8201411345" calcext:value-type="float">
            <text:p>0.8201411345</text:p>
          </table:table-cell>
          <table:table-cell office:value-type="float" office:value="-0.0062633593" calcext:value-type="float">
            <text:p>-0.0062633593</text:p>
          </table:table-cell>
          <table:table-cell office:value-type="float" office:value="1821.471932257" calcext:value-type="float">
            <text:p>1821.471932257</text:p>
          </table:table-cell>
          <table:table-cell office:value-type="float" office:value="23040" calcext:value-type="float">
            <text:p>23040</text:p>
          </table:table-cell>
          <table:table-cell office:value-type="float" office:value="0.8201411345" calcext:value-type="float">
            <text:p>0.8201411345</text:p>
          </table:table-cell>
          <table:table-cell/>
          <table:table-cell office:value-type="float" office:value="1821.471932257" calcext:value-type="float">
            <text:p>1821.471932257</text:p>
          </table:table-cell>
          <table:table-cell office:value-type="float" office:value="0.8201411345" calcext:value-type="float">
            <text:p>0.820141134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84" calcext:value-type="float">
            <text:p>384</text:p>
          </table:table-cell>
          <table:table-cell office:value-type="float" office:value="0.8184385225" calcext:value-type="float">
            <text:p>0.8184385225</text:p>
          </table:table-cell>
          <table:table-cell office:value-type="float" office:value="0.0059592787" calcext:value-type="float">
            <text:p>0.0059592787</text:p>
          </table:table-cell>
          <table:table-cell office:value-type="float" office:value="1881.2081224575" calcext:value-type="float">
            <text:p>1881.2081224575</text:p>
          </table:table-cell>
          <table:table-cell office:value-type="float" office:value="36864" calcext:value-type="float">
            <text:p>36864</text:p>
          </table:table-cell>
          <table:table-cell office:value-type="float" office:value="0.8184385225" calcext:value-type="float">
            <text:p>0.8184385225</text:p>
          </table:table-cell>
          <table:table-cell/>
          <table:table-cell office:value-type="float" office:value="1881.2081224575" calcext:value-type="float">
            <text:p>1881.2081224575</text:p>
          </table:table-cell>
          <table:table-cell office:value-type="float" office:value="0.8184385225" calcext:value-type="float">
            <text:p>0.81843852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12" calcext:value-type="float">
            <text:p>112</text:p>
          </table:table-cell>
          <table:table-cell office:value-type="float" office:value="0.7282825012" calcext:value-type="float">
            <text:p>0.7282825012</text:p>
          </table:table-cell>
          <table:table-cell office:value-type="float" office:value="0.0090307238" calcext:value-type="float">
            <text:p>0.0090307238</text:p>
          </table:table-cell>
          <table:table-cell office:value-type="float" office:value="1904.9409439665" calcext:value-type="float">
            <text:p>1904.9409439665</text:p>
          </table:table-cell>
          <table:table-cell office:value-type="float" office:value="20160" calcext:value-type="float">
            <text:p>20160</text:p>
          </table:table-cell>
          <table:table-cell office:value-type="float" office:value="0.7282825012" calcext:value-type="float">
            <text:p>0.7282825012</text:p>
          </table:table-cell>
          <table:table-cell/>
          <table:table-cell office:value-type="float" office:value="1904.9409439665" calcext:value-type="float">
            <text:p>1904.9409439665</text:p>
          </table:table-cell>
          <table:table-cell office:value-type="float" office:value="0.7282825012" calcext:value-type="float">
            <text:p>0.72828250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4" calcext:value-type="float">
            <text:p>224</text:p>
          </table:table-cell>
          <table:table-cell office:value-type="float" office:value="0.7945652559" calcext:value-type="float">
            <text:p>0.7945652559</text:p>
          </table:table-cell>
          <table:table-cell office:value-type="float" office:value="-0.0014640686" calcext:value-type="float">
            <text:p>-0.0014640686</text:p>
          </table:table-cell>
          <table:table-cell office:value-type="float" office:value="1915.7285820283" calcext:value-type="float">
            <text:p>1915.7285820283</text:p>
          </table:table-cell>
          <table:table-cell office:value-type="float" office:value="28672" calcext:value-type="float">
            <text:p>28672</text:p>
          </table:table-cell>
          <table:table-cell office:value-type="float" office:value="0.7945652559" calcext:value-type="float">
            <text:p>0.7945652559</text:p>
          </table:table-cell>
          <table:table-cell/>
          <table:table-cell office:value-type="float" office:value="1915.7285820283" calcext:value-type="float">
            <text:p>1915.7285820283</text:p>
          </table:table-cell>
          <table:table-cell office:value-type="float" office:value="0.7945652559" calcext:value-type="float">
            <text:p>0.794565255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92" calcext:value-type="float">
            <text:p>192</text:p>
          </table:table-cell>
          <table:table-cell office:value-type="float" office:value="0.7721619479" calcext:value-type="float">
            <text:p>0.7721619479</text:p>
          </table:table-cell>
          <table:table-cell office:value-type="float" office:value="-0.0225419315" calcext:value-type="float">
            <text:p>-0.0225419315</text:p>
          </table:table-cell>
          <table:table-cell office:value-type="float" office:value="1995.3225303194" calcext:value-type="float">
            <text:p>1995.3225303194</text:p>
          </table:table-cell>
          <table:table-cell office:value-type="float" office:value="27648" calcext:value-type="float">
            <text:p>27648</text:p>
          </table:table-cell>
          <table:table-cell office:value-type="float" office:value="0.7721619479" calcext:value-type="float">
            <text:p>0.7721619479</text:p>
          </table:table-cell>
          <table:table-cell/>
          <table:table-cell office:value-type="float" office:value="1995.3225303194" calcext:value-type="float">
            <text:p>1995.3225303194</text:p>
          </table:table-cell>
          <table:table-cell office:value-type="float" office:value="0.7721619479" calcext:value-type="float">
            <text:p>0.772161947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20" calcext:value-type="float">
            <text:p>320</text:p>
          </table:table-cell>
          <table:table-cell office:value-type="float" office:value="0.7991285571" calcext:value-type="float">
            <text:p>0.7991285571</text:p>
          </table:table-cell>
          <table:table-cell office:value-type="float" office:value="0.0046022383" calcext:value-type="float">
            <text:p>0.0046022383</text:p>
          </table:table-cell>
          <table:table-cell office:value-type="float" office:value="2003.5169078398" calcext:value-type="float">
            <text:p>2003.5169078398</text:p>
          </table:table-cell>
          <table:table-cell office:value-type="float" office:value="35840" calcext:value-type="float">
            <text:p>35840</text:p>
          </table:table-cell>
          <table:table-cell office:value-type="float" office:value="0.7991285571" calcext:value-type="float">
            <text:p>0.7991285571</text:p>
          </table:table-cell>
          <table:table-cell/>
          <table:table-cell office:value-type="float" office:value="2003.5169078398" calcext:value-type="float">
            <text:p>2003.5169078398</text:p>
          </table:table-cell>
          <table:table-cell office:value-type="float" office:value="0.7991285571" calcext:value-type="float">
            <text:p>0.7991285571</text:p>
          </table:table-cell>
        </table:table-row>
        <table:table-row table:style-name="ro1">
          <table:table-cell table:number-columns-repeated="2" office:value-type="float" office:value="160" calcext:value-type="float">
            <text:p>160</text:p>
          </table:table-cell>
          <table:table-cell office:value-type="float" office:value="0.719840126" calcext:value-type="float">
            <text:p>0.719840126</text:p>
          </table:table-cell>
          <table:table-cell office:value-type="float" office:value="0.0054886656" calcext:value-type="float">
            <text:p>0.0054886656</text:p>
          </table:table-cell>
          <table:table-cell office:value-type="float" office:value="2023.8577025078" calcext:value-type="float">
            <text:p>2023.8577025078</text:p>
          </table:table-cell>
          <table:table-cell office:value-type="float" office:value="25600" calcext:value-type="float">
            <text:p>25600</text:p>
          </table:table-cell>
          <table:table-cell office:value-type="float" office:value="0.719840126" calcext:value-type="float">
            <text:p>0.719840126</text:p>
          </table:table-cell>
          <table:table-cell/>
          <table:table-cell office:value-type="float" office:value="2023.8577025078" calcext:value-type="float">
            <text:p>2023.8577025078</text:p>
          </table:table-cell>
          <table:table-cell office:value-type="float" office:value="0.719840126" calcext:value-type="float">
            <text:p>0.71984012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8" calcext:value-type="float">
            <text:p>128</text:p>
          </table:table-cell>
          <table:table-cell office:value-type="float" office:value="0.6948938405" calcext:value-type="float">
            <text:p>0.6948938405</text:p>
          </table:table-cell>
          <table:table-cell office:value-type="float" office:value="-0.0052775706" calcext:value-type="float">
            <text:p>-0.0052775706</text:p>
          </table:table-cell>
          <table:table-cell office:value-type="float" office:value="2036.4675298173" calcext:value-type="float">
            <text:p>2036.4675298173</text:p>
          </table:table-cell>
          <table:table-cell office:value-type="float" office:value="23040" calcext:value-type="float">
            <text:p>23040</text:p>
          </table:table-cell>
          <table:table-cell office:value-type="float" office:value="0.6948938405" calcext:value-type="float">
            <text:p>0.6948938405</text:p>
          </table:table-cell>
          <table:table-cell/>
          <table:table-cell office:value-type="float" office:value="2036.4675298173" calcext:value-type="float">
            <text:p>2036.4675298173</text:p>
          </table:table-cell>
          <table:table-cell office:value-type="float" office:value="0.6948938405" calcext:value-type="float">
            <text:p>0.694893840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0.7084098996" calcext:value-type="float">
            <text:p>0.7084098996</text:p>
          </table:table-cell>
          <table:table-cell office:value-type="float" office:value="-0.0029207022" calcext:value-type="float">
            <text:p>-0.0029207022</text:p>
          </table:table-cell>
          <table:table-cell office:value-type="float" office:value="2048" calcext:value-type="float">
            <text:p>2048</text:p>
          </table:table-cell>
          <table:table-cell office:value-type="float" office:value="32768" calcext:value-type="float">
            <text:p>32768</text:p>
          </table:table-cell>
          <table:table-cell office:value-type="float" office:value="0.7084098996" calcext:value-type="float">
            <text:p>0.7084098996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0.7084098996" calcext:value-type="float">
            <text:p>0.708409899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24" calcext:value-type="float">
            <text:p>224</text:p>
          </table:table-cell>
          <table:table-cell office:value-type="float" office:value="0.6940733696" calcext:value-type="float">
            <text:p>0.6940733696</text:p>
          </table:table-cell>
          <table:table-cell office:value-type="float" office:value="-0.0025726003" calcext:value-type="float">
            <text:p>-0.0025726003</text:p>
          </table:table-cell>
          <table:table-cell office:value-type="float" office:value="2155.1946547818" calcext:value-type="float">
            <text:p>2155.1946547818</text:p>
          </table:table-cell>
          <table:table-cell office:value-type="float" office:value="32256" calcext:value-type="float">
            <text:p>32256</text:p>
          </table:table-cell>
          <table:table-cell office:value-type="float" office:value="0.6940733696" calcext:value-type="float">
            <text:p>0.6940733696</text:p>
          </table:table-cell>
          <table:table-cell/>
          <table:table-cell office:value-type="float" office:value="2155.1946547818" calcext:value-type="float">
            <text:p>2155.1946547818</text:p>
          </table:table-cell>
          <table:table-cell office:value-type="float" office:value="0.6940733696" calcext:value-type="float">
            <text:p>0.69407336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12" calcext:value-type="float">
            <text:p>512</text:p>
          </table:table-cell>
          <table:table-cell office:value-type="float" office:value="0.6927335265" calcext:value-type="float">
            <text:p>0.6927335265</text:p>
          </table:table-cell>
          <table:table-cell office:value-type="float" office:value="-0.0106935028" calcext:value-type="float">
            <text:p>-0.0106935028</text:p>
          </table:table-cell>
          <table:table-cell office:value-type="float" office:value="2172.2320318051" calcext:value-type="float">
            <text:p>2172.2320318051</text:p>
          </table:table-cell>
          <table:table-cell office:value-type="float" office:value="49152" calcext:value-type="float">
            <text:p>49152</text:p>
          </table:table-cell>
          <table:table-cell office:value-type="float" office:value="0.6927335265" calcext:value-type="float">
            <text:p>0.6927335265</text:p>
          </table:table-cell>
          <table:table-cell/>
          <table:table-cell office:value-type="float" office:value="2172.2320318051" calcext:value-type="float">
            <text:p>2172.2320318051</text:p>
          </table:table-cell>
          <table:table-cell office:value-type="float" office:value="0.6927335265" calcext:value-type="float">
            <text:p>0.692733526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84" calcext:value-type="float">
            <text:p>384</text:p>
          </table:table-cell>
          <table:table-cell office:value-type="float" office:value="0.7006571374" calcext:value-type="float">
            <text:p>0.7006571374</text:p>
          </table:table-cell>
          <table:table-cell office:value-type="float" office:value="0.0068342475" calcext:value-type="float">
            <text:p>0.0068342475</text:p>
          </table:table-cell>
          <table:table-cell office:value-type="float" office:value="2194.7428095337" calcext:value-type="float">
            <text:p>2194.7428095337</text:p>
          </table:table-cell>
          <table:table-cell office:value-type="float" office:value="43008" calcext:value-type="float">
            <text:p>43008</text:p>
          </table:table-cell>
          <table:table-cell office:value-type="float" office:value="0.7006571374" calcext:value-type="float">
            <text:p>0.7006571374</text:p>
          </table:table-cell>
          <table:table-cell/>
          <table:table-cell office:value-type="float" office:value="2194.7428095337" calcext:value-type="float">
            <text:p>2194.7428095337</text:p>
          </table:table-cell>
          <table:table-cell office:value-type="float" office:value="0.7006571374" calcext:value-type="float">
            <text:p>0.700657137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92" calcext:value-type="float">
            <text:p>192</text:p>
          </table:table-cell>
          <table:table-cell office:value-type="float" office:value="0.6972557819" calcext:value-type="float">
            <text:p>0.6972557819</text:p>
          </table:table-cell>
          <table:table-cell office:value-type="float" office:value="-0.0242492938" calcext:value-type="float">
            <text:p>-0.0242492938</text:p>
          </table:table-cell>
          <table:table-cell office:value-type="float" office:value="2217.0250336882" calcext:value-type="float">
            <text:p>2217.0250336882</text:p>
          </table:table-cell>
          <table:table-cell office:value-type="float" office:value="30720" calcext:value-type="float">
            <text:p>30720</text:p>
          </table:table-cell>
          <table:table-cell office:value-type="float" office:value="0.6972557819" calcext:value-type="float">
            <text:p>0.6972557819</text:p>
          </table:table-cell>
          <table:table-cell/>
          <table:table-cell office:value-type="float" office:value="2217.0250336882" calcext:value-type="float">
            <text:p>2217.0250336882</text:p>
          </table:table-cell>
          <table:table-cell office:value-type="float" office:value="0.6972557819" calcext:value-type="float">
            <text:p>0.697255781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office:value-type="float" office:value="0.6512216718" calcext:value-type="float">
            <text:p>0.6512216718</text:p>
          </table:table-cell>
          <table:table-cell office:value-type="float" office:value="-0.0042061572" calcext:value-type="float">
            <text:p>-0.0042061572</text:p>
          </table:table-cell>
          <table:table-cell office:value-type="float" office:value="2276.8399153212" calcext:value-type="float">
            <text:p>2276.8399153212</text:p>
          </table:table-cell>
          <table:table-cell office:value-type="float" office:value="28800" calcext:value-type="float">
            <text:p>28800</text:p>
          </table:table-cell>
          <table:table-cell office:value-type="float" office:value="0.6512216718" calcext:value-type="float">
            <text:p>0.6512216718</text:p>
          </table:table-cell>
          <table:table-cell/>
          <table:table-cell office:value-type="float" office:value="2276.8399153212" calcext:value-type="float">
            <text:p>2276.8399153212</text:p>
          </table:table-cell>
          <table:table-cell office:value-type="float" office:value="0.6512216718" calcext:value-type="float">
            <text:p>0.65122167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0" calcext:value-type="float">
            <text:p>320</text:p>
          </table:table-cell>
          <table:table-cell office:value-type="float" office:value="0.7022353115" calcext:value-type="float">
            <text:p>0.7022353115</text:p>
          </table:table-cell>
          <table:table-cell office:value-type="float" office:value="-0.0033083317" calcext:value-type="float">
            <text:p>-0.0033083317</text:p>
          </table:table-cell>
          <table:table-cell office:value-type="float" office:value="2289.7336089598" calcext:value-type="float">
            <text:p>2289.7336089598</text:p>
          </table:table-cell>
          <table:table-cell office:value-type="float" office:value="40960" calcext:value-type="float">
            <text:p>40960</text:p>
          </table:table-cell>
          <table:table-cell office:value-type="float" office:value="0.7022353115" calcext:value-type="float">
            <text:p>0.7022353115</text:p>
          </table:table-cell>
          <table:table-cell/>
          <table:table-cell office:value-type="float" office:value="2289.7336089598" calcext:value-type="float">
            <text:p>2289.7336089598</text:p>
          </table:table-cell>
          <table:table-cell office:value-type="float" office:value="0.7022353115" calcext:value-type="float">
            <text:p>0.702235311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56" calcext:value-type="float">
            <text:p>256</text:p>
          </table:table-cell>
          <table:table-cell office:value-type="float" office:value="0.6138353326" calcext:value-type="float">
            <text:p>0.6138353326</text:p>
          </table:table-cell>
          <table:table-cell office:value-type="float" office:value="0.0072955473" calcext:value-type="float">
            <text:p>0.0072955473</text:p>
          </table:table-cell>
          <table:table-cell office:value-type="float" office:value="2304" calcext:value-type="float">
            <text:p>2304</text:p>
          </table:table-cell>
          <table:table-cell office:value-type="float" office:value="36864" calcext:value-type="float">
            <text:p>36864</text:p>
          </table:table-cell>
          <table:table-cell office:value-type="float" office:value="0.6138353326" calcext:value-type="float">
            <text:p>0.6138353326</text:p>
          </table:table-cell>
          <table:table-cell/>
          <table:table-cell office:value-type="float" office:value="2304" calcext:value-type="float">
            <text:p>2304</text:p>
          </table:table-cell>
          <table:table-cell office:value-type="float" office:value="0.6138353326" calcext:value-type="float">
            <text:p>0.613835332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24" calcext:value-type="float">
            <text:p>224</text:p>
          </table:table-cell>
          <table:table-cell office:value-type="float" office:value="0.6170132713" calcext:value-type="float">
            <text:p>0.6170132713</text:p>
          </table:table-cell>
          <table:table-cell office:value-type="float" office:value="0.0022121854" calcext:value-type="float">
            <text:p>0.0022121854</text:p>
          </table:table-cell>
          <table:table-cell office:value-type="float" office:value="2394.6607275353" calcext:value-type="float">
            <text:p>2394.6607275353</text:p>
          </table:table-cell>
          <table:table-cell office:value-type="float" office:value="35840" calcext:value-type="float">
            <text:p>35840</text:p>
          </table:table-cell>
          <table:table-cell office:value-type="float" office:value="0.6170132713" calcext:value-type="float">
            <text:p>0.6170132713</text:p>
          </table:table-cell>
          <table:table-cell/>
          <table:table-cell office:value-type="float" office:value="2394.6607275353" calcext:value-type="float">
            <text:p>2394.6607275353</text:p>
          </table:table-cell>
          <table:table-cell office:value-type="float" office:value="0.6170132713" calcext:value-type="float">
            <text:p>0.617013271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2" calcext:value-type="float">
            <text:p>192</text:p>
          </table:table-cell>
          <table:table-cell office:value-type="float" office:value="0.610297418" calcext:value-type="float">
            <text:p>0.610297418</text:p>
          </table:table-cell>
          <table:table-cell office:value-type="float" office:value="-0.006203648" calcext:value-type="float">
            <text:p>-0.006203648</text:p>
          </table:table-cell>
          <table:table-cell office:value-type="float" office:value="2494.1531628992" calcext:value-type="float">
            <text:p>2494.1531628992</text:p>
          </table:table-cell>
          <table:table-cell office:value-type="float" office:value="34560" calcext:value-type="float">
            <text:p>34560</text:p>
          </table:table-cell>
          <table:table-cell office:value-type="float" office:value="0.610297418" calcext:value-type="float">
            <text:p>0.610297418</text:p>
          </table:table-cell>
          <table:table-cell/>
          <table:table-cell office:value-type="float" office:value="2494.1531628992" calcext:value-type="float">
            <text:p>2494.1531628992</text:p>
          </table:table-cell>
          <table:table-cell office:value-type="float" office:value="0.610297418" calcext:value-type="float">
            <text:p>0.6102974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84" calcext:value-type="float">
            <text:p>384</text:p>
          </table:table-cell>
          <table:table-cell office:value-type="float" office:value="0.6073264722" calcext:value-type="float">
            <text:p>0.6073264722</text:p>
          </table:table-cell>
          <table:table-cell office:value-type="float" office:value="0.0073518884" calcext:value-type="float">
            <text:p>0.0073518884</text:p>
          </table:table-cell>
          <table:table-cell office:value-type="float" office:value="2508.27749661" calcext:value-type="float">
            <text:p>2508.27749661</text:p>
          </table:table-cell>
          <table:table-cell office:value-type="float" office:value="49152" calcext:value-type="float">
            <text:p>49152</text:p>
          </table:table-cell>
          <table:table-cell office:value-type="float" office:value="0.6073264722" calcext:value-type="float">
            <text:p>0.6073264722</text:p>
          </table:table-cell>
          <table:table-cell/>
          <table:table-cell office:value-type="float" office:value="2508.27749661" calcext:value-type="float">
            <text:p>2508.27749661</text:p>
          </table:table-cell>
          <table:table-cell office:value-type="float" office:value="0.6073264722" calcext:value-type="float">
            <text:p>0.607326472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12" calcext:value-type="float">
            <text:p>512</text:p>
          </table:table-cell>
          <table:table-cell office:value-type="float" office:value="0.5730046272" calcext:value-type="float">
            <text:p>0.5730046272</text:p>
          </table:table-cell>
          <table:table-cell office:value-type="float" office:value="0.0041745519" calcext:value-type="float">
            <text:p>0.0041745519</text:p>
          </table:table-cell>
          <table:table-cell office:value-type="float" office:value="2534.2707037726" calcext:value-type="float">
            <text:p>2534.2707037726</text:p>
          </table:table-cell>
          <table:table-cell office:value-type="float" office:value="57344" calcext:value-type="float">
            <text:p>57344</text:p>
          </table:table-cell>
          <table:table-cell office:value-type="float" office:value="0.5730046272" calcext:value-type="float">
            <text:p>0.5730046272</text:p>
          </table:table-cell>
          <table:table-cell/>
          <table:table-cell office:value-type="float" office:value="2534.2707037726" calcext:value-type="float">
            <text:p>2534.2707037726</text:p>
          </table:table-cell>
          <table:table-cell office:value-type="float" office:value="0.5730046272" calcext:value-type="float">
            <text:p>0.573004627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56" calcext:value-type="float">
            <text:p>256</text:p>
          </table:table-cell>
          <table:table-cell office:value-type="float" office:value="0.5513206451" calcext:value-type="float">
            <text:p>0.5513206451</text:p>
          </table:table-cell>
          <table:table-cell office:value-type="float" office:value="0.0032875362" calcext:value-type="float">
            <text:p>0.0032875362</text:p>
          </table:table-cell>
          <table:table-cell office:value-type="float" office:value="2560" calcext:value-type="float">
            <text:p>2560</text:p>
          </table:table-cell>
          <table:table-cell office:value-type="float" office:value="40960" calcext:value-type="float">
            <text:p>40960</text:p>
          </table:table-cell>
          <table:table-cell office:value-type="float" office:value="0.5513206451" calcext:value-type="float">
            <text:p>0.5513206451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0.5513206451" calcext:value-type="float">
            <text:p>0.551320645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20" calcext:value-type="float">
            <text:p>320</text:p>
          </table:table-cell>
          <table:table-cell office:value-type="float" office:value="0.6239501259" calcext:value-type="float">
            <text:p>0.6239501259</text:p>
          </table:table-cell>
          <table:table-cell office:value-type="float" office:value="-0.0083421905" calcext:value-type="float">
            <text:p>-0.0083421905</text:p>
          </table:table-cell>
          <table:table-cell office:value-type="float" office:value="2575.9503100798" calcext:value-type="float">
            <text:p>2575.9503100798</text:p>
          </table:table-cell>
          <table:table-cell office:value-type="float" office:value="46080" calcext:value-type="float">
            <text:p>46080</text:p>
          </table:table-cell>
          <table:table-cell office:value-type="float" office:value="0.6239501259" calcext:value-type="float">
            <text:p>0.6239501259</text:p>
          </table:table-cell>
          <table:table-cell/>
          <table:table-cell office:value-type="float" office:value="2575.9503100798" calcext:value-type="float">
            <text:p>2575.9503100798</text:p>
          </table:table-cell>
          <table:table-cell office:value-type="float" office:value="0.6239501259" calcext:value-type="float">
            <text:p>0.623950125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24" calcext:value-type="float">
            <text:p>224</text:p>
          </table:table-cell>
          <table:table-cell office:value-type="float" office:value="0.539733654" calcext:value-type="float">
            <text:p>0.539733654</text:p>
          </table:table-cell>
          <table:table-cell office:value-type="float" office:value="0.0160578852" calcext:value-type="float">
            <text:p>0.0160578852</text:p>
          </table:table-cell>
          <table:table-cell office:value-type="float" office:value="2693.9933184772" calcext:value-type="float">
            <text:p>2693.9933184772</text:p>
          </table:table-cell>
          <table:table-cell office:value-type="float" office:value="40320" calcext:value-type="float">
            <text:p>40320</text:p>
          </table:table-cell>
          <table:table-cell office:value-type="float" office:value="0.539733654" calcext:value-type="float">
            <text:p>0.539733654</text:p>
          </table:table-cell>
          <table:table-cell/>
          <table:table-cell office:value-type="float" office:value="2693.9933184772" calcext:value-type="float">
            <text:p>2693.9933184772</text:p>
          </table:table-cell>
          <table:table-cell office:value-type="float" office:value="0.539733654" calcext:value-type="float">
            <text:p>0.539733654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84" calcext:value-type="float">
            <text:p>384</text:p>
          </table:table-cell>
          <table:table-cell office:value-type="float" office:value="0.5396575193" calcext:value-type="float">
            <text:p>0.5396575193</text:p>
          </table:table-cell>
          <table:table-cell office:value-type="float" office:value="0.0006711602" calcext:value-type="float">
            <text:p>0.0006711602</text:p>
          </table:table-cell>
          <table:table-cell office:value-type="float" office:value="2821.8121836862" calcext:value-type="float">
            <text:p>2821.8121836862</text:p>
          </table:table-cell>
          <table:table-cell office:value-type="float" office:value="55296" calcext:value-type="float">
            <text:p>55296</text:p>
          </table:table-cell>
          <table:table-cell office:value-type="float" office:value="0.5396575193" calcext:value-type="float">
            <text:p>0.5396575193</text:p>
          </table:table-cell>
          <table:table-cell/>
          <table:table-cell office:value-type="float" office:value="2821.8121836862" calcext:value-type="float">
            <text:p>2821.8121836862</text:p>
          </table:table-cell>
          <table:table-cell office:value-type="float" office:value="0.5396575193" calcext:value-type="float">
            <text:p>0.539657519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20" calcext:value-type="float">
            <text:p>320</text:p>
          </table:table-cell>
          <table:table-cell office:value-type="float" office:value="0.5586966342" calcext:value-type="float">
            <text:p>0.5586966342</text:p>
          </table:table-cell>
          <table:table-cell office:value-type="float" office:value="-0.0046687312" calcext:value-type="float">
            <text:p>-0.0046687312</text:p>
          </table:table-cell>
          <table:table-cell office:value-type="float" office:value="2862.1670111997" calcext:value-type="float">
            <text:p>2862.1670111997</text:p>
          </table:table-cell>
          <table:table-cell office:value-type="float" office:value="51200" calcext:value-type="float">
            <text:p>51200</text:p>
          </table:table-cell>
          <table:table-cell office:value-type="float" office:value="0.5586966342" calcext:value-type="float">
            <text:p>0.5586966342</text:p>
          </table:table-cell>
          <table:table-cell/>
          <table:table-cell office:value-type="float" office:value="2862.1670111997" calcext:value-type="float">
            <text:p>2862.1670111997</text:p>
          </table:table-cell>
          <table:table-cell office:value-type="float" office:value="0.5586966342" calcext:value-type="float">
            <text:p>0.558696634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56" calcext:value-type="float">
            <text:p>256</text:p>
          </table:table-cell>
          <table:table-cell office:value-type="float" office:value="0.4944326606" calcext:value-type="float">
            <text:p>0.4944326606</text:p>
          </table:table-cell>
          <table:table-cell office:value-type="float" office:value="-0.0094012733" calcext:value-type="float">
            <text:p>-0.0094012733</text:p>
          </table:table-cell>
          <table:table-cell office:value-type="float" office:value="2880" calcext:value-type="float">
            <text:p>2880</text:p>
          </table:table-cell>
          <table:table-cell office:value-type="float" office:value="46080" calcext:value-type="float">
            <text:p>46080</text:p>
          </table:table-cell>
          <table:table-cell office:value-type="float" office:value="0.4944326606" calcext:value-type="float">
            <text:p>0.4944326606</text:p>
          </table:table-cell>
          <table:table-cell/>
          <table:table-cell office:value-type="float" office:value="2880" calcext:value-type="float">
            <text:p>2880</text:p>
          </table:table-cell>
          <table:table-cell office:value-type="float" office:value="0.4944326606" calcext:value-type="float">
            <text:p>0.494432660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office:value-type="float" office:value="0.4923064599" calcext:value-type="float">
            <text:p>0.4923064599</text:p>
          </table:table-cell>
          <table:table-cell office:value-type="float" office:value="0.0115906126" calcext:value-type="float">
            <text:p>0.0115906126</text:p>
          </table:table-cell>
          <table:table-cell office:value-type="float" office:value="2896.3093757401" calcext:value-type="float">
            <text:p>2896.3093757401</text:p>
          </table:table-cell>
          <table:table-cell office:value-type="float" office:value="65536" calcext:value-type="float">
            <text:p>65536</text:p>
          </table:table-cell>
          <table:table-cell office:value-type="float" office:value="0.4923064599" calcext:value-type="float">
            <text:p>0.4923064599</text:p>
          </table:table-cell>
          <table:table-cell/>
          <table:table-cell office:value-type="float" office:value="2896.3093757401" calcext:value-type="float">
            <text:p>2896.3093757401</text:p>
          </table:table-cell>
          <table:table-cell office:value-type="float" office:value="0.4923064599" calcext:value-type="float">
            <text:p>0.492306459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84" calcext:value-type="float">
            <text:p>384</text:p>
          </table:table-cell>
          <table:table-cell office:value-type="float" office:value="0.4714507449" calcext:value-type="float">
            <text:p>0.4714507449</text:p>
          </table:table-cell>
          <table:table-cell office:value-type="float" office:value="0.0142835909" calcext:value-type="float">
            <text:p>0.0142835909</text:p>
          </table:table-cell>
          <table:table-cell office:value-type="float" office:value="3135.3468707625" calcext:value-type="float">
            <text:p>3135.3468707625</text:p>
          </table:table-cell>
          <table:table-cell office:value-type="float" office:value="61440" calcext:value-type="float">
            <text:p>61440</text:p>
          </table:table-cell>
          <table:table-cell office:value-type="float" office:value="0.4714507449" calcext:value-type="float">
            <text:p>0.4714507449</text:p>
          </table:table-cell>
          <table:table-cell/>
          <table:table-cell office:value-type="float" office:value="3135.3468707625" calcext:value-type="float">
            <text:p>3135.3468707625</text:p>
          </table:table-cell>
          <table:table-cell office:value-type="float" office:value="0.4714507449" calcext:value-type="float">
            <text:p>0.471450744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20" calcext:value-type="float">
            <text:p>320</text:p>
          </table:table-cell>
          <table:table-cell office:value-type="float" office:value="0.4931032241" calcext:value-type="float">
            <text:p>0.4931032241</text:p>
          </table:table-cell>
          <table:table-cell office:value-type="float" office:value="0.004184793" calcext:value-type="float">
            <text:p>0.004184793</text:p>
          </table:table-cell>
          <table:table-cell office:value-type="float" office:value="3219.9378875997" calcext:value-type="float">
            <text:p>3219.9378875997</text:p>
          </table:table-cell>
          <table:table-cell office:value-type="float" office:value="57600" calcext:value-type="float">
            <text:p>57600</text:p>
          </table:table-cell>
          <table:table-cell office:value-type="float" office:value="0.4931032241" calcext:value-type="float">
            <text:p>0.4931032241</text:p>
          </table:table-cell>
          <table:table-cell/>
          <table:table-cell office:value-type="float" office:value="3219.9378875997" calcext:value-type="float">
            <text:p>3219.9378875997</text:p>
          </table:table-cell>
          <table:table-cell office:value-type="float" office:value="0.4931032241" calcext:value-type="float">
            <text:p>0.493103224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12" calcext:value-type="float">
            <text:p>512</text:p>
          </table:table-cell>
          <table:table-cell office:value-type="float" office:value="0.4435256704" calcext:value-type="float">
            <text:p>0.4435256704</text:p>
          </table:table-cell>
          <table:table-cell office:value-type="float" office:value="-0.0011516286" calcext:value-type="float">
            <text:p>-0.0011516286</text:p>
          </table:table-cell>
          <table:table-cell office:value-type="float" office:value="3258.3480477076" calcext:value-type="float">
            <text:p>3258.3480477076</text:p>
          </table:table-cell>
          <table:table-cell office:value-type="float" office:value="73728" calcext:value-type="float">
            <text:p>73728</text:p>
          </table:table-cell>
          <table:table-cell office:value-type="float" office:value="0.4435256704" calcext:value-type="float">
            <text:p>0.4435256704</text:p>
          </table:table-cell>
          <table:table-cell/>
          <table:table-cell office:value-type="float" office:value="3258.3480477076" calcext:value-type="float">
            <text:p>3258.3480477076</text:p>
          </table:table-cell>
          <table:table-cell office:value-type="float" office:value="0.4435256704" calcext:value-type="float">
            <text:p>0.443525670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84" calcext:value-type="float">
            <text:p>384</text:p>
          </table:table-cell>
          <table:table-cell office:value-type="float" office:value="0.4241201511" calcext:value-type="float">
            <text:p>0.4241201511</text:p>
          </table:table-cell>
          <table:table-cell office:value-type="float" office:value="0.0043463642" calcext:value-type="float">
            <text:p>0.0043463642</text:p>
          </table:table-cell>
          <table:table-cell office:value-type="float" office:value="3527.2652296078" calcext:value-type="float">
            <text:p>3527.2652296078</text:p>
          </table:table-cell>
          <table:table-cell office:value-type="float" office:value="69120" calcext:value-type="float">
            <text:p>69120</text:p>
          </table:table-cell>
          <table:table-cell office:value-type="float" office:value="0.4241201511" calcext:value-type="float">
            <text:p>0.4241201511</text:p>
          </table:table-cell>
          <table:table-cell/>
          <table:table-cell office:value-type="float" office:value="3527.2652296078" calcext:value-type="float">
            <text:p>3527.2652296078</text:p>
          </table:table-cell>
          <table:table-cell office:value-type="float" office:value="0.4241201511" calcext:value-type="float">
            <text:p>0.424120151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12" calcext:value-type="float">
            <text:p>512</text:p>
          </table:table-cell>
          <table:table-cell office:value-type="float" office:value="0.3924015328" calcext:value-type="float">
            <text:p>0.3924015328</text:p>
          </table:table-cell>
          <table:table-cell office:value-type="float" office:value="0.003573268" calcext:value-type="float">
            <text:p>0.003573268</text:p>
          </table:table-cell>
          <table:table-cell office:value-type="float" office:value="3620.3867196751" calcext:value-type="float">
            <text:p>3620.3867196751</text:p>
          </table:table-cell>
          <table:table-cell office:value-type="float" office:value="81920" calcext:value-type="float">
            <text:p>81920</text:p>
          </table:table-cell>
          <table:table-cell office:value-type="float" office:value="0.3924015328" calcext:value-type="float">
            <text:p>0.3924015328</text:p>
          </table:table-cell>
          <table:table-cell/>
          <table:table-cell office:value-type="float" office:value="3620.3867196751" calcext:value-type="float">
            <text:p>3620.3867196751</text:p>
          </table:table-cell>
          <table:table-cell office:value-type="float" office:value="0.3924015328" calcext:value-type="float">
            <text:p>0.392401532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12" calcext:value-type="float">
            <text:p>512</text:p>
          </table:table-cell>
          <table:table-cell office:value-type="float" office:value="0.346517912" calcext:value-type="float">
            <text:p>0.346517912</text:p>
          </table:table-cell>
          <table:table-cell office:value-type="float" office:value="0.0040767228" calcext:value-type="float">
            <text:p>0.0040767228</text:p>
          </table:table-cell>
          <table:table-cell office:value-type="float" office:value="4072.9350596345" calcext:value-type="float">
            <text:p>4072.9350596345</text:p>
          </table:table-cell>
          <table:table-cell office:value-type="float" office:value="92160" calcext:value-type="float">
            <text:p>92160</text:p>
          </table:table-cell>
          <table:table-cell office:value-type="float" office:value="0.346517912" calcext:value-type="float">
            <text:p>0.346517912</text:p>
          </table:table-cell>
          <table:table-cell/>
          <table:table-cell office:value-type="float" office:value="4072.9350596345" calcext:value-type="float">
            <text:p>4072.9350596345</text:p>
          </table:table-cell>
          <table:table-cell office:value-type="float" office:value="0.346517912" calcext:value-type="float">
            <text:p>0.3465179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6T22:06:35.273513182</dc:date>
    <meta:editing-duration>PT6M20S</meta:editing-duration>
    <meta:editing-cycles>1</meta:editing-cycles>
    <meta:document-statistic meta:table-count="1" meta:cell-count="4407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text-properties fo:font-size="2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508cm" svg:height="19.69cm" xlink:href=".." xlink:type="simple" chart:class="chart:scatter" chart:style-name="ch1">
        <chart:legend svg:x="4.028cm" svg:y="14.498cm" style:legend-expansion="custom" chartooo:width="4.706cm" chartooo:height="1.096cm" style:legend-expansion-aspect-ratio="4.29379562043796" chart:style-name="ch2"/>
        <chart:plot-area chart:style-name="ch3" table:cell-range-address="linApproxSorted.I233:linApproxSorted.J541" svg:x="0.57cm" svg:y="0.393cm" svg:width="27.368cm" svg:height="18.904cm">
          <chartooo:coordinate-region svg:x="1.297cm" svg:y="0.592cm" svg:width="26.176cm" svg:height="18.0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nApproxSorted.J233:linApproxSorted.J541" chart:class="chart:scatter">
            <chart:domain table:cell-range-address="linApproxSorted.I233:linApproxSorted.I541"/>
            <chart:regression-curve chart:style-name="ch7">
              <chart:equation chart:display-equation="true" chart:display-r-square="true" svg:x="6.754cm" svg:y="1.217cm" chart:style-name="ch8"/>
            </chart:regression-curve>
            <chart:data-point chart:repeated="30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0">
                <text:p>180</text:p>
                <draw:g>
                  <svg:desc>linApproxSorted.I233:linApproxSorted.I541</svg:desc>
                </draw:g>
              </table:table-cell>
              <table:table-cell office:value-type="float" office:value="6.0945833864">
                <text:p>6.0945833864</text:p>
                <draw:g>
                  <svg:desc>linApproxSorted.J233:linApproxSorted.J5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1.0193359838">
                <text:p>181.0193359838</text:p>
              </table:table-cell>
              <table:table-cell office:value-type="float" office:value="5.9120240244">
                <text:p>5.9120240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1.0193359838">
                <text:p>181.0193359838</text:p>
              </table:table-cell>
              <table:table-cell office:value-type="float" office:value="5.9804016409">
                <text:p>5.98040164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1.0193359838">
                <text:p>181.0193359838</text:p>
              </table:table-cell>
              <table:table-cell office:value-type="float" office:value="6.0511108883">
                <text:p>6.05111088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1.0193359838">
                <text:p>181.0193359838</text:p>
              </table:table-cell>
              <table:table-cell office:value-type="float" office:value="6.064449925">
                <text:p>6.0644499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1.0193359838">
                <text:p>181.0193359838</text:p>
              </table:table-cell>
              <table:table-cell office:value-type="float" office:value="6.1010720394">
                <text:p>6.10107203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2">
                <text:p>192</text:p>
              </table:table-cell>
              <table:table-cell office:value-type="float" office:value="5.6730484564">
                <text:p>5.6730484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2">
                <text:p>192</text:p>
              </table:table-cell>
              <table:table-cell office:value-type="float" office:value="5.8679729754">
                <text:p>5.86797297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">
                <text:p>192</text:p>
              </table:table-cell>
              <table:table-cell office:value-type="float" office:value="5.762090217">
                <text:p>5.7620902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3.9896904477">
                <text:p>193.9896904477</text:p>
              </table:table-cell>
              <table:table-cell office:value-type="float" office:value="5.7328303265">
                <text:p>5.73283032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5.9591794227">
                <text:p>195.9591794227</text:p>
              </table:table-cell>
              <table:table-cell office:value-type="float" office:value="5.6865393773">
                <text:p>5.68653937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5.9591794227">
                <text:p>195.9591794227</text:p>
              </table:table-cell>
              <table:table-cell office:value-type="float" office:value="5.8414142213">
                <text:p>5.84141422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.3857702508">
                <text:p>202.3857702508</text:p>
              </table:table-cell>
              <table:table-cell office:value-type="float" office:value="5.4642097534">
                <text:p>5.46420975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.3857702508">
                <text:p>202.3857702508</text:p>
              </table:table-cell>
              <table:table-cell office:value-type="float" office:value="5.6691623288">
                <text:p>5.66916232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.3857702508">
                <text:p>202.3857702508</text:p>
              </table:table-cell>
              <table:table-cell office:value-type="float" office:value="5.6746554987">
                <text:p>5.67465549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3.6467529817">
                <text:p>203.6467529817</text:p>
              </table:table-cell>
              <table:table-cell office:value-type="float" office:value="5.4539929285">
                <text:p>5.45399292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.6467529817">
                <text:p>203.6467529817</text:p>
              </table:table-cell>
              <table:table-cell office:value-type="float" office:value="5.4719954869">
                <text:p>5.47199548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4.66252584">
                <text:p>214.66252584</text:p>
              </table:table-cell>
              <table:table-cell office:value-type="float" office:value="5.4614359928">
                <text:p>5.46143599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4.66252584">
                <text:p>214.66252584</text:p>
              </table:table-cell>
              <table:table-cell office:value-type="float" office:value="5.4081565789">
                <text:p>5.40815657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1.7025033688">
                <text:p>221.7025033688</text:p>
              </table:table-cell>
              <table:table-cell office:value-type="float" office:value="5.1537993618">
                <text:p>5.15379936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1.7025033688">
                <text:p>221.7025033688</text:p>
              </table:table-cell>
              <table:table-cell office:value-type="float" office:value="5.3406438594">
                <text:p>5.34064385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1.7025033688">
                <text:p>221.7025033688</text:p>
              </table:table-cell>
              <table:table-cell office:value-type="float" office:value="5.4448354378">
                <text:p>5.44483543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4">
                <text:p>224</text:p>
              </table:table-cell>
              <table:table-cell office:value-type="float" office:value="5.1245688973">
                <text:p>5.12456889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4">
                <text:p>224</text:p>
              </table:table-cell>
              <table:table-cell office:value-type="float" office:value="5.1610529142">
                <text:p>5.16105291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6.2741699797">
                <text:p>226.2741699797</text:p>
              </table:table-cell>
              <table:table-cell office:value-type="float" office:value="4.9202500719">
                <text:p>4.92025007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6.2741699797">
                <text:p>226.2741699797</text:p>
              </table:table-cell>
              <table:table-cell office:value-type="float" office:value="5.0484825444">
                <text:p>5.04848254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6.2741699797">
                <text:p>226.2741699797</text:p>
              </table:table-cell>
              <table:table-cell office:value-type="float" office:value="5.2734249456">
                <text:p>5.27342494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7.6839915321">
                <text:p>227.6839915321</text:p>
              </table:table-cell>
              <table:table-cell office:value-type="float" office:value="5.1231905701">
                <text:p>5.12319057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5.1510153072">
                <text:p>235.1510153072</text:p>
              </table:table-cell>
              <table:table-cell office:value-type="float" office:value="4.8549393009">
                <text:p>4.85493930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5.1510153072">
                <text:p>235.1510153072</text:p>
              </table:table-cell>
              <table:table-cell office:value-type="float" office:value="5.0841299276">
                <text:p>5.08412992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5.1510153072">
                <text:p>235.1510153072</text:p>
              </table:table-cell>
              <table:table-cell office:value-type="float" office:value="5.138479726">
                <text:p>5.1384797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9.4660727535">
                <text:p>239.4660727535</text:p>
              </table:table-cell>
              <table:table-cell office:value-type="float" office:value="4.8763407691">
                <text:p>4.87634076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9.4660727535">
                <text:p>239.4660727535</text:p>
              </table:table-cell>
              <table:table-cell office:value-type="float" office:value="5.2238402659">
                <text:p>5.22384026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9.4153162899">
                <text:p>249.4153162899</text:p>
              </table:table-cell>
              <table:table-cell office:value-type="float" office:value="4.7706038039">
                <text:p>4.77060380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0.43961348">
                <text:p>250.43961348</text:p>
              </table:table-cell>
              <table:table-cell office:value-type="float" office:value="4.8043270676">
                <text:p>4.80432706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2.9822128135">
                <text:p>252.9822128135</text:p>
              </table:table-cell>
              <table:table-cell office:value-type="float" office:value="4.7634355318">
                <text:p>4.76343553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2.9822128135">
                <text:p>252.9822128135</text:p>
              </table:table-cell>
              <table:table-cell office:value-type="float" office:value="4.8730618655">
                <text:p>4.87306186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3.9921258622">
                <text:p>253.9921258622</text:p>
              </table:table-cell>
              <table:table-cell office:value-type="float" office:value="4.8227058213">
                <text:p>4.82270582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4.5584412272">
                <text:p>254.5584412272</text:p>
              </table:table-cell>
              <table:table-cell office:value-type="float" office:value="4.660655104">
                <text:p>4.6606551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6">
                <text:p>256</text:p>
              </table:table-cell>
              <table:table-cell office:value-type="float" office:value="4.6112695833">
                <text:p>4.61126958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6">
                <text:p>256</text:p>
              </table:table-cell>
              <table:table-cell office:value-type="float" office:value="4.5680305804">
                <text:p>4.56803058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6">
                <text:p>256</text:p>
              </table:table-cell>
              <table:table-cell office:value-type="float" office:value="4.720787087">
                <text:p>4.7207870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6">
                <text:p>256</text:p>
              </table:table-cell>
              <table:table-cell office:value-type="float" office:value="4.7141155513">
                <text:p>4.71411555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71.5290039756">
                <text:p>271.5290039756</text:p>
              </table:table-cell>
              <table:table-cell office:value-type="float" office:value="4.3850359182">
                <text:p>4.38503591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1.5290039756">
                <text:p>271.5290039756</text:p>
              </table:table-cell>
              <table:table-cell office:value-type="float" office:value="4.5556890129">
                <text:p>4.55568901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1.5290039756">
                <text:p>271.5290039756</text:p>
              </table:table-cell>
              <table:table-cell office:value-type="float" office:value="4.5836248516">
                <text:p>4.58362485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4.3428511917">
                <text:p>274.3428511917</text:p>
              </table:table-cell>
              <table:table-cell office:value-type="float" office:value="4.3684198575">
                <text:p>4.36841985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4.3428511917">
                <text:p>274.3428511917</text:p>
              </table:table-cell>
              <table:table-cell office:value-type="float" office:value="4.4313833041">
                <text:p>4.43138330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77.128129211">
                <text:p>277.128129211</text:p>
              </table:table-cell>
              <table:table-cell office:value-type="float" office:value="4.3556239608">
                <text:p>4.35562396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7.128129211">
                <text:p>277.128129211</text:p>
              </table:table-cell>
              <table:table-cell office:value-type="float" office:value="4.453772521">
                <text:p>4.4537725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86.21670112">
                <text:p>286.21670112</text:p>
              </table:table-cell>
              <table:table-cell office:value-type="float" office:value="4.2906048634">
                <text:p>4.29060486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86.21670112">
                <text:p>286.21670112</text:p>
              </table:table-cell>
              <table:table-cell office:value-type="float" office:value="4.3571147164">
                <text:p>4.35711471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6.21670112">
                <text:p>286.21670112</text:p>
              </table:table-cell>
              <table:table-cell office:value-type="float" office:value="4.7842136283">
                <text:p>4.78421362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8">
                <text:p>288</text:p>
              </table:table-cell>
              <table:table-cell office:value-type="float" office:value="4.0841849686">
                <text:p>4.08418496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8">
                <text:p>288</text:p>
              </table:table-cell>
              <table:table-cell office:value-type="float" office:value="4.2385242942">
                <text:p>4.23852429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9.3325909419">
                <text:p>299.3325909419</text:p>
              </table:table-cell>
              <table:table-cell office:value-type="float" office:value="4.1786581361">
                <text:p>4.17865813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3.5786553762">
                <text:p>303.5786553762</text:p>
              </table:table-cell>
              <table:table-cell office:value-type="float" office:value="4.1126142057">
                <text:p>4.11261420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3.5786553762">
                <text:p>303.5786553762</text:p>
              </table:table-cell>
              <table:table-cell office:value-type="float" office:value="4.1547024841">
                <text:p>4.15470248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3.5786553762">
                <text:p>303.5786553762</text:p>
              </table:table-cell>
              <table:table-cell office:value-type="float" office:value="4.3397497762">
                <text:p>4.33974977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13.5346870762">
                <text:p>313.5346870762</text:p>
              </table:table-cell>
              <table:table-cell office:value-type="float" office:value="3.8955234188">
                <text:p>3.89552341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3.5346870762">
                <text:p>313.5346870762</text:p>
              </table:table-cell>
              <table:table-cell office:value-type="float" office:value="4.0234591649">
                <text:p>4.02345916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3.5346870762">
                <text:p>313.5346870762</text:p>
              </table:table-cell>
              <table:table-cell office:value-type="float" office:value="4.1587333897">
                <text:p>4.15873338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3.5346870762">
                <text:p>313.5346870762</text:p>
              </table:table-cell>
              <table:table-cell office:value-type="float" office:value="4.2087621254">
                <text:p>4.20876212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6.7838379716">
                <text:p>316.7838379716</text:p>
              </table:table-cell>
              <table:table-cell office:value-type="float" office:value="3.8795791997">
                <text:p>3.87957919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6.7838379716">
                <text:p>316.7838379716</text:p>
              </table:table-cell>
              <table:table-cell office:value-type="float" office:value="4.0138808577">
                <text:p>4.01388085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0">
                <text:p>320</text:p>
              </table:table-cell>
              <table:table-cell office:value-type="float" office:value="3.8170141118">
                <text:p>3.81701411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0">
                <text:p>320</text:p>
              </table:table-cell>
              <table:table-cell office:value-type="float" office:value="3.9565940992">
                <text:p>3.95659409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0">
                <text:p>320</text:p>
              </table:table-cell>
              <table:table-cell office:value-type="float" office:value="3.9662051391">
                <text:p>3.96620513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1.99378876">
                <text:p>321.99378876</text:p>
              </table:table-cell>
              <table:table-cell office:value-type="float" office:value="3.8786050799">
                <text:p>3.87860507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2.5537550532">
                <text:p>332.5537550532</text:p>
              </table:table-cell>
              <table:table-cell office:value-type="float" office:value="3.7148010655">
                <text:p>3.71480106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2.5537550532">
                <text:p>332.5537550532</text:p>
              </table:table-cell>
              <table:table-cell office:value-type="float" office:value="3.8518873535">
                <text:p>3.85188735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2.5537550532">
                <text:p>332.5537550532</text:p>
              </table:table-cell>
              <table:table-cell office:value-type="float" office:value="4.0904649704">
                <text:p>4.09046497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8.6561678163">
                <text:p>338.6561678163</text:p>
              </table:table-cell>
              <table:table-cell office:value-type="float" office:value="3.8016331307">
                <text:p>3.80163313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52.7265229608">
                <text:p>352.7265229608</text:p>
              </table:table-cell>
              <table:table-cell office:value-type="float" office:value="3.5635876014">
                <text:p>3.56358760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2.7265229608">
                <text:p>352.7265229608</text:p>
              </table:table-cell>
              <table:table-cell office:value-type="float" office:value="3.6414218734">
                <text:p>3.64142187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4.1750979389">
                <text:p>354.1750979389</text:p>
              </table:table-cell>
              <table:table-cell office:value-type="float" office:value="3.6089575357">
                <text:p>3.60895753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54.1750979389">
                <text:p>354.1750979389</text:p>
              </table:table-cell>
              <table:table-cell office:value-type="float" office:value="3.6522994515">
                <text:p>3.65229945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57.7708764">
                <text:p>357.7708764</text:p>
              </table:table-cell>
              <table:table-cell office:value-type="float" office:value="3.5375309981">
                <text:p>3.53753099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57.7708764">
                <text:p>357.7708764</text:p>
              </table:table-cell>
              <table:table-cell office:value-type="float" office:value="3.6945049419">
                <text:p>3.69450494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9.1991091303">
                <text:p>359.1991091303</text:p>
              </table:table-cell>
              <table:table-cell office:value-type="float" office:value="3.5796275351">
                <text:p>3.57962753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9.1991091303">
                <text:p>359.1991091303</text:p>
              </table:table-cell>
              <table:table-cell office:value-type="float" office:value="3.8227901649">
                <text:p>3.82279016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60">
                <text:p>360</text:p>
              </table:table-cell>
              <table:table-cell office:value-type="float" office:value="3.4870982923">
                <text:p>3.48709829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62.0386719675">
                <text:p>362.0386719675</text:p>
              </table:table-cell>
              <table:table-cell office:value-type="float" office:value="3.4554595685">
                <text:p>3.45545956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62.0386719675">
                <text:p>362.0386719675</text:p>
              </table:table-cell>
              <table:table-cell office:value-type="float" office:value="3.5489674563">
                <text:p>3.54896745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62.0386719675">
                <text:p>362.0386719675</text:p>
              </table:table-cell>
              <table:table-cell office:value-type="float" office:value="3.6207772488">
                <text:p>3.62077724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2.0386719675">
                <text:p>362.0386719675</text:p>
              </table:table-cell>
              <table:table-cell office:value-type="float" office:value="3.6337456513">
                <text:p>3.63374565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4">
                <text:p>384</text:p>
              </table:table-cell>
              <table:table-cell office:value-type="float" office:value="3.3439653906">
                <text:p>3.34396539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4">
                <text:p>384</text:p>
              </table:table-cell>
              <table:table-cell office:value-type="float" office:value="3.4568265624">
                <text:p>3.456826562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4">
                <text:p>384</text:p>
              </table:table-cell>
              <table:table-cell office:value-type="float" office:value="3.4628743885">
                <text:p>3.46287438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7.9793808954">
                <text:p>387.9793808954</text:p>
              </table:table-cell>
              <table:table-cell office:value-type="float" office:value="3.282574716">
                <text:p>3.2825747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7.9793808954">
                <text:p>387.9793808954</text:p>
              </table:table-cell>
              <table:table-cell office:value-type="float" office:value="3.3718524427">
                <text:p>3.37185244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1.9183588453">
                <text:p>391.9183588453</text:p>
              </table:table-cell>
              <table:table-cell office:value-type="float" office:value="3.2001610965">
                <text:p>3.20016109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1.9183588453">
                <text:p>391.9183588453</text:p>
              </table:table-cell>
              <table:table-cell office:value-type="float" office:value="3.2934972883">
                <text:p>3.29349728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1.9183588453">
                <text:p>391.9183588453</text:p>
              </table:table-cell>
              <table:table-cell office:value-type="float" office:value="3.4342471559">
                <text:p>3.43424715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4.7715405016">
                <text:p>404.7715405016</text:p>
              </table:table-cell>
              <table:table-cell office:value-type="float" office:value="3.1728359399">
                <text:p>3.17283593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4.7715405016">
                <text:p>404.7715405016</text:p>
              </table:table-cell>
              <table:table-cell office:value-type="float" office:value="3.304873072">
                <text:p>3.30487307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04.7715405016">
                <text:p>404.7715405016</text:p>
              </table:table-cell>
              <table:table-cell office:value-type="float" office:value="3.5236283741">
                <text:p>3.52362837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07.2935059635">
                <text:p>407.2935059635</text:p>
              </table:table-cell>
              <table:table-cell office:value-type="float" office:value="3.1079261982">
                <text:p>3.10792619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07.2935059635">
                <text:p>407.2935059635</text:p>
              </table:table-cell>
              <table:table-cell office:value-type="float" office:value="3.2755188107">
                <text:p>3.27551881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19.0656273187">
                <text:p>419.0656273187</text:p>
              </table:table-cell>
              <table:table-cell office:value-type="float" office:value="3.161646244">
                <text:p>3.1616462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3.3202097703">
                <text:p>423.3202097703</text:p>
              </table:table-cell>
              <table:table-cell office:value-type="float" office:value="3.1804540486">
                <text:p>3.18045404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29.32505168">
                <text:p>429.32505168</text:p>
              </table:table-cell>
              <table:table-cell office:value-type="float" office:value="3.1080120179">
                <text:p>3.10801201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29.32505168">
                <text:p>429.32505168</text:p>
              </table:table-cell>
              <table:table-cell office:value-type="float" office:value="3.1849101905">
                <text:p>3.18491019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29.32505168">
                <text:p>429.32505168</text:p>
              </table:table-cell>
              <table:table-cell office:value-type="float" office:value="3.4635793732">
                <text:p>3.46357937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0.908153701">
                <text:p>440.908153701</text:p>
              </table:table-cell>
              <table:table-cell office:value-type="float" office:value="2.9023848255">
                <text:p>2.90238482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3.4050067376">
                <text:p>443.4050067376</text:p>
              </table:table-cell>
              <table:table-cell office:value-type="float" office:value="2.9297611292">
                <text:p>2.92976112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43.4050067376">
                <text:p>443.4050067376</text:p>
              </table:table-cell>
              <table:table-cell office:value-type="float" office:value="2.9859094462">
                <text:p>2.98590944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43.4050067376">
                <text:p>443.4050067376</text:p>
              </table:table-cell>
              <table:table-cell office:value-type="float" office:value="3.3023894256">
                <text:p>3.302389425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48">
                <text:p>448</text:p>
              </table:table-cell>
              <table:table-cell office:value-type="float" office:value="2.9272162504">
                <text:p>2.92721625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8">
                <text:p>448</text:p>
              </table:table-cell>
              <table:table-cell office:value-type="float" office:value="2.9515935151">
                <text:p>2.95159351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2.5483399594">
                <text:p>452.5483399594</text:p>
              </table:table-cell>
              <table:table-cell office:value-type="float" office:value="2.8407194486">
                <text:p>2.84071944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2.5483399594">
                <text:p>452.5483399594</text:p>
              </table:table-cell>
              <table:table-cell office:value-type="float" office:value="2.9556381324">
                <text:p>2.95563813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52.5483399594">
                <text:p>452.5483399594</text:p>
              </table:table-cell>
              <table:table-cell office:value-type="float" office:value="3.0266921549">
                <text:p>3.02669215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55.3679830642">
                <text:p>455.3679830642</text:p>
              </table:table-cell>
              <table:table-cell office:value-type="float" office:value="2.8706210835">
                <text:p>2.870621083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55.3679830642">
                <text:p>455.3679830642</text:p>
              </table:table-cell>
              <table:table-cell office:value-type="float" office:value="2.9277916535">
                <text:p>2.92779165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70.3020306144">
                <text:p>470.3020306144</text:p>
              </table:table-cell>
              <table:table-cell office:value-type="float" office:value="2.8192585">
                <text:p>2.81925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70.3020306144">
                <text:p>470.3020306144</text:p>
              </table:table-cell>
              <table:table-cell office:value-type="float" office:value="2.982599651">
                <text:p>2.9825996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70.3020306144">
                <text:p>470.3020306144</text:p>
              </table:table-cell>
              <table:table-cell office:value-type="float" office:value="2.9960400484">
                <text:p>2.99604004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78.9321455071">
                <text:p>478.9321455071</text:p>
              </table:table-cell>
              <table:table-cell office:value-type="float" office:value="2.8282043474">
                <text:p>2.828204347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78.9321455071">
                <text:p>478.9321455071</text:p>
              </table:table-cell>
              <table:table-cell office:value-type="float" office:value="2.9468040236">
                <text:p>2.946804023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98.8306325798">
                <text:p>498.8306325798</text:p>
              </table:table-cell>
              <table:table-cell office:value-type="float" office:value="2.583330307">
                <text:p>2.5833303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98.8306325798">
                <text:p>498.8306325798</text:p>
              </table:table-cell>
              <table:table-cell office:value-type="float" office:value="2.7150682525">
                <text:p>2.71506825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00.87922696">
                <text:p>500.87922696</text:p>
              </table:table-cell>
              <table:table-cell office:value-type="float" office:value="2.6421950218">
                <text:p>2.64219502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00.87922696">
                <text:p>500.87922696</text:p>
              </table:table-cell>
              <table:table-cell office:value-type="float" office:value="2.7472335526">
                <text:p>2.74723355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05.9644256269">
                <text:p>505.9644256269</text:p>
              </table:table-cell>
              <table:table-cell office:value-type="float" office:value="2.5681808833">
                <text:p>2.56818088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05.9644256269">
                <text:p>505.9644256269</text:p>
              </table:table-cell>
              <table:table-cell office:value-type="float" office:value="2.7266048526">
                <text:p>2.72660485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05.9644256269">
                <text:p>505.9644256269</text:p>
              </table:table-cell>
              <table:table-cell office:value-type="float" office:value="2.8104109804">
                <text:p>2.81041098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07.9842517244">
                <text:p>507.9842517244</text:p>
              </table:table-cell>
              <table:table-cell office:value-type="float" office:value="2.7201572269">
                <text:p>2.72015722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09.1168824543">
                <text:p>509.1168824543</text:p>
              </table:table-cell>
              <table:table-cell office:value-type="float" office:value="2.5065140145">
                <text:p>2.50651401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12">
                <text:p>512</text:p>
              </table:table-cell>
              <table:table-cell office:value-type="float" office:value="2.5975501313">
                <text:p>2.59755013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12">
                <text:p>512</text:p>
              </table:table-cell>
              <table:table-cell office:value-type="float" office:value="2.7098815111">
                <text:p>2.70988151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12">
                <text:p>512</text:p>
              </table:table-cell>
              <table:table-cell office:value-type="float" office:value="2.6817203113">
                <text:p>2.68172031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38.7986636954">
                <text:p>538.7986636954</text:p>
              </table:table-cell>
              <table:table-cell office:value-type="float" office:value="2.5237781107">
                <text:p>2.52377811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43.0580079513">
                <text:p>543.0580079513</text:p>
              </table:table-cell>
              <table:table-cell office:value-type="float" office:value="2.5343618849">
                <text:p>2.53436188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43.0580079513">
                <text:p>543.0580079513</text:p>
              </table:table-cell>
              <table:table-cell office:value-type="float" office:value="2.5750386873">
                <text:p>2.57503868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43.0580079513">
                <text:p>543.0580079513</text:p>
              </table:table-cell>
              <table:table-cell office:value-type="float" office:value="2.5668231833">
                <text:p>2.56682318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48.6857023834">
                <text:p>548.6857023834</text:p>
              </table:table-cell>
              <table:table-cell office:value-type="float" office:value="2.4456474015">
                <text:p>2.44564740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48.6857023834">
                <text:p>548.6857023834</text:p>
              </table:table-cell>
              <table:table-cell office:value-type="float" office:value="2.5491671602">
                <text:p>2.54916716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54.256258422">
                <text:p>554.256258422</text:p>
              </table:table-cell>
              <table:table-cell office:value-type="float" office:value="2.3726006443">
                <text:p>2.37260064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54.256258422">
                <text:p>554.256258422</text:p>
              </table:table-cell>
              <table:table-cell office:value-type="float" office:value="2.5548411469">
                <text:p>2.55484114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54.256258422">
                <text:p>554.256258422</text:p>
              </table:table-cell>
              <table:table-cell office:value-type="float" office:value="2.644359126">
                <text:p>2.6443591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69.2099788303">
                <text:p>569.2099788303</text:p>
              </table:table-cell>
              <table:table-cell office:value-type="float" office:value="2.3023667598">
                <text:p>2.30236675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72.4334022399">
                <text:p>572.4334022399</text:p>
              </table:table-cell>
              <table:table-cell office:value-type="float" office:value="2.3309658451">
                <text:p>2.33096584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72.4334022399">
                <text:p>572.4334022399</text:p>
              </table:table-cell>
              <table:table-cell office:value-type="float" office:value="2.4247371678">
                <text:p>2.42473716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72.4334022399">
                <text:p>572.4334022399</text:p>
              </table:table-cell>
              <table:table-cell office:value-type="float" office:value="2.7039728753">
                <text:p>2.70397287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76">
                <text:p>576</text:p>
              </table:table-cell>
              <table:table-cell office:value-type="float" office:value="2.2580698069">
                <text:p>2.25806980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76">
                <text:p>576</text:p>
              </table:table-cell>
              <table:table-cell office:value-type="float" office:value="2.4153096858">
                <text:p>2.41530968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92.6482936785">
                <text:p>592.6482936785</text:p>
              </table:table-cell>
              <table:table-cell office:value-type="float" office:value="2.3208210481">
                <text:p>2.32082104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98.6651818838">
                <text:p>598.6651818838</text:p>
              </table:table-cell>
              <table:table-cell office:value-type="float" office:value="2.2749079564">
                <text:p>2.27490795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98.6651818838">
                <text:p>598.6651818838</text:p>
              </table:table-cell>
              <table:table-cell office:value-type="float" office:value="2.5122432977">
                <text:p>2.51224329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07.1573107523">
                <text:p>607.1573107523</text:p>
              </table:table-cell>
              <table:table-cell office:value-type="float" office:value="2.2190148625">
                <text:p>2.21901486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07.1573107523">
                <text:p>607.1573107523</text:p>
              </table:table-cell>
              <table:table-cell office:value-type="float" office:value="2.4296776349">
                <text:p>2.42967763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23.5382907248">
                <text:p>623.5382907248</text:p>
              </table:table-cell>
              <table:table-cell office:value-type="float" office:value="2.1056746805">
                <text:p>2.10567468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27.0693741525">
                <text:p>627.0693741525</text:p>
              </table:table-cell>
              <table:table-cell office:value-type="float" office:value="2.1436859935">
                <text:p>2.14368599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27.0693741525">
                <text:p>627.0693741525</text:p>
              </table:table-cell>
              <table:table-cell office:value-type="float" office:value="2.2831621684">
                <text:p>2.28316216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27.0693741525">
                <text:p>627.0693741525</text:p>
              </table:table-cell>
              <table:table-cell office:value-type="float" office:value="2.4179178085">
                <text:p>2.41791780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33.5676759431">
                <text:p>633.5676759431</text:p>
              </table:table-cell>
              <table:table-cell office:value-type="float" office:value="2.1270503046">
                <text:p>2.12705030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33.5676759431">
                <text:p>633.5676759431</text:p>
              </table:table-cell>
              <table:table-cell office:value-type="float" office:value="2.2656390326">
                <text:p>2.265639032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40">
                <text:p>640</text:p>
              </table:table-cell>
              <table:table-cell office:value-type="float" office:value="2.0903131155">
                <text:p>2.09031311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40">
                <text:p>640</text:p>
              </table:table-cell>
              <table:table-cell office:value-type="float" office:value="2.1962743929">
                <text:p>2.19627439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40">
                <text:p>640</text:p>
              </table:table-cell>
              <table:table-cell office:value-type="float" office:value="2.2423850538">
                <text:p>2.24238505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43.9875775199">
                <text:p>643.9875775199</text:p>
              </table:table-cell>
              <table:table-cell office:value-type="float" office:value="2.1097691369">
                <text:p>2.10976913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43.9875775199">
                <text:p>643.9875775199</text:p>
              </table:table-cell>
              <table:table-cell office:value-type="float" office:value="2.2623700637">
                <text:p>2.262370063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65.1075101064">
                <text:p>665.1075101064</text:p>
              </table:table-cell>
              <table:table-cell office:value-type="float" office:value="2.0588993183">
                <text:p>2.05889931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65.1075101064">
                <text:p>665.1075101064</text:p>
              </table:table-cell>
              <table:table-cell office:value-type="float" office:value="2.2420718896">
                <text:p>2.24207188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77.3123356325">
                <text:p>677.3123356325</text:p>
              </table:table-cell>
              <table:table-cell office:value-type="float" office:value="2.0460207101">
                <text:p>2.04602071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05.4530459216">
                <text:p>705.4530459216</text:p>
              </table:table-cell>
              <table:table-cell office:value-type="float" office:value="1.880558301">
                <text:p>1.8805583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05.4530459216">
                <text:p>705.4530459216</text:p>
              </table:table-cell>
              <table:table-cell office:value-type="float" office:value="2.0130708853">
                <text:p>2.01307088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8.3501958777">
                <text:p>708.3501958777</text:p>
              </table:table-cell>
              <table:table-cell office:value-type="float" office:value="1.9783303356">
                <text:p>1.97833033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08.3501958777">
                <text:p>708.3501958777</text:p>
              </table:table-cell>
              <table:table-cell office:value-type="float" office:value="2.0765191586">
                <text:p>2.07651915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15.5417527999">
                <text:p>715.5417527999</text:p>
              </table:table-cell>
              <table:table-cell office:value-type="float" office:value="1.882917264">
                <text:p>1.88291726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15.5417527999">
                <text:p>715.5417527999</text:p>
              </table:table-cell>
              <table:table-cell office:value-type="float" office:value="1.9572238391">
                <text:p>1.95722383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15.5417527999">
                <text:p>715.5417527999</text:p>
              </table:table-cell>
              <table:table-cell office:value-type="float" office:value="2.1686078382">
                <text:p>2.16860783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18.3982182606">
                <text:p>718.3982182606</text:p>
              </table:table-cell>
              <table:table-cell office:value-type="float" office:value="1.9304284455">
                <text:p>1.93042844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18.3982182606">
                <text:p>718.3982182606</text:p>
              </table:table-cell>
              <table:table-cell office:value-type="float" office:value="2.0574438918">
                <text:p>2.05744389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20">
                <text:p>720</text:p>
              </table:table-cell>
              <table:table-cell office:value-type="float" office:value="1.8211324085">
                <text:p>1.82113240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24.077343935">
                <text:p>724.077343935</text:p>
              </table:table-cell>
              <table:table-cell office:value-type="float" office:value="1.8658839637">
                <text:p>1.865883963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24.077343935">
                <text:p>724.077343935</text:p>
              </table:table-cell>
              <table:table-cell office:value-type="float" office:value="1.9507150757">
                <text:p>1.95071507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24.077343935">
                <text:p>724.077343935</text:p>
              </table:table-cell>
              <table:table-cell office:value-type="float" office:value="1.9608401489">
                <text:p>1.96084014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761.9763775866">
                <text:p>761.9763775866</text:p>
              </table:table-cell>
              <table:table-cell office:value-type="float" office:value="1.8190304262">
                <text:p>1.81903042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68">
                <text:p>768</text:p>
              </table:table-cell>
              <table:table-cell office:value-type="float" office:value="1.8226705713">
                <text:p>1.82267057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68">
                <text:p>768</text:p>
              </table:table-cell>
              <table:table-cell office:value-type="float" office:value="1.8504945376">
                <text:p>1.85049453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75.9587617909">
                <text:p>775.9587617909</text:p>
              </table:table-cell>
              <table:table-cell office:value-type="float" office:value="1.7811478666">
                <text:p>1.78114786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75.9587617909">
                <text:p>775.9587617909</text:p>
              </table:table-cell>
              <table:table-cell office:value-type="float" office:value="1.9556578857">
                <text:p>1.955657885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83.8367176906">
                <text:p>783.8367176906</text:p>
              </table:table-cell>
              <table:table-cell office:value-type="float" office:value="1.7090958485">
                <text:p>1.70909584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83.8367176906">
                <text:p>783.8367176906</text:p>
              </table:table-cell>
              <table:table-cell office:value-type="float" office:value="1.847196316">
                <text:p>1.8471963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83.8367176906">
                <text:p>783.8367176906</text:p>
              </table:table-cell>
              <table:table-cell office:value-type="float" office:value="1.9663014797">
                <text:p>1.96630147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04.9844718999">
                <text:p>804.9844718999</text:p>
              </table:table-cell>
              <table:table-cell office:value-type="float" office:value="1.6748031876">
                <text:p>1.67480318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09.5430810031">
                <text:p>809.5430810031</text:p>
              </table:table-cell>
              <table:table-cell office:value-type="float" office:value="1.6952134318">
                <text:p>1.69521343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09.5430810031">
                <text:p>809.5430810031</text:p>
              </table:table-cell>
              <table:table-cell office:value-type="float" office:value="1.899465663">
                <text:p>1.8994656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14.5870119269">
                <text:p>814.5870119269</text:p>
              </table:table-cell>
              <table:table-cell office:value-type="float" office:value="1.693791842">
                <text:p>1.6937918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14.5870119269">
                <text:p>814.5870119269</text:p>
              </table:table-cell>
              <table:table-cell office:value-type="float" office:value="1.7622703502">
                <text:p>1.76227035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38.1312546374">
                <text:p>838.1312546374</text:p>
              </table:table-cell>
              <table:table-cell office:value-type="float" office:value="1.6521199758">
                <text:p>1.65211997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838.1312546374">
                <text:p>838.1312546374</text:p>
              </table:table-cell>
              <table:table-cell office:value-type="float" office:value="1.780678696">
                <text:p>1.78067869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46.6404195407">
                <text:p>846.6404195407</text:p>
              </table:table-cell>
              <table:table-cell office:value-type="float" office:value="1.6701361319">
                <text:p>1.67013613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58.6501033599">
                <text:p>858.6501033599</text:p>
              </table:table-cell>
              <table:table-cell office:value-type="float" office:value="1.679250853">
                <text:p>1.6792508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58.6501033599">
                <text:p>858.6501033599</text:p>
              </table:table-cell>
              <table:table-cell office:value-type="float" office:value="1.9068672069">
                <text:p>1.906867206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81.8163074019">
                <text:p>881.8163074019</text:p>
              </table:table-cell>
              <table:table-cell office:value-type="float" office:value="1.5666945056">
                <text:p>1.56669450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86.8100134753">
                <text:p>886.8100134753</text:p>
              </table:table-cell>
              <table:table-cell office:value-type="float" office:value="1.5429750314">
                <text:p>1.54297503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86.8100134753">
                <text:p>886.8100134753</text:p>
              </table:table-cell>
              <table:table-cell office:value-type="float" office:value="1.72760035">
                <text:p>1.727600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96">
                <text:p>896</text:p>
              </table:table-cell>
              <table:table-cell office:value-type="float" office:value="1.5631217533">
                <text:p>1.563121753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96">
                <text:p>896</text:p>
              </table:table-cell>
              <table:table-cell office:value-type="float" office:value="1.5881359322">
                <text:p>1.588135932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05.0966799188">
                <text:p>905.0966799188</text:p>
              </table:table-cell>
              <table:table-cell office:value-type="float" office:value="1.5158111145">
                <text:p>1.515811114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05.0966799188">
                <text:p>905.0966799188</text:p>
              </table:table-cell>
              <table:table-cell office:value-type="float" office:value="1.6250113719">
                <text:p>1.62501137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05.0966799188">
                <text:p>905.0966799188</text:p>
              </table:table-cell>
              <table:table-cell office:value-type="float" office:value="1.5842557476">
                <text:p>1.584255747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10.7359661285">
                <text:p>910.7359661285</text:p>
              </table:table-cell>
              <table:table-cell office:value-type="float" office:value="1.5187575511">
                <text:p>1.518757551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10.7359661285">
                <text:p>910.7359661285</text:p>
              </table:table-cell>
              <table:table-cell office:value-type="float" office:value="1.6619700548">
                <text:p>1.661970054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40.6040612287">
                <text:p>940.6040612287</text:p>
              </table:table-cell>
              <table:table-cell office:value-type="float" office:value="1.5546374695">
                <text:p>1.554637469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40.6040612287">
                <text:p>940.6040612287</text:p>
              </table:table-cell>
              <table:table-cell office:value-type="float" office:value="1.6254435014">
                <text:p>1.625443501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57.8642910141">
                <text:p>957.8642910141</text:p>
              </table:table-cell>
              <table:table-cell office:value-type="float" office:value="1.4636121055">
                <text:p>1.46361210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57.8642910141">
                <text:p>957.8642910141</text:p>
              </table:table-cell>
              <table:table-cell office:value-type="float" office:value="1.5764887253">
                <text:p>1.576488725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97.6612651597">
                <text:p>997.6612651597</text:p>
              </table:table-cell>
              <table:table-cell office:value-type="float" office:value="1.396259956">
                <text:p>1.39625995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97.6612651597">
                <text:p>997.6612651597</text:p>
              </table:table-cell>
              <table:table-cell office:value-type="float" office:value="1.5635128654">
                <text:p>1.563512865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01.7584539199">
                <text:p>1001.7584539199</text:p>
              </table:table-cell>
              <table:table-cell office:value-type="float" office:value="1.4512842752">
                <text:p>1.45128427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01.7584539199">
                <text:p>1001.7584539199</text:p>
              </table:table-cell>
              <table:table-cell office:value-type="float" office:value="1.602981421">
                <text:p>1.6029814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11.9288512539">
                <text:p>1011.9288512539</text:p>
              </table:table-cell>
              <table:table-cell office:value-type="float" office:value="1.3387369187">
                <text:p>1.338736918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11.9288512539">
                <text:p>1011.9288512539</text:p>
              </table:table-cell>
              <table:table-cell office:value-type="float" office:value="1.5211357437">
                <text:p>1.52113574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15.9685034488">
                <text:p>1015.9685034488</text:p>
              </table:table-cell>
              <table:table-cell office:value-type="float" office:value="1.3863161926">
                <text:p>1.38631619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18.2337649086">
                <text:p>1018.2337649086</text:p>
              </table:table-cell>
              <table:table-cell office:value-type="float" office:value="1.3383220729">
                <text:p>1.338322072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24">
                <text:p>1024</text:p>
              </table:table-cell>
              <table:table-cell office:value-type="float" office:value="1.3674719961">
                <text:p>1.367471996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24">
                <text:p>1024</text:p>
              </table:table-cell>
              <table:table-cell office:value-type="float" office:value="1.4278590565">
                <text:p>1.427859056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77.5973273909">
                <text:p>1077.5973273909</text:p>
              </table:table-cell>
              <table:table-cell office:value-type="float" office:value="1.2668426382">
                <text:p>1.266842638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77.5973273909">
                <text:p>1077.5973273909</text:p>
              </table:table-cell>
              <table:table-cell office:value-type="float" office:value="1.4178393335">
                <text:p>1.417839333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86.1160159025">
                <text:p>1086.1160159025</text:p>
              </table:table-cell>
              <table:table-cell office:value-type="float" office:value="1.3235199607">
                <text:p>1.323519960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86.1160159025">
                <text:p>1086.1160159025</text:p>
              </table:table-cell>
              <table:table-cell office:value-type="float" office:value="1.3335504125">
                <text:p>1.33355041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97.3714047669">
                <text:p>1097.3714047669</text:p>
              </table:table-cell>
              <table:table-cell office:value-type="float" office:value="1.3455132893">
                <text:p>1.345513289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97.3714047669">
                <text:p>1097.3714047669</text:p>
              </table:table-cell>
              <table:table-cell office:value-type="float" office:value="1.3925736158">
                <text:p>1.392573615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08.5125168441">
                <text:p>1108.5125168441</text:p>
              </table:table-cell>
              <table:table-cell office:value-type="float" office:value="1.2386664624">
                <text:p>1.23866646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08.5125168441">
                <text:p>1108.5125168441</text:p>
              </table:table-cell>
              <table:table-cell office:value-type="float" office:value="1.3902026429">
                <text:p>1.390202642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38.4199576606">
                <text:p>1138.4199576606</text:p>
              </table:table-cell>
              <table:table-cell office:value-type="float" office:value="1.2034695051">
                <text:p>1.203469505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44.8668044799">
                <text:p>1144.8668044799</text:p>
              </table:table-cell>
              <table:table-cell office:value-type="float" office:value="1.2268908299">
                <text:p>1.226890829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44.8668044799">
                <text:p>1144.8668044799</text:p>
              </table:table-cell>
              <table:table-cell office:value-type="float" office:value="1.4492429459">
                <text:p>1.44924294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52">
                <text:p>1152</text:p>
              </table:table-cell>
              <table:table-cell office:value-type="float" office:value="1.2161496436">
                <text:p>1.21614964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52">
                <text:p>1152</text:p>
              </table:table-cell>
              <table:table-cell office:value-type="float" office:value="1.2777845569">
                <text:p>1.27778455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85.2965873569">
                <text:p>1185.2965873569</text:p>
              </table:table-cell>
              <table:table-cell office:value-type="float" office:value="1.202895207">
                <text:p>1.20289520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97.3303637677">
                <text:p>1197.3303637677</text:p>
              </table:table-cell>
              <table:table-cell office:value-type="float" office:value="1.143099124">
                <text:p>1.1430991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97.3303637677">
                <text:p>1197.3303637677</text:p>
              </table:table-cell>
              <table:table-cell office:value-type="float" office:value="1.2793499227">
                <text:p>1.279349922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14.3146215047">
                <text:p>1214.3146215047</text:p>
              </table:table-cell>
              <table:table-cell office:value-type="float" office:value="1.2539626986">
                <text:p>1.253962698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47.0765814496">
                <text:p>1247.0765814496</text:p>
              </table:table-cell>
              <table:table-cell office:value-type="float" office:value="1.080295926">
                <text:p>1.0802959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54.138748305">
                <text:p>1254.138748305</text:p>
              </table:table-cell>
              <table:table-cell office:value-type="float" office:value="1.152221543">
                <text:p>1.15222154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54.138748305">
                <text:p>1254.138748305</text:p>
              </table:table-cell>
              <table:table-cell office:value-type="float" office:value="1.2513988127">
                <text:p>1.251398812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67.1353518863">
                <text:p>1267.1353518863</text:p>
              </table:table-cell>
              <table:table-cell office:value-type="float" office:value="1.1503902919">
                <text:p>1.15039029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67.1353518863">
                <text:p>1267.1353518863</text:p>
              </table:table-cell>
              <table:table-cell office:value-type="float" office:value="1.1484875806">
                <text:p>1.14848758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80">
                <text:p>1280</text:p>
              </table:table-cell>
              <table:table-cell office:value-type="float" office:value="1.0856735053">
                <text:p>1.085673505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80">
                <text:p>1280</text:p>
              </table:table-cell>
              <table:table-cell office:value-type="float" office:value="1.1472593418">
                <text:p>1.14725934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87.9751550399">
                <text:p>1287.9751550399</text:p>
              </table:table-cell>
              <table:table-cell office:value-type="float" office:value="1.1045986251">
                <text:p>1.10459862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87.9751550399">
                <text:p>1287.9751550399</text:p>
              </table:table-cell>
              <table:table-cell office:value-type="float" office:value="1.2590181328">
                <text:p>1.25901813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30.2150202129">
                <text:p>1330.2150202129</text:p>
              </table:table-cell>
              <table:table-cell office:value-type="float" office:value="1.1481608168">
                <text:p>1.148160816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46.9966592386">
                <text:p>1346.9966592386</text:p>
              </table:table-cell>
              <table:table-cell office:value-type="float" office:value="1.0040614018">
                <text:p>1.004061401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54.6246712651">
                <text:p>1354.6246712651</text:p>
              </table:table-cell>
              <table:table-cell office:value-type="float" office:value="1.0421900625">
                <text:p>1.042190062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10.9060918431">
                <text:p>1410.9060918431</text:p>
              </table:table-cell>
              <table:table-cell office:value-type="float" office:value="1.016839823">
                <text:p>1.01683982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10.9060918431">
                <text:p>1410.9060918431</text:p>
              </table:table-cell>
              <table:table-cell office:value-type="float" office:value="1.0857259512">
                <text:p>1.085725951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416.7003917554">
                <text:p>1416.7003917554</text:p>
              </table:table-cell>
              <table:table-cell office:value-type="float" office:value="1.0446198173">
                <text:p>1.044619817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31.0835055999">
                <text:p>1431.0835055999</text:p>
              </table:table-cell>
              <table:table-cell office:value-type="float" office:value="0.99053285">
                <text:p>0.9905328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31.0835055999">
                <text:p>1431.0835055999</text:p>
              </table:table-cell>
              <table:table-cell office:value-type="float" office:value="1.1466897847">
                <text:p>1.146689784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36.7964365212">
                <text:p>1436.7964365212</text:p>
              </table:table-cell>
              <table:table-cell office:value-type="float" office:value="1.0453234124">
                <text:p>1.045323412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40">
                <text:p>1440</text:p>
              </table:table-cell>
              <table:table-cell office:value-type="float" office:value="0.9701502202">
                <text:p>0.97015022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48.1546878701">
                <text:p>1448.1546878701</text:p>
              </table:table-cell>
              <table:table-cell office:value-type="float" office:value="0.9876410138">
                <text:p>0.987641013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48.1546878701">
                <text:p>1448.1546878701</text:p>
              </table:table-cell>
              <table:table-cell office:value-type="float" office:value="1.0379661972">
                <text:p>1.037966197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23.9527551732">
                <text:p>1523.9527551732</text:p>
              </table:table-cell>
              <table:table-cell office:value-type="float" office:value="0.9192256712">
                <text:p>0.919225671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36">
                <text:p>1536</text:p>
              </table:table-cell>
              <table:table-cell office:value-type="float" office:value="0.9539307498">
                <text:p>0.95393074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51.9175235817">
                <text:p>1551.9175235817</text:p>
              </table:table-cell>
              <table:table-cell office:value-type="float" office:value="0.9882196467">
                <text:p>0.98821964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67.6734353812">
                <text:p>1567.6734353812</text:p>
              </table:table-cell>
              <table:table-cell office:value-type="float" office:value="0.906497227">
                <text:p>0.90649722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67.6734353812">
                <text:p>1567.6734353812</text:p>
              </table:table-cell>
              <table:table-cell office:value-type="float" office:value="0.9781804824">
                <text:p>0.97818048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09.9689437999">
                <text:p>1609.9689437999</text:p>
              </table:table-cell>
              <table:table-cell office:value-type="float" office:value="0.8654395739">
                <text:p>0.865439573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19.0861620062">
                <text:p>1619.0861620062</text:p>
              </table:table-cell>
              <table:table-cell office:value-type="float" office:value="0.9386227963">
                <text:p>0.93862279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29.1740238538">
                <text:p>1629.1740238538</text:p>
              </table:table-cell>
              <table:table-cell office:value-type="float" office:value="0.8730639496">
                <text:p>0.873063949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29.1740238538">
                <text:p>1629.1740238538</text:p>
              </table:table-cell>
              <table:table-cell office:value-type="float" office:value="0.9163330887">
                <text:p>0.916333088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76.2625092747">
                <text:p>1676.2625092747</text:p>
              </table:table-cell>
              <table:table-cell office:value-type="float" office:value="0.9028328578">
                <text:p>0.902832857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93.2808390813">
                <text:p>1693.2808390813</text:p>
              </table:table-cell>
              <table:table-cell office:value-type="float" office:value="0.8190053791">
                <text:p>0.81900537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17.3002067198">
                <text:p>1717.3002067198</text:p>
              </table:table-cell>
              <table:table-cell office:value-type="float" office:value="0.9589167976">
                <text:p>0.958916797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763.6326148039">
                <text:p>1763.6326148039</text:p>
              </table:table-cell>
              <table:table-cell office:value-type="float" office:value="0.7952151809">
                <text:p>0.795215180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73.6200269505">
                <text:p>1773.6200269505</text:p>
              </table:table-cell>
              <table:table-cell office:value-type="float" office:value="0.8751646914">
                <text:p>0.87516469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92">
                <text:p>1792</text:p>
              </table:table-cell>
              <table:table-cell office:value-type="float" office:value="0.835188681">
                <text:p>0.83518868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810.1933598376">
                <text:p>1810.1933598376</text:p>
              </table:table-cell>
              <table:table-cell office:value-type="float" office:value="0.7883994945">
                <text:p>0.78839949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810.1933598376">
                <text:p>1810.1933598376</text:p>
              </table:table-cell>
              <table:table-cell office:value-type="float" office:value="0.8235896112">
                <text:p>0.82358961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821.471932257">
                <text:p>1821.471932257</text:p>
              </table:table-cell>
              <table:table-cell office:value-type="float" office:value="0.8201411345">
                <text:p>0.820141134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81.2081224575">
                <text:p>1881.2081224575</text:p>
              </table:table-cell>
              <table:table-cell office:value-type="float" office:value="0.8184385225">
                <text:p>0.81843852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904.9409439665">
                <text:p>1904.9409439665</text:p>
              </table:table-cell>
              <table:table-cell office:value-type="float" office:value="0.7282825012">
                <text:p>0.728282501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15.7285820283">
                <text:p>1915.7285820283</text:p>
              </table:table-cell>
              <table:table-cell office:value-type="float" office:value="0.7945652559">
                <text:p>0.794565255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995.3225303194">
                <text:p>1995.3225303194</text:p>
              </table:table-cell>
              <table:table-cell office:value-type="float" office:value="0.7721619479">
                <text:p>0.772161947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03.5169078398">
                <text:p>2003.5169078398</text:p>
              </table:table-cell>
              <table:table-cell office:value-type="float" office:value="0.7991285571">
                <text:p>0.799128557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23.8577025078">
                <text:p>2023.8577025078</text:p>
              </table:table-cell>
              <table:table-cell office:value-type="float" office:value="0.719840126">
                <text:p>0.71984012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36.4675298173">
                <text:p>2036.4675298173</text:p>
              </table:table-cell>
              <table:table-cell office:value-type="float" office:value="0.6948938405">
                <text:p>0.694893840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48">
                <text:p>2048</text:p>
              </table:table-cell>
              <table:table-cell office:value-type="float" office:value="0.7084098996">
                <text:p>0.70840989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155.1946547818">
                <text:p>2155.1946547818</text:p>
              </table:table-cell>
              <table:table-cell office:value-type="float" office:value="0.6940733696">
                <text:p>0.694073369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172.2320318051">
                <text:p>2172.2320318051</text:p>
              </table:table-cell>
              <table:table-cell office:value-type="float" office:value="0.6927335265">
                <text:p>0.692733526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194.7428095337">
                <text:p>2194.7428095337</text:p>
              </table:table-cell>
              <table:table-cell office:value-type="float" office:value="0.7006571374">
                <text:p>0.700657137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217.0250336882">
                <text:p>2217.0250336882</text:p>
              </table:table-cell>
              <table:table-cell office:value-type="float" office:value="0.6972557819">
                <text:p>0.69725578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276.8399153212">
                <text:p>2276.8399153212</text:p>
              </table:table-cell>
              <table:table-cell office:value-type="float" office:value="0.6512216718">
                <text:p>0.651221671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289.7336089598">
                <text:p>2289.7336089598</text:p>
              </table:table-cell>
              <table:table-cell office:value-type="float" office:value="0.7022353115">
                <text:p>0.702235311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304">
                <text:p>2304</text:p>
              </table:table-cell>
              <table:table-cell office:value-type="float" office:value="0.6138353326">
                <text:p>0.613835332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394.6607275353">
                <text:p>2394.6607275353</text:p>
              </table:table-cell>
              <table:table-cell office:value-type="float" office:value="0.6170132713">
                <text:p>0.61701327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494.1531628992">
                <text:p>2494.1531628992</text:p>
              </table:table-cell>
              <table:table-cell office:value-type="float" office:value="0.610297418">
                <text:p>0.6102974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508.27749661">
                <text:p>2508.27749661</text:p>
              </table:table-cell>
              <table:table-cell office:value-type="float" office:value="0.6073264722">
                <text:p>0.607326472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534.2707037726">
                <text:p>2534.2707037726</text:p>
              </table:table-cell>
              <table:table-cell office:value-type="float" office:value="0.5730046272">
                <text:p>0.573004627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560">
                <text:p>2560</text:p>
              </table:table-cell>
              <table:table-cell office:value-type="float" office:value="0.5513206451">
                <text:p>0.55132064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575.9503100798">
                <text:p>2575.9503100798</text:p>
              </table:table-cell>
              <table:table-cell office:value-type="float" office:value="0.6239501259">
                <text:p>0.623950125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693.9933184772">
                <text:p>2693.9933184772</text:p>
              </table:table-cell>
              <table:table-cell office:value-type="float" office:value="0.539733654">
                <text:p>0.53973365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821.8121836862">
                <text:p>2821.8121836862</text:p>
              </table:table-cell>
              <table:table-cell office:value-type="float" office:value="0.5396575193">
                <text:p>0.539657519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862.1670111997">
                <text:p>2862.1670111997</text:p>
              </table:table-cell>
              <table:table-cell office:value-type="float" office:value="0.5586966342">
                <text:p>0.558696634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880">
                <text:p>2880</text:p>
              </table:table-cell>
              <table:table-cell office:value-type="float" office:value="0.4944326606">
                <text:p>0.494432660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896.3093757401">
                <text:p>2896.3093757401</text:p>
              </table:table-cell>
              <table:table-cell office:value-type="float" office:value="0.4923064599">
                <text:p>0.492306459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135.3468707625">
                <text:p>3135.3468707625</text:p>
              </table:table-cell>
              <table:table-cell office:value-type="float" office:value="0.4714507449">
                <text:p>0.471450744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219.9378875997">
                <text:p>3219.9378875997</text:p>
              </table:table-cell>
              <table:table-cell office:value-type="float" office:value="0.4931032241">
                <text:p>0.493103224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258.3480477076">
                <text:p>3258.3480477076</text:p>
              </table:table-cell>
              <table:table-cell office:value-type="float" office:value="0.4435256704">
                <text:p>0.443525670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527.2652296078">
                <text:p>3527.2652296078</text:p>
              </table:table-cell>
              <table:table-cell office:value-type="float" office:value="0.4241201511">
                <text:p>0.424120151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620.3867196751">
                <text:p>3620.3867196751</text:p>
              </table:table-cell>
              <table:table-cell office:value-type="float" office:value="0.3924015328">
                <text:p>0.392401532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072.9350596345">
                <text:p>4072.9350596345</text:p>
              </table:table-cell>
              <table:table-cell office:value-type="float" office:value="0.346517912">
                <text:p>0.3465179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